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4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71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Normal_20_2" style:data-style-name="N0">
      <style:table-cell-properties fo:background-color="transparent" style:vertical-align="automatic"/>
      <style:text-properties style:font-name="Liberation Sans1" style:font-name-asian="Liberation Sans1" style:font-name-complex="Liberation Sans1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style:font-name="Liberation Serif" fo:language="en" fo:country="GB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language="en" fo:country="GB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weight-asian="normal" style:font-weight-complex="normal"/>
    </style:style>
    <style:style style:name="ce4" style:family="table-cell" style:parent-style-name="Default">
      <style:text-properties style:text-outline="false" style:text-line-through-style="none" style:text-line-through-type="none" fo:language="en" fo:country="GB" fo:text-shadow="none" style:text-underline-style="none" style:text-underline-mode="continuous" style:text-overline-mode="continuous" style:text-line-through-mode="continuous" style:font-name-asian="Arial" style:font-size-asian="14pt" style:language-asian="hi" style:country-asian="IN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language="en" fo:country="GB" fo:text-shadow="none" style:text-underline-style="none" style:text-underline-mode="continuous" style:text-overline-mode="continuous" style:text-line-through-mode="continuous" style:font-name-asian="Arial" style:font-size-asian="14pt" style:language-asian="hi" style:country-asian="IN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style:font-name="Liberation Serif" fo:language="en" fo:country="GB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2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ri_IndLiberteMorale" table:style-name="ta1">
        <table:table-column table:style-name="co1" table:default-cell-style-name="Default"/>
        <table:table-column table:style-name="co1" table:default-cell-style-name="ce11"/>
        <table:table-column table:style-name="co2" table:default-cell-style-name="ce11"/>
        <table:table-column table:style-name="co3" table:number-columns-repeated="1019" table:default-cell-style-name="ce2"/>
        <table:table-row table:style-name="ro1">
          <table:table-cell office:value-type="string" calcext:value-type="string">
            <text:p>existante ou non</text:p>
          </table:table-cell>
          <table:table-cell office:value-type="string" calcext:value-type="string">
            <text:p>NomPaysANG</text:p>
          </table:table-cell>
          <table:table-cell office:value-type="string" calcext:value-type="string">
            <text:p>IdPays</text:p>
          </table:table-cell>
          <table:table-cell table:style-name="ce1" office:value-type="string" calcext:value-type="string">
            <text:p>idCountry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2020 scor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2018 score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2016 score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2014" calcext:value-type="float">
            <text:p>2014</text:p>
          </table:table-cell>
          <table:table-cell office:value-type="float" office:value="2013" calcext:value-type="float">
            <text:p>2013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2010" calcext:value-type="float">
            <text:p>2010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office:value-type="float" office:value="2005" calcext:value-type="float">
            <text:p>2005</text:p>
          </table:table-cell>
          <table:table-cell office:value-type="float" office:value="2004" calcext:value-type="float">
            <text:p>2004</text:p>
          </table:table-cell>
          <table:table-cell office:value-type="float" office:value="2003" calcext:value-type="float">
            <text:p>2003</text:p>
          </table:table-cell>
          <table:table-cell office:value-type="float" office:value="2002" calcext:value-type="float">
            <text:p>2002</text:p>
          </table:table-cell>
          <table:table-cell office:value-type="float" office:value="2001" calcext:value-type="float">
            <text:p>2001</text:p>
          </table:table-cell>
          <table:table-cell office:value-type="float" office:value="2000" calcext:value-type="float">
            <text:p>200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fghanistan</text:p>
          </table:table-cell>
          <table:table-cell table:style-name="ce3" office:value-type="float" office:value="9.59" calcext:value-type="float">
            <text:p>9,59</text:p>
          </table:table-cell>
          <table:table-cell table:style-name="ce3"/>
          <table:table-cell table:style-name="ce3" office:value-type="float" office:value="16.5" calcext:value-type="float">
            <text:p>16,5</text:p>
          </table:table-cell>
          <table:table-cell table:style-name="ce3"/>
          <table:table-cell office:value-type="float" office:value="16.88" calcext:value-type="float">
            <text:p>16,88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arbados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outh Africa</text:p>
          </table:table-cell>
          <table:table-cell table:style-name="ce3" office:value-type="float" office:value="74.62" calcext:value-type="float">
            <text:p>74,62</text:p>
          </table:table-cell>
          <table:table-cell table:style-name="ce3"/>
          <table:table-cell table:style-name="ce3" office:value-type="float" office:value="61.33" calcext:value-type="float">
            <text:p>61,33</text:p>
          </table:table-cell>
          <table:table-cell table:style-name="ce3"/>
          <table:table-cell table:style-name="ce4" office:value-type="float" office:value="61.7" calcext:value-type="float">
            <text:p>61,7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elize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lbania</text:p>
          </table:table-cell>
          <table:table-cell table:style-name="ce3" office:value-type="float" office:value="54.69" calcext:value-type="float">
            <text:p>54,69</text:p>
          </table:table-cell>
          <table:table-cell table:style-name="ce3"/>
          <table:table-cell table:style-name="ce3" office:value-type="float" office:value="53.13" calcext:value-type="float">
            <text:p>53,13</text:p>
          </table:table-cell>
          <table:table-cell table:style-name="ce3"/>
          <table:table-cell office:value-type="float" office:value="53.5" calcext:value-type="float">
            <text:p>53,5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enin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geria</text:p>
          </table:table-cell>
          <table:table-cell table:style-name="ce3" office:value-type="float" office:value="34.35" calcext:value-type="float">
            <text:p>34,35</text:p>
          </table:table-cell>
          <table:table-cell table:style-name="ce3"/>
          <table:table-cell table:style-name="ce3" office:value-type="float" office:value="20.25" calcext:value-type="float">
            <text:p>20,25</text:p>
          </table:table-cell>
          <table:table-cell table:style-name="ce3"/>
          <table:table-cell office:value-type="float" office:value="20.63" calcext:value-type="float">
            <text:p>20,6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ermuda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Germany</text:p>
          </table:table-cell>
          <table:table-cell table:style-name="ce3" office:value-type="float" office:value="84.53" calcext:value-type="float">
            <text:p>84,53</text:p>
          </table:table-cell>
          <table:table-cell table:style-name="ce3"/>
          <table:table-cell table:style-name="ce3" office:value-type="float" office:value="83.03" calcext:value-type="float">
            <text:p>83,03</text:p>
          </table:table-cell>
          <table:table-cell table:style-name="ce3"/>
          <table:table-cell table:style-name="ce4" office:value-type="float" office:value="78.03" calcext:value-type="float">
            <text:p>78,0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hutan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ndorra</text:p>
          </table:table-cell>
          <table:table-cell table:style-name="ce3" office:value-type="float" office:value="50.96" calcext:value-type="float">
            <text:p>50,96</text:p>
          </table:table-cell>
          <table:table-cell table:style-name="ce3"/>
          <table:table-cell table:style-name="ce3" office:value-type="float" office:value="45" calcext:value-type="float">
            <text:p>45</text:p>
          </table:table-cell>
          <table:table-cell table:style-name="ce3"/>
          <table:table-cell office:value-type="float" office:value="46.13" calcext:value-type="float">
            <text:p>46,1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urkina Faso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ngola</text:p>
          </table:table-cell>
          <table:table-cell table:style-name="ce3" office:value-type="float" office:value="46.09" calcext:value-type="float">
            <text:p>46,09</text:p>
          </table:table-cell>
          <table:table-cell table:style-name="ce3"/>
          <table:table-cell table:style-name="ce3" office:value-type="float" office:value="36.13" calcext:value-type="float">
            <text:p>36,13</text:p>
          </table:table-cell>
          <table:table-cell table:style-name="ce3"/>
          <table:table-cell office:value-type="float" office:value="36.5" calcext:value-type="float">
            <text:p>36,5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urundi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audi Arabia</text:p>
          </table:table-cell>
          <table:table-cell table:style-name="ce3" office:value-type="float" office:value="12.86" calcext:value-type="float">
            <text:p>12,86</text:p>
          </table:table-cell>
          <table:table-cell table:style-name="ce3"/>
          <table:table-cell table:style-name="ce3" office:value-type="float" office:value="10.13" calcext:value-type="float">
            <text:p>10,13</text:p>
          </table:table-cell>
          <table:table-cell table:style-name="ce3"/>
          <table:table-cell office:value-type="float" office:value="7.75" calcext:value-type="float">
            <text:p>7,75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Cabo Verde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rgentina</text:p>
          </table:table-cell>
          <table:table-cell table:style-name="ce3" office:value-type="float" office:value="77.82" calcext:value-type="float">
            <text:p>77,82</text:p>
          </table:table-cell>
          <table:table-cell table:style-name="ce3"/>
          <table:table-cell table:style-name="ce3" office:value-type="float" office:value="71.08" calcext:value-type="float">
            <text:p>71,08</text:p>
          </table:table-cell>
          <table:table-cell table:style-name="ce3"/>
          <table:table-cell table:style-name="ce4" office:value-type="float" office:value="64.45" calcext:value-type="float">
            <text:p>64,45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Congo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Armenia</text:p>
          </table:table-cell>
          <table:table-cell table:style-name="ce3" office:value-type="float" office:value="55.13" calcext:value-type="float">
            <text:p>55,13</text:p>
          </table:table-cell>
          <table:table-cell table:style-name="ce3"/>
          <table:table-cell table:style-name="ce3" office:value-type="float" office:value="49.95" calcext:value-type="float">
            <text:p>49,95</text:p>
          </table:table-cell>
          <table:table-cell table:style-name="ce3"/>
          <table:table-cell office:value-type="float" office:value="49.58" calcext:value-type="float">
            <text:p>49,58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Democratic Republic of the Congo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float" office:value="82.8" calcext:value-type="float">
            <text:p>82,8</text:p>
          </table:table-cell>
          <table:table-cell table:style-name="ce3"/>
          <table:table-cell table:style-name="ce3" office:value-type="float" office:value="66.48" calcext:value-type="float">
            <text:p>66,48</text:p>
          </table:table-cell>
          <table:table-cell table:style-name="ce3"/>
          <table:table-cell table:style-name="ce4" office:value-type="float" office:value="61.35" calcext:value-type="float">
            <text:p>61,35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Faroe Islands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ustria</text:p>
          </table:table-cell>
          <table:table-cell table:style-name="ce3" office:value-type="float" office:value="86.06" calcext:value-type="float">
            <text:p>86,06</text:p>
          </table:table-cell>
          <table:table-cell table:style-name="ce3"/>
          <table:table-cell table:style-name="ce3" office:value-type="float" office:value="72.13" calcext:value-type="float">
            <text:p>72,13</text:p>
          </table:table-cell>
          <table:table-cell table:style-name="ce3"/>
          <table:table-cell table:style-name="ce4" office:value-type="float" office:value="71.13" calcext:value-type="float">
            <text:p>71,1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Fiji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Azerbaijan</text:p>
          </table:table-cell>
          <table:table-cell table:style-name="ce3" office:value-type="float" office:value="42.47" calcext:value-type="float">
            <text:p>42,47</text:p>
          </table:table-cell>
          <table:table-cell table:style-name="ce3"/>
          <table:table-cell table:style-name="ce3" office:value-type="float" office:value="42.3" calcext:value-type="float">
            <text:p>42,3</text:p>
          </table:table-cell>
          <table:table-cell table:style-name="ce3"/>
          <table:table-cell office:value-type="float" office:value="42.68" calcext:value-type="float">
            <text:p>42,68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Gabon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Bahamas</text:p>
          </table:table-cell>
          <table:table-cell table:style-name="ce3" office:value-type="float" office:value="47.52" calcext:value-type="float">
            <text:p>47,52</text:p>
          </table:table-cell>
          <table:table-cell table:style-name="ce3"/>
          <table:table-cell table:style-name="ce3" office:value-type="float" office:value="45.5" calcext:value-type="float">
            <text:p>45,5</text:p>
          </table:table-cell>
          <table:table-cell table:style-name="ce3"/>
          <table:table-cell office:value-type="float" office:value="45.88" calcext:value-type="float">
            <text:p>45,88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Gibraltar</text:p>
          </table:table-cell>
          <table:table-cell office:value-type="float" office:value="72" calcext:value-type="float">
            <text:p>7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Bahrain</text:p>
          </table:table-cell>
          <table:table-cell table:style-name="ce3" office:value-type="float" office:value="21.55" calcext:value-type="float">
            <text:p>21,55</text:p>
          </table:table-cell>
          <table:table-cell table:style-name="ce3"/>
          <table:table-cell table:style-name="ce3" office:value-type="float" office:value="21.25" calcext:value-type="float">
            <text:p>21,25</text:p>
          </table:table-cell>
          <table:table-cell table:style-name="ce3"/>
          <table:table-cell office:value-type="float" office:value="21.63" calcext:value-type="float">
            <text:p>21,6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Grenada</text:p>
          </table:table-cell>
          <table:table-cell office:value-type="float" office:value="74" calcext:value-type="float">
            <text:p>7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Bangladesh</text:p>
          </table:table-cell>
          <table:table-cell table:style-name="ce3" office:value-type="float" office:value="31.38" calcext:value-type="float">
            <text:p>31,38</text:p>
          </table:table-cell>
          <table:table-cell table:style-name="ce3"/>
          <table:table-cell table:style-name="ce3" office:value-type="float" office:value="28.53" calcext:value-type="float">
            <text:p>28,53</text:p>
          </table:table-cell>
          <table:table-cell table:style-name="ce3"/>
          <table:table-cell office:value-type="float" office:value="28.9" calcext:value-type="float">
            <text:p>28,9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Greenland</text:p>
          </table:table-cell>
          <table:table-cell office:value-type="float" office:value="75" calcext:value-type="float">
            <text:p>7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Belarus</text:p>
          </table:table-cell>
          <table:table-cell table:style-name="ce3" office:value-type="float" office:value="47.7" calcext:value-type="float">
            <text:p>47,7</text:p>
          </table:table-cell>
          <table:table-cell table:style-name="ce3"/>
          <table:table-cell table:style-name="ce3" office:value-type="float" office:value="45.7" calcext:value-type="float">
            <text:p>45,7</text:p>
          </table:table-cell>
          <table:table-cell table:style-name="ce3"/>
          <table:table-cell office:value-type="float" office:value="46.08" calcext:value-type="float">
            <text:p>46,08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Guernsey</text:p>
          </table:table-cell>
          <table:table-cell office:value-type="float" office:value="77" calcext:value-type="float">
            <text:p>7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elgium</text:p>
          </table:table-cell>
          <table:table-cell table:style-name="ce3" office:value-type="float" office:value="90.82" calcext:value-type="float">
            <text:p>90,82</text:p>
          </table:table-cell>
          <table:table-cell table:style-name="ce3"/>
          <table:table-cell table:style-name="ce3" office:value-type="float" office:value="78.98" calcext:value-type="float">
            <text:p>78,98</text:p>
          </table:table-cell>
          <table:table-cell table:style-name="ce3"/>
          <table:table-cell table:style-name="ce4" office:value-type="float" office:value="79.35" calcext:value-type="float">
            <text:p>79,35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Hong Kong</text:p>
          </table:table-cell>
          <table:table-cell office:value-type="float" office:value="84" calcext:value-type="float">
            <text:p>8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Bolivia</text:p>
          </table:table-cell>
          <table:table-cell table:style-name="ce3" office:value-type="float" office:value="62.3" calcext:value-type="float">
            <text:p>62,3</text:p>
          </table:table-cell>
          <table:table-cell table:style-name="ce3"/>
          <table:table-cell table:style-name="ce3" office:value-type="float" office:value="65.3" calcext:value-type="float">
            <text:p>65,3</text:p>
          </table:table-cell>
          <table:table-cell table:style-name="ce3"/>
          <table:table-cell table:style-name="ce4" office:value-type="float" office:value="65.3" calcext:value-type="float">
            <text:p>65,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Kiribati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Bosnia and Herzegovina</text:p>
          </table:table-cell>
          <table:table-cell table:style-name="ce3" office:value-type="float" office:value="60.36" calcext:value-type="float">
            <text:p>60,36</text:p>
          </table:table-cell>
          <table:table-cell table:style-name="ce3"/>
          <table:table-cell table:style-name="ce3" office:value-type="float" office:value="55.25" calcext:value-type="float">
            <text:p>55,25</text:p>
          </table:table-cell>
          <table:table-cell table:style-name="ce3"/>
          <table:table-cell office:value-type="float" office:value="55.63" calcext:value-type="float">
            <text:p>55,6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Lesotho</text:p>
          </table:table-cell>
          <table:table-cell office:value-type="float" office:value="103" calcext:value-type="float">
            <text:p>10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Botswana</text:p>
          </table:table-cell>
          <table:table-cell table:style-name="ce3" office:value-type="float" office:value="49.53" calcext:value-type="float">
            <text:p>49,53</text:p>
          </table:table-cell>
          <table:table-cell table:style-name="ce3"/>
          <table:table-cell table:style-name="ce3" office:value-type="float" office:value="39.5" calcext:value-type="float">
            <text:p>39,5</text:p>
          </table:table-cell>
          <table:table-cell table:style-name="ce3"/>
          <table:table-cell office:value-type="float" office:value="39.88" calcext:value-type="float">
            <text:p>39,88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Liechtenstein</text:p>
          </table:table-cell>
          <table:table-cell office:value-type="float" office:value="108" calcext:value-type="float">
            <text:p>10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Brazil</text:p>
          </table:table-cell>
          <table:table-cell table:style-name="ce3" office:value-type="float" office:value="74.46" calcext:value-type="float">
            <text:p>74,46</text:p>
          </table:table-cell>
          <table:table-cell table:style-name="ce3"/>
          <table:table-cell table:style-name="ce3" office:value-type="float" office:value="68.93" calcext:value-type="float">
            <text:p>68,93</text:p>
          </table:table-cell>
          <table:table-cell table:style-name="ce3"/>
          <table:table-cell table:style-name="ce4" office:value-type="float" office:value="69.3" calcext:value-type="float">
            <text:p>69,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Macao</text:p>
          </table:table-cell>
          <table:table-cell office:value-type="float" office:value="111" calcext:value-type="float">
            <text:p>111</text:p>
          </table:table-cell>
          <table:table-cell table:style-name="ce3" office:value-type="float" office:value="29" calcext:value-type="float">
            <text:p>29</text:p>
          </table:table-cell>
          <table:table-cell table:style-name="ce11" office:value-type="string" calcext:value-type="string">
            <text:p>Brunei Darussalam</text:p>
          </table:table-cell>
          <table:table-cell table:style-name="ce3" office:value-type="float" office:value="16.05" calcext:value-type="float">
            <text:p>16,05</text:p>
          </table:table-cell>
          <table:table-cell table:style-name="ce3"/>
          <table:table-cell table:style-name="ce3" office:value-type="float" office:value="19.88" calcext:value-type="float">
            <text:p>19,88</text:p>
          </table:table-cell>
          <table:table-cell table:style-name="ce3"/>
          <table:table-cell office:value-type="float" office:value="18.75" calcext:value-type="float">
            <text:p>18,75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Micronesia</text:p>
          </table:table-cell>
          <table:table-cell office:value-type="float" office:value="123" calcext:value-type="float">
            <text:p>12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ulgaria</text:p>
          </table:table-cell>
          <table:table-cell table:style-name="ce3" office:value-type="float" office:value="66.8" calcext:value-type="float">
            <text:p>66,8</text:p>
          </table:table-cell>
          <table:table-cell table:style-name="ce3"/>
          <table:table-cell table:style-name="ce3" office:value-type="float" office:value="52.45" calcext:value-type="float">
            <text:p>52,45</text:p>
          </table:table-cell>
          <table:table-cell table:style-name="ce3"/>
          <table:table-cell office:value-type="float" office:value="53.33" calcext:value-type="float">
            <text:p>53,3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Namibia</text:p>
          </table:table-cell>
          <table:table-cell office:value-type="float" office:value="130" calcext:value-type="float">
            <text:p>13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Cambodia</text:p>
          </table:table-cell>
          <table:table-cell table:style-name="ce3" office:value-type="float" office:value="45.38" calcext:value-type="float">
            <text:p>45,38</text:p>
          </table:table-cell>
          <table:table-cell table:style-name="ce3"/>
          <table:table-cell table:style-name="ce3" office:value-type="float" office:value="70.5" calcext:value-type="float">
            <text:p>70,5</text:p>
          </table:table-cell>
          <table:table-cell table:style-name="ce3"/>
          <table:table-cell table:style-name="ce4" office:value-type="float" office:value="70.5" calcext:value-type="float">
            <text:p>70,5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Nauru</text:p>
          </table:table-cell>
          <table:table-cell office:value-type="float" office:value="131" calcext:value-type="float">
            <text:p>13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ameroon</text:p>
          </table:table-cell>
          <table:table-cell table:style-name="ce3" office:value-type="float" office:value="41.6" calcext:value-type="float">
            <text:p>41,6</text:p>
          </table:table-cell>
          <table:table-cell table:style-name="ce3"/>
          <table:table-cell table:style-name="ce3" office:value-type="float" office:value="45.88" calcext:value-type="float">
            <text:p>45,88</text:p>
          </table:table-cell>
          <table:table-cell table:style-name="ce3"/>
          <table:table-cell office:value-type="float" office:value="46.25" calcext:value-type="float">
            <text:p>46,25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Niger</text:p>
          </table:table-cell>
          <table:table-cell office:value-type="float" office:value="134" calcext:value-type="float">
            <text:p>13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Canada</text:p>
          </table:table-cell>
          <table:table-cell table:style-name="ce3" office:value-type="float" office:value="91.94" calcext:value-type="float">
            <text:p>91,94</text:p>
          </table:table-cell>
          <table:table-cell table:style-name="ce3"/>
          <table:table-cell table:style-name="ce3" office:value-type="float" office:value="86.58" calcext:value-type="float">
            <text:p>86,58</text:p>
          </table:table-cell>
          <table:table-cell table:style-name="ce3"/>
          <table:table-cell table:style-name="ce4" office:value-type="float" office:value="76.58" calcext:value-type="float">
            <text:p>76,58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Niue</text:p>
          </table:table-cell>
          <table:table-cell office:value-type="float" office:value="136" calcext:value-type="float">
            <text:p>1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Chile</text:p>
          </table:table-cell>
          <table:table-cell table:style-name="ce3" office:value-type="float" office:value="72.43" calcext:value-type="float">
            <text:p>72,43</text:p>
          </table:table-cell>
          <table:table-cell table:style-name="ce3"/>
          <table:table-cell table:style-name="ce3" office:value-type="float" office:value="63.28" calcext:value-type="float">
            <text:p>63,28</text:p>
          </table:table-cell>
          <table:table-cell table:style-name="ce3"/>
          <table:table-cell table:style-name="ce4" office:value-type="float" office:value="59.4" calcext:value-type="float">
            <text:p>59,4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Palau</text:p>
          </table:table-cell>
          <table:table-cell office:value-type="float" office:value="143" calcext:value-type="float">
            <text:p>14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China</text:p>
          </table:table-cell>
          <table:table-cell table:style-name="ce3" office:value-type="float" office:value="36.86" calcext:value-type="float">
            <text:p>36,86</text:p>
          </table:table-cell>
          <table:table-cell table:style-name="ce3"/>
          <table:table-cell table:style-name="ce3" office:value-type="float" office:value="39.3" calcext:value-type="float">
            <text:p>39,3</text:p>
          </table:table-cell>
          <table:table-cell table:style-name="ce3"/>
          <table:table-cell office:value-type="float" office:value="40" calcext:value-type="float">
            <text:p>40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Palestine</text:p>
          </table:table-cell>
          <table:table-cell office:value-type="float" office:value="144" calcext:value-type="float">
            <text:p>14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Cyprus</text:p>
          </table:table-cell>
          <table:table-cell table:style-name="ce3" office:value-type="float" office:value="70.34" calcext:value-type="float">
            <text:p>70,34</text:p>
          </table:table-cell>
          <table:table-cell table:style-name="ce3"/>
          <table:table-cell table:style-name="ce3" office:value-type="float" office:value="53.35" calcext:value-type="float">
            <text:p>53,35</text:p>
          </table:table-cell>
          <table:table-cell table:style-name="ce3"/>
          <table:table-cell office:value-type="float" office:value="53.73" calcext:value-type="float">
            <text:p>53,7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aint Kitts and Nevis</text:p>
          </table:table-cell>
          <table:table-cell office:value-type="float" office:value="161" calcext:value-type="float">
            <text:p>16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Colombia</text:p>
          </table:table-cell>
          <table:table-cell table:style-name="ce3" office:value-type="float" office:value="81.15" calcext:value-type="float">
            <text:p>81,15</text:p>
          </table:table-cell>
          <table:table-cell table:style-name="ce3"/>
          <table:table-cell table:style-name="ce3" office:value-type="float" office:value="76.15" calcext:value-type="float">
            <text:p>76,15</text:p>
          </table:table-cell>
          <table:table-cell table:style-name="ce3"/>
          <table:table-cell table:style-name="ce4" office:value-type="float" office:value="74.98" calcext:value-type="float">
            <text:p>74,98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Holy see</text:p>
          </table:table-cell>
          <table:table-cell office:value-type="float" office:value="163" calcext:value-type="float">
            <text:p>16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Comoros</text:p>
          </table:table-cell>
          <table:table-cell table:style-name="ce3" office:value-type="float" office:value="38.14" calcext:value-type="float">
            <text:p>38,14</text:p>
          </table:table-cell>
          <table:table-cell table:style-name="ce3"/>
          <table:table-cell table:style-name="ce3" office:value-type="float" office:value="29.25" calcext:value-type="float">
            <text:p>29,25</text:p>
          </table:table-cell>
          <table:table-cell table:style-name="ce3"/>
          <table:table-cell office:value-type="float" office:value="28.13" calcext:value-type="float">
            <text:p>28,1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amoa</text:p>
          </table:table-cell>
          <table:table-cell office:value-type="float" office:value="166" calcext:value-type="float">
            <text:p>166</text:p>
          </table:table-cell>
          <table:table-cell table:style-name="ce3" office:value-type="float" office:value="44" calcext:value-type="float">
            <text:p>44</text:p>
          </table:table-cell>
          <table:table-cell table:style-name="ce11" office:value-type="string" calcext:value-type="string">
            <text:p>South Korea</text:p>
          </table:table-cell>
          <table:table-cell table:style-name="ce3" office:value-type="float" office:value="54.38" calcext:value-type="float">
            <text:p>54,38</text:p>
          </table:table-cell>
          <table:table-cell table:style-name="ce3"/>
          <table:table-cell table:style-name="ce3" office:value-type="float" office:value="46.38" calcext:value-type="float">
            <text:p>46,38</text:p>
          </table:table-cell>
          <table:table-cell table:style-name="ce3"/>
          <table:table-cell office:value-type="float" office:value="44.88" calcext:value-type="float">
            <text:p>44,88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ao Tome and Principe</text:p>
          </table:table-cell>
          <table:table-cell office:value-type="float" office:value="167" calcext:value-type="float">
            <text:p>167</text:p>
          </table:table-cell>
          <table:table-cell table:style-name="ce3" office:value-type="float" office:value="45" calcext:value-type="float">
            <text:p>45</text:p>
          </table:table-cell>
          <table:table-cell table:style-name="ce11" office:value-type="string" calcext:value-type="string">
            <text:p>North Korea</text:p>
          </table:table-cell>
          <table:table-cell table:style-name="ce3" office:value-type="float" office:value="35.75" calcext:value-type="float">
            <text:p>35,75</text:p>
          </table:table-cell>
          <table:table-cell table:style-name="ce3"/>
          <table:table-cell table:style-name="ce3" office:value-type="float" office:value="34.5" calcext:value-type="float">
            <text:p>34,5</text:p>
          </table:table-cell>
          <table:table-cell table:style-name="ce3"/>
          <table:table-cell office:value-type="float" office:value="34.5" calcext:value-type="float">
            <text:p>34,5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ierra Leone</text:p>
          </table:table-cell>
          <table:table-cell office:value-type="float" office:value="171" calcext:value-type="float">
            <text:p>17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Costa Rica</text:p>
          </table:table-cell>
          <table:table-cell table:style-name="ce3" office:value-type="float" office:value="62.03" calcext:value-type="float">
            <text:p>62,03</text:p>
          </table:table-cell>
          <table:table-cell table:style-name="ce3"/>
          <table:table-cell table:style-name="ce3" office:value-type="float" office:value="53.45" calcext:value-type="float">
            <text:p>53,45</text:p>
          </table:table-cell>
          <table:table-cell table:style-name="ce3"/>
          <table:table-cell office:value-type="float" office:value="53.08" calcext:value-type="float">
            <text:p>53,08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outh Sudan</text:p>
          </table:table-cell>
          <table:table-cell office:value-type="float" office:value="177" calcext:value-type="float">
            <text:p>177</text:p>
          </table:table-cell>
          <table:table-cell table:style-name="ce3" office:value-type="float" office:value="47" calcext:value-type="float">
            <text:p>47</text:p>
          </table:table-cell>
          <table:table-cell table:style-name="ce11" office:value-type="string" calcext:value-type="string">
            <text:p>Cote d'Ivoire</text:p>
          </table:table-cell>
          <table:table-cell table:style-name="ce3" office:value-type="float" office:value="45.65" calcext:value-type="float">
            <text:p>45,65</text:p>
          </table:table-cell>
          <table:table-cell table:style-name="ce3"/>
          <table:table-cell table:style-name="ce3" office:value-type="float" office:value="46.7" calcext:value-type="float">
            <text:p>46,7</text:p>
          </table:table-cell>
          <table:table-cell table:style-name="ce3"/>
          <table:table-cell office:value-type="float" office:value="46.33" calcext:value-type="float">
            <text:p>46,3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Taiwan</text:p>
          </table:table-cell>
          <table:table-cell office:value-type="float" office:value="183" calcext:value-type="float">
            <text:p>18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Croatia</text:p>
          </table:table-cell>
          <table:table-cell table:style-name="ce3" office:value-type="float" office:value="73.04" calcext:value-type="float">
            <text:p>73,04</text:p>
          </table:table-cell>
          <table:table-cell table:style-name="ce3"/>
          <table:table-cell table:style-name="ce3" office:value-type="float" office:value="59.5" calcext:value-type="float">
            <text:p>59,5</text:p>
          </table:table-cell>
          <table:table-cell table:style-name="ce3"/>
          <table:table-cell office:value-type="float" office:value="59.13" calcext:value-type="float">
            <text:p>59,1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Tanzania</text:p>
          </table:table-cell>
          <table:table-cell office:value-type="float" office:value="184" calcext:value-type="float">
            <text:p>18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Cuba</text:p>
          </table:table-cell>
          <table:table-cell table:style-name="ce3" office:value-type="float" office:value="43.53" calcext:value-type="float">
            <text:p>43,53</text:p>
          </table:table-cell>
          <table:table-cell table:style-name="ce3"/>
          <table:table-cell table:style-name="ce3" office:value-type="float" office:value="49" calcext:value-type="float">
            <text:p>49</text:p>
          </table:table-cell>
          <table:table-cell table:style-name="ce3"/>
          <table:table-cell office:value-type="float" office:value="50.88" calcext:value-type="float">
            <text:p>50,88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Chad</text:p>
          </table:table-cell>
          <table:table-cell office:value-type="float" office:value="185" calcext:value-type="float">
            <text:p>18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Denmark</text:p>
          </table:table-cell>
          <table:table-cell table:style-name="ce3" office:value-type="float" office:value="83.39" calcext:value-type="float">
            <text:p>83,39</text:p>
          </table:table-cell>
          <table:table-cell table:style-name="ce3"/>
          <table:table-cell table:style-name="ce3" office:value-type="float" office:value="71.08" calcext:value-type="float">
            <text:p>71,08</text:p>
          </table:table-cell>
          <table:table-cell table:style-name="ce3"/>
          <table:table-cell table:style-name="ce4" office:value-type="float" office:value="66.33" calcext:value-type="float">
            <text:p>66,3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Timor-Leste</text:p>
          </table:table-cell>
          <table:table-cell office:value-type="float" office:value="188" calcext:value-type="float">
            <text:p>18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Djibouti</text:p>
          </table:table-cell>
          <table:table-cell table:style-name="ce3" office:value-type="float" office:value="26.73" calcext:value-type="float">
            <text:p>26,73</text:p>
          </table:table-cell>
          <table:table-cell table:style-name="ce3"/>
          <table:table-cell table:style-name="ce3" office:value-type="float" office:value="29.13" calcext:value-type="float">
            <text:p>29,13</text:p>
          </table:table-cell>
          <table:table-cell table:style-name="ce3"/>
          <table:table-cell office:value-type="float" office:value="29.5" calcext:value-type="float">
            <text:p>29,5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Togo</text:p>
          </table:table-cell>
          <table:table-cell office:value-type="float" office:value="189" calcext:value-type="float">
            <text:p>18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Dominican Republic</text:p>
          </table:table-cell>
          <table:table-cell table:style-name="ce3" office:value-type="float" office:value="38.31" calcext:value-type="float">
            <text:p>38,31</text:p>
          </table:table-cell>
          <table:table-cell table:style-name="ce3"/>
          <table:table-cell table:style-name="ce3" office:value-type="float" office:value="40.78" calcext:value-type="float">
            <text:p>40,78</text:p>
          </table:table-cell>
          <table:table-cell table:style-name="ce3"/>
          <table:table-cell office:value-type="float" office:value="38.9" calcext:value-type="float">
            <text:p>38,9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Vanuatu</text:p>
          </table:table-cell>
          <table:table-cell office:value-type="float" office:value="198" calcext:value-type="float">
            <text:p>19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Dominica</text:p>
          </table:table-cell>
          <table:table-cell table:style-name="ce3" office:value-type="float" office:value="39.48" calcext:value-type="float">
            <text:p>39,48</text:p>
          </table:table-cell>
          <table:table-cell table:style-name="ce3"/>
          <table:table-cell table:style-name="ce3" office:value-type="float" office:value="42.75" calcext:value-type="float">
            <text:p>42,75</text:p>
          </table:table-cell>
          <table:table-cell table:style-name="ce3"/>
          <table:table-cell office:value-type="float" office:value="43.13" calcext:value-type="float">
            <text:p>43,1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Zambia</text:p>
          </table:table-cell>
          <table:table-cell office:value-type="float" office:value="202" calcext:value-type="float">
            <text:p>20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Egypt</text:p>
          </table:table-cell>
          <table:table-cell table:style-name="ce3" office:value-type="float" office:value="24.42" calcext:value-type="float">
            <text:p>24,42</text:p>
          </table:table-cell>
          <table:table-cell table:style-name="ce3"/>
          <table:table-cell table:style-name="ce3" office:value-type="float" office:value="17.25" calcext:value-type="float">
            <text:p>17,25</text:p>
          </table:table-cell>
          <table:table-cell table:style-name="ce3"/>
          <table:table-cell office:value-type="float" office:value="16.88" calcext:value-type="float">
            <text:p>16,8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fghanistan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float" office:value="47.38" calcext:value-type="float">
            <text:p>47,38</text:p>
          </table:table-cell>
          <table:table-cell table:style-name="ce3"/>
          <table:table-cell table:style-name="ce3" office:value-type="float" office:value="39.2" calcext:value-type="float">
            <text:p>39,2</text:p>
          </table:table-cell>
          <table:table-cell table:style-name="ce3"/>
          <table:table-cell office:value-type="float" office:value="37.7" calcext:value-type="float">
            <text:p>37,7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outh Afric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United Arab Emirates</text:p>
          </table:table-cell>
          <table:table-cell table:style-name="ce3" office:value-type="float" office:value="12.14" calcext:value-type="float">
            <text:p>12,14</text:p>
          </table:table-cell>
          <table:table-cell table:style-name="ce3"/>
          <table:table-cell table:style-name="ce3" office:value-type="float" office:value="11.5" calcext:value-type="float">
            <text:p>11,5</text:p>
          </table:table-cell>
          <table:table-cell table:style-name="ce3"/>
          <table:table-cell office:value-type="float" office:value="15.38" calcext:value-type="float">
            <text:p>15,3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lbani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Ecuador</text:p>
          </table:table-cell>
          <table:table-cell table:style-name="ce3" office:value-type="float" office:value="72.37" calcext:value-type="float">
            <text:p>72,37</text:p>
          </table:table-cell>
          <table:table-cell table:style-name="ce3"/>
          <table:table-cell table:style-name="ce3" office:value-type="float" office:value="65.13" calcext:value-type="float">
            <text:p>65,13</text:p>
          </table:table-cell>
          <table:table-cell table:style-name="ce3"/>
          <table:table-cell table:style-name="ce4" office:value-type="float" office:value="64.75" calcext:value-type="float">
            <text:p>64,7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lgeri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Eritrea</text:p>
          </table:table-cell>
          <table:table-cell table:style-name="ce3" office:value-type="float" office:value="27.03" calcext:value-type="float">
            <text:p>27,03</text:p>
          </table:table-cell>
          <table:table-cell table:style-name="ce3"/>
          <table:table-cell table:style-name="ce3" office:value-type="float" office:value="26.8" calcext:value-type="float">
            <text:p>26,8</text:p>
          </table:table-cell>
          <table:table-cell table:style-name="ce3"/>
          <table:table-cell office:value-type="float" office:value="26.8" calcext:value-type="float">
            <text:p>26,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Spain</text:p>
          </table:table-cell>
          <table:table-cell table:style-name="ce3" office:value-type="float" office:value="86.05" calcext:value-type="float">
            <text:p>86,05</text:p>
          </table:table-cell>
          <table:table-cell table:style-name="ce3"/>
          <table:table-cell table:style-name="ce3" office:value-type="float" office:value="81.6" calcext:value-type="float">
            <text:p>81,6</text:p>
          </table:table-cell>
          <table:table-cell table:style-name="ce3"/>
          <table:table-cell table:style-name="ce4" office:value-type="float" office:value="78.6" calcext:value-type="float">
            <text:p>78,6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dorr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Estonia</text:p>
          </table:table-cell>
          <table:table-cell table:style-name="ce3" office:value-type="float" office:value="72.02" calcext:value-type="float">
            <text:p>72,02</text:p>
          </table:table-cell>
          <table:table-cell table:style-name="ce3"/>
          <table:table-cell table:style-name="ce3" office:value-type="float" office:value="69.03" calcext:value-type="float">
            <text:p>69,03</text:p>
          </table:table-cell>
          <table:table-cell table:style-name="ce3"/>
          <table:table-cell table:style-name="ce4" office:value-type="float" office:value="69.4" calcext:value-type="float">
            <text:p>69,4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gol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Eswatini</text:p>
          </table:table-cell>
          <table:table-cell table:style-name="ce3" office:value-type="float" office:value="37.63" calcext:value-type="float">
            <text:p>37,63</text:p>
          </table:table-cell>
          <table:table-cell table:style-name="ce3"/>
          <table:table-cell table:style-name="ce3" office:value-type="float" office:value="41.5" calcext:value-type="float">
            <text:p>41,5</text:p>
          </table:table-cell>
          <table:table-cell table:style-name="ce3"/>
          <table:table-cell office:value-type="float" office:value="41.88" calcext:value-type="float">
            <text:p>41,8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udi Arabi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United States</text:p>
          </table:table-cell>
          <table:table-cell table:style-name="ce3" office:value-type="float" office:value="73.68" calcext:value-type="float">
            <text:p>73,68</text:p>
          </table:table-cell>
          <table:table-cell table:style-name="ce3"/>
          <table:table-cell table:style-name="ce3" office:value-type="float" office:value="79.15" calcext:value-type="float">
            <text:p>79,15</text:p>
          </table:table-cell>
          <table:table-cell table:style-name="ce3"/>
          <table:table-cell table:style-name="ce4" office:value-type="float" office:value="78.2" calcext:value-type="float">
            <text:p>78,2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Ethiopia</text:p>
          </table:table-cell>
          <table:table-cell table:style-name="ce3" office:value-type="float" office:value="44.57" calcext:value-type="float">
            <text:p>44,57</text:p>
          </table:table-cell>
          <table:table-cell table:style-name="ce3"/>
          <table:table-cell table:style-name="ce3" office:value-type="float" office:value="34.25" calcext:value-type="float">
            <text:p>34,25</text:p>
          </table:table-cell>
          <table:table-cell table:style-name="ce3"/>
          <table:table-cell office:value-type="float" office:value="34.63" calcext:value-type="float">
            <text:p>34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menia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Finland</text:p>
          </table:table-cell>
          <table:table-cell table:style-name="ce3" office:value-type="float" office:value="75.57" calcext:value-type="float">
            <text:p>75,57</text:p>
          </table:table-cell>
          <table:table-cell table:style-name="ce3"/>
          <table:table-cell table:style-name="ce3" office:value-type="float" office:value="65.83" calcext:value-type="float">
            <text:p>65,83</text:p>
          </table:table-cell>
          <table:table-cell table:style-name="ce3"/>
          <table:table-cell table:style-name="ce4" office:value-type="float" office:value="60.58" calcext:value-type="float">
            <text:p>60,5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ustralia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3" office:value-type="float" office:value="68.15" calcext:value-type="float">
            <text:p>68,15</text:p>
          </table:table-cell>
          <table:table-cell table:style-name="ce3"/>
          <table:table-cell table:style-name="ce4" office:value-type="float" office:value="69.93" calcext:value-type="float">
            <text:p>69,9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ustria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Gambia</text:p>
          </table:table-cell>
          <table:table-cell table:style-name="ce3" office:value-type="float" office:value="43.62" calcext:value-type="float">
            <text:p>43,62</text:p>
          </table:table-cell>
          <table:table-cell table:style-name="ce3"/>
          <table:table-cell table:style-name="ce3" office:value-type="float" office:value="45.43" calcext:value-type="float">
            <text:p>45,43</text:p>
          </table:table-cell>
          <table:table-cell table:style-name="ce3"/>
          <table:table-cell office:value-type="float" office:value="45.8" calcext:value-type="float">
            <text:p>45,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zerbaijan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Georgia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3" office:value-type="float" office:value="49.25" calcext:value-type="float">
            <text:p>49,25</text:p>
          </table:table-cell>
          <table:table-cell table:style-name="ce3"/>
          <table:table-cell office:value-type="float" office:value="46.63" calcext:value-type="float">
            <text:p>46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Ghana</text:p>
          </table:table-cell>
          <table:table-cell table:style-name="ce3" office:value-type="float" office:value="50.62" calcext:value-type="float">
            <text:p>50,62</text:p>
          </table:table-cell>
          <table:table-cell table:style-name="ce3"/>
          <table:table-cell table:style-name="ce3" office:value-type="float" office:value="48.63" calcext:value-type="float">
            <text:p>48,63</text:p>
          </table:table-cell>
          <table:table-cell table:style-name="ce3"/>
          <table:table-cell office:value-type="float" office:value="49" calcext:value-type="float">
            <text:p>49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hrain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Greece</text:p>
          </table:table-cell>
          <table:table-cell table:style-name="ce3" office:value-type="float" office:value="74.42" calcext:value-type="float">
            <text:p>74,42</text:p>
          </table:table-cell>
          <table:table-cell table:style-name="ce3"/>
          <table:table-cell table:style-name="ce3" office:value-type="float" office:value="65.88" calcext:value-type="float">
            <text:p>65,88</text:p>
          </table:table-cell>
          <table:table-cell table:style-name="ce3"/>
          <table:table-cell table:style-name="ce4" office:value-type="float" office:value="61.38" calcext:value-type="float">
            <text:p>61,3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ngladesh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Guatemala</text:p>
          </table:table-cell>
          <table:table-cell table:style-name="ce3" office:value-type="float" office:value="48.6" calcext:value-type="float">
            <text:p>48,6</text:p>
          </table:table-cell>
          <table:table-cell table:style-name="ce3"/>
          <table:table-cell table:style-name="ce3" office:value-type="float" office:value="43.83" calcext:value-type="float">
            <text:p>43,83</text:p>
          </table:table-cell>
          <table:table-cell table:style-name="ce3"/>
          <table:table-cell office:value-type="float" office:value="43.45" calcext:value-type="float">
            <text:p>43,4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elarus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Guinea</text:p>
          </table:table-cell>
          <table:table-cell table:style-name="ce3" office:value-type="float" office:value="47.69" calcext:value-type="float">
            <text:p>47,69</text:p>
          </table:table-cell>
          <table:table-cell table:style-name="ce3"/>
          <table:table-cell table:style-name="ce3" office:value-type="float" office:value="49" calcext:value-type="float">
            <text:p>49</text:p>
          </table:table-cell>
          <table:table-cell table:style-name="ce3"/>
          <table:table-cell office:value-type="float" office:value="49.38" calcext:value-type="float">
            <text:p>49,3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elgium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Equatorial Guinea</text:p>
          </table:table-cell>
          <table:table-cell table:style-name="ce3" office:value-type="float" office:value="35.96" calcext:value-type="float">
            <text:p>35,96</text:p>
          </table:table-cell>
          <table:table-cell table:style-name="ce3"/>
          <table:table-cell table:style-name="ce3" office:value-type="float" office:value="43.13" calcext:value-type="float">
            <text:p>43,13</text:p>
          </table:table-cell>
          <table:table-cell table:style-name="ce3"/>
          <table:table-cell office:value-type="float" office:value="43.88" calcext:value-type="float">
            <text:p>43,8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Guinea-Bissau</text:p>
          </table:table-cell>
          <table:table-cell table:style-name="ce3" office:value-type="float" office:value="51.12" calcext:value-type="float">
            <text:p>51,12</text:p>
          </table:table-cell>
          <table:table-cell table:style-name="ce3"/>
          <table:table-cell table:style-name="ce3" office:value-type="float" office:value="45.25" calcext:value-type="float">
            <text:p>45,25</text:p>
          </table:table-cell>
          <table:table-cell table:style-name="ce3"/>
          <table:table-cell office:value-type="float" office:value="45.63" calcext:value-type="float">
            <text:p>45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osnia and Herzegovina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Guyana</text:p>
          </table:table-cell>
          <table:table-cell table:style-name="ce3" office:value-type="float" office:value="44.12" calcext:value-type="float">
            <text:p>44,12</text:p>
          </table:table-cell>
          <table:table-cell table:style-name="ce3"/>
          <table:table-cell table:style-name="ce3" office:value-type="float" office:value="51.45" calcext:value-type="float">
            <text:p>51,45</text:p>
          </table:table-cell>
          <table:table-cell table:style-name="ce3"/>
          <table:table-cell office:value-type="float" office:value="51.83" calcext:value-type="float">
            <text:p>51,8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otswana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Haiti</text:p>
          </table:table-cell>
          <table:table-cell table:style-name="ce3" office:value-type="float" office:value="41.11" calcext:value-type="float">
            <text:p>41,11</text:p>
          </table:table-cell>
          <table:table-cell table:style-name="ce3"/>
          <table:table-cell table:style-name="ce3" office:value-type="float" office:value="43.75" calcext:value-type="float">
            <text:p>43,75</text:p>
          </table:table-cell>
          <table:table-cell table:style-name="ce3"/>
          <table:table-cell office:value-type="float" office:value="44.13" calcext:value-type="float">
            <text:p>44,1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Honduras</text:p>
          </table:table-cell>
          <table:table-cell table:style-name="ce3" office:value-type="float" office:value="60.84" calcext:value-type="float">
            <text:p>60,84</text:p>
          </table:table-cell>
          <table:table-cell table:style-name="ce3"/>
          <table:table-cell table:style-name="ce3" office:value-type="float" office:value="42.45" calcext:value-type="float">
            <text:p>42,45</text:p>
          </table:table-cell>
          <table:table-cell table:style-name="ce3"/>
          <table:table-cell office:value-type="float" office:value="42.45" calcext:value-type="float">
            <text:p>42,4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unei Darussalam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Hungary</text:p>
          </table:table-cell>
          <table:table-cell table:style-name="ce3" office:value-type="float" office:value="69.27" calcext:value-type="float">
            <text:p>69,27</text:p>
          </table:table-cell>
          <table:table-cell table:style-name="ce3"/>
          <table:table-cell table:style-name="ce3" office:value-type="float" office:value="64.75" calcext:value-type="float">
            <text:p>64,75</text:p>
          </table:table-cell>
          <table:table-cell table:style-name="ce3"/>
          <table:table-cell table:style-name="ce4" office:value-type="float" office:value="59.88" calcext:value-type="float">
            <text:p>59,8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ulgaria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India</text:p>
          </table:table-cell>
          <table:table-cell table:style-name="ce3" office:value-type="float" office:value="51.39" calcext:value-type="float">
            <text:p>51,39</text:p>
          </table:table-cell>
          <table:table-cell table:style-name="ce3"/>
          <table:table-cell table:style-name="ce3" office:value-type="float" office:value="56.35" calcext:value-type="float">
            <text:p>56,35</text:p>
          </table:table-cell>
          <table:table-cell table:style-name="ce3"/>
          <table:table-cell office:value-type="float" office:value="57.03" calcext:value-type="float">
            <text:p>57,0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mbodia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Indonesia</text:p>
          </table:table-cell>
          <table:table-cell table:style-name="ce3" office:value-type="float" office:value="30.61" calcext:value-type="float">
            <text:p>30,61</text:p>
          </table:table-cell>
          <table:table-cell table:style-name="ce3"/>
          <table:table-cell table:style-name="ce3" office:value-type="float" office:value="22.93" calcext:value-type="float">
            <text:p>22,93</text:p>
          </table:table-cell>
          <table:table-cell table:style-name="ce3"/>
          <table:table-cell office:value-type="float" office:value="21.43" calcext:value-type="float">
            <text:p>21,4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meroon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Iran</text:p>
          </table:table-cell>
          <table:table-cell table:style-name="ce3" office:value-type="float" office:value="15.51" calcext:value-type="float">
            <text:p>15,51</text:p>
          </table:table-cell>
          <table:table-cell table:style-name="ce3"/>
          <table:table-cell table:style-name="ce3" office:value-type="float" office:value="17.75" calcext:value-type="float">
            <text:p>17,75</text:p>
          </table:table-cell>
          <table:table-cell table:style-name="ce3"/>
          <table:table-cell office:value-type="float" office:value="16.63" calcext:value-type="float">
            <text:p>16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Iraq</text:p>
          </table:table-cell>
          <table:table-cell table:style-name="ce3" office:value-type="float" office:value="21.8" calcext:value-type="float">
            <text:p>21,8</text:p>
          </table:table-cell>
          <table:table-cell table:style-name="ce3"/>
          <table:table-cell table:style-name="ce3" office:value-type="float" office:value="12.63" calcext:value-type="float">
            <text:p>12,63</text:p>
          </table:table-cell>
          <table:table-cell table:style-name="ce3"/>
          <table:table-cell office:value-type="float" office:value="13" calcext:value-type="float">
            <text:p>1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Ireland</text:p>
          </table:table-cell>
          <table:table-cell table:style-name="ce3" office:value-type="float" office:value="74.39" calcext:value-type="float">
            <text:p>74,39</text:p>
          </table:table-cell>
          <table:table-cell table:style-name="ce3"/>
          <table:table-cell table:style-name="ce3" office:value-type="float" office:value="64.05" calcext:value-type="float">
            <text:p>64,05</text:p>
          </table:table-cell>
          <table:table-cell table:style-name="ce3"/>
          <table:table-cell office:value-type="float" office:value="57.33" calcext:value-type="float">
            <text:p>57,3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ina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Iceland</text:p>
          </table:table-cell>
          <table:table-cell table:style-name="ce3" office:value-type="float" office:value="65.99" calcext:value-type="float">
            <text:p>65,99</text:p>
          </table:table-cell>
          <table:table-cell table:style-name="ce3"/>
          <table:table-cell table:style-name="ce3" office:value-type="float" office:value="54.08" calcext:value-type="float">
            <text:p>54,08</text:p>
          </table:table-cell>
          <table:table-cell table:style-name="ce3"/>
          <table:table-cell office:value-type="float" office:value="52.95" calcext:value-type="float">
            <text:p>52,9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prus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Israel</text:p>
          </table:table-cell>
          <table:table-cell table:style-name="ce3" office:value-type="float" office:value="74.27" calcext:value-type="float">
            <text:p>74,27</text:p>
          </table:table-cell>
          <table:table-cell table:style-name="ce3"/>
          <table:table-cell table:style-name="ce3" office:value-type="float" office:value="50.53" calcext:value-type="float">
            <text:p>50,53</text:p>
          </table:table-cell>
          <table:table-cell table:style-name="ce3"/>
          <table:table-cell office:value-type="float" office:value="46.28" calcext:value-type="float">
            <text:p>46,2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Italy</text:p>
          </table:table-cell>
          <table:table-cell table:style-name="ce3" office:value-type="float" office:value="84.61" calcext:value-type="float">
            <text:p>84,61</text:p>
          </table:table-cell>
          <table:table-cell table:style-name="ce3"/>
          <table:table-cell table:style-name="ce3" office:value-type="float" office:value="66.38" calcext:value-type="float">
            <text:p>66,38</text:p>
          </table:table-cell>
          <table:table-cell table:style-name="ce3"/>
          <table:table-cell table:style-name="ce4" office:value-type="float" office:value="64.25" calcext:value-type="float">
            <text:p>64,2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moros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Jamaica</text:p>
          </table:table-cell>
          <table:table-cell table:style-name="ce3" office:value-type="float" office:value="62.06" calcext:value-type="float">
            <text:p>62,06</text:p>
          </table:table-cell>
          <table:table-cell table:style-name="ce3"/>
          <table:table-cell table:style-name="ce3" office:value-type="float" office:value="53.5" calcext:value-type="float">
            <text:p>53,5</text:p>
          </table:table-cell>
          <table:table-cell table:style-name="ce3"/>
          <table:table-cell office:value-type="float" office:value="53.88" calcext:value-type="float">
            <text:p>53,8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outh Korea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Japan</text:p>
          </table:table-cell>
          <table:table-cell table:style-name="ce3" office:value-type="float" office:value="53.53" calcext:value-type="float">
            <text:p>53,53</text:p>
          </table:table-cell>
          <table:table-cell table:style-name="ce3"/>
          <table:table-cell table:style-name="ce3" office:value-type="float" office:value="50.85" calcext:value-type="float">
            <text:p>50,85</text:p>
          </table:table-cell>
          <table:table-cell table:style-name="ce3"/>
          <table:table-cell office:value-type="float" office:value="50.85" calcext:value-type="float">
            <text:p>50,8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th Korea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Jordan</text:p>
          </table:table-cell>
          <table:table-cell table:style-name="ce3" office:value-type="float" office:value="29.58" calcext:value-type="float">
            <text:p>29,58</text:p>
          </table:table-cell>
          <table:table-cell table:style-name="ce3"/>
          <table:table-cell table:style-name="ce3" office:value-type="float" office:value="35.88" calcext:value-type="float">
            <text:p>35,88</text:p>
          </table:table-cell>
          <table:table-cell table:style-name="ce3"/>
          <table:table-cell office:value-type="float" office:value="35.88" calcext:value-type="float">
            <text:p>35,8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Kazakhstan</text:p>
          </table:table-cell>
          <table:table-cell table:style-name="ce3" office:value-type="float" office:value="49.22" calcext:value-type="float">
            <text:p>49,22</text:p>
          </table:table-cell>
          <table:table-cell table:style-name="ce3"/>
          <table:table-cell table:style-name="ce3" office:value-type="float" office:value="50.7" calcext:value-type="float">
            <text:p>50,7</text:p>
          </table:table-cell>
          <table:table-cell table:style-name="ce3"/>
          <table:table-cell office:value-type="float" office:value="51.08" calcext:value-type="float">
            <text:p>51,0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te d'Ivoire</text:p>
          </table:table-cell>
          <table:table-cell office:value-type="float" office:value="47" calcext:value-type="float">
            <text:p>4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Kenya</text:p>
          </table:table-cell>
          <table:table-cell table:style-name="ce3" office:value-type="float" office:value="53.19" calcext:value-type="float">
            <text:p>53,19</text:p>
          </table:table-cell>
          <table:table-cell table:style-name="ce3"/>
          <table:table-cell table:style-name="ce3" office:value-type="float" office:value="36.95" calcext:value-type="float">
            <text:p>36,95</text:p>
          </table:table-cell>
          <table:table-cell table:style-name="ce3"/>
          <table:table-cell office:value-type="float" office:value="37.33" calcext:value-type="float">
            <text:p>37,3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Kyrgyzstan</text:p>
          </table:table-cell>
          <table:table-cell table:style-name="ce3" office:value-type="float" office:value="48.52" calcext:value-type="float">
            <text:p>48,52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style-name="ce3"/>
          <table:table-cell office:value-type="float" office:value="46.38" calcext:value-type="float">
            <text:p>46,3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Kuwait</text:p>
          </table:table-cell>
          <table:table-cell table:style-name="ce3" office:value-type="float" office:value="16.02" calcext:value-type="float">
            <text:p>16,02</text:p>
          </table:table-cell>
          <table:table-cell table:style-name="ce3"/>
          <table:table-cell table:style-name="ce3" office:value-type="float" office:value="15.93" calcext:value-type="float">
            <text:p>15,93</text:p>
          </table:table-cell>
          <table:table-cell table:style-name="ce3"/>
          <table:table-cell office:value-type="float" office:value="15.93" calcext:value-type="float">
            <text:p>15,9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enmark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Lao</text:p>
          </table:table-cell>
          <table:table-cell table:style-name="ce3" office:value-type="float" office:value="38.26" calcext:value-type="float">
            <text:p>38,26</text:p>
          </table:table-cell>
          <table:table-cell table:style-name="ce3"/>
          <table:table-cell table:style-name="ce3" office:value-type="float" office:value="44.25" calcext:value-type="float">
            <text:p>44,25</text:p>
          </table:table-cell>
          <table:table-cell table:style-name="ce3"/>
          <table:table-cell office:value-type="float" office:value="44.63" calcext:value-type="float">
            <text:p>44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jibouti</text:p>
          </table:table-cell>
          <table:table-cell office:value-type="float" office:value="51" calcext:value-type="float">
            <text:p>5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Latvia</text:p>
          </table:table-cell>
          <table:table-cell table:style-name="ce3" office:value-type="float" office:value="63.98" calcext:value-type="float">
            <text:p>63,98</text:p>
          </table:table-cell>
          <table:table-cell table:style-name="ce3"/>
          <table:table-cell table:style-name="ce3" office:value-type="float" office:value="59.25" calcext:value-type="float">
            <text:p>59,25</text:p>
          </table:table-cell>
          <table:table-cell table:style-name="ce3"/>
          <table:table-cell table:style-name="ce4" office:value-type="float" office:value="59.63" calcext:value-type="float">
            <text:p>59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Lebanon</text:p>
          </table:table-cell>
          <table:table-cell table:style-name="ce3" office:value-type="float" office:value="48.2" calcext:value-type="float">
            <text:p>48,2</text:p>
          </table:table-cell>
          <table:table-cell table:style-name="ce3"/>
          <table:table-cell table:style-name="ce3" office:value-type="float" office:value="33.9" calcext:value-type="float">
            <text:p>33,9</text:p>
          </table:table-cell>
          <table:table-cell table:style-name="ce3"/>
          <table:table-cell office:value-type="float" office:value="33.9" calcext:value-type="float">
            <text:p>33,9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Liberia</text:p>
          </table:table-cell>
          <table:table-cell table:style-name="ce3" office:value-type="float" office:value="46.33" calcext:value-type="float">
            <text:p>46,33</text:p>
          </table:table-cell>
          <table:table-cell table:style-name="ce3"/>
          <table:table-cell table:style-name="ce3" office:value-type="float" office:value="45.5" calcext:value-type="float">
            <text:p>45,5</text:p>
          </table:table-cell>
          <table:table-cell table:style-name="ce3"/>
          <table:table-cell office:value-type="float" office:value="45.88" calcext:value-type="float">
            <text:p>45,8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gypt</text:p>
          </table:table-cell>
          <table:table-cell office:value-type="float" office:value="54" calcext:value-type="float">
            <text:p>5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Libya</text:p>
          </table:table-cell>
          <table:table-cell table:style-name="ce3" office:value-type="float" office:value="17.98" calcext:value-type="float">
            <text:p>17,98</text:p>
          </table:table-cell>
          <table:table-cell table:style-name="ce3"/>
          <table:table-cell table:style-name="ce3" office:value-type="float" office:value="21" calcext:value-type="float">
            <text:p>21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lvador</text:p>
          </table:table-cell>
          <table:table-cell office:value-type="float" office:value="55" calcext:value-type="float">
            <text:p>5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Lithuania</text:p>
          </table:table-cell>
          <table:table-cell table:style-name="ce3" office:value-type="float" office:value="59.56" calcext:value-type="float">
            <text:p>59,56</text:p>
          </table:table-cell>
          <table:table-cell table:style-name="ce3"/>
          <table:table-cell table:style-name="ce3" office:value-type="float" office:value="52.25" calcext:value-type="float">
            <text:p>52,25</text:p>
          </table:table-cell>
          <table:table-cell table:style-name="ce3"/>
          <table:table-cell office:value-type="float" office:value="52.63" calcext:value-type="float">
            <text:p>52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ited Arab Emirates</text:p>
          </table:table-cell>
          <table:table-cell office:value-type="float" office:value="56" calcext:value-type="float">
            <text:p>5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Luxembourg</text:p>
          </table:table-cell>
          <table:table-cell table:style-name="ce3" office:value-type="float" office:value="87.61" calcext:value-type="float">
            <text:p>87,61</text:p>
          </table:table-cell>
          <table:table-cell table:style-name="ce3"/>
          <table:table-cell table:style-name="ce3" office:value-type="float" office:value="72.23" calcext:value-type="float">
            <text:p>72,23</text:p>
          </table:table-cell>
          <table:table-cell table:style-name="ce3"/>
          <table:table-cell table:style-name="ce4" office:value-type="float" office:value="72.6" calcext:value-type="float">
            <text:p>72,6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112" calcext:value-type="float">
            <text:p>112</text:p>
          </table:table-cell>
          <table:table-cell table:style-name="ce11" office:value-type="string" calcext:value-type="string">
            <text:p>North Macedonia</text:p>
          </table:table-cell>
          <table:table-cell table:style-name="ce3" office:value-type="float" office:value="64.78" calcext:value-type="float">
            <text:p>64,78</text:p>
          </table:table-cell>
          <table:table-cell table:style-name="ce3"/>
          <table:table-cell table:style-name="ce3" office:value-type="float" office:value="53.75" calcext:value-type="float">
            <text:p>53,75</text:p>
          </table:table-cell>
          <table:table-cell table:style-name="ce3"/>
          <table:table-cell office:value-type="float" office:value="54.13" calcext:value-type="float">
            <text:p>54,1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itrea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Madagascar</text:p>
          </table:table-cell>
          <table:table-cell table:style-name="ce3" office:value-type="float" office:value="49.7" calcext:value-type="float">
            <text:p>49,7</text:p>
          </table:table-cell>
          <table:table-cell table:style-name="ce3"/>
          <table:table-cell table:style-name="ce3" office:value-type="float" office:value="46.33" calcext:value-type="float">
            <text:p>46,33</text:p>
          </table:table-cell>
          <table:table-cell table:style-name="ce3"/>
          <table:table-cell office:value-type="float" office:value="46.7" calcext:value-type="float">
            <text:p>46,7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float" office:value="59" calcext:value-type="float">
            <text:p>59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string" calcext:value-type="string">
            <text:p>Malaysia</text:p>
          </table:table-cell>
          <table:table-cell table:style-name="ce3" office:value-type="float" office:value="34.53" calcext:value-type="float">
            <text:p>34,53</text:p>
          </table:table-cell>
          <table:table-cell table:style-name="ce3"/>
          <table:table-cell table:style-name="ce3" office:value-type="float" office:value="26.2" calcext:value-type="float">
            <text:p>26,2</text:p>
          </table:table-cell>
          <table:table-cell table:style-name="ce3"/>
          <table:table-cell office:value-type="float" office:value="25.08" calcext:value-type="float">
            <text:p>25,0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stonia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Malawi</text:p>
          </table:table-cell>
          <table:table-cell table:style-name="ce3" office:value-type="float" office:value="46.47" calcext:value-type="float">
            <text:p>46,47</text:p>
          </table:table-cell>
          <table:table-cell table:style-name="ce3"/>
          <table:table-cell table:style-name="ce3" office:value-type="float" office:value="48.45" calcext:value-type="float">
            <text:p>48,45</text:p>
          </table:table-cell>
          <table:table-cell table:style-name="ce3"/>
          <table:table-cell office:value-type="float" office:value="48.83" calcext:value-type="float">
            <text:p>48,8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swatini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Maldives</text:p>
          </table:table-cell>
          <table:table-cell table:style-name="ce3" office:value-type="float" office:value="20.28" calcext:value-type="float">
            <text:p>20,28</text:p>
          </table:table-cell>
          <table:table-cell table:style-name="ce3"/>
          <table:table-cell table:style-name="ce3" office:value-type="float" office:value="25.75" calcext:value-type="float">
            <text:p>25,75</text:p>
          </table:table-cell>
          <table:table-cell table:style-name="ce3"/>
          <table:table-cell office:value-type="float" office:value="25.75" calcext:value-type="float">
            <text:p>25,7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ited States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Mali</text:p>
          </table:table-cell>
          <table:table-cell table:style-name="ce3" office:value-type="float" office:value="50.3" calcext:value-type="float">
            <text:p>50,3</text:p>
          </table:table-cell>
          <table:table-cell table:style-name="ce3"/>
          <table:table-cell table:style-name="ce3" office:value-type="float" office:value="39.3" calcext:value-type="float">
            <text:p>39,3</text:p>
          </table:table-cell>
          <table:table-cell table:style-name="ce3"/>
          <table:table-cell office:value-type="float" office:value="41.55" calcext:value-type="float">
            <text:p>41,5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thiopia</text:p>
          </table:table-cell>
          <table:table-cell office:value-type="float" office:value="63" calcext:value-type="float">
            <text:p>6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string" calcext:value-type="string">
            <text:p>Malta</text:p>
          </table:table-cell>
          <table:table-cell table:style-name="ce3" office:value-type="float" office:value="70.73" calcext:value-type="float">
            <text:p>70,73</text:p>
          </table:table-cell>
          <table:table-cell table:style-name="ce3"/>
          <table:table-cell table:style-name="ce3" office:value-type="float" office:value="55.33" calcext:value-type="float">
            <text:p>55,33</text:p>
          </table:table-cell>
          <table:table-cell table:style-name="ce3"/>
          <table:table-cell office:value-type="float" office:value="45.2" calcext:value-type="float">
            <text:p>45,2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land</text:p>
          </table:table-cell>
          <table:table-cell office:value-type="float" office:value="66" calcext:value-type="float">
            <text:p>66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Morocco</text:p>
          </table:table-cell>
          <table:table-cell table:style-name="ce3" office:value-type="float" office:value="32.06" calcext:value-type="float">
            <text:p>32,06</text:p>
          </table:table-cell>
          <table:table-cell table:style-name="ce3"/>
          <table:table-cell table:style-name="ce3" office:value-type="float" office:value="26.2" calcext:value-type="float">
            <text:p>26,2</text:p>
          </table:table-cell>
          <table:table-cell table:style-name="ce3"/>
          <table:table-cell office:value-type="float" office:value="27.08" calcext:value-type="float">
            <text:p>27,0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float" office:value="67" calcext:value-type="float">
            <text:p>6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Mauritius</text:p>
          </table:table-cell>
          <table:table-cell table:style-name="ce3" office:value-type="float" office:value="40.74" calcext:value-type="float">
            <text:p>40,74</text:p>
          </table:table-cell>
          <table:table-cell table:style-name="ce3"/>
          <table:table-cell table:style-name="ce3" office:value-type="float" office:value="45.38" calcext:value-type="float">
            <text:p>45,38</text:p>
          </table:table-cell>
          <table:table-cell table:style-name="ce3"/>
          <table:table-cell office:value-type="float" office:value="45.75" calcext:value-type="float">
            <text:p>45,7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ambia</text:p>
          </table:table-cell>
          <table:table-cell office:value-type="float" office:value="69" calcext:value-type="float">
            <text:p>69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Mauritania</text:p>
          </table:table-cell>
          <table:table-cell table:style-name="ce3" office:value-type="float" office:value="24.44" calcext:value-type="float">
            <text:p>24,44</text:p>
          </table:table-cell>
          <table:table-cell table:style-name="ce3"/>
          <table:table-cell table:style-name="ce3" office:value-type="float" office:value="28.73" calcext:value-type="float">
            <text:p>28,73</text:p>
          </table:table-cell>
          <table:table-cell table:style-name="ce3"/>
          <table:table-cell office:value-type="float" office:value="28.73" calcext:value-type="float">
            <text:p>28,7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eorgia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string" calcext:value-type="string">
            <text:p>Mexico</text:p>
          </table:table-cell>
          <table:table-cell table:style-name="ce3" office:value-type="float" office:value="85.14" calcext:value-type="float">
            <text:p>85,14</text:p>
          </table:table-cell>
          <table:table-cell table:style-name="ce3"/>
          <table:table-cell table:style-name="ce3" office:value-type="float" office:value="81.33" calcext:value-type="float">
            <text:p>81,33</text:p>
          </table:table-cell>
          <table:table-cell table:style-name="ce3"/>
          <table:table-cell table:style-name="ce4" office:value-type="float" office:value="75.53" calcext:value-type="float">
            <text:p>75,5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hana</text:p>
          </table:table-cell>
          <table:table-cell office:value-type="float" office:value="71" calcext:value-type="float">
            <text:p>7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string" calcext:value-type="string">
            <text:p>Moldova</text:p>
          </table:table-cell>
          <table:table-cell table:style-name="ce3" office:value-type="float" office:value="57.74" calcext:value-type="float">
            <text:p>57,74</text:p>
          </table:table-cell>
          <table:table-cell table:style-name="ce3"/>
          <table:table-cell table:style-name="ce3" office:value-type="float" office:value="52.5" calcext:value-type="float">
            <text:p>52,5</text:p>
          </table:table-cell>
          <table:table-cell table:style-name="ce3"/>
          <table:table-cell office:value-type="float" office:value="52.88" calcext:value-type="float">
            <text:p>52,8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 office:value-type="float" office:value="73" calcext:value-type="float">
            <text:p>7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Monaco</text:p>
          </table:table-cell>
          <table:table-cell table:style-name="ce3" office:value-type="float" office:value="46.7" calcext:value-type="float">
            <text:p>46,7</text:p>
          </table:table-cell>
          <table:table-cell table:style-name="ce3"/>
          <table:table-cell table:style-name="ce3" office:value-type="float" office:value="48.95" calcext:value-type="float">
            <text:p>48,95</text:p>
          </table:table-cell>
          <table:table-cell table:style-name="ce3"/>
          <table:table-cell office:value-type="float" office:value="47.08" calcext:value-type="float">
            <text:p>47,0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office:value-type="float" office:value="76" calcext:value-type="float">
            <text:p>76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Mongolia</text:p>
          </table:table-cell>
          <table:table-cell table:style-name="ce3" office:value-type="float" office:value="54.4" calcext:value-type="float">
            <text:p>54,4</text:p>
          </table:table-cell>
          <table:table-cell table:style-name="ce3"/>
          <table:table-cell table:style-name="ce3" office:value-type="float" office:value="47.7" calcext:value-type="float">
            <text:p>47,7</text:p>
          </table:table-cell>
          <table:table-cell table:style-name="ce3"/>
          <table:table-cell office:value-type="float" office:value="48.08" calcext:value-type="float">
            <text:p>48,0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inea</text:p>
          </table:table-cell>
          <table:table-cell office:value-type="float" office:value="78" calcext:value-type="float">
            <text:p>78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Montenegro</text:p>
          </table:table-cell>
          <table:table-cell table:style-name="ce3" office:value-type="float" office:value="56.28" calcext:value-type="float">
            <text:p>56,28</text:p>
          </table:table-cell>
          <table:table-cell table:style-name="ce3"/>
          <table:table-cell table:style-name="ce3" office:value-type="float" office:value="59.65" calcext:value-type="float">
            <text:p>59,65</text:p>
          </table:table-cell>
          <table:table-cell table:style-name="ce3"/>
          <table:table-cell table:style-name="ce4" office:value-type="float" office:value="60.03" calcext:value-type="float">
            <text:p>60,0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quatorial Guinea</text:p>
          </table:table-cell>
          <table:table-cell office:value-type="float" office:value="79" calcext:value-type="float">
            <text:p>7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Mozambique</text:p>
          </table:table-cell>
          <table:table-cell table:style-name="ce3" office:value-type="float" office:value="53.41" calcext:value-type="float">
            <text:p>53,41</text:p>
          </table:table-cell>
          <table:table-cell table:style-name="ce3"/>
          <table:table-cell table:style-name="ce3" office:value-type="float" office:value="49.7" calcext:value-type="float">
            <text:p>49,7</text:p>
          </table:table-cell>
          <table:table-cell table:style-name="ce3"/>
          <table:table-cell office:value-type="float" office:value="50.08" calcext:value-type="float">
            <text:p>50,0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inea-Bissau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string" calcext:value-type="string">
            <text:p>Myanmar</text:p>
          </table:table-cell>
          <table:table-cell table:style-name="ce3" office:value-type="float" office:value="29.79" calcext:value-type="float">
            <text:p>29,79</text:p>
          </table:table-cell>
          <table:table-cell table:style-name="ce3"/>
          <table:table-cell table:style-name="ce3" office:value-type="float" office:value="26.13" calcext:value-type="float">
            <text:p>26,13</text:p>
          </table:table-cell>
          <table:table-cell table:style-name="ce3"/>
          <table:table-cell office:value-type="float" office:value="27.63" calcext:value-type="float">
            <text:p>27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Nepal</text:p>
          </table:table-cell>
          <table:table-cell table:style-name="ce3" office:value-type="float" office:value="47.59" calcext:value-type="float">
            <text:p>47,59</text:p>
          </table:table-cell>
          <table:table-cell table:style-name="ce3"/>
          <table:table-cell table:style-name="ce3" office:value-type="float" office:value="48.83" calcext:value-type="float">
            <text:p>48,83</text:p>
          </table:table-cell>
          <table:table-cell table:style-name="ce3"/>
          <table:table-cell office:value-type="float" office:value="49.58" calcext:value-type="float">
            <text:p>49,5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Nicaragua</text:p>
          </table:table-cell>
          <table:table-cell table:style-name="ce3" office:value-type="float" office:value="46.15" calcext:value-type="float">
            <text:p>46,15</text:p>
          </table:table-cell>
          <table:table-cell table:style-name="ce3"/>
          <table:table-cell table:style-name="ce3" office:value-type="float" office:value="36.33" calcext:value-type="float">
            <text:p>36,33</text:p>
          </table:table-cell>
          <table:table-cell table:style-name="ce3"/>
          <table:table-cell office:value-type="float" office:value="36.33" calcext:value-type="float">
            <text:p>36,3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office:value-type="float" office:value="83" calcext:value-type="float">
            <text:p>8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Nigeria</text:p>
          </table:table-cell>
          <table:table-cell table:style-name="ce3" office:value-type="float" office:value="35.5" calcext:value-type="float">
            <text:p>35,5</text:p>
          </table:table-cell>
          <table:table-cell table:style-name="ce3"/>
          <table:table-cell table:style-name="ce3" office:value-type="float" office:value="27.28" calcext:value-type="float">
            <text:p>27,28</text:p>
          </table:table-cell>
          <table:table-cell table:style-name="ce3"/>
          <table:table-cell office:value-type="float" office:value="28.03" calcext:value-type="float">
            <text:p>28,0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 office:value-type="float" office:value="85" calcext:value-type="float">
            <text:p>85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string" calcext:value-type="string">
            <text:p>Norway</text:p>
          </table:table-cell>
          <table:table-cell table:style-name="ce3" office:value-type="float" office:value="76.15" calcext:value-type="float">
            <text:p>76,15</text:p>
          </table:table-cell>
          <table:table-cell table:style-name="ce3"/>
          <table:table-cell table:style-name="ce3" office:value-type="float" office:value="62.5" calcext:value-type="float">
            <text:p>62,5</text:p>
          </table:table-cell>
          <table:table-cell table:style-name="ce3"/>
          <table:table-cell table:style-name="ce4" office:value-type="float" office:value="59.63" calcext:value-type="float">
            <text:p>59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 office:value-type="float" office:value="86" calcext:value-type="float">
            <text:p>8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New Zealand</text:p>
          </table:table-cell>
          <table:table-cell table:style-name="ce3" office:value-type="float" office:value="76.45" calcext:value-type="float">
            <text:p>76,45</text:p>
          </table:table-cell>
          <table:table-cell table:style-name="ce3"/>
          <table:table-cell table:style-name="ce3" office:value-type="float" office:value="66.38" calcext:value-type="float">
            <text:p>66,38</text:p>
          </table:table-cell>
          <table:table-cell table:style-name="ce3"/>
          <table:table-cell table:style-name="ce4" office:value-type="float" office:value="65.25" calcext:value-type="float">
            <text:p>65,2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 office:value-type="float" office:value="87" calcext:value-type="float">
            <text:p>8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Oman</text:p>
          </table:table-cell>
          <table:table-cell table:style-name="ce3" office:value-type="float" office:value="15.77" calcext:value-type="float">
            <text:p>15,77</text:p>
          </table:table-cell>
          <table:table-cell table:style-name="ce3"/>
          <table:table-cell table:style-name="ce3" office:value-type="float" office:value="20.63" calcext:value-type="float">
            <text:p>20,63</text:p>
          </table:table-cell>
          <table:table-cell table:style-name="ce3"/>
          <table:table-cell office:value-type="float" office:value="20.63" calcext:value-type="float">
            <text:p>20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ran</text:p>
          </table:table-cell>
          <table:table-cell office:value-type="float" office:value="88" calcext:value-type="float">
            <text:p>88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Uganda</text:p>
          </table:table-cell>
          <table:table-cell table:style-name="ce3" office:value-type="float" office:value="32.34" calcext:value-type="float">
            <text:p>32,34</text:p>
          </table:table-cell>
          <table:table-cell table:style-name="ce3"/>
          <table:table-cell table:style-name="ce3" office:value-type="float" office:value="41.88" calcext:value-type="float">
            <text:p>41,88</text:p>
          </table:table-cell>
          <table:table-cell table:style-name="ce3"/>
          <table:table-cell office:value-type="float" office:value="41.88" calcext:value-type="float">
            <text:p>41,8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raq</text:p>
          </table:table-cell>
          <table:table-cell office:value-type="float" office:value="89" calcext:value-type="float">
            <text:p>89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Uzbekistan</text:p>
          </table:table-cell>
          <table:table-cell table:style-name="ce3" office:value-type="float" office:value="36.73" calcext:value-type="float">
            <text:p>36,73</text:p>
          </table:table-cell>
          <table:table-cell table:style-name="ce3"/>
          <table:table-cell table:style-name="ce3" office:value-type="float" office:value="43.93" calcext:value-type="float">
            <text:p>43,93</text:p>
          </table:table-cell>
          <table:table-cell table:style-name="ce3"/>
          <table:table-cell office:value-type="float" office:value="43.93" calcext:value-type="float">
            <text:p>43,9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reland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Pakistan</text:p>
          </table:table-cell>
          <table:table-cell table:style-name="ce3" office:value-type="float" office:value="22.2" calcext:value-type="float">
            <text:p>22,2</text:p>
          </table:table-cell>
          <table:table-cell table:style-name="ce3"/>
          <table:table-cell table:style-name="ce3" office:value-type="float" office:value="18.05" calcext:value-type="float">
            <text:p>18,05</text:p>
          </table:table-cell>
          <table:table-cell table:style-name="ce3"/>
          <table:table-cell office:value-type="float" office:value="18.05" calcext:value-type="float">
            <text:p>18,0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celand</text:p>
          </table:table-cell>
          <table:table-cell office:value-type="float" office:value="91" calcext:value-type="float">
            <text:p>9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Panama</text:p>
          </table:table-cell>
          <table:table-cell table:style-name="ce3" office:value-type="float" office:value="55.2" calcext:value-type="float">
            <text:p>55,2</text:p>
          </table:table-cell>
          <table:table-cell table:style-name="ce3"/>
          <table:table-cell table:style-name="ce3" office:value-type="float" office:value="51.75" calcext:value-type="float">
            <text:p>51,75</text:p>
          </table:table-cell>
          <table:table-cell table:style-name="ce3"/>
          <table:table-cell office:value-type="float" office:value="51.75" calcext:value-type="float">
            <text:p>51,7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office:value-type="float" office:value="92" calcext:value-type="float">
            <text:p>9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Papua New Guinea</text:p>
          </table:table-cell>
          <table:table-cell table:style-name="ce3" office:value-type="float" office:value="35.41" calcext:value-type="float">
            <text:p>35,41</text:p>
          </table:table-cell>
          <table:table-cell table:style-name="ce3"/>
          <table:table-cell table:style-name="ce3" office:value-type="float" office:value="43.25" calcext:value-type="float">
            <text:p>43,25</text:p>
          </table:table-cell>
          <table:table-cell table:style-name="ce3"/>
          <table:table-cell office:value-type="float" office:value="43.63" calcext:value-type="float">
            <text:p>43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office:value-type="float" office:value="93" calcext:value-type="float">
            <text:p>93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string" calcext:value-type="string">
            <text:p>Paraguay</text:p>
          </table:table-cell>
          <table:table-cell table:style-name="ce3" office:value-type="float" office:value="56.38" calcext:value-type="float">
            <text:p>56,38</text:p>
          </table:table-cell>
          <table:table-cell table:style-name="ce3"/>
          <table:table-cell table:style-name="ce3" office:value-type="float" office:value="55.63" calcext:value-type="float">
            <text:p>55,63</text:p>
          </table:table-cell>
          <table:table-cell table:style-name="ce3"/>
          <table:table-cell office:value-type="float" office:value="54.13" calcext:value-type="float">
            <text:p>54,1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float" office:value="94" calcext:value-type="float">
            <text:p>9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Netherlands</text:p>
          </table:table-cell>
          <table:table-cell table:style-name="ce3" office:value-type="float" office:value="95.44" calcext:value-type="float">
            <text:p>95,44</text:p>
          </table:table-cell>
          <table:table-cell table:style-name="ce3"/>
          <table:table-cell table:style-name="ce3" office:value-type="float" office:value="91.33" calcext:value-type="float">
            <text:p>91,33</text:p>
          </table:table-cell>
          <table:table-cell table:style-name="ce3"/>
          <table:table-cell table:style-name="ce4" office:value-type="float" office:value="91.7" calcext:value-type="float">
            <text:p>91,7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 office:value-type="float" office:value="95" calcext:value-type="float">
            <text:p>9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string" calcext:value-type="string">
            <text:p>Peru</text:p>
          </table:table-cell>
          <table:table-cell table:style-name="ce3" office:value-type="float" office:value="67.47" calcext:value-type="float">
            <text:p>67,47</text:p>
          </table:table-cell>
          <table:table-cell table:style-name="ce3"/>
          <table:table-cell table:style-name="ce3" office:value-type="float" office:value="60.58" calcext:value-type="float">
            <text:p>60,58</text:p>
          </table:table-cell>
          <table:table-cell table:style-name="ce3"/>
          <table:table-cell office:value-type="float" office:value="59.08" calcext:value-type="float">
            <text:p>59,0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ordan</text:p>
          </table:table-cell>
          <table:table-cell office:value-type="float" office:value="96" calcext:value-type="float">
            <text:p>9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Philippines</text:p>
          </table:table-cell>
          <table:table-cell table:style-name="ce3" office:value-type="float" office:value="40.4" calcext:value-type="float">
            <text:p>40,4</text:p>
          </table:table-cell>
          <table:table-cell table:style-name="ce3"/>
          <table:table-cell table:style-name="ce3" office:value-type="float" office:value="39.63" calcext:value-type="float">
            <text:p>39,63</text:p>
          </table:table-cell>
          <table:table-cell table:style-name="ce3"/>
          <table:table-cell office:value-type="float" office:value="39.63" calcext:value-type="float">
            <text:p>39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azakhstan</text:p>
          </table:table-cell>
          <table:table-cell office:value-type="float" office:value="97" calcext:value-type="float">
            <text:p>9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Poland</text:p>
          </table:table-cell>
          <table:table-cell table:style-name="ce3" office:value-type="float" office:value="64.22" calcext:value-type="float">
            <text:p>64,22</text:p>
          </table:table-cell>
          <table:table-cell table:style-name="ce3"/>
          <table:table-cell table:style-name="ce3" office:value-type="float" office:value="52.7" calcext:value-type="float">
            <text:p>52,7</text:p>
          </table:table-cell>
          <table:table-cell table:style-name="ce3"/>
          <table:table-cell office:value-type="float" office:value="50.08" calcext:value-type="float">
            <text:p>50,0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enya</text:p>
          </table:table-cell>
          <table:table-cell office:value-type="float" office:value="98" calcext:value-type="float">
            <text:p>98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string" calcext:value-type="string">
            <text:p>Portugal</text:p>
          </table:table-cell>
          <table:table-cell table:style-name="ce3" office:value-type="float" office:value="95.43" calcext:value-type="float">
            <text:p>95,43</text:p>
          </table:table-cell>
          <table:table-cell table:style-name="ce3"/>
          <table:table-cell table:style-name="ce3" office:value-type="float" office:value="86.93" calcext:value-type="float">
            <text:p>86,93</text:p>
          </table:table-cell>
          <table:table-cell table:style-name="ce3"/>
          <table:table-cell table:style-name="ce4" office:value-type="float" office:value="83.8" calcext:value-type="float">
            <text:p>83,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yrgyzstan</text:p>
          </table:table-cell>
          <table:table-cell office:value-type="float" office:value="99" calcext:value-type="float">
            <text:p>99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Qatar</text:p>
          </table:table-cell>
          <table:table-cell table:style-name="ce3" office:value-type="float" office:value="20.47" calcext:value-type="float">
            <text:p>20,47</text:p>
          </table:table-cell>
          <table:table-cell table:style-name="ce3"/>
          <table:table-cell table:style-name="ce3" office:value-type="float" office:value="15.63" calcext:value-type="float">
            <text:p>15,63</text:p>
          </table:table-cell>
          <table:table-cell table:style-name="ce3"/>
          <table:table-cell office:value-type="float" office:value="15.63" calcext:value-type="float">
            <text:p>15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uwait</text:p>
          </table:table-cell>
          <table:table-cell office:value-type="float" office:value="101" calcext:value-type="float">
            <text:p>10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string" calcext:value-type="string">
            <text:p>Syria</text:p>
          </table:table-cell>
          <table:table-cell table:style-name="ce3" office:value-type="float" office:value="19.78" calcext:value-type="float">
            <text:p>19,78</text:p>
          </table:table-cell>
          <table:table-cell table:style-name="ce3"/>
          <table:table-cell table:style-name="ce3" office:value-type="float" office:value="23.3" calcext:value-type="float">
            <text:p>23,3</text:p>
          </table:table-cell>
          <table:table-cell table:style-name="ce3"/>
          <table:table-cell office:value-type="float" office:value="23.3" calcext:value-type="float">
            <text:p>23,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ao</text:p>
          </table:table-cell>
          <table:table-cell office:value-type="float" office:value="102" calcext:value-type="float">
            <text:p>102</text:p>
          </table:table-cell>
          <table:table-cell table:style-name="ce3" office:value-type="float" office:value="155" calcext:value-type="float">
            <text:p>155</text:p>
          </table:table-cell>
          <table:table-cell table:style-name="ce11" office:value-type="string" calcext:value-type="string">
            <text:p>Central Afriquan Republic</text:p>
          </table:table-cell>
          <table:table-cell table:style-name="ce3" office:value-type="float" office:value="33.5" calcext:value-type="float">
            <text:p>33,5</text:p>
          </table:table-cell>
          <table:table-cell table:style-name="ce3"/>
          <table:table-cell table:style-name="ce3" office:value-type="float" office:value="37.23" calcext:value-type="float">
            <text:p>37,23</text:p>
          </table:table-cell>
          <table:table-cell table:style-name="ce3"/>
          <table:table-cell office:value-type="float" office:value="37.6" calcext:value-type="float">
            <text:p>37,6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atvia</text:p>
          </table:table-cell>
          <table:table-cell office:value-type="float" office:value="104" calcext:value-type="float">
            <text:p>104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string" calcext:value-type="string">
            <text:p>Romania</text:p>
          </table:table-cell>
          <table:table-cell table:style-name="ce3" office:value-type="float" office:value="57.73" calcext:value-type="float">
            <text:p>57,73</text:p>
          </table:table-cell>
          <table:table-cell table:style-name="ce3"/>
          <table:table-cell table:style-name="ce3" office:value-type="float" office:value="56.5" calcext:value-type="float">
            <text:p>56,5</text:p>
          </table:table-cell>
          <table:table-cell table:style-name="ce3"/>
          <table:table-cell office:value-type="float" office:value="52" calcext:value-type="float">
            <text:p>52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banon</text:p>
          </table:table-cell>
          <table:table-cell office:value-type="float" office:value="105" calcext:value-type="float">
            <text:p>10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United Kingdom</text:p>
          </table:table-cell>
          <table:table-cell table:style-name="ce3" office:value-type="float" office:value="69.2" calcext:value-type="float">
            <text:p>69,2</text:p>
          </table:table-cell>
          <table:table-cell table:style-name="ce3"/>
          <table:table-cell table:style-name="ce3" office:value-type="float" office:value="60.63" calcext:value-type="float">
            <text:p>60,63</text:p>
          </table:table-cell>
          <table:table-cell table:style-name="ce3"/>
          <table:table-cell office:value-type="float" office:value="58.05" calcext:value-type="float">
            <text:p>58,0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beria</text:p>
          </table:table-cell>
          <table:table-cell office:value-type="float" office:value="106" calcext:value-type="float">
            <text:p>106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string" calcext:value-type="string">
            <text:p>Russia</text:p>
          </table:table-cell>
          <table:table-cell table:style-name="ce3" office:value-type="float" office:value="45.47" calcext:value-type="float">
            <text:p>45,47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style-name="ce3"/>
          <table:table-cell office:value-type="float" office:value="52.88" calcext:value-type="float">
            <text:p>52,8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bya</text:p>
          </table:table-cell>
          <table:table-cell office:value-type="float" office:value="107" calcext:value-type="float">
            <text:p>10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Rwanda</text:p>
          </table:table-cell>
          <table:table-cell table:style-name="ce3" office:value-type="float" office:value="32.66" calcext:value-type="float">
            <text:p>32,66</text:p>
          </table:table-cell>
          <table:table-cell table:style-name="ce3"/>
          <table:table-cell table:style-name="ce3" office:value-type="float" office:value="36.2" calcext:value-type="float">
            <text:p>36,2</text:p>
          </table:table-cell>
          <table:table-cell table:style-name="ce3"/>
          <table:table-cell office:value-type="float" office:value="36.58" calcext:value-type="float">
            <text:p>36,5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 office:value-type="float" office:value="109" calcext:value-type="float">
            <text:p>10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Saint Lucia</text:p>
          </table:table-cell>
          <table:table-cell table:style-name="ce3" office:value-type="float" office:value="46.64" calcext:value-type="float">
            <text:p>46,64</text:p>
          </table:table-cell>
          <table:table-cell table:style-name="ce3"/>
          <table:table-cell table:style-name="ce3" office:value-type="float" office:value="45.88" calcext:value-type="float">
            <text:p>45,88</text:p>
          </table:table-cell>
          <table:table-cell table:style-name="ce3"/>
          <table:table-cell office:value-type="float" office:value="46.25" calcext:value-type="float">
            <text:p>46,2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uxembourg</text:p>
          </table:table-cell>
          <table:table-cell office:value-type="float" office:value="110" calcext:value-type="float">
            <text:p>11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string" calcext:value-type="string">
            <text:p>San Marino</text:p>
          </table:table-cell>
          <table:table-cell table:style-name="ce3" office:value-type="float" office:value="53.43" calcext:value-type="float">
            <text:p>53,43</text:p>
          </table:table-cell>
          <table:table-cell table:style-name="ce3"/>
          <table:table-cell table:style-name="ce3" office:value-type="float" office:value="49.55" calcext:value-type="float">
            <text:p>49,55</text:p>
          </table:table-cell>
          <table:table-cell table:style-name="ce3"/>
          <table:table-cell office:value-type="float" office:value="48.43" calcext:value-type="float">
            <text:p>48,4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th Macedonia</text:p>
          </table:table-cell>
          <table:table-cell office:value-type="float" office:value="112" calcext:value-type="float">
            <text:p>112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string" calcext:value-type="string">
            <text:p>Saint Vincent and the Grenadines</text:p>
          </table:table-cell>
          <table:table-cell table:style-name="ce3" office:value-type="float" office:value="57.2" calcext:value-type="float">
            <text:p>57,2</text:p>
          </table:table-cell>
          <table:table-cell table:style-name="ce3"/>
          <table:table-cell table:style-name="ce3" office:value-type="float" office:value="48.38" calcext:value-type="float">
            <text:p>48,38</text:p>
          </table:table-cell>
          <table:table-cell table:style-name="ce3"/>
          <table:table-cell office:value-type="float" office:value="48.75" calcext:value-type="float">
            <text:p>48,7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dagascar</text:p>
          </table:table-cell>
          <table:table-cell office:value-type="float" office:value="113" calcext:value-type="float">
            <text:p>113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string" calcext:value-type="string">
            <text:p>Solomon Islands</text:p>
          </table:table-cell>
          <table:table-cell table:style-name="ce3" office:value-type="float" office:value="44.12" calcext:value-type="float">
            <text:p>44,12</text:p>
          </table:table-cell>
          <table:table-cell table:style-name="ce3"/>
          <table:table-cell table:style-name="ce3" office:value-type="float" office:value="45.75" calcext:value-type="float">
            <text:p>45,75</text:p>
          </table:table-cell>
          <table:table-cell table:style-name="ce3"/>
          <table:table-cell office:value-type="float" office:value="46.13" calcext:value-type="float">
            <text:p>46,1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laysia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Senegal</text:p>
          </table:table-cell>
          <table:table-cell table:style-name="ce3" office:value-type="float" office:value="51.15" calcext:value-type="float">
            <text:p>51,15</text:p>
          </table:table-cell>
          <table:table-cell table:style-name="ce3"/>
          <table:table-cell table:style-name="ce3" office:value-type="float" office:value="47.25" calcext:value-type="float">
            <text:p>47,25</text:p>
          </table:table-cell>
          <table:table-cell table:style-name="ce3"/>
          <table:table-cell office:value-type="float" office:value="47.63" calcext:value-type="float">
            <text:p>47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lawi</text:p>
          </table:table-cell>
          <table:table-cell office:value-type="float" office:value="115" calcext:value-type="float">
            <text:p>11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Serbia</text:p>
          </table:table-cell>
          <table:table-cell table:style-name="ce3" office:value-type="float" office:value="61.43" calcext:value-type="float">
            <text:p>61,43</text:p>
          </table:table-cell>
          <table:table-cell table:style-name="ce3"/>
          <table:table-cell table:style-name="ce3" office:value-type="float" office:value="53.13" calcext:value-type="float">
            <text:p>53,13</text:p>
          </table:table-cell>
          <table:table-cell table:style-name="ce3"/>
          <table:table-cell office:value-type="float" office:value="53.13" calcext:value-type="float">
            <text:p>53,1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ldives</text:p>
          </table:table-cell>
          <table:table-cell office:value-type="float" office:value="116" calcext:value-type="float">
            <text:p>116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string" calcext:value-type="string">
            <text:p>Seychelles</text:p>
          </table:table-cell>
          <table:table-cell table:style-name="ce3" office:value-type="float" office:value="46.36" calcext:value-type="float">
            <text:p>46,36</text:p>
          </table:table-cell>
          <table:table-cell table:style-name="ce3"/>
          <table:table-cell table:style-name="ce3" office:value-type="float" office:value="47.88" calcext:value-type="float">
            <text:p>47,88</text:p>
          </table:table-cell>
          <table:table-cell table:style-name="ce3"/>
          <table:table-cell office:value-type="float" office:value="48.25" calcext:value-type="float">
            <text:p>48,2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li</text:p>
          </table:table-cell>
          <table:table-cell office:value-type="float" office:value="117" calcext:value-type="float">
            <text:p>117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string" calcext:value-type="string">
            <text:p>Singapore</text:p>
          </table:table-cell>
          <table:table-cell table:style-name="ce3" office:value-type="float" office:value="53.32" calcext:value-type="float">
            <text:p>53,32</text:p>
          </table:table-cell>
          <table:table-cell table:style-name="ce3"/>
          <table:table-cell table:style-name="ce3" office:value-type="float" office:value="45.7" calcext:value-type="float">
            <text:p>45,7</text:p>
          </table:table-cell>
          <table:table-cell table:style-name="ce3"/>
          <table:table-cell office:value-type="float" office:value="46.08" calcext:value-type="float">
            <text:p>46,08</text:p>
          </table:table-cell>
          <table:table-cell table:style-name="ce3"/>
          <table:table-cell table:style-name="ce5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 office:value-type="float" office:value="118" calcext:value-type="float">
            <text:p>11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string" calcext:value-type="string">
            <text:p>Slovakia</text:p>
          </table:table-cell>
          <table:table-cell table:style-name="ce3" office:value-type="float" office:value="64.24" calcext:value-type="float">
            <text:p>64,24</text:p>
          </table:table-cell>
          <table:table-cell table:style-name="ce3"/>
          <table:table-cell table:style-name="ce3" office:value-type="float" office:value="61.95" calcext:value-type="float">
            <text:p>61,95</text:p>
          </table:table-cell>
          <table:table-cell table:style-name="ce3"/>
          <table:table-cell table:style-name="ce4" office:value-type="float" office:value="62.33" calcext:value-type="float">
            <text:p>62,3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rocco</text:p>
          </table:table-cell>
          <table:table-cell office:value-type="float" office:value="119" calcext:value-type="float">
            <text:p>11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string" calcext:value-type="string">
            <text:p>Slovenia</text:p>
          </table:table-cell>
          <table:table-cell table:style-name="ce3" office:value-type="float" office:value="76.47" calcext:value-type="float">
            <text:p>76,47</text:p>
          </table:table-cell>
          <table:table-cell table:style-name="ce3"/>
          <table:table-cell table:style-name="ce3" office:value-type="float" office:value="69.63" calcext:value-type="float">
            <text:p>69,63</text:p>
          </table:table-cell>
          <table:table-cell table:style-name="ce3"/>
          <table:table-cell table:style-name="ce4" office:value-type="float" office:value="70" calcext:value-type="float">
            <text:p>70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uritius</text:p>
          </table:table-cell>
          <table:table-cell office:value-type="float" office:value="120" calcext:value-type="float">
            <text:p>12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string" calcext:value-type="string">
            <text:p>Somalia</text:p>
          </table:table-cell>
          <table:table-cell table:style-name="ce3" office:value-type="float" office:value="15.13" calcext:value-type="float">
            <text:p>15,13</text:p>
          </table:table-cell>
          <table:table-cell table:style-name="ce3"/>
          <table:table-cell table:style-name="ce3" office:value-type="float" office:value="22.25" calcext:value-type="float">
            <text:p>22,25</text:p>
          </table:table-cell>
          <table:table-cell table:style-name="ce3"/>
          <table:table-cell office:value-type="float" office:value="22.25" calcext:value-type="float">
            <text:p>22,2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uritania</text:p>
          </table:table-cell>
          <table:table-cell office:value-type="float" office:value="121" calcext:value-type="float">
            <text:p>12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string" calcext:value-type="string">
            <text:p>Sudan</text:p>
          </table:table-cell>
          <table:table-cell table:style-name="ce3" office:value-type="float" office:value="14.79" calcext:value-type="float">
            <text:p>14,79</text:p>
          </table:table-cell>
          <table:table-cell table:style-name="ce3"/>
          <table:table-cell table:style-name="ce3" office:value-type="float" office:value="21.43" calcext:value-type="float">
            <text:p>21,43</text:p>
          </table:table-cell>
          <table:table-cell table:style-name="ce3"/>
          <table:table-cell office:value-type="float" office:value="21.43" calcext:value-type="float">
            <text:p>21,4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office:value-type="float" office:value="122" calcext:value-type="float">
            <text:p>12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string" calcext:value-type="string">
            <text:p>Sri Lanka</text:p>
          </table:table-cell>
          <table:table-cell table:style-name="ce3" office:value-type="float" office:value="36.39" calcext:value-type="float">
            <text:p>36,39</text:p>
          </table:table-cell>
          <table:table-cell table:style-name="ce3"/>
          <table:table-cell table:style-name="ce3" office:value-type="float" office:value="21.9" calcext:value-type="float">
            <text:p>21,9</text:p>
          </table:table-cell>
          <table:table-cell table:style-name="ce3"/>
          <table:table-cell office:value-type="float" office:value="21.9" calcext:value-type="float">
            <text:p>21,9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ldova</text:p>
          </table:table-cell>
          <table:table-cell office:value-type="float" office:value="124" calcext:value-type="float">
            <text:p>12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string" calcext:value-type="string">
            <text:p>Sweden</text:p>
          </table:table-cell>
          <table:table-cell table:style-name="ce3" office:value-type="float" office:value="71.69" calcext:value-type="float">
            <text:p>71,69</text:p>
          </table:table-cell>
          <table:table-cell table:style-name="ce3"/>
          <table:table-cell table:style-name="ce3" office:value-type="float" office:value="65.95" calcext:value-type="float">
            <text:p>65,95</text:p>
          </table:table-cell>
          <table:table-cell table:style-name="ce3"/>
          <table:table-cell table:style-name="ce4" office:value-type="float" office:value="66.95" calcext:value-type="float">
            <text:p>66,9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naco</text:p>
          </table:table-cell>
          <table:table-cell office:value-type="float" office:value="125" calcext:value-type="float">
            <text:p>12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string" calcext:value-type="string">
            <text:p>Switzerland</text:p>
          </table:table-cell>
          <table:table-cell table:style-name="ce3" office:value-type="float" office:value="83.28" calcext:value-type="float">
            <text:p>83,28</text:p>
          </table:table-cell>
          <table:table-cell table:style-name="ce3"/>
          <table:table-cell table:style-name="ce3" office:value-type="float" office:value="80.88" calcext:value-type="float">
            <text:p>80,88</text:p>
          </table:table-cell>
          <table:table-cell table:style-name="ce3"/>
          <table:table-cell table:style-name="ce4" office:value-type="float" office:value="72.38" calcext:value-type="float">
            <text:p>72,3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ngolia</text:p>
          </table:table-cell>
          <table:table-cell office:value-type="float" office:value="126" calcext:value-type="float">
            <text:p>12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string" calcext:value-type="string">
            <text:p>Suriname</text:p>
          </table:table-cell>
          <table:table-cell table:style-name="ce3" office:value-type="float" office:value="44.8" calcext:value-type="float">
            <text:p>44,8</text:p>
          </table:table-cell>
          <table:table-cell table:style-name="ce3"/>
          <table:table-cell table:style-name="ce3" office:value-type="float" office:value="45" calcext:value-type="float">
            <text:p>45</text:p>
          </table:table-cell>
          <table:table-cell table:style-name="ce3"/>
          <table:table-cell office:value-type="float" office:value="45.38" calcext:value-type="float">
            <text:p>45,3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ntenegro</text:p>
          </table:table-cell>
          <table:table-cell office:value-type="float" office:value="127" calcext:value-type="float">
            <text:p>12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string" calcext:value-type="string">
            <text:p>Tajikistan</text:p>
          </table:table-cell>
          <table:table-cell table:style-name="ce3" office:value-type="float" office:value="50.29" calcext:value-type="float">
            <text:p>50,29</text:p>
          </table:table-cell>
          <table:table-cell table:style-name="ce3"/>
          <table:table-cell table:style-name="ce3" office:value-type="float" office:value="47.5" calcext:value-type="float">
            <text:p>47,5</text:p>
          </table:table-cell>
          <table:table-cell table:style-name="ce3"/>
          <table:table-cell office:value-type="float" office:value="48.38" calcext:value-type="float">
            <text:p>48,3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zambique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186" calcext:value-type="float">
            <text:p>186</text:p>
          </table:table-cell>
          <table:table-cell table:style-name="ce11" office:value-type="string" calcext:value-type="string">
            <text:p>Czechia</text:p>
          </table:table-cell>
          <table:table-cell table:style-name="ce3" office:value-type="float" office:value="83.21" calcext:value-type="float">
            <text:p>83,21</text:p>
          </table:table-cell>
          <table:table-cell table:style-name="ce3"/>
          <table:table-cell table:style-name="ce3" office:value-type="float" office:value="83.63" calcext:value-type="float">
            <text:p>83,63</text:p>
          </table:table-cell>
          <table:table-cell table:style-name="ce3"/>
          <table:table-cell table:style-name="ce4" office:value-type="float" office:value="80.5" calcext:value-type="float">
            <text:p>80,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yanmar</text:p>
          </table:table-cell>
          <table:table-cell office:value-type="float" office:value="129" calcext:value-type="float">
            <text:p>129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string" calcext:value-type="string">
            <text:p>Thailand</text:p>
          </table:table-cell>
          <table:table-cell table:style-name="ce3" office:value-type="float" office:value="36.2" calcext:value-type="float">
            <text:p>36,2</text:p>
          </table:table-cell>
          <table:table-cell table:style-name="ce3"/>
          <table:table-cell table:style-name="ce3" office:value-type="float" office:value="29.38" calcext:value-type="float">
            <text:p>29,38</text:p>
          </table:table-cell>
          <table:table-cell table:style-name="ce3"/>
          <table:table-cell office:value-type="float" office:value="30.75" calcext:value-type="float">
            <text:p>30,7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pal</text:p>
          </table:table-cell>
          <table:table-cell office:value-type="float" office:value="132" calcext:value-type="float">
            <text:p>13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string" calcext:value-type="string">
            <text:p>Tonga</text:p>
          </table:table-cell>
          <table:table-cell table:style-name="ce3" office:value-type="float" office:value="43.4" calcext:value-type="float">
            <text:p>43,4</text:p>
          </table:table-cell>
          <table:table-cell table:style-name="ce3"/>
          <table:table-cell table:style-name="ce3" office:value-type="float" office:value="40.38" calcext:value-type="float">
            <text:p>40,38</text:p>
          </table:table-cell>
          <table:table-cell table:style-name="ce3"/>
          <table:table-cell office:value-type="float" office:value="40.75" calcext:value-type="float">
            <text:p>40,7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 office:value-type="float" office:value="133" calcext:value-type="float">
            <text:p>13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Trinidad and Tobago</text:p>
          </table:table-cell>
          <table:table-cell table:style-name="ce3" office:value-type="float" office:value="57.6" calcext:value-type="float">
            <text:p>57,6</text:p>
          </table:table-cell>
          <table:table-cell table:style-name="ce3"/>
          <table:table-cell table:style-name="ce3" office:value-type="float" office:value="45.38" calcext:value-type="float">
            <text:p>45,38</text:p>
          </table:table-cell>
          <table:table-cell table:style-name="ce3"/>
          <table:table-cell office:value-type="float" office:value="45.75" calcext:value-type="float">
            <text:p>45,7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igeria</text:p>
          </table:table-cell>
          <table:table-cell office:value-type="float" office:value="135" calcext:value-type="float">
            <text:p>13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string" calcext:value-type="string">
            <text:p>Tunisia</text:p>
          </table:table-cell>
          <table:table-cell table:style-name="ce3" office:value-type="float" office:value="48.35" calcext:value-type="float">
            <text:p>48,35</text:p>
          </table:table-cell>
          <table:table-cell table:style-name="ce3"/>
          <table:table-cell table:style-name="ce3" office:value-type="float" office:value="42.58" calcext:value-type="float">
            <text:p>42,58</text:p>
          </table:table-cell>
          <table:table-cell table:style-name="ce3"/>
          <table:table-cell office:value-type="float" office:value="42.58" calcext:value-type="float">
            <text:p>42,5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 office:value-type="float" office:value="137" calcext:value-type="float">
            <text:p>13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string" calcext:value-type="string">
            <text:p>Turkmenistan</text:p>
          </table:table-cell>
          <table:table-cell table:style-name="ce3" office:value-type="float" office:value="26.89" calcext:value-type="float">
            <text:p>26,89</text:p>
          </table:table-cell>
          <table:table-cell table:style-name="ce3"/>
          <table:table-cell table:style-name="ce3" office:value-type="float" office:value="36.88" calcext:value-type="float">
            <text:p>36,88</text:p>
          </table:table-cell>
          <table:table-cell table:style-name="ce3"/>
          <table:table-cell office:value-type="float" office:value="36.88" calcext:value-type="float">
            <text:p>36,8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w Zealand</text:p>
          </table:table-cell>
          <table:table-cell office:value-type="float" office:value="138" calcext:value-type="float">
            <text:p>138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string" calcext:value-type="string">
            <text:p>Turkey</text:p>
          </table:table-cell>
          <table:table-cell table:style-name="ce3" office:value-type="float" office:value="42.14" calcext:value-type="float">
            <text:p>42,14</text:p>
          </table:table-cell>
          <table:table-cell table:style-name="ce3"/>
          <table:table-cell table:style-name="ce3" office:value-type="float" office:value="48.03" calcext:value-type="float">
            <text:p>48,03</text:p>
          </table:table-cell>
          <table:table-cell table:style-name="ce3"/>
          <table:table-cell office:value-type="float" office:value="50.78" calcext:value-type="float">
            <text:p>50,7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man</text:p>
          </table:table-cell>
          <table:table-cell office:value-type="float" office:value="139" calcext:value-type="float">
            <text:p>139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string" calcext:value-type="string">
            <text:p>Tuvalu</text:p>
          </table:table-cell>
          <table:table-cell table:style-name="ce3" office:value-type="float" office:value="38.77" calcext:value-type="float">
            <text:p>38,77</text:p>
          </table:table-cell>
          <table:table-cell table:style-name="ce3"/>
          <table:table-cell table:style-name="ce3" office:value-type="float" office:value="41.93" calcext:value-type="float">
            <text:p>41,93</text:p>
          </table:table-cell>
          <table:table-cell table:style-name="ce3"/>
          <table:table-cell office:value-type="float" office:value="40.05" calcext:value-type="float">
            <text:p>40,0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ganda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string" calcext:value-type="string">
            <text:p>Ukraine</text:p>
          </table:table-cell>
          <table:table-cell table:style-name="ce3" office:value-type="float" office:value="52.88" calcext:value-type="float">
            <text:p>52,88</text:p>
          </table:table-cell>
          <table:table-cell table:style-name="ce3"/>
          <table:table-cell table:style-name="ce3" office:value-type="float" office:value="47.58" calcext:value-type="float">
            <text:p>47,58</text:p>
          </table:table-cell>
          <table:table-cell table:style-name="ce3"/>
          <table:table-cell office:value-type="float" office:value="47.58" calcext:value-type="float">
            <text:p>47,5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zbekistan</text:p>
          </table:table-cell>
          <table:table-cell office:value-type="float" office:value="141" calcext:value-type="float">
            <text:p>14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string" calcext:value-type="string">
            <text:p>Uruguay</text:p>
          </table:table-cell>
          <table:table-cell table:style-name="ce3" office:value-type="float" office:value="89.99" calcext:value-type="float">
            <text:p>89,99</text:p>
          </table:table-cell>
          <table:table-cell table:style-name="ce3"/>
          <table:table-cell table:style-name="ce3" office:value-type="float" office:value="84.5" calcext:value-type="float">
            <text:p>84,5</text:p>
          </table:table-cell>
          <table:table-cell table:style-name="ce3"/>
          <table:table-cell table:style-name="ce4" office:value-type="float" office:value="88.75" calcext:value-type="float">
            <text:p>88,7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kistan</text:p>
          </table:table-cell>
          <table:table-cell office:value-type="float" office:value="142" calcext:value-type="float">
            <text:p>14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string" calcext:value-type="string">
            <text:p>Venezuela</text:p>
          </table:table-cell>
          <table:table-cell table:style-name="ce3" office:value-type="float" office:value="45.43" calcext:value-type="float">
            <text:p>45,43</text:p>
          </table:table-cell>
          <table:table-cell table:style-name="ce3"/>
          <table:table-cell table:style-name="ce3" office:value-type="float" office:value="50.38" calcext:value-type="float">
            <text:p>50,38</text:p>
          </table:table-cell>
          <table:table-cell table:style-name="ce3"/>
          <table:table-cell office:value-type="float" office:value="50.75" calcext:value-type="float">
            <text:p>50,7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Viet nam</text:p>
          </table:table-cell>
          <table:table-cell table:style-name="ce3" office:value-type="float" office:value="37.9" calcext:value-type="float">
            <text:p>37,9</text:p>
          </table:table-cell>
          <table:table-cell table:style-name="ce3"/>
          <table:table-cell table:style-name="ce3" office:value-type="float" office:value="35.38" calcext:value-type="float">
            <text:p>35,38</text:p>
          </table:table-cell>
          <table:table-cell table:style-name="ce3"/>
          <table:table-cell office:value-type="float" office:value="33.88" calcext:value-type="float">
            <text:p>33,8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pua New Guinea</text:p>
          </table:table-cell>
          <table:table-cell office:value-type="float" office:value="146" calcext:value-type="float">
            <text:p>14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Yemen</text:p>
          </table:table-cell>
          <table:table-cell table:style-name="ce3" office:value-type="float" office:value="10.19" calcext:value-type="float">
            <text:p>10,19</text:p>
          </table:table-cell>
          <table:table-cell table:style-name="ce3"/>
          <table:table-cell table:style-name="ce3" office:value-type="float" office:value="11.23" calcext:value-type="float">
            <text:p>11,23</text:p>
          </table:table-cell>
          <table:table-cell table:style-name="ce3"/>
          <table:table-cell office:value-type="float" office:value="11.23" calcext:value-type="float">
            <text:p>11,2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office:value-type="float" office:value="147" calcext:value-type="float">
            <text:p>14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string" calcext:value-type="string">
            <text:p>Zimbabwe</text:p>
          </table:table-cell>
          <table:table-cell table:style-name="ce3" office:value-type="float" office:value="40.89" calcext:value-type="float">
            <text:p>40,89</text:p>
          </table:table-cell>
          <table:table-cell table:style-name="ce3"/>
          <table:table-cell table:style-name="ce3" office:value-type="float" office:value="43.7" calcext:value-type="float">
            <text:p>43,7</text:p>
          </table:table-cell>
          <table:table-cell table:style-name="ce3"/>
          <table:table-cell office:value-type="float" office:value="44.08" calcext:value-type="float">
            <text:p>44,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therlands</text:p>
          </table:table-cell>
          <table:table-cell office:value-type="float" office:value="148" calcext:value-type="float">
            <text:p>148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office:value-type="float" office:value="149" calcext:value-type="float">
            <text:p>149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hilippines</text:p>
          </table:table-cell>
          <table:table-cell office:value-type="float" office:value="150" calcext:value-type="float">
            <text:p>150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 office:value-type="float" office:value="151" calcext:value-type="float">
            <text:p>151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rtugal</text:p>
          </table:table-cell>
          <table:table-cell office:value-type="float" office:value="152" calcext:value-type="float">
            <text:p>152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atar</text:p>
          </table:table-cell>
          <table:table-cell office:value-type="float" office:value="153" calcext:value-type="float">
            <text:p>153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yria</text:p>
          </table:table-cell>
          <table:table-cell office:value-type="float" office:value="154" calcext:value-type="float">
            <text:p>154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ntral Afriquan Republic</text:p>
          </table:table-cell>
          <table:table-cell office:value-type="float" office:value="155" calcext:value-type="float">
            <text:p>155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 office:value-type="float" office:value="156" calcext:value-type="float">
            <text:p>156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nited Kingdom</text:p>
          </table:table-cell>
          <table:table-cell office:value-type="float" office:value="157" calcext:value-type="float">
            <text:p>157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ussia</text:p>
          </table:table-cell>
          <table:table-cell office:value-type="float" office:value="158" calcext:value-type="float">
            <text:p>158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wanda</text:p>
          </table:table-cell>
          <table:table-cell office:value-type="float" office:value="159" calcext:value-type="float">
            <text:p>159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office:value-type="float" office:value="160" calcext:value-type="float">
            <text:p>160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n Marino</text:p>
          </table:table-cell>
          <table:table-cell office:value-type="float" office:value="162" calcext:value-type="float">
            <text:p>162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office:value-type="float" office:value="164" calcext:value-type="float">
            <text:p>164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olomon Islands</text:p>
          </table:table-cell>
          <table:table-cell office:value-type="float" office:value="165" calcext:value-type="float">
            <text:p>165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negal</text:p>
          </table:table-cell>
          <table:table-cell office:value-type="float" office:value="168" calcext:value-type="float">
            <text:p>168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bia</text:p>
          </table:table-cell>
          <table:table-cell office:value-type="float" office:value="169" calcext:value-type="float">
            <text:p>169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ychelles</text:p>
          </table:table-cell>
          <table:table-cell office:value-type="float" office:value="170" calcext:value-type="float">
            <text:p>170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ngapore</text:p>
          </table:table-cell>
          <table:table-cell office:value-type="float" office:value="172" calcext:value-type="float">
            <text:p>172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lovakia</text:p>
          </table:table-cell>
          <table:table-cell office:value-type="float" office:value="173" calcext:value-type="float">
            <text:p>173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lovenia</text:p>
          </table:table-cell>
          <table:table-cell office:value-type="float" office:value="174" calcext:value-type="float">
            <text:p>174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omalia</text:p>
          </table:table-cell>
          <table:table-cell office:value-type="float" office:value="175" calcext:value-type="float">
            <text:p>175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dan</text:p>
          </table:table-cell>
          <table:table-cell office:value-type="float" office:value="176" calcext:value-type="float">
            <text:p>176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ri Lanka</text:p>
          </table:table-cell>
          <table:table-cell office:value-type="float" office:value="178" calcext:value-type="float">
            <text:p>178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weden</text:p>
          </table:table-cell>
          <table:table-cell office:value-type="float" office:value="179" calcext:value-type="float">
            <text:p>179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witzerland</text:p>
          </table:table-cell>
          <table:table-cell office:value-type="float" office:value="180" calcext:value-type="float">
            <text:p>180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office:value-type="float" office:value="181" calcext:value-type="float">
            <text:p>181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jikistan</text:p>
          </table:table-cell>
          <table:table-cell office:value-type="float" office:value="182" calcext:value-type="float">
            <text:p>182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zechia</text:p>
          </table:table-cell>
          <table:table-cell office:value-type="float" office:value="186" calcext:value-type="float">
            <text:p>186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ailand</text:p>
          </table:table-cell>
          <table:table-cell office:value-type="float" office:value="187" calcext:value-type="float">
            <text:p>187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nga</text:p>
          </table:table-cell>
          <table:table-cell office:value-type="float" office:value="190" calcext:value-type="float">
            <text:p>190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office:value-type="float" office:value="191" calcext:value-type="float">
            <text:p>191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nisia</text:p>
          </table:table-cell>
          <table:table-cell office:value-type="float" office:value="192" calcext:value-type="float">
            <text:p>192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rkmenistan</text:p>
          </table:table-cell>
          <table:table-cell office:value-type="float" office:value="193" calcext:value-type="float">
            <text:p>193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office:value-type="float" office:value="194" calcext:value-type="float">
            <text:p>194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valu</text:p>
          </table:table-cell>
          <table:table-cell office:value-type="float" office:value="195" calcext:value-type="float">
            <text:p>195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kraine</text:p>
          </table:table-cell>
          <table:table-cell office:value-type="float" office:value="196" calcext:value-type="float">
            <text:p>196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 office:value-type="float" office:value="197" calcext:value-type="float">
            <text:p>197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float" office:value="199" calcext:value-type="float">
            <text:p>199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t Nam</text:p>
          </table:table-cell>
          <table:table-cell office:value-type="float" office:value="200" calcext:value-type="float">
            <text:p>200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emen</text:p>
          </table:table-cell>
          <table:table-cell office:value-type="float" office:value="201" calcext:value-type="float">
            <text:p>201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Zimbabwe</text:p>
          </table:table-cell>
          <table:table-cell office:value-type="float" office:value="203" calcext:value-type="float">
            <text:p>203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 table:number-rows-repeated="104837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LM" table:style-name="ta1">
        <table:table-column table:style-name="co3" table:number-columns-repeated="1024" table:default-cell-style-name="ce7"/>
        <table:table-row table:style-name="ro2">
          <table:table-cell table:style-name="ce6" office:value-type="string" calcext:value-type="string">
            <text:p>IdLibMor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Annee</text:p>
          </table:table-cell>
          <table:table-cell table:style-name="ce6" office:value-type="string" calcext:value-type="string">
            <text:p>IdPays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float" office:value="16.88" calcext:value-type="float">
            <text:p>16,8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float" office:value="61.7" calcext:value-type="float">
            <text:p>61,7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float" office:value="53.5" calcext:value-type="float">
            <text:p>53,5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float" office:value="20.63" calcext:value-type="float">
            <text:p>20,63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office:value-type="float" office:value="78.03" calcext:value-type="float">
            <text:p>78,03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float" office:value="46.13" calcext:value-type="float">
            <text:p>46,13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float" office:value="36.5" calcext:value-type="float">
            <text:p>36,5</text:p>
          </table:table-cell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float" office:value="7.75" calcext:value-type="float">
            <text:p>7,75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office:value-type="float" office:value="64.45" calcext:value-type="float">
            <text:p>64,45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float" office:value="49.58" calcext:value-type="float">
            <text:p>49,58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office:value-type="float" office:value="61.35" calcext:value-type="float">
            <text:p>61,35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office:value-type="float" office:value="71.13" calcext:value-type="float">
            <text:p>71,13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float" office:value="42.68" calcext:value-type="float">
            <text:p>42,68</text:p>
          </table:table-cell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float" office:value="45.88" calcext:value-type="float">
            <text:p>45,88</text:p>
          </table:table-cell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float" office:value="21.63" calcext:value-type="float">
            <text:p>21,63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float" office:value="28.9" calcext:value-type="float">
            <text:p>28,9</text:p>
          </table:table-cell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float" office:value="46.08" calcext:value-type="float">
            <text:p>46,08</text:p>
          </table:table-cell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office:value-type="float" office:value="79.35" calcext:value-type="float">
            <text:p>79,35</text:p>
          </table:table-cell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office:value-type="float" office:value="65.3" calcext:value-type="float">
            <text:p>65,3</text:p>
          </table:table-cell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 office:value-type="float" office:value="55.63" calcext:value-type="float">
            <text:p>55,63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5" office:value-type="float" office:value="39.88" calcext:value-type="float">
            <text:p>39,88</text:p>
          </table:table-cell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office:value-type="float" office:value="69.3" calcext:value-type="float">
            <text:p>69,3</text:p>
          </table:table-cell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5" office:value-type="float" office:value="18.75" calcext:value-type="float">
            <text:p>18,75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office:value-type="float" office:value="53.33" calcext:value-type="float">
            <text:p>53,33</text:p>
          </table:table-cell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office:value-type="float" office:value="70.5" calcext:value-type="float">
            <text:p>70,5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office:value-type="float" office:value="46.25" calcext:value-type="float">
            <text:p>46,25</text:p>
          </table:table-cell>
          <table:table-cell office:value-type="float" office:value="2016" calcext:value-type="float">
            <text:p>2016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office:value-type="float" office:value="76.58" calcext:value-type="float">
            <text:p>76,58</text:p>
          </table:table-cell>
          <table:table-cell office:value-type="float" office:value="2016" calcext:value-type="float">
            <text:p>2016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office:value-type="float" office:value="59.4" calcext:value-type="float">
            <text:p>59,4</text:p>
          </table:table-cell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" office:value-type="float" office:value="53.73" calcext:value-type="float">
            <text:p>53,73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office:value-type="float" office:value="74.98" calcext:value-type="float">
            <text:p>74,98</text:p>
          </table:table-cell>
          <table:table-cell office:value-type="float" office:value="2016" calcext:value-type="float">
            <text:p>2016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" office:value-type="float" office:value="28.13" calcext:value-type="float">
            <text:p>28,13</text:p>
          </table:table-cell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" office:value-type="float" office:value="44.88" calcext:value-type="float">
            <text:p>44,88</text:p>
          </table:table-cell>
          <table:table-cell office:value-type="float" office:value="2016" calcext:value-type="float">
            <text:p>2016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5" office:value-type="float" office:value="34.5" calcext:value-type="float">
            <text:p>34,5</text:p>
          </table:table-cell>
          <table:table-cell office:value-type="float" office:value="2016" calcext:value-type="float">
            <text:p>2016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5" office:value-type="float" office:value="53.08" calcext:value-type="float">
            <text:p>53,08</text:p>
          </table:table-cell>
          <table:table-cell office:value-type="float" office:value="2016" calcext:value-type="float">
            <text:p>2016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5" office:value-type="float" office:value="46.33" calcext:value-type="float">
            <text:p>46,33</text:p>
          </table:table-cell>
          <table:table-cell office:value-type="float" office:value="2016" calcext:value-type="float">
            <text:p>2016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5" office:value-type="float" office:value="59.13" calcext:value-type="float">
            <text:p>59,13</text:p>
          </table:table-cell>
          <table:table-cell office:value-type="float" office:value="2016" calcext:value-type="float">
            <text:p>2016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5" office:value-type="float" office:value="50.88" calcext:value-type="float">
            <text:p>50,88</text:p>
          </table:table-cell>
          <table:table-cell office:value-type="float" office:value="2016" calcext:value-type="float">
            <text:p>2016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" office:value-type="float" office:value="66.33" calcext:value-type="float">
            <text:p>66,33</text:p>
          </table:table-cell>
          <table:table-cell office:value-type="float" office:value="2016" calcext:value-type="float">
            <text:p>2016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" office:value-type="float" office:value="29.5" calcext:value-type="float">
            <text:p>29,5</text:p>
          </table:table-cell>
          <table:table-cell office:value-type="float" office:value="2016" calcext:value-type="float">
            <text:p>2016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5" office:value-type="float" office:value="38.9" calcext:value-type="float">
            <text:p>38,9</text:p>
          </table:table-cell>
          <table:table-cell office:value-type="float" office:value="2016" calcext:value-type="float">
            <text:p>2016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5" office:value-type="float" office:value="43.13" calcext:value-type="float">
            <text:p>43,13</text:p>
          </table:table-cell>
          <table:table-cell office:value-type="float" office:value="2016" calcext:value-type="float">
            <text:p>2016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5" office:value-type="float" office:value="16.88" calcext:value-type="float">
            <text:p>16,88</text:p>
          </table:table-cell>
          <table:table-cell office:value-type="float" office:value="2016" calcext:value-type="float">
            <text:p>2016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" office:value-type="float" office:value="37.7" calcext:value-type="float">
            <text:p>37,7</text:p>
          </table:table-cell>
          <table:table-cell office:value-type="float" office:value="2016" calcext:value-type="float">
            <text:p>2016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5" office:value-type="float" office:value="15.38" calcext:value-type="float">
            <text:p>15,38</text:p>
          </table:table-cell>
          <table:table-cell office:value-type="float" office:value="2016" calcext:value-type="float">
            <text:p>2016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office:value-type="float" office:value="64.75" calcext:value-type="float">
            <text:p>64,75</text:p>
          </table:table-cell>
          <table:table-cell office:value-type="float" office:value="2016" calcext:value-type="float">
            <text:p>2016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5" office:value-type="float" office:value="26.8" calcext:value-type="float">
            <text:p>26,8</text:p>
          </table:table-cell>
          <table:table-cell office:value-type="float" office:value="2016" calcext:value-type="float">
            <text:p>2016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" office:value-type="float" office:value="78.6" calcext:value-type="float">
            <text:p>78,6</text:p>
          </table:table-cell>
          <table:table-cell office:value-type="float" office:value="2016" calcext:value-type="float">
            <text:p>2016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" office:value-type="float" office:value="69.4" calcext:value-type="float">
            <text:p>69,4</text:p>
          </table:table-cell>
          <table:table-cell office:value-type="float" office:value="2016" calcext:value-type="float">
            <text:p>2016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5" office:value-type="float" office:value="41.88" calcext:value-type="float">
            <text:p>41,88</text:p>
          </table:table-cell>
          <table:table-cell office:value-type="float" office:value="2016" calcext:value-type="float">
            <text:p>2016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" office:value-type="float" office:value="78.2" calcext:value-type="float">
            <text:p>78,2</text:p>
          </table:table-cell>
          <table:table-cell office:value-type="float" office:value="2016" calcext:value-type="float">
            <text:p>2016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5" office:value-type="float" office:value="34.63" calcext:value-type="float">
            <text:p>34,63</text:p>
          </table:table-cell>
          <table:table-cell office:value-type="float" office:value="2016" calcext:value-type="float">
            <text:p>2016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office:value-type="float" office:value="60.58" calcext:value-type="float">
            <text:p>60,58</text:p>
          </table:table-cell>
          <table:table-cell office:value-type="float" office:value="2016" calcext:value-type="float">
            <text:p>2016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" office:value-type="float" office:value="69.93" calcext:value-type="float">
            <text:p>69,93</text:p>
          </table:table-cell>
          <table:table-cell office:value-type="float" office:value="2016" calcext:value-type="float">
            <text:p>2016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5" office:value-type="float" office:value="45.8" calcext:value-type="float">
            <text:p>45,8</text:p>
          </table:table-cell>
          <table:table-cell office:value-type="float" office:value="2016" calcext:value-type="float">
            <text:p>2016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5" office:value-type="float" office:value="46.63" calcext:value-type="float">
            <text:p>46,63</text:p>
          </table:table-cell>
          <table:table-cell office:value-type="float" office:value="2016" calcext:value-type="float">
            <text:p>2016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" office:value-type="float" office:value="61.38" calcext:value-type="float">
            <text:p>61,38</text:p>
          </table:table-cell>
          <table:table-cell office:value-type="float" office:value="2016" calcext:value-type="float">
            <text:p>2016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5" office:value-type="float" office:value="43.45" calcext:value-type="float">
            <text:p>43,45</text:p>
          </table:table-cell>
          <table:table-cell office:value-type="float" office:value="2016" calcext:value-type="float">
            <text:p>2016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5" office:value-type="float" office:value="49.38" calcext:value-type="float">
            <text:p>49,38</text:p>
          </table:table-cell>
          <table:table-cell office:value-type="float" office:value="2016" calcext:value-type="float">
            <text:p>2016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5" office:value-type="float" office:value="43.88" calcext:value-type="float">
            <text:p>43,88</text:p>
          </table:table-cell>
          <table:table-cell office:value-type="float" office:value="2016" calcext:value-type="float">
            <text:p>2016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5" office:value-type="float" office:value="45.63" calcext:value-type="float">
            <text:p>45,63</text:p>
          </table:table-cell>
          <table:table-cell office:value-type="float" office:value="2016" calcext:value-type="float">
            <text:p>2016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5" office:value-type="float" office:value="51.83" calcext:value-type="float">
            <text:p>51,83</text:p>
          </table:table-cell>
          <table:table-cell office:value-type="float" office:value="2016" calcext:value-type="float">
            <text:p>2016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5" office:value-type="float" office:value="44.13" calcext:value-type="float">
            <text:p>44,13</text:p>
          </table:table-cell>
          <table:table-cell office:value-type="float" office:value="2016" calcext:value-type="float">
            <text:p>2016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5" office:value-type="float" office:value="42.45" calcext:value-type="float">
            <text:p>42,45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" office:value-type="float" office:value="59.88" calcext:value-type="float">
            <text:p>59,88</text:p>
          </table:table-cell>
          <table:table-cell office:value-type="float" office:value="2016" calcext:value-type="float">
            <text:p>2016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5" office:value-type="float" office:value="57.03" calcext:value-type="float">
            <text:p>57,03</text:p>
          </table:table-cell>
          <table:table-cell office:value-type="float" office:value="2016" calcext:value-type="float">
            <text:p>2016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5" office:value-type="float" office:value="21.43" calcext:value-type="float">
            <text:p>21,43</text:p>
          </table:table-cell>
          <table:table-cell office:value-type="float" office:value="2016" calcext:value-type="float">
            <text:p>2016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5" office:value-type="float" office:value="16.63" calcext:value-type="float">
            <text:p>16,63</text:p>
          </table:table-cell>
          <table:table-cell office:value-type="float" office:value="2016" calcext:value-type="float">
            <text:p>2016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5" office:value-type="float" office:value="57.33" calcext:value-type="float">
            <text:p>57,33</text:p>
          </table:table-cell>
          <table:table-cell office:value-type="float" office:value="2016" calcext:value-type="float">
            <text:p>2016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5" office:value-type="float" office:value="52.95" calcext:value-type="float">
            <text:p>52,95</text:p>
          </table:table-cell>
          <table:table-cell office:value-type="float" office:value="2016" calcext:value-type="float">
            <text:p>2016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5" office:value-type="float" office:value="46.28" calcext:value-type="float">
            <text:p>46,28</text:p>
          </table:table-cell>
          <table:table-cell office:value-type="float" office:value="2016" calcext:value-type="float">
            <text:p>2016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" office:value-type="float" office:value="64.25" calcext:value-type="float">
            <text:p>64,25</text:p>
          </table:table-cell>
          <table:table-cell office:value-type="float" office:value="2016" calcext:value-type="float">
            <text:p>201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5" office:value-type="float" office:value="53.88" calcext:value-type="float">
            <text:p>53,88</text:p>
          </table:table-cell>
          <table:table-cell office:value-type="float" office:value="2016" calcext:value-type="float">
            <text:p>2016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5" office:value-type="float" office:value="50.85" calcext:value-type="float">
            <text:p>50,85</text:p>
          </table:table-cell>
          <table:table-cell office:value-type="float" office:value="2016" calcext:value-type="float">
            <text:p>2016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5" office:value-type="float" office:value="35.88" calcext:value-type="float">
            <text:p>35,88</text:p>
          </table:table-cell>
          <table:table-cell office:value-type="float" office:value="2016" calcext:value-type="float">
            <text:p>2016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5" office:value-type="float" office:value="51.08" calcext:value-type="float">
            <text:p>51,08</text:p>
          </table:table-cell>
          <table:table-cell office:value-type="float" office:value="2016" calcext:value-type="float">
            <text:p>2016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5" office:value-type="float" office:value="37.33" calcext:value-type="float">
            <text:p>37,33</text:p>
          </table:table-cell>
          <table:table-cell office:value-type="float" office:value="2016" calcext:value-type="float">
            <text:p>2016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5" office:value-type="float" office:value="46.38" calcext:value-type="float">
            <text:p>46,38</text:p>
          </table:table-cell>
          <table:table-cell office:value-type="float" office:value="2016" calcext:value-type="float">
            <text:p>2016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5" office:value-type="float" office:value="15.93" calcext:value-type="float">
            <text:p>15,93</text:p>
          </table:table-cell>
          <table:table-cell office:value-type="float" office:value="2016" calcext:value-type="float">
            <text:p>2016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5" office:value-type="float" office:value="44.63" calcext:value-type="float">
            <text:p>44,63</text:p>
          </table:table-cell>
          <table:table-cell office:value-type="float" office:value="2016" calcext:value-type="float">
            <text:p>2016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" office:value-type="float" office:value="59.63" calcext:value-type="float">
            <text:p>59,63</text:p>
          </table:table-cell>
          <table:table-cell office:value-type="float" office:value="2016" calcext:value-type="float">
            <text:p>2016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5" office:value-type="float" office:value="33.9" calcext:value-type="float">
            <text:p>33,9</text:p>
          </table:table-cell>
          <table:table-cell office:value-type="float" office:value="2016" calcext:value-type="float">
            <text:p>2016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5" office:value-type="float" office:value="45.88" calcext:value-type="float">
            <text:p>45,88</text:p>
          </table:table-cell>
          <table:table-cell office:value-type="float" office:value="2016" calcext:value-type="float">
            <text:p>2016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5" office:value-type="float" office:value="52.63" calcext:value-type="float">
            <text:p>52,63</text:p>
          </table:table-cell>
          <table:table-cell office:value-type="float" office:value="2016" calcext:value-type="float">
            <text:p>2016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" office:value-type="float" office:value="72.6" calcext:value-type="float">
            <text:p>72,6</text:p>
          </table:table-cell>
          <table:table-cell office:value-type="float" office:value="2016" calcext:value-type="float">
            <text:p>2016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5" office:value-type="float" office:value="54.13" calcext:value-type="float">
            <text:p>54,13</text:p>
          </table:table-cell>
          <table:table-cell office:value-type="float" office:value="2016" calcext:value-type="float">
            <text:p>2016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5" office:value-type="float" office:value="46.7" calcext:value-type="float">
            <text:p>46,7</text:p>
          </table:table-cell>
          <table:table-cell office:value-type="float" office:value="2016" calcext:value-type="float">
            <text:p>2016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5" office:value-type="float" office:value="25.08" calcext:value-type="float">
            <text:p>25,08</text:p>
          </table:table-cell>
          <table:table-cell office:value-type="float" office:value="2016" calcext:value-type="float">
            <text:p>2016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5" office:value-type="float" office:value="48.83" calcext:value-type="float">
            <text:p>48,83</text:p>
          </table:table-cell>
          <table:table-cell office:value-type="float" office:value="2016" calcext:value-type="float">
            <text:p>2016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5" office:value-type="float" office:value="25.75" calcext:value-type="float">
            <text:p>25,75</text:p>
          </table:table-cell>
          <table:table-cell office:value-type="float" office:value="2016" calcext:value-type="float">
            <text:p>2016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5" office:value-type="float" office:value="41.55" calcext:value-type="float">
            <text:p>41,55</text:p>
          </table:table-cell>
          <table:table-cell office:value-type="float" office:value="2016" calcext:value-type="float">
            <text:p>2016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5" office:value-type="float" office:value="45.2" calcext:value-type="float">
            <text:p>45,2</text:p>
          </table:table-cell>
          <table:table-cell office:value-type="float" office:value="2016" calcext:value-type="float">
            <text:p>2016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5" office:value-type="float" office:value="27.08" calcext:value-type="float">
            <text:p>27,08</text:p>
          </table:table-cell>
          <table:table-cell office:value-type="float" office:value="2016" calcext:value-type="float">
            <text:p>2016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5" office:value-type="float" office:value="45.75" calcext:value-type="float">
            <text:p>45,75</text:p>
          </table:table-cell>
          <table:table-cell office:value-type="float" office:value="2016" calcext:value-type="float">
            <text:p>2016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5" office:value-type="float" office:value="28.73" calcext:value-type="float">
            <text:p>28,73</text:p>
          </table:table-cell>
          <table:table-cell office:value-type="float" office:value="2016" calcext:value-type="float">
            <text:p>2016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8" office:value-type="float" office:value="75.53" calcext:value-type="float">
            <text:p>75,53</text:p>
          </table:table-cell>
          <table:table-cell office:value-type="float" office:value="2016" calcext:value-type="float">
            <text:p>2016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5" office:value-type="float" office:value="52.88" calcext:value-type="float">
            <text:p>52,88</text:p>
          </table:table-cell>
          <table:table-cell office:value-type="float" office:value="2016" calcext:value-type="float">
            <text:p>2016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5" office:value-type="float" office:value="47.08" calcext:value-type="float">
            <text:p>47,08</text:p>
          </table:table-cell>
          <table:table-cell office:value-type="float" office:value="2016" calcext:value-type="float">
            <text:p>2016</text:p>
          </table:table-cell>
          <table:table-cell office:value-type="float" office:value="150" calcext:value-type="float">
            <text:p>150</text:p>
          </table:table-cell>
          <table:table-cell table:number-columns-repeated="1020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5" office:value-type="float" office:value="48.08" calcext:value-type="float">
            <text:p>48,08</text:p>
          </table:table-cell>
          <table:table-cell office:value-type="float" office:value="2016" calcext:value-type="float">
            <text:p>2016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8" office:value-type="float" office:value="60.03" calcext:value-type="float">
            <text:p>60,03</text:p>
          </table:table-cell>
          <table:table-cell office:value-type="float" office:value="2016" calcext:value-type="float">
            <text:p>2016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5" office:value-type="float" office:value="50.08" calcext:value-type="float">
            <text:p>50,08</text:p>
          </table:table-cell>
          <table:table-cell office:value-type="float" office:value="2016" calcext:value-type="float">
            <text:p>2016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5" office:value-type="float" office:value="27.63" calcext:value-type="float">
            <text:p>27,63</text:p>
          </table:table-cell>
          <table:table-cell office:value-type="float" office:value="2016" calcext:value-type="float">
            <text:p>2016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5" office:value-type="float" office:value="49.58" calcext:value-type="float">
            <text:p>49,58</text:p>
          </table:table-cell>
          <table:table-cell office:value-type="float" office:value="2016" calcext:value-type="float">
            <text:p>2016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5" office:value-type="float" office:value="36.33" calcext:value-type="float">
            <text:p>36,33</text:p>
          </table:table-cell>
          <table:table-cell office:value-type="float" office:value="2016" calcext:value-type="float">
            <text:p>2016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5" office:value-type="float" office:value="28.03" calcext:value-type="float">
            <text:p>28,03</text:p>
          </table:table-cell>
          <table:table-cell office:value-type="float" office:value="2016" calcext:value-type="float">
            <text:p>2016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8" office:value-type="float" office:value="59.63" calcext:value-type="float">
            <text:p>59,63</text:p>
          </table:table-cell>
          <table:table-cell office:value-type="float" office:value="2016" calcext:value-type="float">
            <text:p>2016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8" office:value-type="float" office:value="65.25" calcext:value-type="float">
            <text:p>65,25</text:p>
          </table:table-cell>
          <table:table-cell office:value-type="float" office:value="2016" calcext:value-type="float">
            <text:p>2016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5" office:value-type="float" office:value="20.63" calcext:value-type="float">
            <text:p>20,63</text:p>
          </table:table-cell>
          <table:table-cell office:value-type="float" office:value="2016" calcext:value-type="float">
            <text:p>2016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5" office:value-type="float" office:value="41.88" calcext:value-type="float">
            <text:p>41,88</text:p>
          </table:table-cell>
          <table:table-cell office:value-type="float" office:value="2016" calcext:value-type="float">
            <text:p>2016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5" office:value-type="float" office:value="43.93" calcext:value-type="float">
            <text:p>43,93</text:p>
          </table:table-cell>
          <table:table-cell office:value-type="float" office:value="2016" calcext:value-type="float">
            <text:p>2016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5" office:value-type="float" office:value="18.05" calcext:value-type="float">
            <text:p>18,05</text:p>
          </table:table-cell>
          <table:table-cell office:value-type="float" office:value="2016" calcext:value-type="float">
            <text:p>2016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5" office:value-type="float" office:value="51.75" calcext:value-type="float">
            <text:p>51,75</text:p>
          </table:table-cell>
          <table:table-cell office:value-type="float" office:value="2016" calcext:value-type="float">
            <text:p>2016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5" office:value-type="float" office:value="43.63" calcext:value-type="float">
            <text:p>43,63</text:p>
          </table:table-cell>
          <table:table-cell office:value-type="float" office:value="2016" calcext:value-type="float">
            <text:p>2016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5" office:value-type="float" office:value="54.13" calcext:value-type="float">
            <text:p>54,13</text:p>
          </table:table-cell>
          <table:table-cell office:value-type="float" office:value="2016" calcext:value-type="float">
            <text:p>2016</text:p>
          </table:table-cell>
          <table:table-cell office:value-type="float" office:value="175" calcext:value-type="float">
            <text:p>175</text:p>
          </table:table-cell>
          <table:table-cell table:number-columns-repeated="1020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8" office:value-type="float" office:value="91.7" calcext:value-type="float">
            <text:p>91,7</text:p>
          </table:table-cell>
          <table:table-cell office:value-type="float" office:value="2016" calcext:value-type="float">
            <text:p>2016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5" office:value-type="float" office:value="59.08" calcext:value-type="float">
            <text:p>59,08</text:p>
          </table:table-cell>
          <table:table-cell office:value-type="float" office:value="2016" calcext:value-type="float">
            <text:p>2016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5" office:value-type="float" office:value="39.63" calcext:value-type="float">
            <text:p>39,63</text:p>
          </table:table-cell>
          <table:table-cell office:value-type="float" office:value="2016" calcext:value-type="float">
            <text:p>2016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5" office:value-type="float" office:value="50.08" calcext:value-type="float">
            <text:p>50,08</text:p>
          </table:table-cell>
          <table:table-cell office:value-type="float" office:value="2016" calcext:value-type="float">
            <text:p>2016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8" office:value-type="float" office:value="83.8" calcext:value-type="float">
            <text:p>83,8</text:p>
          </table:table-cell>
          <table:table-cell office:value-type="float" office:value="2016" calcext:value-type="float">
            <text:p>2016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5" office:value-type="float" office:value="15.63" calcext:value-type="float">
            <text:p>15,63</text:p>
          </table:table-cell>
          <table:table-cell office:value-type="float" office:value="2016" calcext:value-type="float">
            <text:p>2016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5" office:value-type="float" office:value="23.3" calcext:value-type="float">
            <text:p>23,3</text:p>
          </table:table-cell>
          <table:table-cell office:value-type="float" office:value="2016" calcext:value-type="float">
            <text:p>2016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5" office:value-type="float" office:value="37.6" calcext:value-type="float">
            <text:p>37,6</text:p>
          </table:table-cell>
          <table:table-cell office:value-type="float" office:value="2016" calcext:value-type="float">
            <text:p>2016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5"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5" office:value-type="float" office:value="58.05" calcext:value-type="float">
            <text:p>58,05</text:p>
          </table:table-cell>
          <table:table-cell office:value-type="float" office:value="2016" calcext:value-type="float">
            <text:p>2016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5" office:value-type="float" office:value="52.88" calcext:value-type="float">
            <text:p>52,88</text:p>
          </table:table-cell>
          <table:table-cell office:value-type="float" office:value="2016" calcext:value-type="float">
            <text:p>2016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5" office:value-type="float" office:value="36.58" calcext:value-type="float">
            <text:p>36,58</text:p>
          </table:table-cell>
          <table:table-cell office:value-type="float" office:value="2016" calcext:value-type="float">
            <text:p>2016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5" office:value-type="float" office:value="46.25" calcext:value-type="float">
            <text:p>46,25</text:p>
          </table:table-cell>
          <table:table-cell office:value-type="float" office:value="2016" calcext:value-type="float">
            <text:p>2016</text:p>
          </table:table-cell>
          <table:table-cell office:value-type="float" office:value="195" calcext:value-type="float">
            <text:p>195</text:p>
          </table:table-cell>
          <table:table-cell table:number-columns-repeated="1020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5" office:value-type="float" office:value="48.43" calcext:value-type="float">
            <text:p>48,43</text:p>
          </table:table-cell>
          <table:table-cell office:value-type="float" office:value="2016" calcext:value-type="float">
            <text:p>2016</text:p>
          </table:table-cell>
          <table:table-cell office:value-type="float" office:value="197" calcext:value-type="float">
            <text:p>197</text:p>
          </table:table-cell>
          <table:table-cell table:number-columns-repeated="1020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5" office:value-type="float" office:value="48.75" calcext:value-type="float">
            <text:p>48,75</text:p>
          </table:table-cell>
          <table:table-cell office:value-type="float" office:value="2016" calcext:value-type="float">
            <text:p>2016</text:p>
          </table:table-cell>
          <table:table-cell office:value-type="float" office:value="202" calcext:value-type="float">
            <text:p>202</text:p>
          </table:table-cell>
          <table:table-cell table:number-columns-repeated="1020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5" office:value-type="float" office:value="46.13" calcext:value-type="float">
            <text:p>46,13</text:p>
          </table:table-cell>
          <table:table-cell office:value-type="float" office:value="2016" calcext:value-type="float">
            <text:p>2016</text:p>
          </table:table-cell>
          <table:table-cell office:value-type="float" office:value="203" calcext:value-type="float">
            <text:p>203</text:p>
          </table:table-cell>
          <table:table-cell table:number-columns-repeated="1020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5" office:value-type="float" office:value="47.63" calcext:value-type="float">
            <text:p>47,63</text:p>
          </table:table-cell>
          <table:table-cell office:value-type="float" office:value="2016" calcext:value-type="float">
            <text:p>2016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5" office:value-type="float" office:value="53.13" calcext:value-type="float">
            <text:p>53,13</text:p>
          </table:table-cell>
          <table:table-cell office:value-type="float" office:value="2016" calcext:value-type="float">
            <text:p>2016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5" office:value-type="float" office:value="48.25" calcext:value-type="float">
            <text:p>48,25</text:p>
          </table:table-cell>
          <table:table-cell office:value-type="float" office:value="2016" calcext:value-type="float">
            <text:p>2016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5" office:value-type="float" office:value="46.08" calcext:value-type="float">
            <text:p>46,08</text:p>
          </table:table-cell>
          <table:table-cell office:value-type="float" office:value="2016" calcext:value-type="float">
            <text:p>2016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8" office:value-type="float" office:value="62.33" calcext:value-type="float">
            <text:p>62,33</text:p>
          </table:table-cell>
          <table:table-cell office:value-type="float" office:value="2016" calcext:value-type="float">
            <text:p>2016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5" office:value-type="float" office:value="22.25" calcext:value-type="float">
            <text:p>22,25</text:p>
          </table:table-cell>
          <table:table-cell office:value-type="float" office:value="2016" calcext:value-type="float">
            <text:p>2016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5" office:value-type="float" office:value="21.43" calcext:value-type="float">
            <text:p>21,43</text:p>
          </table:table-cell>
          <table:table-cell office:value-type="float" office:value="2016" calcext:value-type="float">
            <text:p>2016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5" office:value-type="float" office:value="21.9" calcext:value-type="float">
            <text:p>21,9</text:p>
          </table:table-cell>
          <table:table-cell office:value-type="float" office:value="2016" calcext:value-type="float">
            <text:p>2016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8" office:value-type="float" office:value="66.95" calcext:value-type="float">
            <text:p>66,95</text:p>
          </table:table-cell>
          <table:table-cell office:value-type="float" office:value="2016" calcext:value-type="float">
            <text:p>2016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8" office:value-type="float" office:value="72.38" calcext:value-type="float">
            <text:p>72,38</text:p>
          </table:table-cell>
          <table:table-cell office:value-type="float" office:value="2016" calcext:value-type="float">
            <text:p>2016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5" office:value-type="float" office:value="45.38" calcext:value-type="float">
            <text:p>45,38</text:p>
          </table:table-cell>
          <table:table-cell office:value-type="float" office:value="2016" calcext:value-type="float">
            <text:p>2016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5" office:value-type="float" office:value="48.38" calcext:value-type="float">
            <text:p>48,38</text:p>
          </table:table-cell>
          <table:table-cell office:value-type="float" office:value="2016" calcext:value-type="float">
            <text:p>2016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8" office:value-type="float" office:value="80.5" calcext:value-type="float">
            <text:p>80,5</text:p>
          </table:table-cell>
          <table:table-cell office:value-type="float" office:value="2016" calcext:value-type="float">
            <text:p>2016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5" office:value-type="float" office:value="30.75" calcext:value-type="float">
            <text:p>30,75</text:p>
          </table:table-cell>
          <table:table-cell office:value-type="float" office:value="2016" calcext:value-type="float">
            <text:p>2016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5" office:value-type="float" office:value="40.75" calcext:value-type="float">
            <text:p>40,75</text:p>
          </table:table-cell>
          <table:table-cell office:value-type="float" office:value="2016" calcext:value-type="float">
            <text:p>2016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5" office:value-type="float" office:value="45.75" calcext:value-type="float">
            <text:p>45,75</text:p>
          </table:table-cell>
          <table:table-cell office:value-type="float" office:value="2016" calcext:value-type="float">
            <text:p>2016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5" office:value-type="float" office:value="42.58" calcext:value-type="float">
            <text:p>42,58</text:p>
          </table:table-cell>
          <table:table-cell office:value-type="float" office:value="2016" calcext:value-type="float">
            <text:p>2016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5" office:value-type="float" office:value="36.88" calcext:value-type="float">
            <text:p>36,88</text:p>
          </table:table-cell>
          <table:table-cell office:value-type="float" office:value="2016" calcext:value-type="float">
            <text:p>2016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5" office:value-type="float" office:value="50.78" calcext:value-type="float">
            <text:p>50,78</text:p>
          </table:table-cell>
          <table:table-cell office:value-type="float" office:value="2016" calcext:value-type="float">
            <text:p>2016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5" office:value-type="float" office:value="40.05" calcext:value-type="float">
            <text:p>40,05</text:p>
          </table:table-cell>
          <table:table-cell office:value-type="float" office:value="2016" calcext:value-type="float">
            <text:p>2016</text:p>
          </table:table-cell>
          <table:table-cell office:value-type="float" office:value="238" calcext:value-type="float">
            <text:p>238</text:p>
          </table:table-cell>
          <table:table-cell table:number-columns-repeated="1020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5" office:value-type="float" office:value="47.58" calcext:value-type="float">
            <text:p>47,58</text:p>
          </table:table-cell>
          <table:table-cell office:value-type="float" office:value="2016" calcext:value-type="float">
            <text:p>2016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8" office:value-type="float" office:value="88.75" calcext:value-type="float">
            <text:p>88,75</text:p>
          </table:table-cell>
          <table:table-cell office:value-type="float" office:value="2016" calcext:value-type="float">
            <text:p>2016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5" office:value-type="float" office:value="50.75" calcext:value-type="float">
            <text:p>50,75</text:p>
          </table:table-cell>
          <table:table-cell office:value-type="float" office:value="2016" calcext:value-type="float">
            <text:p>2016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5" office:value-type="float" office:value="33.88" calcext:value-type="float">
            <text:p>33,88</text:p>
          </table:table-cell>
          <table:table-cell office:value-type="float" office:value="2016" calcext:value-type="float">
            <text:p>2016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5" office:value-type="float" office:value="11.23" calcext:value-type="float">
            <text:p>11,23</text:p>
          </table:table-cell>
          <table:table-cell office:value-type="float" office:value="2016" calcext:value-type="float">
            <text:p>2016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5" office:value-type="float" office:value="44.08" calcext:value-type="float">
            <text:p>44,08</text:p>
          </table:table-cell>
          <table:table-cell office:value-type="float" office:value="2016" calcext:value-type="float">
            <text:p>2016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16.5" calcext:value-type="float">
            <text:p>16,5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float" office:value="61.33" calcext:value-type="float">
            <text:p>61,33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float" office:value="53.13" calcext:value-type="float">
            <text:p>53,13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float" office:value="20.25" calcext:value-type="float">
            <text:p>20,25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float" office:value="83.03" calcext:value-type="float">
            <text:p>83,03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float" office:value="45" calcext:value-type="float">
            <text:p>45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float" office:value="36.13" calcext:value-type="float">
            <text:p>36,13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float" office:value="10.13" calcext:value-type="float">
            <text:p>10,13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float" office:value="71.08" calcext:value-type="float">
            <text:p>71,08</text:p>
          </table:table-cell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float" office:value="49.95" calcext:value-type="float">
            <text:p>49,95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float" office:value="66.48" calcext:value-type="float">
            <text:p>66,48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float" office:value="72.13" calcext:value-type="float">
            <text:p>72,13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float" office:value="42.3" calcext:value-type="float">
            <text:p>42,3</text:p>
          </table:table-cell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float" office:value="45.5" calcext:value-type="float">
            <text:p>45,5</text:p>
          </table:table-cell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float" office:value="21.25" calcext:value-type="float">
            <text:p>21,25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float" office:value="28.53" calcext:value-type="float">
            <text:p>28,53</text:p>
          </table:table-cell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float" office:value="45.7" calcext:value-type="float">
            <text:p>45,7</text:p>
          </table:table-cell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office:value-type="float" office:value="78.98" calcext:value-type="float">
            <text:p>78,98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9" office:value-type="float" office:value="65.3" calcext:value-type="float">
            <text:p>65,3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office:value-type="float" office:value="55.25" calcext:value-type="float">
            <text:p>55,25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9" office:value-type="float" office:value="39.5" calcext:value-type="float">
            <text:p>39,5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9" office:value-type="float" office:value="68.93" calcext:value-type="float">
            <text:p>68,93</text:p>
          </table:table-cell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9" office:value-type="float" office:value="19.88" calcext:value-type="float">
            <text:p>19,88</text:p>
          </table:table-cell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9" office:value-type="float" office:value="52.45" calcext:value-type="float">
            <text:p>52,45</text:p>
          </table:table-cell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9" office:value-type="float" office:value="70.5" calcext:value-type="float">
            <text:p>70,5</text:p>
          </table:table-cell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9" office:value-type="float" office:value="45.88" calcext:value-type="float">
            <text:p>45,88</text:p>
          </table:table-cell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9" office:value-type="float" office:value="86.58" calcext:value-type="float">
            <text:p>86,58</text:p>
          </table:table-cell>
          <table:table-cell office:value-type="float" office:value="2018" calcext:value-type="float">
            <text:p>2018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9" office:value-type="float" office:value="63.28" calcext:value-type="float">
            <text:p>63,28</text:p>
          </table:table-cell>
          <table:table-cell office:value-type="float" office:value="2018" calcext:value-type="float">
            <text:p>2018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9" office:value-type="float" office:value="39.3" calcext:value-type="float">
            <text:p>39,3</text:p>
          </table:table-cell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9" office:value-type="float" office:value="53.35" calcext:value-type="float">
            <text:p>53,35</text:p>
          </table:table-cell>
          <table:table-cell office:value-type="float" office:value="2018" calcext:value-type="float">
            <text:p>2018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9" office:value-type="float" office:value="76.15" calcext:value-type="float">
            <text:p>76,15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9" office:value-type="float" office:value="29.25" calcext:value-type="float">
            <text:p>29,25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9" office:value-type="float" office:value="46.38" calcext:value-type="float">
            <text:p>46,38</text:p>
          </table:table-cell>
          <table:table-cell office:value-type="float" office:value="2018" calcext:value-type="float">
            <text:p>2018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9" office:value-type="float" office:value="34.5" calcext:value-type="float">
            <text:p>34,5</text:p>
          </table:table-cell>
          <table:table-cell office:value-type="float" office:value="2018" calcext:value-type="float">
            <text:p>2018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9" office:value-type="float" office:value="53.45" calcext:value-type="float">
            <text:p>53,45</text:p>
          </table:table-cell>
          <table:table-cell office:value-type="float" office:value="2018" calcext:value-type="float">
            <text:p>2018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9" office:value-type="float" office:value="46.7" calcext:value-type="float">
            <text:p>46,7</text:p>
          </table:table-cell>
          <table:table-cell office:value-type="float" office:value="2018" calcext:value-type="float">
            <text:p>2018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9" office:value-type="float" office:value="59.5" calcext:value-type="float">
            <text:p>59,5</text:p>
          </table:table-cell>
          <table:table-cell office:value-type="float" office:value="2018" calcext:value-type="float">
            <text:p>2018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9" office:value-type="float" office:value="49" calcext:value-type="float">
            <text:p>49</text:p>
          </table:table-cell>
          <table:table-cell office:value-type="float" office:value="2018" calcext:value-type="float">
            <text:p>2018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9" office:value-type="float" office:value="71.08" calcext:value-type="float">
            <text:p>71,08</text:p>
          </table:table-cell>
          <table:table-cell office:value-type="float" office:value="2018" calcext:value-type="float">
            <text:p>2018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9" office:value-type="float" office:value="29.13" calcext:value-type="float">
            <text:p>29,13</text:p>
          </table:table-cell>
          <table:table-cell office:value-type="float" office:value="2018" calcext:value-type="float">
            <text:p>2018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9" office:value-type="float" office:value="40.78" calcext:value-type="float">
            <text:p>40,78</text:p>
          </table:table-cell>
          <table:table-cell office:value-type="float" office:value="2018" calcext:value-type="float">
            <text:p>2018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9" office:value-type="float" office:value="42.75" calcext:value-type="float">
            <text:p>42,75</text:p>
          </table:table-cell>
          <table:table-cell office:value-type="float" office:value="2018" calcext:value-type="float">
            <text:p>2018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9" office:value-type="float" office:value="17.25" calcext:value-type="float">
            <text:p>17,25</text:p>
          </table:table-cell>
          <table:table-cell office:value-type="float" office:value="2018" calcext:value-type="float">
            <text:p>2018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9" office:value-type="float" office:value="39.2" calcext:value-type="float">
            <text:p>39,2</text:p>
          </table:table-cell>
          <table:table-cell office:value-type="float" office:value="2018" calcext:value-type="float">
            <text:p>2018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9" office:value-type="float" office:value="11.5" calcext:value-type="float">
            <text:p>11,5</text:p>
          </table:table-cell>
          <table:table-cell office:value-type="float" office:value="2018" calcext:value-type="float">
            <text:p>2018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9" office:value-type="float" office:value="65.13" calcext:value-type="float">
            <text:p>65,13</text:p>
          </table:table-cell>
          <table:table-cell office:value-type="float" office:value="2018" calcext:value-type="float">
            <text:p>2018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9" office:value-type="float" office:value="26.8" calcext:value-type="float">
            <text:p>26,8</text:p>
          </table:table-cell>
          <table:table-cell office:value-type="float" office:value="2018" calcext:value-type="float">
            <text:p>2018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9" office:value-type="float" office:value="81.6" calcext:value-type="float">
            <text:p>81,6</text:p>
          </table:table-cell>
          <table:table-cell office:value-type="float" office:value="2018" calcext:value-type="float">
            <text:p>2018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office:value-type="float" office:value="69.03" calcext:value-type="float">
            <text:p>69,03</text:p>
          </table:table-cell>
          <table:table-cell office:value-type="float" office:value="2018" calcext:value-type="float">
            <text:p>2018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9" office:value-type="float" office:value="41.5" calcext:value-type="float">
            <text:p>41,5</text:p>
          </table:table-cell>
          <table:table-cell office:value-type="float" office:value="2018" calcext:value-type="float">
            <text:p>2018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9" office:value-type="float" office:value="79.15" calcext:value-type="float">
            <text:p>79,15</text:p>
          </table:table-cell>
          <table:table-cell office:value-type="float" office:value="2018" calcext:value-type="float">
            <text:p>2018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9" office:value-type="float" office:value="34.25" calcext:value-type="float">
            <text:p>34,25</text:p>
          </table:table-cell>
          <table:table-cell office:value-type="float" office:value="2018" calcext:value-type="float">
            <text:p>2018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9" office:value-type="float" office:value="65.83" calcext:value-type="float">
            <text:p>65,83</text:p>
          </table:table-cell>
          <table:table-cell office:value-type="float" office:value="2018" calcext:value-type="float">
            <text:p>2018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9" office:value-type="float" office:value="68.15" calcext:value-type="float">
            <text:p>68,15</text:p>
          </table:table-cell>
          <table:table-cell office:value-type="float" office:value="2018" calcext:value-type="float">
            <text:p>2018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9" office:value-type="float" office:value="45.43" calcext:value-type="float">
            <text:p>45,43</text:p>
          </table:table-cell>
          <table:table-cell office:value-type="float" office:value="2018" calcext:value-type="float">
            <text:p>2018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9" office:value-type="float" office:value="49.25" calcext:value-type="float">
            <text:p>49,25</text:p>
          </table:table-cell>
          <table:table-cell office:value-type="float" office:value="2018" calcext:value-type="float">
            <text:p>2018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9" office:value-type="float" office:value="48.63" calcext:value-type="float">
            <text:p>48,63</text:p>
          </table:table-cell>
          <table:table-cell office:value-type="float" office:value="2018" calcext:value-type="float">
            <text:p>2018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9" office:value-type="float" office:value="65.88" calcext:value-type="float">
            <text:p>65,88</text:p>
          </table:table-cell>
          <table:table-cell office:value-type="float" office:value="2018" calcext:value-type="float">
            <text:p>2018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9" office:value-type="float" office:value="43.83" calcext:value-type="float">
            <text:p>43,83</text:p>
          </table:table-cell>
          <table:table-cell office:value-type="float" office:value="2018" calcext:value-type="float">
            <text:p>2018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9" office:value-type="float" office:value="49" calcext:value-type="float">
            <text:p>49</text:p>
          </table:table-cell>
          <table:table-cell office:value-type="float" office:value="2018" calcext:value-type="float">
            <text:p>2018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9" office:value-type="float" office:value="43.13" calcext:value-type="float">
            <text:p>43,13</text:p>
          </table:table-cell>
          <table:table-cell office:value-type="float" office:value="2018" calcext:value-type="float">
            <text:p>2018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9" office:value-type="float" office:value="45.25" calcext:value-type="float">
            <text:p>45,25</text:p>
          </table:table-cell>
          <table:table-cell office:value-type="float" office:value="2018" calcext:value-type="float">
            <text:p>2018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9" office:value-type="float" office:value="51.45" calcext:value-type="float">
            <text:p>51,45</text:p>
          </table:table-cell>
          <table:table-cell office:value-type="float" office:value="2018" calcext:value-type="float">
            <text:p>2018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9" office:value-type="float" office:value="43.75" calcext:value-type="float">
            <text:p>43,75</text:p>
          </table:table-cell>
          <table:table-cell office:value-type="float" office:value="2018" calcext:value-type="float">
            <text:p>2018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9" office:value-type="float" office:value="42.45" calcext:value-type="float">
            <text:p>42,45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9" office:value-type="float" office:value="64.75" calcext:value-type="float">
            <text:p>64,75</text:p>
          </table:table-cell>
          <table:table-cell office:value-type="float" office:value="2018" calcext:value-type="float">
            <text:p>2018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9" office:value-type="float" office:value="56.35" calcext:value-type="float">
            <text:p>56,35</text:p>
          </table:table-cell>
          <table:table-cell office:value-type="float" office:value="2018" calcext:value-type="float">
            <text:p>2018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9" office:value-type="float" office:value="22.93" calcext:value-type="float">
            <text:p>22,93</text:p>
          </table:table-cell>
          <table:table-cell office:value-type="float" office:value="2018" calcext:value-type="float">
            <text:p>2018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9" office:value-type="float" office:value="17.75" calcext:value-type="float">
            <text:p>17,75</text:p>
          </table:table-cell>
          <table:table-cell office:value-type="float" office:value="2018" calcext:value-type="float">
            <text:p>2018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9" office:value-type="float" office:value="12.63" calcext:value-type="float">
            <text:p>12,63</text:p>
          </table:table-cell>
          <table:table-cell office:value-type="float" office:value="2018" calcext:value-type="float">
            <text:p>2018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9" office:value-type="float" office:value="64.05" calcext:value-type="float">
            <text:p>64,05</text:p>
          </table:table-cell>
          <table:table-cell office:value-type="float" office:value="2018" calcext:value-type="float">
            <text:p>2018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9" office:value-type="float" office:value="54.08" calcext:value-type="float">
            <text:p>54,08</text:p>
          </table:table-cell>
          <table:table-cell office:value-type="float" office:value="2018" calcext:value-type="float">
            <text:p>2018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9" office:value-type="float" office:value="50.53" calcext:value-type="float">
            <text:p>50,53</text:p>
          </table:table-cell>
          <table:table-cell office:value-type="float" office:value="2018" calcext:value-type="float">
            <text:p>2018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9" office:value-type="float" office:value="66.38" calcext:value-type="float">
            <text:p>66,38</text:p>
          </table:table-cell>
          <table:table-cell office:value-type="float" office:value="2018" calcext:value-type="float">
            <text:p>2018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9" office:value-type="float" office:value="53.5" calcext:value-type="float">
            <text:p>53,5</text:p>
          </table:table-cell>
          <table:table-cell office:value-type="float" office:value="2018" calcext:value-type="float">
            <text:p>2018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9" office:value-type="float" office:value="50.85" calcext:value-type="float">
            <text:p>50,85</text:p>
          </table:table-cell>
          <table:table-cell office:value-type="float" office:value="2018" calcext:value-type="float">
            <text:p>2018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9" office:value-type="float" office:value="35.88" calcext:value-type="float">
            <text:p>35,88</text:p>
          </table:table-cell>
          <table:table-cell office:value-type="float" office:value="2018" calcext:value-type="float">
            <text:p>2018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9" office:value-type="float" office:value="50.7" calcext:value-type="float">
            <text:p>50,7</text:p>
          </table:table-cell>
          <table:table-cell office:value-type="float" office:value="2018" calcext:value-type="float">
            <text:p>2018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9" office:value-type="float" office:value="36.95" calcext:value-type="float">
            <text:p>36,95</text:p>
          </table:table-cell>
          <table:table-cell office:value-type="float" office:value="2018" calcext:value-type="float">
            <text:p>2018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9" office:value-type="float" office:value="46" calcext:value-type="float">
            <text:p>46</text:p>
          </table:table-cell>
          <table:table-cell office:value-type="float" office:value="2018" calcext:value-type="float">
            <text:p>2018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9" office:value-type="float" office:value="15.93" calcext:value-type="float">
            <text:p>15,93</text:p>
          </table:table-cell>
          <table:table-cell office:value-type="float" office:value="2018" calcext:value-type="float">
            <text:p>2018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9" office:value-type="float" office:value="44.25" calcext:value-type="float">
            <text:p>44,25</text:p>
          </table:table-cell>
          <table:table-cell office:value-type="float" office:value="2018" calcext:value-type="float">
            <text:p>2018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9" office:value-type="float" office:value="59.25" calcext:value-type="float">
            <text:p>59,25</text:p>
          </table:table-cell>
          <table:table-cell office:value-type="float" office:value="2018" calcext:value-type="float">
            <text:p>2018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9" office:value-type="float" office:value="33.9" calcext:value-type="float">
            <text:p>33,9</text:p>
          </table:table-cell>
          <table:table-cell office:value-type="float" office:value="2018" calcext:value-type="float">
            <text:p>2018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9" office:value-type="float" office:value="45.5" calcext:value-type="float">
            <text:p>45,5</text:p>
          </table:table-cell>
          <table:table-cell office:value-type="float" office:value="2018" calcext:value-type="float">
            <text:p>2018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9" office:value-type="float" office:value="21" calcext:value-type="float">
            <text:p>21</text:p>
          </table:table-cell>
          <table:table-cell office:value-type="float" office:value="2018" calcext:value-type="float">
            <text:p>2018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9" office:value-type="float" office:value="52.25" calcext:value-type="float">
            <text:p>52,25</text:p>
          </table:table-cell>
          <table:table-cell office:value-type="float" office:value="2018" calcext:value-type="float">
            <text:p>2018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9" office:value-type="float" office:value="72.23" calcext:value-type="float">
            <text:p>72,23</text:p>
          </table:table-cell>
          <table:table-cell office:value-type="float" office:value="2018" calcext:value-type="float">
            <text:p>2018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9" office:value-type="float" office:value="53.75" calcext:value-type="float">
            <text:p>53,75</text:p>
          </table:table-cell>
          <table:table-cell office:value-type="float" office:value="2018" calcext:value-type="float">
            <text:p>2018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9" office:value-type="float" office:value="46.33" calcext:value-type="float">
            <text:p>46,33</text:p>
          </table:table-cell>
          <table:table-cell office:value-type="float" office:value="2018" calcext:value-type="float">
            <text:p>2018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9" office:value-type="float" office:value="26.2" calcext:value-type="float">
            <text:p>26,2</text:p>
          </table:table-cell>
          <table:table-cell office:value-type="float" office:value="2018" calcext:value-type="float">
            <text:p>2018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9" office:value-type="float" office:value="48.45" calcext:value-type="float">
            <text:p>48,45</text:p>
          </table:table-cell>
          <table:table-cell office:value-type="float" office:value="2018" calcext:value-type="float">
            <text:p>2018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9" office:value-type="float" office:value="25.75" calcext:value-type="float">
            <text:p>25,75</text:p>
          </table:table-cell>
          <table:table-cell office:value-type="float" office:value="2018" calcext:value-type="float">
            <text:p>2018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9" office:value-type="float" office:value="39.3" calcext:value-type="float">
            <text:p>39,3</text:p>
          </table:table-cell>
          <table:table-cell office:value-type="float" office:value="2018" calcext:value-type="float">
            <text:p>2018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9" office:value-type="float" office:value="55.33" calcext:value-type="float">
            <text:p>55,33</text:p>
          </table:table-cell>
          <table:table-cell office:value-type="float" office:value="2018" calcext:value-type="float">
            <text:p>2018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9" office:value-type="float" office:value="26.2" calcext:value-type="float">
            <text:p>26,2</text:p>
          </table:table-cell>
          <table:table-cell office:value-type="float" office:value="2018" calcext:value-type="float">
            <text:p>2018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9" office:value-type="float" office:value="45.38" calcext:value-type="float">
            <text:p>45,38</text:p>
          </table:table-cell>
          <table:table-cell office:value-type="float" office:value="2018" calcext:value-type="float">
            <text:p>2018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9" office:value-type="float" office:value="28.73" calcext:value-type="float">
            <text:p>28,73</text:p>
          </table:table-cell>
          <table:table-cell office:value-type="float" office:value="2018" calcext:value-type="float">
            <text:p>2018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9" office:value-type="float" office:value="81.33" calcext:value-type="float">
            <text:p>81,33</text:p>
          </table:table-cell>
          <table:table-cell office:value-type="float" office:value="2018" calcext:value-type="float">
            <text:p>2018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9" office:value-type="float" office:value="52.5" calcext:value-type="float">
            <text:p>52,5</text:p>
          </table:table-cell>
          <table:table-cell office:value-type="float" office:value="2018" calcext:value-type="float">
            <text:p>2018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9" office:value-type="float" office:value="48.95" calcext:value-type="float">
            <text:p>48,95</text:p>
          </table:table-cell>
          <table:table-cell office:value-type="float" office:value="2018" calcext:value-type="float">
            <text:p>2018</text:p>
          </table:table-cell>
          <table:table-cell office:value-type="float" office:value="150" calcext:value-type="float">
            <text:p>150</text:p>
          </table:table-cell>
          <table:table-cell table:number-columns-repeated="1020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9" office:value-type="float" office:value="47.7" calcext:value-type="float">
            <text:p>47,7</text:p>
          </table:table-cell>
          <table:table-cell office:value-type="float" office:value="2018" calcext:value-type="float">
            <text:p>2018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9" office:value-type="float" office:value="59.65" calcext:value-type="float">
            <text:p>59,65</text:p>
          </table:table-cell>
          <table:table-cell office:value-type="float" office:value="2018" calcext:value-type="float">
            <text:p>2018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9" office:value-type="float" office:value="49.7" calcext:value-type="float">
            <text:p>49,7</text:p>
          </table:table-cell>
          <table:table-cell office:value-type="float" office:value="2018" calcext:value-type="float">
            <text:p>2018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9" office:value-type="float" office:value="26.13" calcext:value-type="float">
            <text:p>26,13</text:p>
          </table:table-cell>
          <table:table-cell office:value-type="float" office:value="2018" calcext:value-type="float">
            <text:p>2018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9" office:value-type="float" office:value="48.83" calcext:value-type="float">
            <text:p>48,83</text:p>
          </table:table-cell>
          <table:table-cell office:value-type="float" office:value="2018" calcext:value-type="float">
            <text:p>2018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9" office:value-type="float" office:value="36.33" calcext:value-type="float">
            <text:p>36,33</text:p>
          </table:table-cell>
          <table:table-cell office:value-type="float" office:value="2018" calcext:value-type="float">
            <text:p>2018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9" office:value-type="float" office:value="27.28" calcext:value-type="float">
            <text:p>27,28</text:p>
          </table:table-cell>
          <table:table-cell office:value-type="float" office:value="2018" calcext:value-type="float">
            <text:p>2018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9" office:value-type="float" office:value="62.5" calcext:value-type="float">
            <text:p>62,5</text:p>
          </table:table-cell>
          <table:table-cell office:value-type="float" office:value="2018" calcext:value-type="float">
            <text:p>2018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9" office:value-type="float" office:value="66.38" calcext:value-type="float">
            <text:p>66,38</text:p>
          </table:table-cell>
          <table:table-cell office:value-type="float" office:value="2018" calcext:value-type="float">
            <text:p>2018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9" office:value-type="float" office:value="20.63" calcext:value-type="float">
            <text:p>20,63</text:p>
          </table:table-cell>
          <table:table-cell office:value-type="float" office:value="2018" calcext:value-type="float">
            <text:p>2018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9" office:value-type="float" office:value="41.88" calcext:value-type="float">
            <text:p>41,88</text:p>
          </table:table-cell>
          <table:table-cell office:value-type="float" office:value="2018" calcext:value-type="float">
            <text:p>2018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9" office:value-type="float" office:value="43.93" calcext:value-type="float">
            <text:p>43,93</text:p>
          </table:table-cell>
          <table:table-cell office:value-type="float" office:value="2018" calcext:value-type="float">
            <text:p>2018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9" office:value-type="float" office:value="18.05" calcext:value-type="float">
            <text:p>18,05</text:p>
          </table:table-cell>
          <table:table-cell office:value-type="float" office:value="2018" calcext:value-type="float">
            <text:p>2018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9" office:value-type="float" office:value="51.75" calcext:value-type="float">
            <text:p>51,75</text:p>
          </table:table-cell>
          <table:table-cell office:value-type="float" office:value="2018" calcext:value-type="float">
            <text:p>2018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9" office:value-type="float" office:value="43.25" calcext:value-type="float">
            <text:p>43,25</text:p>
          </table:table-cell>
          <table:table-cell office:value-type="float" office:value="2018" calcext:value-type="float">
            <text:p>2018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9" office:value-type="float" office:value="55.63" calcext:value-type="float">
            <text:p>55,63</text:p>
          </table:table-cell>
          <table:table-cell office:value-type="float" office:value="2018" calcext:value-type="float">
            <text:p>2018</text:p>
          </table:table-cell>
          <table:table-cell office:value-type="float" office:value="175" calcext:value-type="float">
            <text:p>175</text:p>
          </table:table-cell>
          <table:table-cell table:number-columns-repeated="1020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9" office:value-type="float" office:value="91.33" calcext:value-type="float">
            <text:p>91,33</text:p>
          </table:table-cell>
          <table:table-cell office:value-type="float" office:value="2018" calcext:value-type="float">
            <text:p>2018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9" office:value-type="float" office:value="60.58" calcext:value-type="float">
            <text:p>60,58</text:p>
          </table:table-cell>
          <table:table-cell office:value-type="float" office:value="2018" calcext:value-type="float">
            <text:p>2018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9" office:value-type="float" office:value="39.63" calcext:value-type="float">
            <text:p>39,63</text:p>
          </table:table-cell>
          <table:table-cell office:value-type="float" office:value="2018" calcext:value-type="float">
            <text:p>2018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9" office:value-type="float" office:value="52.7" calcext:value-type="float">
            <text:p>52,7</text:p>
          </table:table-cell>
          <table:table-cell office:value-type="float" office:value="2018" calcext:value-type="float">
            <text:p>2018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9" office:value-type="float" office:value="86.93" calcext:value-type="float">
            <text:p>86,93</text:p>
          </table:table-cell>
          <table:table-cell office:value-type="float" office:value="2018" calcext:value-type="float">
            <text:p>2018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9" office:value-type="float" office:value="15.63" calcext:value-type="float">
            <text:p>15,63</text:p>
          </table:table-cell>
          <table:table-cell office:value-type="float" office:value="2018" calcext:value-type="float">
            <text:p>2018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9" office:value-type="float" office:value="23.3" calcext:value-type="float">
            <text:p>23,3</text:p>
          </table:table-cell>
          <table:table-cell office:value-type="float" office:value="2018" calcext:value-type="float">
            <text:p>2018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9" office:value-type="float" office:value="37.23" calcext:value-type="float">
            <text:p>37,23</text:p>
          </table:table-cell>
          <table:table-cell office:value-type="float" office:value="2018" calcext:value-type="float">
            <text:p>2018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9" office:value-type="float" office:value="56.5" calcext:value-type="float">
            <text:p>56,5</text:p>
          </table:table-cell>
          <table:table-cell office:value-type="float" office:value="2018" calcext:value-type="float">
            <text:p>2018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9" office:value-type="float" office:value="60.63" calcext:value-type="float">
            <text:p>60,63</text:p>
          </table:table-cell>
          <table:table-cell office:value-type="float" office:value="2018" calcext:value-type="float">
            <text:p>2018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9" office:value-type="float" office:value="54" calcext:value-type="float">
            <text:p>54</text:p>
          </table:table-cell>
          <table:table-cell office:value-type="float" office:value="2018" calcext:value-type="float">
            <text:p>2018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9" office:value-type="float" office:value="36.2" calcext:value-type="float">
            <text:p>36,2</text:p>
          </table:table-cell>
          <table:table-cell office:value-type="float" office:value="2018" calcext:value-type="float">
            <text:p>2018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9" office:value-type="float" office:value="45.88" calcext:value-type="float">
            <text:p>45,88</text:p>
          </table:table-cell>
          <table:table-cell office:value-type="float" office:value="2018" calcext:value-type="float">
            <text:p>2018</text:p>
          </table:table-cell>
          <table:table-cell office:value-type="float" office:value="195" calcext:value-type="float">
            <text:p>195</text:p>
          </table:table-cell>
          <table:table-cell table:number-columns-repeated="1020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9" office:value-type="float" office:value="49.55" calcext:value-type="float">
            <text:p>49,55</text:p>
          </table:table-cell>
          <table:table-cell office:value-type="float" office:value="2018" calcext:value-type="float">
            <text:p>2018</text:p>
          </table:table-cell>
          <table:table-cell office:value-type="float" office:value="197" calcext:value-type="float">
            <text:p>197</text:p>
          </table:table-cell>
          <table:table-cell table:number-columns-repeated="1020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9" office:value-type="float" office:value="48.38" calcext:value-type="float">
            <text:p>48,38</text:p>
          </table:table-cell>
          <table:table-cell office:value-type="float" office:value="2018" calcext:value-type="float">
            <text:p>2018</text:p>
          </table:table-cell>
          <table:table-cell office:value-type="float" office:value="202" calcext:value-type="float">
            <text:p>202</text:p>
          </table:table-cell>
          <table:table-cell table:number-columns-repeated="1020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9" office:value-type="float" office:value="45.75" calcext:value-type="float">
            <text:p>45,75</text:p>
          </table:table-cell>
          <table:table-cell office:value-type="float" office:value="2018" calcext:value-type="float">
            <text:p>2018</text:p>
          </table:table-cell>
          <table:table-cell office:value-type="float" office:value="203" calcext:value-type="float">
            <text:p>203</text:p>
          </table:table-cell>
          <table:table-cell table:number-columns-repeated="1020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9" office:value-type="float" office:value="47.25" calcext:value-type="float">
            <text:p>47,25</text:p>
          </table:table-cell>
          <table:table-cell office:value-type="float" office:value="2018" calcext:value-type="float">
            <text:p>2018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9" office:value-type="float" office:value="53.13" calcext:value-type="float">
            <text:p>53,13</text:p>
          </table:table-cell>
          <table:table-cell office:value-type="float" office:value="2018" calcext:value-type="float">
            <text:p>2018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9" office:value-type="float" office:value="47.88" calcext:value-type="float">
            <text:p>47,88</text:p>
          </table:table-cell>
          <table:table-cell office:value-type="float" office:value="2018" calcext:value-type="float">
            <text:p>2018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9" office:value-type="float" office:value="45.7" calcext:value-type="float">
            <text:p>45,7</text:p>
          </table:table-cell>
          <table:table-cell office:value-type="float" office:value="2018" calcext:value-type="float">
            <text:p>2018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9" office:value-type="float" office:value="61.95" calcext:value-type="float">
            <text:p>61,95</text:p>
          </table:table-cell>
          <table:table-cell office:value-type="float" office:value="2018" calcext:value-type="float">
            <text:p>2018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9" office:value-type="float" office:value="69.63" calcext:value-type="float">
            <text:p>69,63</text:p>
          </table:table-cell>
          <table:table-cell office:value-type="float" office:value="2018" calcext:value-type="float">
            <text:p>2018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9" office:value-type="float" office:value="22.25" calcext:value-type="float">
            <text:p>22,25</text:p>
          </table:table-cell>
          <table:table-cell office:value-type="float" office:value="2018" calcext:value-type="float">
            <text:p>2018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9" office:value-type="float" office:value="21.43" calcext:value-type="float">
            <text:p>21,43</text:p>
          </table:table-cell>
          <table:table-cell office:value-type="float" office:value="2018" calcext:value-type="float">
            <text:p>2018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9" office:value-type="float" office:value="21.9" calcext:value-type="float">
            <text:p>21,9</text:p>
          </table:table-cell>
          <table:table-cell office:value-type="float" office:value="2018" calcext:value-type="float">
            <text:p>2018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9" office:value-type="float" office:value="65.95" calcext:value-type="float">
            <text:p>65,95</text:p>
          </table:table-cell>
          <table:table-cell office:value-type="float" office:value="2018" calcext:value-type="float">
            <text:p>2018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9" office:value-type="float" office:value="80.88" calcext:value-type="float">
            <text:p>80,88</text:p>
          </table:table-cell>
          <table:table-cell office:value-type="float" office:value="2018" calcext:value-type="float">
            <text:p>2018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9" office:value-type="float" office:value="45" calcext:value-type="float">
            <text:p>45</text:p>
          </table:table-cell>
          <table:table-cell office:value-type="float" office:value="2018" calcext:value-type="float">
            <text:p>2018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9" office:value-type="float" office:value="47.5" calcext:value-type="float">
            <text:p>47,5</text:p>
          </table:table-cell>
          <table:table-cell office:value-type="float" office:value="2018" calcext:value-type="float">
            <text:p>2018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9" office:value-type="float" office:value="83.63" calcext:value-type="float">
            <text:p>83,63</text:p>
          </table:table-cell>
          <table:table-cell office:value-type="float" office:value="2018" calcext:value-type="float">
            <text:p>2018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9" office:value-type="float" office:value="29.38" calcext:value-type="float">
            <text:p>29,38</text:p>
          </table:table-cell>
          <table:table-cell office:value-type="float" office:value="2018" calcext:value-type="float">
            <text:p>2018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9" office:value-type="float" office:value="40.38" calcext:value-type="float">
            <text:p>40,38</text:p>
          </table:table-cell>
          <table:table-cell office:value-type="float" office:value="2018" calcext:value-type="float">
            <text:p>2018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9" office:value-type="float" office:value="45.38" calcext:value-type="float">
            <text:p>45,38</text:p>
          </table:table-cell>
          <table:table-cell office:value-type="float" office:value="2018" calcext:value-type="float">
            <text:p>2018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9" office:value-type="float" office:value="42.58" calcext:value-type="float">
            <text:p>42,58</text:p>
          </table:table-cell>
          <table:table-cell office:value-type="float" office:value="2018" calcext:value-type="float">
            <text:p>2018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9" office:value-type="float" office:value="36.88" calcext:value-type="float">
            <text:p>36,88</text:p>
          </table:table-cell>
          <table:table-cell office:value-type="float" office:value="2018" calcext:value-type="float">
            <text:p>2018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9" office:value-type="float" office:value="48.03" calcext:value-type="float">
            <text:p>48,03</text:p>
          </table:table-cell>
          <table:table-cell office:value-type="float" office:value="2018" calcext:value-type="float">
            <text:p>2018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9" office:value-type="float" office:value="41.93" calcext:value-type="float">
            <text:p>41,93</text:p>
          </table:table-cell>
          <table:table-cell office:value-type="float" office:value="2018" calcext:value-type="float">
            <text:p>2018</text:p>
          </table:table-cell>
          <table:table-cell office:value-type="float" office:value="238" calcext:value-type="float">
            <text:p>238</text:p>
          </table:table-cell>
          <table:table-cell table:number-columns-repeated="1020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9" office:value-type="float" office:value="47.58" calcext:value-type="float">
            <text:p>47,58</text:p>
          </table:table-cell>
          <table:table-cell office:value-type="float" office:value="2018" calcext:value-type="float">
            <text:p>2018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9" office:value-type="float" office:value="84.5" calcext:value-type="float">
            <text:p>84,5</text:p>
          </table:table-cell>
          <table:table-cell office:value-type="float" office:value="2018" calcext:value-type="float">
            <text:p>2018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9" office:value-type="float" office:value="50.38" calcext:value-type="float">
            <text:p>50,38</text:p>
          </table:table-cell>
          <table:table-cell office:value-type="float" office:value="2018" calcext:value-type="float">
            <text:p>2018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9" office:value-type="float" office:value="35.38" calcext:value-type="float">
            <text:p>35,38</text:p>
          </table:table-cell>
          <table:table-cell office:value-type="float" office:value="2018" calcext:value-type="float">
            <text:p>2018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9" office:value-type="float" office:value="11.23" calcext:value-type="float">
            <text:p>11,23</text:p>
          </table:table-cell>
          <table:table-cell office:value-type="float" office:value="2018" calcext:value-type="float">
            <text:p>2018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9" office:value-type="float" office:value="43.7" calcext:value-type="float">
            <text:p>43,7</text:p>
          </table:table-cell>
          <table:table-cell office:value-type="float" office:value="2018" calcext:value-type="float">
            <text:p>2018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9.59" calcext:value-type="float">
            <text:p>9,59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float" office:value="74.62" calcext:value-type="float">
            <text:p>74,62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float" office:value="54.69" calcext:value-type="float">
            <text:p>54,69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float" office:value="34.35" calcext:value-type="float">
            <text:p>34,35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float" office:value="84.53" calcext:value-type="float">
            <text:p>84,53</text:p>
          </table:table-cell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float" office:value="50.96" calcext:value-type="float">
            <text:p>50,96</text:p>
          </table:table-cell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float" office:value="46.09" calcext:value-type="float">
            <text:p>46,09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float" office:value="12.86" calcext:value-type="float">
            <text:p>12,86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float" office:value="77.82" calcext:value-type="float">
            <text:p>77,82</text:p>
          </table:table-cell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float" office:value="55.13" calcext:value-type="float">
            <text:p>55,13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float" office:value="82.8" calcext:value-type="float">
            <text:p>82,8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float" office:value="86.06" calcext:value-type="float">
            <text:p>86,06</text:p>
          </table:table-cell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float" office:value="42.47" calcext:value-type="float">
            <text:p>42,47</text:p>
          </table:table-cell>
          <table:table-cell office:value-type="float" office:value="2020" calcext:value-type="float">
            <text:p>2020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float" office:value="47.52" calcext:value-type="float">
            <text:p>47,52</text:p>
          </table:table-cell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float" office:value="21.55" calcext:value-type="float">
            <text:p>21,55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float" office:value="31.38" calcext:value-type="float">
            <text:p>31,38</text:p>
          </table:table-cell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float" office:value="47.7" calcext:value-type="float">
            <text:p>47,7</text:p>
          </table:table-cell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office:value-type="float" office:value="90.82" calcext:value-type="float">
            <text:p>90,82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9" office:value-type="float" office:value="62.3" calcext:value-type="float">
            <text:p>62,3</text:p>
          </table:table-cell>
          <table:table-cell office:value-type="float" office:value="2020" calcext:value-type="float">
            <text:p>2020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office:value-type="float" office:value="60.36" calcext:value-type="float">
            <text:p>60,36</text:p>
          </table:table-cell>
          <table:table-cell office:value-type="float" office:value="2020" calcext:value-type="float">
            <text:p>2020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9" office:value-type="float" office:value="49.53" calcext:value-type="float">
            <text:p>49,53</text:p>
          </table:table-cell>
          <table:table-cell office:value-type="float" office:value="2020" calcext:value-type="float">
            <text:p>202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9" office:value-type="float" office:value="74.46" calcext:value-type="float">
            <text:p>74,46</text:p>
          </table:table-cell>
          <table:table-cell office:value-type="float" office:value="2020" calcext:value-type="float">
            <text:p>2020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9" office:value-type="float" office:value="16.05" calcext:value-type="float">
            <text:p>16,05</text:p>
          </table:table-cell>
          <table:table-cell office:value-type="float" office:value="2020" calcext:value-type="float">
            <text:p>2020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9" office:value-type="float" office:value="66.8" calcext:value-type="float">
            <text:p>66,8</text:p>
          </table:table-cell>
          <table:table-cell office:value-type="float" office:value="2020" calcext:value-type="float">
            <text:p>2020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9" office:value-type="float" office:value="45.38" calcext:value-type="float">
            <text:p>45,38</text:p>
          </table:table-cell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9" office:value-type="float" office:value="41.6" calcext:value-type="float">
            <text:p>41,6</text:p>
          </table:table-cell>
          <table:table-cell office:value-type="float" office:value="2020" calcext:value-type="float">
            <text:p>2020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9" office:value-type="float" office:value="91.94" calcext:value-type="float">
            <text:p>91,94</text:p>
          </table:table-cell>
          <table:table-cell office:value-type="float" office:value="2020" calcext:value-type="float">
            <text:p>2020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9" office:value-type="float" office:value="72.43" calcext:value-type="float">
            <text:p>72,43</text:p>
          </table:table-cell>
          <table:table-cell office:value-type="float" office:value="2020" calcext:value-type="float">
            <text:p>2020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9" office:value-type="float" office:value="36.86" calcext:value-type="float">
            <text:p>36,86</text:p>
          </table:table-cell>
          <table:table-cell office:value-type="float" office:value="2020" calcext:value-type="float">
            <text:p>2020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9" office:value-type="float" office:value="70.34" calcext:value-type="float">
            <text:p>70,34</text:p>
          </table:table-cell>
          <table:table-cell office:value-type="float" office:value="2020" calcext:value-type="float">
            <text:p>2020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9" office:value-type="float" office:value="81.15" calcext:value-type="float">
            <text:p>81,15</text:p>
          </table:table-cell>
          <table:table-cell office:value-type="float" office:value="2020" calcext:value-type="float">
            <text:p>2020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9" office:value-type="float" office:value="38.14" calcext:value-type="float">
            <text:p>38,14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9" office:value-type="float" office:value="54.38" calcext:value-type="float">
            <text:p>54,38</text:p>
          </table:table-cell>
          <table:table-cell office:value-type="float" office:value="2020" calcext:value-type="float">
            <text:p>2020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9" office:value-type="float" office:value="35.75" calcext:value-type="float">
            <text:p>35,75</text:p>
          </table:table-cell>
          <table:table-cell office:value-type="float" office:value="2020" calcext:value-type="float">
            <text:p>2020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9" office:value-type="float" office:value="62.03" calcext:value-type="float">
            <text:p>62,03</text:p>
          </table:table-cell>
          <table:table-cell office:value-type="float" office:value="2020" calcext:value-type="float">
            <text:p>2020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9" office:value-type="float" office:value="45.65" calcext:value-type="float">
            <text:p>45,65</text:p>
          </table:table-cell>
          <table:table-cell office:value-type="float" office:value="2020" calcext:value-type="float">
            <text:p>2020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9" office:value-type="float" office:value="73.04" calcext:value-type="float">
            <text:p>73,04</text:p>
          </table:table-cell>
          <table:table-cell office:value-type="float" office:value="2020" calcext:value-type="float">
            <text:p>2020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9" office:value-type="float" office:value="43.53" calcext:value-type="float">
            <text:p>43,53</text:p>
          </table:table-cell>
          <table:table-cell office:value-type="float" office:value="2020" calcext:value-type="float">
            <text:p>2020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9" office:value-type="float" office:value="83.39" calcext:value-type="float">
            <text:p>83,39</text:p>
          </table:table-cell>
          <table:table-cell office:value-type="float" office:value="2020" calcext:value-type="float">
            <text:p>2020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9" office:value-type="float" office:value="26.73" calcext:value-type="float">
            <text:p>26,73</text:p>
          </table:table-cell>
          <table:table-cell office:value-type="float" office:value="2020" calcext:value-type="float">
            <text:p>2020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9" office:value-type="float" office:value="38.31" calcext:value-type="float">
            <text:p>38,31</text:p>
          </table:table-cell>
          <table:table-cell office:value-type="float" office:value="2020" calcext:value-type="float">
            <text:p>2020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9" office:value-type="float" office:value="39.48" calcext:value-type="float">
            <text:p>39,48</text:p>
          </table:table-cell>
          <table:table-cell office:value-type="float" office:value="2020" calcext:value-type="float">
            <text:p>2020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9" office:value-type="float" office:value="24.42" calcext:value-type="float">
            <text:p>24,42</text:p>
          </table:table-cell>
          <table:table-cell office:value-type="float" office:value="2020" calcext:value-type="float">
            <text:p>2020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9" office:value-type="float" office:value="47.38" calcext:value-type="float">
            <text:p>47,38</text:p>
          </table:table-cell>
          <table:table-cell office:value-type="float" office:value="2020" calcext:value-type="float">
            <text:p>2020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9" office:value-type="float" office:value="12.14" calcext:value-type="float">
            <text:p>12,14</text:p>
          </table:table-cell>
          <table:table-cell office:value-type="float" office:value="2020" calcext:value-type="float">
            <text:p>2020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9" office:value-type="float" office:value="72.37" calcext:value-type="float">
            <text:p>72,37</text:p>
          </table:table-cell>
          <table:table-cell office:value-type="float" office:value="2020" calcext:value-type="float">
            <text:p>2020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9" office:value-type="float" office:value="27.03" calcext:value-type="float">
            <text:p>27,03</text:p>
          </table:table-cell>
          <table:table-cell office:value-type="float" office:value="2020" calcext:value-type="float">
            <text:p>2020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9" office:value-type="float" office:value="86.05" calcext:value-type="float">
            <text:p>86,05</text:p>
          </table:table-cell>
          <table:table-cell office:value-type="float" office:value="2020" calcext:value-type="float">
            <text:p>2020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office:value-type="float" office:value="72.02" calcext:value-type="float">
            <text:p>72,02</text:p>
          </table:table-cell>
          <table:table-cell office:value-type="float" office:value="2020" calcext:value-type="float">
            <text:p>2020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9" office:value-type="float" office:value="37.63" calcext:value-type="float">
            <text:p>37,63</text:p>
          </table:table-cell>
          <table:table-cell office:value-type="float" office:value="2020" calcext:value-type="float">
            <text:p>2020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9" office:value-type="float" office:value="73.68" calcext:value-type="float">
            <text:p>73,68</text:p>
          </table:table-cell>
          <table:table-cell office:value-type="float" office:value="2020" calcext:value-type="float">
            <text:p>2020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9" office:value-type="float" office:value="44.57" calcext:value-type="float">
            <text:p>44,57</text:p>
          </table:table-cell>
          <table:table-cell office:value-type="float" office:value="2020" calcext:value-type="float">
            <text:p>2020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9" office:value-type="float" office:value="75.57" calcext:value-type="float">
            <text:p>75,57</text:p>
          </table:table-cell>
          <table:table-cell office:value-type="float" office:value="2020" calcext:value-type="float">
            <text:p>2020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2020" calcext:value-type="float">
            <text:p>2020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9" office:value-type="float" office:value="43.62" calcext:value-type="float">
            <text:p>43,62</text:p>
          </table:table-cell>
          <table:table-cell office:value-type="float" office:value="2020" calcext:value-type="float">
            <text:p>2020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9" office:value-type="float" office:value="70" calcext:value-type="float">
            <text:p>70</text:p>
          </table:table-cell>
          <table:table-cell office:value-type="float" office:value="2020" calcext:value-type="float">
            <text:p>2020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9" office:value-type="float" office:value="50.62" calcext:value-type="float">
            <text:p>50,62</text:p>
          </table:table-cell>
          <table:table-cell office:value-type="float" office:value="2020" calcext:value-type="float">
            <text:p>2020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9" office:value-type="float" office:value="74.42" calcext:value-type="float">
            <text:p>74,42</text:p>
          </table:table-cell>
          <table:table-cell office:value-type="float" office:value="2020" calcext:value-type="float">
            <text:p>2020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9" office:value-type="float" office:value="48.6" calcext:value-type="float">
            <text:p>48,6</text:p>
          </table:table-cell>
          <table:table-cell office:value-type="float" office:value="2020" calcext:value-type="float">
            <text:p>2020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9" office:value-type="float" office:value="47.69" calcext:value-type="float">
            <text:p>47,69</text:p>
          </table:table-cell>
          <table:table-cell office:value-type="float" office:value="2020" calcext:value-type="float">
            <text:p>2020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9" office:value-type="float" office:value="35.96" calcext:value-type="float">
            <text:p>35,96</text:p>
          </table:table-cell>
          <table:table-cell office:value-type="float" office:value="2020" calcext:value-type="float">
            <text:p>2020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9" office:value-type="float" office:value="51.12" calcext:value-type="float">
            <text:p>51,12</text:p>
          </table:table-cell>
          <table:table-cell office:value-type="float" office:value="2020" calcext:value-type="float">
            <text:p>2020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9" office:value-type="float" office:value="44.12" calcext:value-type="float">
            <text:p>44,12</text:p>
          </table:table-cell>
          <table:table-cell office:value-type="float" office:value="2020" calcext:value-type="float">
            <text:p>2020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9" office:value-type="float" office:value="41.11" calcext:value-type="float">
            <text:p>41,11</text:p>
          </table:table-cell>
          <table:table-cell office:value-type="float" office:value="2020" calcext:value-type="float">
            <text:p>2020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9" office:value-type="float" office:value="60.84" calcext:value-type="float">
            <text:p>60,84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9" office:value-type="float" office:value="69.27" calcext:value-type="float">
            <text:p>69,27</text:p>
          </table:table-cell>
          <table:table-cell office:value-type="float" office:value="2020" calcext:value-type="float">
            <text:p>2020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9" office:value-type="float" office:value="51.39" calcext:value-type="float">
            <text:p>51,39</text:p>
          </table:table-cell>
          <table:table-cell office:value-type="float" office:value="2020" calcext:value-type="float">
            <text:p>2020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9" office:value-type="float" office:value="30.61" calcext:value-type="float">
            <text:p>30,61</text:p>
          </table:table-cell>
          <table:table-cell office:value-type="float" office:value="2020" calcext:value-type="float">
            <text:p>2020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9" office:value-type="float" office:value="15.51" calcext:value-type="float">
            <text:p>15,51</text:p>
          </table:table-cell>
          <table:table-cell office:value-type="float" office:value="2020" calcext:value-type="float">
            <text:p>2020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9" office:value-type="float" office:value="21.8" calcext:value-type="float">
            <text:p>21,8</text:p>
          </table:table-cell>
          <table:table-cell office:value-type="float" office:value="2020" calcext:value-type="float">
            <text:p>2020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9" office:value-type="float" office:value="74.39" calcext:value-type="float">
            <text:p>74,39</text:p>
          </table:table-cell>
          <table:table-cell office:value-type="float" office:value="2020" calcext:value-type="float">
            <text:p>2020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9" office:value-type="float" office:value="65.99" calcext:value-type="float">
            <text:p>65,99</text:p>
          </table:table-cell>
          <table:table-cell office:value-type="float" office:value="2020" calcext:value-type="float">
            <text:p>2020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9" office:value-type="float" office:value="74.27" calcext:value-type="float">
            <text:p>74,27</text:p>
          </table:table-cell>
          <table:table-cell office:value-type="float" office:value="2020" calcext:value-type="float">
            <text:p>2020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9" office:value-type="float" office:value="84.61" calcext:value-type="float">
            <text:p>84,61</text:p>
          </table:table-cell>
          <table:table-cell office:value-type="float" office:value="2020" calcext:value-type="float">
            <text:p>2020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9" office:value-type="float" office:value="62.06" calcext:value-type="float">
            <text:p>62,06</text:p>
          </table:table-cell>
          <table:table-cell office:value-type="float" office:value="2020" calcext:value-type="float">
            <text:p>2020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9" office:value-type="float" office:value="53.53" calcext:value-type="float">
            <text:p>53,53</text:p>
          </table:table-cell>
          <table:table-cell office:value-type="float" office:value="2020" calcext:value-type="float">
            <text:p>2020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9" office:value-type="float" office:value="29.58" calcext:value-type="float">
            <text:p>29,58</text:p>
          </table:table-cell>
          <table:table-cell office:value-type="float" office:value="2020" calcext:value-type="float">
            <text:p>2020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9" office:value-type="float" office:value="49.22" calcext:value-type="float">
            <text:p>49,22</text:p>
          </table:table-cell>
          <table:table-cell office:value-type="float" office:value="2020" calcext:value-type="float">
            <text:p>2020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9" office:value-type="float" office:value="53.19" calcext:value-type="float">
            <text:p>53,19</text:p>
          </table:table-cell>
          <table:table-cell office:value-type="float" office:value="2020" calcext:value-type="float">
            <text:p>2020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9" office:value-type="float" office:value="48.52" calcext:value-type="float">
            <text:p>48,52</text:p>
          </table:table-cell>
          <table:table-cell office:value-type="float" office:value="2020" calcext:value-type="float">
            <text:p>2020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9" office:value-type="float" office:value="16.02" calcext:value-type="float">
            <text:p>16,02</text:p>
          </table:table-cell>
          <table:table-cell office:value-type="float" office:value="2020" calcext:value-type="float">
            <text:p>2020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9" office:value-type="float" office:value="38.26" calcext:value-type="float">
            <text:p>38,26</text:p>
          </table:table-cell>
          <table:table-cell office:value-type="float" office:value="2020" calcext:value-type="float">
            <text:p>2020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9" office:value-type="float" office:value="63.98" calcext:value-type="float">
            <text:p>63,98</text:p>
          </table:table-cell>
          <table:table-cell office:value-type="float" office:value="2020" calcext:value-type="float">
            <text:p>2020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9" office:value-type="float" office:value="48.2" calcext:value-type="float">
            <text:p>48,2</text:p>
          </table:table-cell>
          <table:table-cell office:value-type="float" office:value="2020" calcext:value-type="float">
            <text:p>2020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9" office:value-type="float" office:value="46.33" calcext:value-type="float">
            <text:p>46,33</text:p>
          </table:table-cell>
          <table:table-cell office:value-type="float" office:value="2020" calcext:value-type="float">
            <text:p>2020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9" office:value-type="float" office:value="17.98" calcext:value-type="float">
            <text:p>17,98</text:p>
          </table:table-cell>
          <table:table-cell office:value-type="float" office:value="2020" calcext:value-type="float">
            <text:p>2020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9" office:value-type="float" office:value="59.56" calcext:value-type="float">
            <text:p>59,56</text:p>
          </table:table-cell>
          <table:table-cell office:value-type="float" office:value="2020" calcext:value-type="float">
            <text:p>2020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9" office:value-type="float" office:value="87.61" calcext:value-type="float">
            <text:p>87,61</text:p>
          </table:table-cell>
          <table:table-cell office:value-type="float" office:value="2020" calcext:value-type="float">
            <text:p>2020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9" office:value-type="float" office:value="64.78" calcext:value-type="float">
            <text:p>64,78</text:p>
          </table:table-cell>
          <table:table-cell office:value-type="float" office:value="2020" calcext:value-type="float">
            <text:p>2020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9" office:value-type="float" office:value="49.7" calcext:value-type="float">
            <text:p>49,7</text:p>
          </table:table-cell>
          <table:table-cell office:value-type="float" office:value="2020" calcext:value-type="float">
            <text:p>2020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9" office:value-type="float" office:value="34.53" calcext:value-type="float">
            <text:p>34,53</text:p>
          </table:table-cell>
          <table:table-cell office:value-type="float" office:value="2020" calcext:value-type="float">
            <text:p>2020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9" office:value-type="float" office:value="46.47" calcext:value-type="float">
            <text:p>46,47</text:p>
          </table:table-cell>
          <table:table-cell office:value-type="float" office:value="2020" calcext:value-type="float">
            <text:p>2020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9" office:value-type="float" office:value="20.28" calcext:value-type="float">
            <text:p>20,28</text:p>
          </table:table-cell>
          <table:table-cell office:value-type="float" office:value="2020" calcext:value-type="float">
            <text:p>2020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9" office:value-type="float" office:value="50.3" calcext:value-type="float">
            <text:p>50,3</text:p>
          </table:table-cell>
          <table:table-cell office:value-type="float" office:value="2020" calcext:value-type="float">
            <text:p>2020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9" office:value-type="float" office:value="70.73" calcext:value-type="float">
            <text:p>70,73</text:p>
          </table:table-cell>
          <table:table-cell office:value-type="float" office:value="2020" calcext:value-type="float">
            <text:p>2020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9" office:value-type="float" office:value="32.06" calcext:value-type="float">
            <text:p>32,06</text:p>
          </table:table-cell>
          <table:table-cell office:value-type="float" office:value="2020" calcext:value-type="float">
            <text:p>2020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9" office:value-type="float" office:value="40.74" calcext:value-type="float">
            <text:p>40,74</text:p>
          </table:table-cell>
          <table:table-cell office:value-type="float" office:value="2020" calcext:value-type="float">
            <text:p>2020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9" office:value-type="float" office:value="24.44" calcext:value-type="float">
            <text:p>24,44</text:p>
          </table:table-cell>
          <table:table-cell office:value-type="float" office:value="2020" calcext:value-type="float">
            <text:p>2020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9" office:value-type="float" office:value="85.14" calcext:value-type="float">
            <text:p>85,14</text:p>
          </table:table-cell>
          <table:table-cell office:value-type="float" office:value="2020" calcext:value-type="float">
            <text:p>2020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9" office:value-type="float" office:value="57.74" calcext:value-type="float">
            <text:p>57,74</text:p>
          </table:table-cell>
          <table:table-cell office:value-type="float" office:value="2020" calcext:value-type="float">
            <text:p>2020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9" office:value-type="float" office:value="46.7" calcext:value-type="float">
            <text:p>46,7</text:p>
          </table:table-cell>
          <table:table-cell office:value-type="float" office:value="2020" calcext:value-type="float">
            <text:p>2020</text:p>
          </table:table-cell>
          <table:table-cell office:value-type="float" office:value="150" calcext:value-type="float">
            <text:p>150</text:p>
          </table:table-cell>
          <table:table-cell table:number-columns-repeated="1020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9" office:value-type="float" office:value="54.4" calcext:value-type="float">
            <text:p>54,4</text:p>
          </table:table-cell>
          <table:table-cell office:value-type="float" office:value="2020" calcext:value-type="float">
            <text:p>2020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9" office:value-type="float" office:value="56.28" calcext:value-type="float">
            <text:p>56,28</text:p>
          </table:table-cell>
          <table:table-cell office:value-type="float" office:value="2020" calcext:value-type="float">
            <text:p>2020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9" office:value-type="float" office:value="53.41" calcext:value-type="float">
            <text:p>53,41</text:p>
          </table:table-cell>
          <table:table-cell office:value-type="float" office:value="2020" calcext:value-type="float">
            <text:p>2020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9" office:value-type="float" office:value="29.79" calcext:value-type="float">
            <text:p>29,79</text:p>
          </table:table-cell>
          <table:table-cell office:value-type="float" office:value="2020" calcext:value-type="float">
            <text:p>2020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9" office:value-type="float" office:value="47.59" calcext:value-type="float">
            <text:p>47,59</text:p>
          </table:table-cell>
          <table:table-cell office:value-type="float" office:value="2020" calcext:value-type="float">
            <text:p>2020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9" office:value-type="float" office:value="46.15" calcext:value-type="float">
            <text:p>46,15</text:p>
          </table:table-cell>
          <table:table-cell office:value-type="float" office:value="2020" calcext:value-type="float">
            <text:p>2020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9" office:value-type="float" office:value="35.5" calcext:value-type="float">
            <text:p>35,5</text:p>
          </table:table-cell>
          <table:table-cell office:value-type="float" office:value="2020" calcext:value-type="float">
            <text:p>2020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9" office:value-type="float" office:value="76.15" calcext:value-type="float">
            <text:p>76,15</text:p>
          </table:table-cell>
          <table:table-cell office:value-type="float" office:value="2020" calcext:value-type="float">
            <text:p>2020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9" office:value-type="float" office:value="76.45" calcext:value-type="float">
            <text:p>76,45</text:p>
          </table:table-cell>
          <table:table-cell office:value-type="float" office:value="2020" calcext:value-type="float">
            <text:p>2020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9" office:value-type="float" office:value="15.77" calcext:value-type="float">
            <text:p>15,77</text:p>
          </table:table-cell>
          <table:table-cell office:value-type="float" office:value="2020" calcext:value-type="float">
            <text:p>2020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9" office:value-type="float" office:value="32.34" calcext:value-type="float">
            <text:p>32,34</text:p>
          </table:table-cell>
          <table:table-cell office:value-type="float" office:value="2020" calcext:value-type="float">
            <text:p>2020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9" office:value-type="float" office:value="36.73" calcext:value-type="float">
            <text:p>36,73</text:p>
          </table:table-cell>
          <table:table-cell office:value-type="float" office:value="2020" calcext:value-type="float">
            <text:p>2020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9" office:value-type="float" office:value="22.2" calcext:value-type="float">
            <text:p>22,2</text:p>
          </table:table-cell>
          <table:table-cell office:value-type="float" office:value="2020" calcext:value-type="float">
            <text:p>2020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9" office:value-type="float" office:value="55.2" calcext:value-type="float">
            <text:p>55,2</text:p>
          </table:table-cell>
          <table:table-cell office:value-type="float" office:value="2020" calcext:value-type="float">
            <text:p>2020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9" office:value-type="float" office:value="35.41" calcext:value-type="float">
            <text:p>35,41</text:p>
          </table:table-cell>
          <table:table-cell office:value-type="float" office:value="2020" calcext:value-type="float">
            <text:p>2020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9" office:value-type="float" office:value="56.38" calcext:value-type="float">
            <text:p>56,38</text:p>
          </table:table-cell>
          <table:table-cell office:value-type="float" office:value="2020" calcext:value-type="float">
            <text:p>2020</text:p>
          </table:table-cell>
          <table:table-cell office:value-type="float" office:value="175" calcext:value-type="float">
            <text:p>175</text:p>
          </table:table-cell>
          <table:table-cell table:number-columns-repeated="1020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9" office:value-type="float" office:value="95.44" calcext:value-type="float">
            <text:p>95,44</text:p>
          </table:table-cell>
          <table:table-cell office:value-type="float" office:value="2020" calcext:value-type="float">
            <text:p>2020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9" office:value-type="float" office:value="67.47" calcext:value-type="float">
            <text:p>67,47</text:p>
          </table:table-cell>
          <table:table-cell office:value-type="float" office:value="2020" calcext:value-type="float">
            <text:p>2020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9" office:value-type="float" office:value="40.4" calcext:value-type="float">
            <text:p>40,4</text:p>
          </table:table-cell>
          <table:table-cell office:value-type="float" office:value="2020" calcext:value-type="float">
            <text:p>2020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9" office:value-type="float" office:value="64.22" calcext:value-type="float">
            <text:p>64,22</text:p>
          </table:table-cell>
          <table:table-cell office:value-type="float" office:value="2020" calcext:value-type="float">
            <text:p>2020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9" office:value-type="float" office:value="95.43" calcext:value-type="float">
            <text:p>95,43</text:p>
          </table:table-cell>
          <table:table-cell office:value-type="float" office:value="2020" calcext:value-type="float">
            <text:p>2020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9" office:value-type="float" office:value="20.47" calcext:value-type="float">
            <text:p>20,47</text:p>
          </table:table-cell>
          <table:table-cell office:value-type="float" office:value="2020" calcext:value-type="float">
            <text:p>2020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9" office:value-type="float" office:value="19.78" calcext:value-type="float">
            <text:p>19,78</text:p>
          </table:table-cell>
          <table:table-cell office:value-type="float" office:value="2020" calcext:value-type="float">
            <text:p>2020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9" office:value-type="float" office:value="33.5" calcext:value-type="float">
            <text:p>33,5</text:p>
          </table:table-cell>
          <table:table-cell office:value-type="float" office:value="2020" calcext:value-type="float">
            <text:p>2020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9" office:value-type="float" office:value="57.73" calcext:value-type="float">
            <text:p>57,73</text:p>
          </table:table-cell>
          <table:table-cell office:value-type="float" office:value="2020" calcext:value-type="float">
            <text:p>2020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9" office:value-type="float" office:value="69.2" calcext:value-type="float">
            <text:p>69,2</text:p>
          </table:table-cell>
          <table:table-cell office:value-type="float" office:value="2020" calcext:value-type="float">
            <text:p>2020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9" office:value-type="float" office:value="45.47" calcext:value-type="float">
            <text:p>45,47</text:p>
          </table:table-cell>
          <table:table-cell office:value-type="float" office:value="2020" calcext:value-type="float">
            <text:p>2020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9" office:value-type="float" office:value="32.66" calcext:value-type="float">
            <text:p>32,66</text:p>
          </table:table-cell>
          <table:table-cell office:value-type="float" office:value="2020" calcext:value-type="float">
            <text:p>2020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9" office:value-type="float" office:value="46.64" calcext:value-type="float">
            <text:p>46,64</text:p>
          </table:table-cell>
          <table:table-cell office:value-type="float" office:value="2020" calcext:value-type="float">
            <text:p>2020</text:p>
          </table:table-cell>
          <table:table-cell office:value-type="float" office:value="195" calcext:value-type="float">
            <text:p>195</text:p>
          </table:table-cell>
          <table:table-cell table:number-columns-repeated="1020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9" office:value-type="float" office:value="53.43" calcext:value-type="float">
            <text:p>53,43</text:p>
          </table:table-cell>
          <table:table-cell office:value-type="float" office:value="2020" calcext:value-type="float">
            <text:p>2020</text:p>
          </table:table-cell>
          <table:table-cell office:value-type="float" office:value="197" calcext:value-type="float">
            <text:p>197</text:p>
          </table:table-cell>
          <table:table-cell table:number-columns-repeated="1020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9" office:value-type="float" office:value="57.2" calcext:value-type="float">
            <text:p>57,2</text:p>
          </table:table-cell>
          <table:table-cell office:value-type="float" office:value="2020" calcext:value-type="float">
            <text:p>2020</text:p>
          </table:table-cell>
          <table:table-cell office:value-type="float" office:value="202" calcext:value-type="float">
            <text:p>202</text:p>
          </table:table-cell>
          <table:table-cell table:number-columns-repeated="1020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9" office:value-type="float" office:value="44.12" calcext:value-type="float">
            <text:p>44,12</text:p>
          </table:table-cell>
          <table:table-cell office:value-type="float" office:value="2020" calcext:value-type="float">
            <text:p>2020</text:p>
          </table:table-cell>
          <table:table-cell office:value-type="float" office:value="203" calcext:value-type="float">
            <text:p>203</text:p>
          </table:table-cell>
          <table:table-cell table:number-columns-repeated="1020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9" office:value-type="float" office:value="51.15" calcext:value-type="float">
            <text:p>51,15</text:p>
          </table:table-cell>
          <table:table-cell office:value-type="float" office:value="2020" calcext:value-type="float">
            <text:p>2020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9" office:value-type="float" office:value="61.43" calcext:value-type="float">
            <text:p>61,43</text:p>
          </table:table-cell>
          <table:table-cell office:value-type="float" office:value="2020" calcext:value-type="float">
            <text:p>2020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9" office:value-type="float" office:value="46.36" calcext:value-type="float">
            <text:p>46,36</text:p>
          </table:table-cell>
          <table:table-cell office:value-type="float" office:value="2020" calcext:value-type="float">
            <text:p>2020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9" office:value-type="float" office:value="53.32" calcext:value-type="float">
            <text:p>53,32</text:p>
          </table:table-cell>
          <table:table-cell office:value-type="float" office:value="2020" calcext:value-type="float">
            <text:p>2020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9" office:value-type="float" office:value="64.24" calcext:value-type="float">
            <text:p>64,24</text:p>
          </table:table-cell>
          <table:table-cell office:value-type="float" office:value="2020" calcext:value-type="float">
            <text:p>2020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9" office:value-type="float" office:value="76.47" calcext:value-type="float">
            <text:p>76,47</text:p>
          </table:table-cell>
          <table:table-cell office:value-type="float" office:value="2020" calcext:value-type="float">
            <text:p>2020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9" office:value-type="float" office:value="15.13" calcext:value-type="float">
            <text:p>15,13</text:p>
          </table:table-cell>
          <table:table-cell office:value-type="float" office:value="2020" calcext:value-type="float">
            <text:p>2020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9" office:value-type="float" office:value="14.79" calcext:value-type="float">
            <text:p>14,79</text:p>
          </table:table-cell>
          <table:table-cell office:value-type="float" office:value="2020" calcext:value-type="float">
            <text:p>2020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9" office:value-type="float" office:value="36.39" calcext:value-type="float">
            <text:p>36,39</text:p>
          </table:table-cell>
          <table:table-cell office:value-type="float" office:value="2020" calcext:value-type="float">
            <text:p>2020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9" office:value-type="float" office:value="71.69" calcext:value-type="float">
            <text:p>71,69</text:p>
          </table:table-cell>
          <table:table-cell office:value-type="float" office:value="2020" calcext:value-type="float">
            <text:p>2020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9" office:value-type="float" office:value="83.28" calcext:value-type="float">
            <text:p>83,28</text:p>
          </table:table-cell>
          <table:table-cell office:value-type="float" office:value="2020" calcext:value-type="float">
            <text:p>2020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9" office:value-type="float" office:value="44.8" calcext:value-type="float">
            <text:p>44,8</text:p>
          </table:table-cell>
          <table:table-cell office:value-type="float" office:value="2020" calcext:value-type="float">
            <text:p>2020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9" office:value-type="float" office:value="50.29" calcext:value-type="float">
            <text:p>50,29</text:p>
          </table:table-cell>
          <table:table-cell office:value-type="float" office:value="2020" calcext:value-type="float">
            <text:p>2020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9" office:value-type="float" office:value="83.21" calcext:value-type="float">
            <text:p>83,21</text:p>
          </table:table-cell>
          <table:table-cell office:value-type="float" office:value="2020" calcext:value-type="float">
            <text:p>2020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9" office:value-type="float" office:value="36.2" calcext:value-type="float">
            <text:p>36,2</text:p>
          </table:table-cell>
          <table:table-cell office:value-type="float" office:value="2020" calcext:value-type="float">
            <text:p>2020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9" office:value-type="float" office:value="43.4" calcext:value-type="float">
            <text:p>43,4</text:p>
          </table:table-cell>
          <table:table-cell office:value-type="float" office:value="2020" calcext:value-type="float">
            <text:p>2020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9" office:value-type="float" office:value="57.6" calcext:value-type="float">
            <text:p>57,6</text:p>
          </table:table-cell>
          <table:table-cell office:value-type="float" office:value="2020" calcext:value-type="float">
            <text:p>2020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9" office:value-type="float" office:value="48.35" calcext:value-type="float">
            <text:p>48,35</text:p>
          </table:table-cell>
          <table:table-cell office:value-type="float" office:value="2020" calcext:value-type="float">
            <text:p>2020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9" office:value-type="float" office:value="26.89" calcext:value-type="float">
            <text:p>26,89</text:p>
          </table:table-cell>
          <table:table-cell office:value-type="float" office:value="2020" calcext:value-type="float">
            <text:p>2020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9" office:value-type="float" office:value="42.14" calcext:value-type="float">
            <text:p>42,14</text:p>
          </table:table-cell>
          <table:table-cell office:value-type="float" office:value="2020" calcext:value-type="float">
            <text:p>2020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9" office:value-type="float" office:value="38.77" calcext:value-type="float">
            <text:p>38,77</text:p>
          </table:table-cell>
          <table:table-cell office:value-type="float" office:value="2020" calcext:value-type="float">
            <text:p>2020</text:p>
          </table:table-cell>
          <table:table-cell office:value-type="float" office:value="238" calcext:value-type="float">
            <text:p>238</text:p>
          </table:table-cell>
          <table:table-cell table:number-columns-repeated="1020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9" office:value-type="float" office:value="52.88" calcext:value-type="float">
            <text:p>52,88</text:p>
          </table:table-cell>
          <table:table-cell office:value-type="float" office:value="2020" calcext:value-type="float">
            <text:p>2020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9" office:value-type="float" office:value="89.99" calcext:value-type="float">
            <text:p>89,99</text:p>
          </table:table-cell>
          <table:table-cell office:value-type="float" office:value="2020" calcext:value-type="float">
            <text:p>2020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9" office:value-type="float" office:value="45.43" calcext:value-type="float">
            <text:p>45,43</text:p>
          </table:table-cell>
          <table:table-cell office:value-type="float" office:value="2020" calcext:value-type="float">
            <text:p>2020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9" office:value-type="float" office:value="37.9" calcext:value-type="float">
            <text:p>37,9</text:p>
          </table:table-cell>
          <table:table-cell office:value-type="float" office:value="2020" calcext:value-type="float">
            <text:p>2020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9" office:value-type="float" office:value="10.19" calcext:value-type="float">
            <text:p>10,19</text:p>
          </table:table-cell>
          <table:table-cell office:value-type="float" office:value="2020" calcext:value-type="float">
            <text:p>2020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9" office:value-type="float" office:value="40.89" calcext:value-type="float">
            <text:p>40,89</text:p>
          </table:table-cell>
          <table:table-cell office:value-type="float" office:value="2020" calcext:value-type="float">
            <text:p>2020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2" table:number-rows-repeated="10480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4" table:style-name="ta1">
        <table:table-column table:style-name="co3" table:number-columns-repeated="6" table:default-cell-style-name="Default"/>
        <table:table-column table:style-name="co3" table:default-cell-style-name="ce3"/>
        <table:table-column table:style-name="co3" table:default-cell-style-name="Default"/>
        <table:table-row table:style-name="ro2">
          <table:table-cell/>
          <table:table-cell table:number-columns-repeated="2" office:value-type="string" calcext:value-type="string">
            <text:p>Afghanista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fghanistan</text:p>
          </table:table-cell>
          <table:table-cell table:formula="of:=VLOOKUP([.G1];[.$C$1:.$D$250];2;0)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Afrique du Sud</text:p>
          </table:table-cell>
          <table:table-cell office:value-type="string" calcext:value-type="string">
            <text:p>South Afric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bania</text:p>
          </table:table-cell>
          <table:table-cell table:formula="of:=VLOOKUP([.G2];[.$C$1:.$D$250];2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Albanie</text:p>
          </table:table-cell>
          <table:table-cell office:value-type="string" calcext:value-type="string">
            <text:p>Albani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lgeria</text:p>
          </table:table-cell>
          <table:table-cell table:formula="of:=VLOOKUP([.G3];[.$C$1:.$D$250];2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Algerie</text:p>
          </table:table-cell>
          <table:table-cell office:value-type="string" calcext:value-type="string">
            <text:p>Alger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ndorra</text:p>
          </table:table-cell>
          <table:table-cell table:formula="of:=VLOOKUP([.G4];[.$C$1:.$D$250];2;0)"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Allemagne</text:p>
          </table:table-cell>
          <table:table-cell office:value-type="string" calcext:value-type="string">
            <text:p>Germany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ngola</text:p>
          </table:table-cell>
          <table:table-cell table:formula="of:=VLOOKUP([.G5];[.$C$1:.$D$250];2;0)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Andorre</text:p>
          </table:table-cell>
          <table:table-cell office:value-type="string" calcext:value-type="string">
            <text:p>Andorr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rgentina</text:p>
          </table:table-cell>
          <table:table-cell table:formula="of:=VLOOKUP([.G6];[.$C$1:.$D$250];2;0)" office:value-type="float" office:value="13" calcext:value-type="float">
            <text:p>13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Angol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rmenia</text:p>
          </table:table-cell>
          <table:table-cell table:formula="of:=VLOOKUP([.G7];[.$C$1:.$D$250];2;0)"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Antigua-et-Barbuda</text:p>
          </table:table-cell>
          <table:table-cell office:value-type="string" calcext:value-type="string">
            <text:p>Antigua and Barbuda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formula="of:=VLOOKUP([.G8];[.$C$1:.$D$250];2;0)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Arabie saoudite</text:p>
          </table:table-cell>
          <table:table-cell office:value-type="string" calcext:value-type="string">
            <text:p>Saudi Arabia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Austria</text:p>
          </table:table-cell>
          <table:table-cell table:formula="of:=VLOOKUP([.G9];[.$C$1:.$D$250];2;0)"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Argentine</text:p>
          </table:table-cell>
          <table:table-cell office:value-type="string" calcext:value-type="string">
            <text:p>Argentin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Azerbaijan</text:p>
          </table:table-cell>
          <table:table-cell table:formula="of:=VLOOKUP([.G10];[.$C$1:.$D$250];2;0)"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string" calcext:value-type="string">
            <text:p>Armenie</text:p>
          </table:table-cell>
          <table:table-cell office:value-type="string" calcext:value-type="string">
            <text:p>Armeni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Bahamas</text:p>
          </table:table-cell>
          <table:table-cell table:formula="of:=VLOOKUP([.G11];[.$C$1:.$D$250];2;0)"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string" calcext:value-type="string">
            <text:p>Australie</text:p>
          </table:table-cell>
          <table:table-cell office:value-type="string" calcext:value-type="string">
            <text:p>Australi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ahrain</text:p>
          </table:table-cell>
          <table:table-cell table:formula="of:=VLOOKUP([.G12];[.$C$1:.$D$250];2;0)"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string" calcext:value-type="string">
            <text:p>Autriche</text:p>
          </table:table-cell>
          <table:table-cell office:value-type="string" calcext:value-type="string">
            <text:p>Austri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Bangladesh</text:p>
          </table:table-cell>
          <table:table-cell table:formula="of:=VLOOKUP([.G13];[.$C$1:.$D$250];2;0)" office:value-type="float" office:value="21" calcext:value-type="float">
            <text:p>21</text:p>
          </table:table-cell>
        </table:table-row>
        <table:table-row table:style-name="ro2">
          <table:table-cell/>
          <table:table-cell office:value-type="string" calcext:value-type="string">
            <text:p>Azerbaidjan</text:p>
          </table:table-cell>
          <table:table-cell office:value-type="string" calcext:value-type="string">
            <text:p>Azerbaijan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Belarus</text:p>
          </table:table-cell>
          <table:table-cell table:formula="of:=VLOOKUP([.G14];[.$C$1:.$D$250];2;0)" office:value-type="float" office:value="23" calcext:value-type="float">
            <text:p>23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Bahamas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Belgium</text:p>
          </table:table-cell>
          <table:table-cell table:formula="of:=VLOOKUP([.G15];[.$C$1:.$D$250];2;0)" office:value-type="float" office:value="24" calcext:value-type="float">
            <text:p>24</text:p>
          </table:table-cell>
        </table:table-row>
        <table:table-row table:style-name="ro2">
          <table:table-cell/>
          <table:table-cell table:style-name="ce10" office:value-type="string" calcext:value-type="string">
            <text:p>Bahrein</text:p>
          </table:table-cell>
          <table:table-cell table:style-name="ce10" office:value-type="string" calcext:value-type="string">
            <text:p>Bahrain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Bolivia</text:p>
          </table:table-cell>
          <table:table-cell table:formula="of:=VLOOKUP([.G16];[.$C$1:.$D$250];2;0)" office:value-type="float" office:value="29" calcext:value-type="float">
            <text:p>29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Bangladesh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Bosnia and Herzegovina</text:p>
          </table:table-cell>
          <table:table-cell table:formula="of:=VLOOKUP([.G17];[.$C$1:.$D$250];2;0)" office:value-type="float" office:value="31" calcext:value-type="float">
            <text:p>31</text:p>
          </table:table-cell>
        </table:table-row>
        <table:table-row table:style-name="ro2">
          <table:table-cell/>
          <table:table-cell office:value-type="string" calcext:value-type="string">
            <text:p>Barbade</text:p>
          </table:table-cell>
          <table:table-cell office:value-type="string" calcext:value-type="string">
            <text:p>Barbados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Botswana</text:p>
          </table:table-cell>
          <table:table-cell table:formula="of:=VLOOKUP([.G18];[.$C$1:.$D$250];2;0)" office:value-type="float" office:value="32" calcext:value-type="float">
            <text:p>32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Belarus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Brazil</text:p>
          </table:table-cell>
          <table:table-cell table:formula="of:=VLOOKUP([.G19];[.$C$1:.$D$250];2;0)" office:value-type="float" office:value="34" calcext:value-type="float">
            <text:p>34</text:p>
          </table:table-cell>
        </table:table-row>
        <table:table-row table:style-name="ro3">
          <table:table-cell/>
          <table:table-cell office:value-type="string" calcext:value-type="string">
            <text:p>Belgique</text:p>
          </table:table-cell>
          <table:table-cell office:value-type="string" calcext:value-type="string">
            <text:p>Belgium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Brunei Darussalam</text:p>
          </table:table-cell>
          <table:table-cell table:formula="of:=VLOOKUP([.G20];[.$C$1:.$D$250];2;0)" office:value-type="float" office:value="35" calcext:value-type="float">
            <text:p>35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Belize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Bulgaria</text:p>
          </table:table-cell>
          <table:table-cell table:formula="of:=VLOOKUP([.G21];[.$C$1:.$D$250];2;0)" office:value-type="float" office:value="36" calcext:value-type="float">
            <text:p>3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Benin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Cambodia</text:p>
          </table:table-cell>
          <table:table-cell table:formula="of:=VLOOKUP([.G22];[.$C$1:.$D$250];2;0)" office:value-type="float" office:value="41" calcext:value-type="float">
            <text:p>41</text:p>
          </table:table-cell>
        </table:table-row>
        <table:table-row table:style-name="ro2">
          <table:table-cell/>
          <table:table-cell office:value-type="string" calcext:value-type="string">
            <text:p>Bermudes</text:p>
          </table:table-cell>
          <table:table-cell office:value-type="string" calcext:value-type="string">
            <text:p>Bermuda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Cameroon</text:p>
          </table:table-cell>
          <table:table-cell table:formula="of:=VLOOKUP([.G23];[.$C$1:.$D$250];2;0)" office:value-type="float" office:value="42" calcext:value-type="float">
            <text:p>42</text:p>
          </table:table-cell>
        </table:table-row>
        <table:table-row table:style-name="ro2">
          <table:table-cell/>
          <table:table-cell office:value-type="string" calcext:value-type="string">
            <text:p>Bhoutan</text:p>
          </table:table-cell>
          <table:table-cell office:value-type="string" calcext:value-type="string">
            <text:p>Bhutan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Canada</text:p>
          </table:table-cell>
          <table:table-cell table:formula="of:=VLOOKUP([.G24];[.$C$1:.$D$250];2;0)" office:value-type="float" office:value="43" calcext:value-type="float">
            <text:p>43</text:p>
          </table:table-cell>
        </table:table-row>
        <table:table-row table:style-name="ro4">
          <table:table-cell/>
          <table:table-cell office:value-type="string" calcext:value-type="string">
            <text:p>Bolivie</text:p>
          </table:table-cell>
          <table:table-cell office:value-type="string" calcext:value-type="string">
            <text:p>Bolivia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Central Afriquan Republic</text:p>
          </table:table-cell>
          <table:table-cell table:formula="of:=VLOOKUP([.G25];[.$C$1:.$D$250];2;0)" office:value-type="float" office:value="186" calcext:value-type="float">
            <text:p>186</text:p>
          </table:table-cell>
        </table:table-row>
        <table:table-row table:style-name="ro2">
          <table:table-cell/>
          <table:table-cell office:value-type="string" calcext:value-type="string">
            <text:p>Bosnie-Herzegovine</text:p>
          </table:table-cell>
          <table:table-cell office:value-type="string" calcext:value-type="string">
            <text:p>Bosnia and Herzegovina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Chile</text:p>
          </table:table-cell>
          <table:table-cell table:formula="of:=VLOOKUP([.G26];[.$C$1:.$D$250];2;0)" office:value-type="float" office:value="44" calcext:value-type="float">
            <text:p>44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Botswana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hina</text:p>
          </table:table-cell>
          <table:table-cell table:formula="of:=VLOOKUP([.G27];[.$C$1:.$D$250];2;0)"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string" calcext:value-type="string">
            <text:p>Bresil</text:p>
          </table:table-cell>
          <table:table-cell office:value-type="string" calcext:value-type="string">
            <text:p>Brazil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Colombia</text:p>
          </table:table-cell>
          <table:table-cell table:formula="of:=VLOOKUP([.G28];[.$C$1:.$D$250];2;0)" office:value-type="float" office:value="49" calcext:value-type="float">
            <text:p>49</text:p>
          </table:table-cell>
        </table:table-row>
        <table:table-row table:style-name="ro2">
          <table:table-cell/>
          <table:table-cell table:number-columns-repeated="2" table:style-name="ce10" office:value-type="string" calcext:value-type="string">
            <text:p>Brunei Darussalam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Comoros</text:p>
          </table:table-cell>
          <table:table-cell table:formula="of:=VLOOKUP([.G29];[.$C$1:.$D$250];2;0)"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string" calcext:value-type="string">
            <text:p>Bulgarie</text:p>
          </table:table-cell>
          <table:table-cell office:value-type="string" calcext:value-type="string">
            <text:p>Bulgari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Costa Rica</text:p>
          </table:table-cell>
          <table:table-cell table:formula="of:=VLOOKUP([.G30];[.$C$1:.$D$250];2;0)" office:value-type="float" office:value="56" calcext:value-type="float">
            <text:p>5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Burkina Faso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Croatia</text:p>
          </table:table-cell>
          <table:table-cell table:formula="of:=VLOOKUP([.G31];[.$C$1:.$D$250];2;0)" office:value-type="float" office:value="58" calcext:value-type="float">
            <text:p>58</text:p>
          </table:table-cell>
        </table:table-row>
        <table:table-row table:style-name="ro2">
          <table:table-cell/>
          <table:table-cell table:number-columns-repeated="2" table:style-name="ce10" office:value-type="string" calcext:value-type="string">
            <text:p>Burundi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Cuba</text:p>
          </table:table-cell>
          <table:table-cell table:formula="of:=VLOOKUP([.G32];[.$C$1:.$D$250];2;0)" office:value-type="float" office:value="59" calcext:value-type="float">
            <text:p>59</text:p>
          </table:table-cell>
        </table:table-row>
        <table:table-row table:style-name="ro2">
          <table:table-cell/>
          <table:table-cell table:style-name="ce10" office:value-type="string" calcext:value-type="string">
            <text:p>Cap-Vert</text:p>
          </table:table-cell>
          <table:table-cell table:style-name="ce10" office:value-type="string" calcext:value-type="string">
            <text:p>Cabo Verde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Cyprus</text:p>
          </table:table-cell>
          <table:table-cell table:formula="of:=VLOOKUP([.G33];[.$C$1:.$D$250];2;0)"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string" calcext:value-type="string">
            <text:p>Cambodge</text:p>
          </table:table-cell>
          <table:table-cell office:value-type="string" calcext:value-type="string">
            <text:p>Cambodia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Czechia</text:p>
          </table:table-cell>
          <table:table-cell table:formula="of:=VLOOKUP([.G34];[.$C$1:.$D$250];2;0)" office:value-type="float" office:value="226" calcext:value-type="float">
            <text:p>226</text:p>
          </table:table-cell>
        </table:table-row>
        <table:table-row table:style-name="ro2">
          <table:table-cell/>
          <table:table-cell office:value-type="string" calcext:value-type="string">
            <text:p>Cameroun</text:p>
          </table:table-cell>
          <table:table-cell office:value-type="string" calcext:value-type="string">
            <text:p>Cameroon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Denmark</text:p>
          </table:table-cell>
          <table:table-cell table:formula="of:=VLOOKUP([.G35];[.$C$1:.$D$250];2;0)" office:value-type="float" office:value="61" calcext:value-type="float">
            <text:p>6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Canada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Djibouti</text:p>
          </table:table-cell>
          <table:table-cell table:formula="of:=VLOOKUP([.G36];[.$C$1:.$D$250];2;0)" office:value-type="float" office:value="62" calcext:value-type="float">
            <text:p>62</text:p>
          </table:table-cell>
        </table:table-row>
        <table:table-row table:style-name="ro2">
          <table:table-cell/>
          <table:table-cell office:value-type="string" calcext:value-type="string">
            <text:p>Chili</text:p>
          </table:table-cell>
          <table:table-cell office:value-type="string" calcext:value-type="string">
            <text:p>Chile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Dominica</text:p>
          </table:table-cell>
          <table:table-cell table:formula="of:=VLOOKUP([.G37];[.$C$1:.$D$250];2;0)" office:value-type="float" office:value="64" calcext:value-type="float">
            <text:p>64</text:p>
          </table:table-cell>
        </table:table-row>
        <table:table-row table:style-name="ro3">
          <table:table-cell/>
          <table:table-cell office:value-type="string" calcext:value-type="string">
            <text:p>Chine</text:p>
          </table:table-cell>
          <table:table-cell office:value-type="string" calcext:value-type="string">
            <text:p>China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Dominican Republic</text:p>
          </table:table-cell>
          <table:table-cell table:formula="of:=VLOOKUP([.G38];[.$C$1:.$D$250];2;0)" office:value-type="float" office:value="63" calcext:value-type="float">
            <text:p>63</text:p>
          </table:table-cell>
        </table:table-row>
        <table:table-row table:style-name="ro2">
          <table:table-cell/>
          <table:table-cell office:value-type="string" calcext:value-type="string">
            <text:p>Chypre</text:p>
          </table:table-cell>
          <table:table-cell office:value-type="string" calcext:value-type="string">
            <text:p>Cyprus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Ecuador</text:p>
          </table:table-cell>
          <table:table-cell table:formula="of:=VLOOKUP([.G39];[.$C$1:.$D$250];2;0)" office:value-type="float" office:value="68" calcext:value-type="float">
            <text:p>68</text:p>
          </table:table-cell>
        </table:table-row>
        <table:table-row table:style-name="ro2">
          <table:table-cell/>
          <table:table-cell office:value-type="string" calcext:value-type="string">
            <text:p>Colombie</text:p>
          </table:table-cell>
          <table:table-cell office:value-type="string" calcext:value-type="string">
            <text:p>Colombia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Egypt</text:p>
          </table:table-cell>
          <table:table-cell table:formula="of:=VLOOKUP([.G40];[.$C$1:.$D$250];2;0)" office:value-type="float" office:value="65" calcext:value-type="float">
            <text:p>65</text:p>
          </table:table-cell>
        </table:table-row>
        <table:table-row table:style-name="ro2">
          <table:table-cell/>
          <table:table-cell table:style-name="ce10" office:value-type="string" calcext:value-type="string">
            <text:p>Comores</text:p>
          </table:table-cell>
          <table:table-cell table:style-name="ce10" office:value-type="string" calcext:value-type="string">
            <text:p>Comoros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alvador</text:p>
          </table:table-cell>
          <table:table-cell table:formula="of:=VLOOKUP([.G41];[.$C$1:.$D$250];2;0)" office:value-type="float" office:value="66" calcext:value-type="float">
            <text:p>66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Congo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Equatorial Guinea</text:p>
          </table:table-cell>
          <table:table-cell table:formula="of:=VLOOKUP([.G42];[.$C$1:.$D$250];2;0)" office:value-type="float" office:value="94" calcext:value-type="float">
            <text:p>94</text:p>
          </table:table-cell>
        </table:table-row>
        <table:table-row table:style-name="ro2">
          <table:table-cell/>
          <table:table-cell office:value-type="string" calcext:value-type="string">
            <text:p>Republique democratique du Congo</text:p>
          </table:table-cell>
          <table:table-cell office:value-type="string" calcext:value-type="string">
            <text:p>Democratic Republic of the Congo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Eritrea</text:p>
          </table:table-cell>
          <table:table-cell table:formula="of:=VLOOKUP([.G43];[.$C$1:.$D$250];2;0)" office:value-type="float" office:value="69" calcext:value-type="float">
            <text:p>69</text:p>
          </table:table-cell>
        </table:table-row>
        <table:table-row table:style-name="ro2">
          <table:table-cell/>
          <table:table-cell office:value-type="string" calcext:value-type="string">
            <text:p>Coree du Sud</text:p>
          </table:table-cell>
          <table:table-cell office:value-type="string" calcext:value-type="string">
            <text:p>South Korea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Estonia</text:p>
          </table:table-cell>
          <table:table-cell table:formula="of:=VLOOKUP([.G44];[.$C$1:.$D$250];2;0)" office:value-type="float" office:value="71" calcext:value-type="float">
            <text:p>71</text:p>
          </table:table-cell>
        </table:table-row>
        <table:table-row table:style-name="ro2">
          <table:table-cell/>
          <table:table-cell office:value-type="string" calcext:value-type="string">
            <text:p>Coree du Nord</text:p>
          </table:table-cell>
          <table:table-cell office:value-type="string" calcext:value-type="string">
            <text:p>North Korea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Eswatini</text:p>
          </table:table-cell>
          <table:table-cell table:formula="of:=VLOOKUP([.G45];[.$C$1:.$D$250];2;0)" office:value-type="float" office:value="72" calcext:value-type="float">
            <text:p>72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Costa Rica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Ethiopia</text:p>
          </table:table-cell>
          <table:table-cell table:formula="of:=VLOOKUP([.G46];[.$C$1:.$D$250];2;0)" office:value-type="float" office:value="74" calcext:value-type="float">
            <text:p>74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Cote d'Ivoire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Finland</text:p>
          </table:table-cell>
          <table:table-cell table:formula="of:=VLOOKUP([.G47];[.$C$1:.$D$250];2;0)" office:value-type="float" office:value="78" calcext:value-type="float">
            <text:p>78</text:p>
          </table:table-cell>
        </table:table-row>
        <table:table-row table:style-name="ro2">
          <table:table-cell/>
          <table:table-cell office:value-type="string" calcext:value-type="string">
            <text:p>Croatie</text:p>
          </table:table-cell>
          <table:table-cell office:value-type="string" calcext:value-type="string">
            <text:p>Croatia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France</text:p>
          </table:table-cell>
          <table:table-cell table:formula="of:=VLOOKUP([.G48];[.$C$1:.$D$250];2;0)" office:value-type="float" office:value="79" calcext:value-type="float">
            <text:p>79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Cuba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Gambia</text:p>
          </table:table-cell>
          <table:table-cell table:formula="of:=VLOOKUP([.G49];[.$C$1:.$D$250];2;0)"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Danemark</text:p>
          </table:table-cell>
          <table:table-cell office:value-type="string" calcext:value-type="string">
            <text:p>Denmark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Georgia</text:p>
          </table:table-cell>
          <table:table-cell table:formula="of:=VLOOKUP([.G50];[.$C$1:.$D$250];2;0)" office:value-type="float" office:value="82" calcext:value-type="float">
            <text:p>82</text:p>
          </table:table-cell>
        </table:table-row>
        <table:table-row table:style-name="ro2">
          <table:table-cell/>
          <table:table-cell table:number-columns-repeated="2" table:style-name="ce10" office:value-type="string" calcext:value-type="string">
            <text:p>Djibouti</text:p>
          </table:table-cell>
          <table:table-cell table:style-name="ce10"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Germany</text:p>
          </table:table-cell>
          <table:table-cell table:formula="of:=VLOOKUP([.G51];[.$C$1:.$D$250];2;0)"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Republique dominicaine</text:p>
          </table:table-cell>
          <table:table-cell office:value-type="string" calcext:value-type="string">
            <text:p>Dominican Republic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Ghana</text:p>
          </table:table-cell>
          <table:table-cell table:formula="of:=VLOOKUP([.G52];[.$C$1:.$D$250];2;0)" office:value-type="float" office:value="84" calcext:value-type="float">
            <text:p>84</text:p>
          </table:table-cell>
        </table:table-row>
        <table:table-row table:style-name="ro2">
          <table:table-cell/>
          <table:table-cell table:style-name="ce10" office:value-type="string" calcext:value-type="string">
            <text:p>Dominique</text:p>
          </table:table-cell>
          <table:table-cell table:style-name="ce10" office:value-type="string" calcext:value-type="string">
            <text:p>Dominica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Greece</text:p>
          </table:table-cell>
          <table:table-cell table:formula="of:=VLOOKUP([.G53];[.$C$1:.$D$250];2;0)" office:value-type="float" office:value="86" calcext:value-type="float">
            <text:p>86</text:p>
          </table:table-cell>
        </table:table-row>
        <table:table-row table:style-name="ro2">
          <table:table-cell/>
          <table:table-cell office:value-type="string" calcext:value-type="string">
            <text:p>Egypte</text:p>
          </table:table-cell>
          <table:table-cell office:value-type="string" calcext:value-type="string">
            <text:p>Egypt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Guatemala</text:p>
          </table:table-cell>
          <table:table-cell table:formula="of:=VLOOKUP([.G54];[.$C$1:.$D$250];2;0)" office:value-type="float" office:value="91" calcext:value-type="float">
            <text:p>9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Salvador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Guinea</text:p>
          </table:table-cell>
          <table:table-cell table:formula="of:=VLOOKUP([.G55];[.$C$1:.$D$250];2;0)" office:value-type="float" office:value="93" calcext:value-type="float">
            <text:p>93</text:p>
          </table:table-cell>
        </table:table-row>
        <table:table-row table:style-name="ro3">
          <table:table-cell/>
          <table:table-cell office:value-type="string" calcext:value-type="string">
            <text:p>Emirats arabes unis</text:p>
          </table:table-cell>
          <table:table-cell office:value-type="string" calcext:value-type="string">
            <text:p>United Arab Emirates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Guinea-Bissau</text:p>
          </table:table-cell>
          <table:table-cell table:formula="of:=VLOOKUP([.G56];[.$C$1:.$D$250];2;0)" office:value-type="float" office:value="95" calcext:value-type="float">
            <text:p>95</text:p>
          </table:table-cell>
        </table:table-row>
        <table:table-row table:style-name="ro2">
          <table:table-cell/>
          <table:table-cell office:value-type="string" calcext:value-type="string">
            <text:p>Equateur</text:p>
          </table:table-cell>
          <table:table-cell office:value-type="string" calcext:value-type="string">
            <text:p>Ecuador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Guyana</text:p>
          </table:table-cell>
          <table:table-cell table:formula="of:=VLOOKUP([.G57];[.$C$1:.$D$250];2;0)" office:value-type="float" office:value="96" calcext:value-type="float">
            <text:p>96</text:p>
          </table:table-cell>
        </table:table-row>
        <table:table-row table:style-name="ro2">
          <table:table-cell/>
          <table:table-cell table:style-name="ce10" office:value-type="string" calcext:value-type="string">
            <text:p>Erythree</text:p>
          </table:table-cell>
          <table:table-cell table:style-name="ce10" office:value-type="string" calcext:value-type="string">
            <text:p>Eritrea</text:p>
          </table:table-cell>
          <table:table-cell table:style-name="ce10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Haiti</text:p>
          </table:table-cell>
          <table:table-cell table:formula="of:=VLOOKUP([.G58];[.$C$1:.$D$250];2;0)" office:value-type="float" office:value="98" calcext:value-type="float">
            <text:p>98</text:p>
          </table:table-cell>
        </table:table-row>
        <table:table-row table:style-name="ro2">
          <table:table-cell/>
          <table:table-cell office:value-type="string" calcext:value-type="string">
            <text:p>Espagne</text:p>
          </table:table-cell>
          <table:table-cell office:value-type="string" calcext:value-type="string">
            <text:p>Spain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Honduras</text:p>
          </table:table-cell>
          <table:table-cell table:formula="of:=VLOOKUP([.G59];[.$C$1:.$D$250];2;0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Estonie</text:p>
          </table:table-cell>
          <table:table-cell office:value-type="string" calcext:value-type="string">
            <text:p>Estonia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Hungary</text:p>
          </table:table-cell>
          <table:table-cell table:formula="of:=VLOOKUP([.G60];[.$C$1:.$D$250];2;0)" office:value-type="float" office:value="102" calcext:value-type="float">
            <text:p>102</text:p>
          </table:table-cell>
        </table:table-row>
        <table:table-row table:style-name="ro2">
          <table:table-cell/>
          <table:table-cell table:number-columns-repeated="2" table:style-name="ce10" office:value-type="string" calcext:value-type="string">
            <text:p>Eswatini</text:p>
          </table:table-cell>
          <table:table-cell table:style-name="ce10"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Iceland</text:p>
          </table:table-cell>
          <table:table-cell table:formula="of:=VLOOKUP([.G61];[.$C$1:.$D$250];2;0)" office:value-type="float" office:value="111" calcext:value-type="float">
            <text:p>111</text:p>
          </table:table-cell>
        </table:table-row>
        <table:table-row table:style-name="ro2">
          <table:table-cell/>
          <table:table-cell office:value-type="string" calcext:value-type="string">
            <text:p>Etats-Unis</text:p>
          </table:table-cell>
          <table:table-cell office:value-type="string" calcext:value-type="string">
            <text:p>United States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India</text:p>
          </table:table-cell>
          <table:table-cell table:formula="of:=VLOOKUP([.G62];[.$C$1:.$D$250];2;0)" office:value-type="float" office:value="105" calcext:value-type="float">
            <text:p>105</text:p>
          </table:table-cell>
        </table:table-row>
        <table:table-row table:style-name="ro2">
          <table:table-cell/>
          <table:table-cell office:value-type="string" calcext:value-type="string">
            <text:p>Ethiopie</text:p>
          </table:table-cell>
          <table:table-cell office:value-type="string" calcext:value-type="string">
            <text:p>Ethiopia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Indonesia</text:p>
          </table:table-cell>
          <table:table-cell table:formula="of:=VLOOKUP([.G63];[.$C$1:.$D$250];2;0)" office:value-type="float" office:value="107" calcext:value-type="float">
            <text:p>107</text:p>
          </table:table-cell>
        </table:table-row>
        <table:table-row table:style-name="ro2">
          <table:table-cell/>
          <table:table-cell table:style-name="ce10" office:value-type="string" calcext:value-type="string">
            <text:p>Feroe</text:p>
          </table:table-cell>
          <table:table-cell table:style-name="ce10" office:value-type="string" calcext:value-type="string">
            <text:p>Faroe Islands</text:p>
          </table:table-cell>
          <table:table-cell table:style-name="ce10"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Iran</text:p>
          </table:table-cell>
          <table:table-cell table:formula="of:=VLOOKUP([.G64];[.$C$1:.$D$250];2;0)" office:value-type="float" office:value="108" calcext:value-type="float">
            <text:p>108</text:p>
          </table:table-cell>
        </table:table-row>
        <table:table-row table:style-name="ro2">
          <table:table-cell/>
          <table:table-cell table:style-name="ce10" office:value-type="string" calcext:value-type="string">
            <text:p>Fidji</text:p>
          </table:table-cell>
          <table:table-cell table:style-name="ce10" office:value-type="string" calcext:value-type="string">
            <text:p>Fiji</text:p>
          </table:table-cell>
          <table:table-cell table:style-name="ce10"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Iraq</text:p>
          </table:table-cell>
          <table:table-cell table:formula="of:=VLOOKUP([.G65];[.$C$1:.$D$250];2;0)" office:value-type="float" office:value="109" calcext:value-type="float">
            <text:p>109</text:p>
          </table:table-cell>
        </table:table-row>
        <table:table-row table:style-name="ro2">
          <table:table-cell/>
          <table:table-cell office:value-type="string" calcext:value-type="string">
            <text:p>Finlande</text:p>
          </table:table-cell>
          <table:table-cell office:value-type="string" calcext:value-type="string">
            <text:p>Finland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Ireland</text:p>
          </table:table-cell>
          <table:table-cell table:formula="of:=VLOOKUP([.G66];[.$C$1:.$D$250];2;0)" office:value-type="float" office:value="110" calcext:value-type="float">
            <text:p>11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France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Israel</text:p>
          </table:table-cell>
          <table:table-cell table:formula="of:=VLOOKUP([.G67];[.$C$1:.$D$250];2;0)" office:value-type="float" office:value="112" calcext:value-type="float">
            <text:p>112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Gabon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Italy</text:p>
          </table:table-cell>
          <table:table-cell table:formula="of:=VLOOKUP([.G68];[.$C$1:.$D$250];2;0)" office:value-type="float" office:value="113" calcext:value-type="float">
            <text:p>113</text:p>
          </table:table-cell>
        </table:table-row>
        <table:table-row table:style-name="ro2">
          <table:table-cell/>
          <table:table-cell table:style-name="ce10" office:value-type="string" calcext:value-type="string">
            <text:p>Gambie</text:p>
          </table:table-cell>
          <table:table-cell table:style-name="ce10" office:value-type="string" calcext:value-type="string">
            <text:p>Gambia</text:p>
          </table:table-cell>
          <table:table-cell table:style-name="ce10"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Cote d'Ivoire</text:p>
          </table:table-cell>
          <table:table-cell table:formula="of:=VLOOKUP([.G69];[.$C$1:.$D$250];2;0)" office:value-type="float" office:value="57" calcext:value-type="float">
            <text:p>57</text:p>
          </table:table-cell>
        </table:table-row>
        <table:table-row table:style-name="ro2">
          <table:table-cell/>
          <table:table-cell table:style-name="ce10" office:value-type="string" calcext:value-type="string">
            <text:p>Georgie</text:p>
          </table:table-cell>
          <table:table-cell table:style-name="ce10" office:value-type="string" calcext:value-type="string">
            <text:p>Georgia</text:p>
          </table:table-cell>
          <table:table-cell table:style-name="ce10"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Jamaica</text:p>
          </table:table-cell>
          <table:table-cell table:formula="of:=VLOOKUP([.G70];[.$C$1:.$D$250];2;0)" office:value-type="float" office:value="114" calcext:value-type="float">
            <text:p>114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Ghana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Japan</text:p>
          </table:table-cell>
          <table:table-cell table:formula="of:=VLOOKUP([.G71];[.$C$1:.$D$250];2;0)" office:value-type="float" office:value="115" calcext:value-type="float">
            <text:p>115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Gibraltar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Jordan</text:p>
          </table:table-cell>
          <table:table-cell table:formula="of:=VLOOKUP([.G72];[.$C$1:.$D$250];2;0)" office:value-type="float" office:value="117" calcext:value-type="float">
            <text:p>117</text:p>
          </table:table-cell>
        </table:table-row>
        <table:table-row table:style-name="ro2">
          <table:table-cell/>
          <table:table-cell office:value-type="string" calcext:value-type="string">
            <text:p>Grece</text:p>
          </table:table-cell>
          <table:table-cell office:value-type="string" calcext:value-type="string">
            <text:p>Greece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Kazakhstan</text:p>
          </table:table-cell>
          <table:table-cell table:formula="of:=VLOOKUP([.G73];[.$C$1:.$D$250];2;0)" office:value-type="float" office:value="118" calcext:value-type="float">
            <text:p>118</text:p>
          </table:table-cell>
        </table:table-row>
        <table:table-row table:style-name="ro2">
          <table:table-cell/>
          <table:table-cell office:value-type="string" calcext:value-type="string">
            <text:p>Grenade</text:p>
          </table:table-cell>
          <table:table-cell office:value-type="string" calcext:value-type="string">
            <text:p>Grenada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Kenya</text:p>
          </table:table-cell>
          <table:table-cell table:formula="of:=VLOOKUP([.G74];[.$C$1:.$D$250];2;0)" office:value-type="float" office:value="119" calcext:value-type="float">
            <text:p>119</text:p>
          </table:table-cell>
        </table:table-row>
        <table:table-row table:style-name="ro2">
          <table:table-cell/>
          <table:table-cell office:value-type="string" calcext:value-type="string">
            <text:p>Groenland</text:p>
          </table:table-cell>
          <table:table-cell office:value-type="string" calcext:value-type="string">
            <text:p>Greenland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North Korea</text:p>
          </table:table-cell>
          <table:table-cell table:formula="of:=VLOOKUP([.G75];[.$C$1:.$D$250];2;0)" office:value-type="float" office:value="55" calcext:value-type="float">
            <text:p>55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Guatemala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South Korea</text:p>
          </table:table-cell>
          <table:table-cell table:formula="of:=VLOOKUP([.G76];[.$C$1:.$D$250];2;0)" office:value-type="float" office:value="54" calcext:value-type="float">
            <text:p>54</text:p>
          </table:table-cell>
        </table:table-row>
        <table:table-row table:style-name="ro2">
          <table:table-cell/>
          <table:table-cell table:style-name="ce10" office:value-type="string" calcext:value-type="string">
            <text:p>Guernesey</text:p>
          </table:table-cell>
          <table:table-cell table:style-name="ce10" office:value-type="string" calcext:value-type="string">
            <text:p>Guernsey</text:p>
          </table:table-cell>
          <table:table-cell table:style-name="ce10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Kuwait</text:p>
          </table:table-cell>
          <table:table-cell table:formula="of:=VLOOKUP([.G77];[.$C$1:.$D$250];2;0)" office:value-type="float" office:value="122" calcext:value-type="float">
            <text:p>122</text:p>
          </table:table-cell>
        </table:table-row>
        <table:table-row table:style-name="ro2">
          <table:table-cell/>
          <table:table-cell office:value-type="string" calcext:value-type="string">
            <text:p>Guinee</text:p>
          </table:table-cell>
          <table:table-cell office:value-type="string" calcext:value-type="string">
            <text:p>Guinea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Kyrgyzstan</text:p>
          </table:table-cell>
          <table:table-cell table:formula="of:=VLOOKUP([.G78];[.$C$1:.$D$250];2;0)"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string" calcext:value-type="string">
            <text:p>Guinee equatoriale</text:p>
          </table:table-cell>
          <table:table-cell office:value-type="string" calcext:value-type="string">
            <text:p>Equatorial Guinea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Lao</text:p>
          </table:table-cell>
          <table:table-cell table:formula="of:=VLOOKUP([.G79];[.$C$1:.$D$250];2;0)" office:value-type="float" office:value="123" calcext:value-type="float">
            <text:p>123</text:p>
          </table:table-cell>
        </table:table-row>
        <table:table-row table:style-name="ro2">
          <table:table-cell/>
          <table:table-cell office:value-type="string" calcext:value-type="string">
            <text:p>Guinee-Bissau</text:p>
          </table:table-cell>
          <table:table-cell office:value-type="string" calcext:value-type="string">
            <text:p>Guinea-Bissau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Latvia</text:p>
          </table:table-cell>
          <table:table-cell table:formula="of:=VLOOKUP([.G80];[.$C$1:.$D$250];2;0)" office:value-type="float" office:value="125" calcext:value-type="float">
            <text:p>125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Guyana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Lebanon</text:p>
          </table:table-cell>
          <table:table-cell table:formula="of:=VLOOKUP([.G81];[.$C$1:.$D$250];2;0)" office:value-type="float" office:value="126" calcext:value-type="float">
            <text:p>12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Haiti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Liberia</text:p>
          </table:table-cell>
          <table:table-cell table:formula="of:=VLOOKUP([.G82];[.$C$1:.$D$250];2;0)" office:value-type="float" office:value="127" calcext:value-type="float">
            <text:p>127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Hondura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Libya</text:p>
          </table:table-cell>
          <table:table-cell table:formula="of:=VLOOKUP([.G83];[.$C$1:.$D$250];2;0)" office:value-type="float" office:value="128" calcext:value-type="float">
            <text:p>128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Hong Kong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Lithuania</text:p>
          </table:table-cell>
          <table:table-cell table:formula="of:=VLOOKUP([.G84];[.$C$1:.$D$250];2;0)"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string" calcext:value-type="string">
            <text:p>Hongrie</text:p>
          </table:table-cell>
          <table:table-cell office:value-type="string" calcext:value-type="string">
            <text:p>Hungary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Luxembourg</text:p>
          </table:table-cell>
          <table:table-cell table:formula="of:=VLOOKUP([.G85];[.$C$1:.$D$250];2;0)" office:value-type="float" office:value="131" calcext:value-type="float">
            <text:p>131</text:p>
          </table:table-cell>
        </table:table-row>
        <table:table-row table:style-name="ro3">
          <table:table-cell/>
          <table:table-cell office:value-type="string" calcext:value-type="string">
            <text:p>Inde</text:p>
          </table:table-cell>
          <table:table-cell office:value-type="string" calcext:value-type="string">
            <text:p>India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North Macedonia</text:p>
          </table:table-cell>
          <table:table-cell table:formula="of:=VLOOKUP([.G86];[.$C$1:.$D$250];2;0)" office:value-type="float" office:value="133" calcext:value-type="float">
            <text:p>133</text:p>
          </table:table-cell>
        </table:table-row>
        <table:table-row table:style-name="ro2">
          <table:table-cell/>
          <table:table-cell office:value-type="string" calcext:value-type="string">
            <text:p>Indonesie</text:p>
          </table:table-cell>
          <table:table-cell office:value-type="string" calcext:value-type="string">
            <text:p>Indonesia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Madagascar</text:p>
          </table:table-cell>
          <table:table-cell table:formula="of:=VLOOKUP([.G87];[.$C$1:.$D$250];2;0)" office:value-type="float" office:value="134" calcext:value-type="float">
            <text:p>134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Iran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Malawi</text:p>
          </table:table-cell>
          <table:table-cell table:formula="of:=VLOOKUP([.G88];[.$C$1:.$D$250];2;0)" office:value-type="float" office:value="136" calcext:value-type="float">
            <text:p>13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Iraq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Malaysia</text:p>
          </table:table-cell>
          <table:table-cell table:formula="of:=VLOOKUP([.G89];[.$C$1:.$D$250];2;0)" office:value-type="float" office:value="135" calcext:value-type="float">
            <text:p>135</text:p>
          </table:table-cell>
        </table:table-row>
        <table:table-row table:style-name="ro2">
          <table:table-cell/>
          <table:table-cell office:value-type="string" calcext:value-type="string">
            <text:p>Irlande</text:p>
          </table:table-cell>
          <table:table-cell office:value-type="string" calcext:value-type="string">
            <text:p>Ireland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Maldives</text:p>
          </table:table-cell>
          <table:table-cell table:formula="of:=VLOOKUP([.G90];[.$C$1:.$D$250];2;0)" office:value-type="float" office:value="137" calcext:value-type="float">
            <text:p>137</text:p>
          </table:table-cell>
        </table:table-row>
        <table:table-row table:style-name="ro2">
          <table:table-cell/>
          <table:table-cell office:value-type="string" calcext:value-type="string">
            <text:p>Islande</text:p>
          </table:table-cell>
          <table:table-cell office:value-type="string" calcext:value-type="string">
            <text:p>Iceland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Mali</text:p>
          </table:table-cell>
          <table:table-cell table:formula="of:=VLOOKUP([.G91];[.$C$1:.$D$250];2;0)" office:value-type="float" office:value="138" calcext:value-type="float">
            <text:p>138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Israel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Malta</text:p>
          </table:table-cell>
          <table:table-cell table:formula="of:=VLOOKUP([.G92];[.$C$1:.$D$250];2;0)" office:value-type="float" office:value="139" calcext:value-type="float">
            <text:p>139</text:p>
          </table:table-cell>
        </table:table-row>
        <table:table-row table:style-name="ro2">
          <table:table-cell/>
          <table:table-cell office:value-type="string" calcext:value-type="string">
            <text:p>Italie</text:p>
          </table:table-cell>
          <table:table-cell office:value-type="string" calcext:value-type="string">
            <text:p>Italy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Mauritania</text:p>
          </table:table-cell>
          <table:table-cell table:formula="of:=VLOOKUP([.G93];[.$C$1:.$D$250];2;0)" office:value-type="float" office:value="145" calcext:value-type="float">
            <text:p>145</text:p>
          </table:table-cell>
        </table:table-row>
        <table:table-row table:style-name="ro2">
          <table:table-cell/>
          <table:table-cell office:value-type="string" calcext:value-type="string">
            <text:p>Jamaique</text:p>
          </table:table-cell>
          <table:table-cell office:value-type="string" calcext:value-type="string">
            <text:p>Jamaica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Mauritius</text:p>
          </table:table-cell>
          <table:table-cell table:formula="of:=VLOOKUP([.G94];[.$C$1:.$D$250];2;0)" office:value-type="float" office:value="144" calcext:value-type="float">
            <text:p>144</text:p>
          </table:table-cell>
        </table:table-row>
        <table:table-row table:style-name="ro2">
          <table:table-cell/>
          <table:table-cell office:value-type="string" calcext:value-type="string">
            <text:p>Japon</text:p>
          </table:table-cell>
          <table:table-cell office:value-type="string" calcext:value-type="string">
            <text:p>Japan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Mexico</text:p>
          </table:table-cell>
          <table:table-cell table:formula="of:=VLOOKUP([.G95];[.$C$1:.$D$250];2;0)" office:value-type="float" office:value="147" calcext:value-type="float">
            <text:p>147</text:p>
          </table:table-cell>
        </table:table-row>
        <table:table-row table:style-name="ro2">
          <table:table-cell/>
          <table:table-cell office:value-type="string" calcext:value-type="string">
            <text:p>Jordanie</text:p>
          </table:table-cell>
          <table:table-cell office:value-type="string" calcext:value-type="string">
            <text:p>Jordan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Moldova</text:p>
          </table:table-cell>
          <table:table-cell table:formula="of:=VLOOKUP([.G96];[.$C$1:.$D$250];2;0)" office:value-type="float" office:value="149" calcext:value-type="float">
            <text:p>149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Kazakhstan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Monaco</text:p>
          </table:table-cell>
          <table:table-cell table:formula="of:=VLOOKUP([.G97];[.$C$1:.$D$250];2;0)" office:value-type="float" office:value="150" calcext:value-type="float">
            <text:p>15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Kenya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Mongolia</text:p>
          </table:table-cell>
          <table:table-cell table:formula="of:=VLOOKUP([.G98];[.$C$1:.$D$250];2;0)" office:value-type="float" office:value="151" calcext:value-type="float">
            <text:p>151</text:p>
          </table:table-cell>
        </table:table-row>
        <table:table-row table:style-name="ro2">
          <table:table-cell/>
          <table:table-cell office:value-type="string" calcext:value-type="string">
            <text:p>Kirghizistan</text:p>
          </table:table-cell>
          <table:table-cell office:value-type="string" calcext:value-type="string">
            <text:p>Kyrgyzstan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Montenegro</text:p>
          </table:table-cell>
          <table:table-cell table:formula="of:=VLOOKUP([.G99];[.$C$1:.$D$250];2;0)" office:value-type="float" office:value="152" calcext:value-type="float">
            <text:p>152</text:p>
          </table:table-cell>
        </table:table-row>
        <table:table-row table:style-name="ro2">
          <table:table-cell/>
          <table:table-cell table:number-columns-repeated="2" table:style-name="ce10" office:value-type="string" calcext:value-type="string">
            <text:p>Kiribati</text:p>
          </table:table-cell>
          <table:table-cell table:style-name="ce10"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Morocco</text:p>
          </table:table-cell>
          <table:table-cell table:formula="of:=VLOOKUP([.G100];[.$C$1:.$D$250];2;0)" office:value-type="float" office:value="141" calcext:value-type="float">
            <text:p>141</text:p>
          </table:table-cell>
        </table:table-row>
        <table:table-row table:style-name="ro2">
          <table:table-cell/>
          <table:table-cell office:value-type="string" calcext:value-type="string">
            <text:p>Koweit</text:p>
          </table:table-cell>
          <table:table-cell office:value-type="string" calcext:value-type="string">
            <text:p>Kuwait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Mozambique</text:p>
          </table:table-cell>
          <table:table-cell table:formula="of:=VLOOKUP([.G101];[.$C$1:.$D$250];2;0)" office:value-type="float" office:value="154" calcext:value-type="float">
            <text:p>154</text:p>
          </table:table-cell>
        </table:table-row>
        <table:table-row table:style-name="ro2">
          <table:table-cell/>
          <table:table-cell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Myanmar</text:p>
          </table:table-cell>
          <table:table-cell table:formula="of:=VLOOKUP([.G102];[.$C$1:.$D$250];2;0)" office:value-type="float" office:value="155" calcext:value-type="float">
            <text:p>155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Lesotho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Nepal</text:p>
          </table:table-cell>
          <table:table-cell table:formula="of:=VLOOKUP([.G103];[.$C$1:.$D$250];2;0)" office:value-type="float" office:value="158" calcext:value-type="float">
            <text:p>158</text:p>
          </table:table-cell>
        </table:table-row>
        <table:table-row table:style-name="ro2">
          <table:table-cell/>
          <table:table-cell office:value-type="string" calcext:value-type="string">
            <text:p>Lettonie</text:p>
          </table:table-cell>
          <table:table-cell office:value-type="string" calcext:value-type="string">
            <text:p>Latvia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Netherlands</text:p>
          </table:table-cell>
          <table:table-cell table:formula="of:=VLOOKUP([.G104];[.$C$1:.$D$250];2;0)" office:value-type="float" office:value="176" calcext:value-type="float">
            <text:p>176</text:p>
          </table:table-cell>
        </table:table-row>
        <table:table-row table:style-name="ro2">
          <table:table-cell/>
          <table:table-cell office:value-type="string" calcext:value-type="string">
            <text:p>Liban</text:p>
          </table:table-cell>
          <table:table-cell office:value-type="string" calcext:value-type="string">
            <text:p>Lebanon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New Zealand</text:p>
          </table:table-cell>
          <table:table-cell table:formula="of:=VLOOKUP([.G105];[.$C$1:.$D$250];2;0)" office:value-type="float" office:value="166" calcext:value-type="float">
            <text:p>16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Liberia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Nicaragua</text:p>
          </table:table-cell>
          <table:table-cell table:formula="of:=VLOOKUP([.G106];[.$C$1:.$D$250];2;0)" office:value-type="float" office:value="159" calcext:value-type="float">
            <text:p>159</text:p>
          </table:table-cell>
        </table:table-row>
        <table:table-row table:style-name="ro2">
          <table:table-cell/>
          <table:table-cell office:value-type="string" calcext:value-type="string">
            <text:p>Libye</text:p>
          </table:table-cell>
          <table:table-cell office:value-type="string" calcext:value-type="string">
            <text:p>Libya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formula="of:=VLOOKUP([.G107];[.$C$1:.$D$250];2;0)" office:value-type="float" office:value="161" calcext:value-type="float">
            <text:p>16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Liechtenstein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Norway</text:p>
          </table:table-cell>
          <table:table-cell table:formula="of:=VLOOKUP([.G108];[.$C$1:.$D$250];2;0)" office:value-type="float" office:value="164" calcext:value-type="float">
            <text:p>164</text:p>
          </table:table-cell>
        </table:table-row>
        <table:table-row table:style-name="ro2">
          <table:table-cell/>
          <table:table-cell office:value-type="string" calcext:value-type="string">
            <text:p>Lituanie</text:p>
          </table:table-cell>
          <table:table-cell office:value-type="string" calcext:value-type="string">
            <text:p>Lithuania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Oman</text:p>
          </table:table-cell>
          <table:table-cell table:formula="of:=VLOOKUP([.G109];[.$C$1:.$D$250];2;0)" office:value-type="float" office:value="167" calcext:value-type="float">
            <text:p>167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Luxembourg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Pakistan</text:p>
          </table:table-cell>
          <table:table-cell table:formula="of:=VLOOKUP([.G110];[.$C$1:.$D$250];2;0)" office:value-type="float" office:value="170" calcext:value-type="float">
            <text:p>17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Macao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Panama</text:p>
          </table:table-cell>
          <table:table-cell table:formula="of:=VLOOKUP([.G111];[.$C$1:.$D$250];2;0)" office:value-type="float" office:value="173" calcext:value-type="float">
            <text:p>173</text:p>
          </table:table-cell>
        </table:table-row>
        <table:table-row table:style-name="ro3">
          <table:table-cell/>
          <table:table-cell office:value-type="string" calcext:value-type="string">
            <text:p>Macedoine du Nord</text:p>
          </table:table-cell>
          <table:table-cell office:value-type="string" calcext:value-type="string">
            <text:p>North Macedonia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Papua New Guinea</text:p>
          </table:table-cell>
          <table:table-cell table:formula="of:=VLOOKUP([.G112];[.$C$1:.$D$250];2;0)" office:value-type="float" office:value="174" calcext:value-type="float">
            <text:p>174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Madagascar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Paraguay</text:p>
          </table:table-cell>
          <table:table-cell table:formula="of:=VLOOKUP([.G113];[.$C$1:.$D$250];2;0)" office:value-type="float" office:value="175" calcext:value-type="float">
            <text:p>175</text:p>
          </table:table-cell>
        </table:table-row>
        <table:table-row table:style-name="ro2">
          <table:table-cell/>
          <table:table-cell office:value-type="string" calcext:value-type="string">
            <text:p>Malaisie</text:p>
          </table:table-cell>
          <table:table-cell office:value-type="string" calcext:value-type="string">
            <text:p>Malaysia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Peru</text:p>
          </table:table-cell>
          <table:table-cell table:formula="of:=VLOOKUP([.G114];[.$C$1:.$D$250];2;0)" office:value-type="float" office:value="177" calcext:value-type="float">
            <text:p>177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Malawi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table:formula="of:=VLOOKUP([.G115];[.$C$1:.$D$250];2;0)" office:value-type="float" office:value="178" calcext:value-type="float">
            <text:p>178</text:p>
          </table:table-cell>
        </table:table-row>
        <table:table-row table:style-name="ro2">
          <table:table-cell/>
          <table:table-cell table:number-columns-repeated="2" table:style-name="ce10" office:value-type="string" calcext:value-type="string">
            <text:p>Maldives</text:p>
          </table:table-cell>
          <table:table-cell table:style-name="ce10"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Poland</text:p>
          </table:table-cell>
          <table:table-cell table:formula="of:=VLOOKUP([.G116];[.$C$1:.$D$250];2;0)" office:value-type="float" office:value="180" calcext:value-type="float">
            <text:p>18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Mali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Portugal</text:p>
          </table:table-cell>
          <table:table-cell table:formula="of:=VLOOKUP([.G117];[.$C$1:.$D$250];2;0)" office:value-type="float" office:value="183" calcext:value-type="float">
            <text:p>183</text:p>
          </table:table-cell>
        </table:table-row>
        <table:table-row table:style-name="ro2">
          <table:table-cell/>
          <table:table-cell office:value-type="string" calcext:value-type="string">
            <text:p>Malte</text:p>
          </table:table-cell>
          <table:table-cell office:value-type="string" calcext:value-type="string">
            <text:p>Malta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Qatar</text:p>
          </table:table-cell>
          <table:table-cell table:formula="of:=VLOOKUP([.G118];[.$C$1:.$D$250];2;0)" office:value-type="float" office:value="184" calcext:value-type="float">
            <text:p>184</text:p>
          </table:table-cell>
        </table:table-row>
        <table:table-row table:style-name="ro2">
          <table:table-cell/>
          <table:table-cell office:value-type="string" calcext:value-type="string">
            <text:p>Maroc</text:p>
          </table:table-cell>
          <table:table-cell office:value-type="string" calcext:value-type="string">
            <text:p>Morocco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Romania</text:p>
          </table:table-cell>
          <table:table-cell table:formula="of:=VLOOKUP([.G119];[.$C$1:.$D$250];2;0)" office:value-type="float" office:value="188" calcext:value-type="float">
            <text:p>188</text:p>
          </table:table-cell>
        </table:table-row>
        <table:table-row table:style-name="ro2">
          <table:table-cell/>
          <table:table-cell table:style-name="ce10" office:value-type="string" calcext:value-type="string">
            <text:p>Maurice</text:p>
          </table:table-cell>
          <table:table-cell table:style-name="ce10" office:value-type="string" calcext:value-type="string">
            <text:p>Mauritius</text:p>
          </table:table-cell>
          <table:table-cell table:style-name="ce10"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Russia</text:p>
          </table:table-cell>
          <table:table-cell table:formula="of:=VLOOKUP([.G120];[.$C$1:.$D$250];2;0)" office:value-type="float" office:value="190" calcext:value-type="float">
            <text:p>190</text:p>
          </table:table-cell>
        </table:table-row>
        <table:table-row table:style-name="ro2">
          <table:table-cell/>
          <table:table-cell office:value-type="string" calcext:value-type="string">
            <text:p>Mauritanie</text:p>
          </table:table-cell>
          <table:table-cell office:value-type="string" calcext:value-type="string">
            <text:p>Mauritania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Rwanda</text:p>
          </table:table-cell>
          <table:table-cell table:formula="of:=VLOOKUP([.G121];[.$C$1:.$D$250];2;0)" office:value-type="float" office:value="191" calcext:value-type="float">
            <text:p>191</text:p>
          </table:table-cell>
        </table:table-row>
        <table:table-row table:style-name="ro2">
          <table:table-cell/>
          <table:table-cell office:value-type="string" calcext:value-type="string">
            <text:p>Mexique</text:p>
          </table:table-cell>
          <table:table-cell office:value-type="string" calcext:value-type="string">
            <text:p>Mexico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Saint Lucia</text:p>
          </table:table-cell>
          <table:table-cell table:formula="of:=VLOOKUP([.G122];[.$C$1:.$D$250];2;0)" office:value-type="float" office:value="195" calcext:value-type="float">
            <text:p>195</text:p>
          </table:table-cell>
        </table:table-row>
        <table:table-row table:style-name="ro4">
          <table:table-cell/>
          <table:table-cell office:value-type="string" calcext:value-type="string">
            <text:p>Micronesie</text:p>
          </table:table-cell>
          <table:table-cell office:value-type="string" calcext:value-type="string">
            <text:p>Micronesia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Saint Vincent and the Grenadines</text:p>
          </table:table-cell>
          <table:table-cell table:formula="of:=VLOOKUP([.G123];[.$C$1:.$D$250];2;0)" office:value-type="float" office:value="202" calcext:value-type="float">
            <text:p>202</text:p>
          </table:table-cell>
        </table:table-row>
        <table:table-row table:style-name="ro2">
          <table:table-cell/>
          <table:table-cell office:value-type="string" calcext:value-type="string">
            <text:p>Moldavie</text:p>
          </table:table-cell>
          <table:table-cell office:value-type="string" calcext:value-type="string">
            <text:p>Moldova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San Marino</text:p>
          </table:table-cell>
          <table:table-cell table:formula="of:=VLOOKUP([.G124];[.$C$1:.$D$250];2;0)" office:value-type="float" office:value="197" calcext:value-type="float">
            <text:p>197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Monaco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Saudi Arabia</text:p>
          </table:table-cell>
          <table:table-cell table:formula="of:=VLOOKUP([.G125];[.$C$1:.$D$250];2;0)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Mongolie</text:p>
          </table:table-cell>
          <table:table-cell office:value-type="string" calcext:value-type="string">
            <text:p>Mongolia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Senegal</text:p>
          </table:table-cell>
          <table:table-cell table:formula="of:=VLOOKUP([.G126];[.$C$1:.$D$250];2;0)" office:value-type="float" office:value="207" calcext:value-type="float">
            <text:p>207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Montenegro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Serbia</text:p>
          </table:table-cell>
          <table:table-cell table:formula="of:=VLOOKUP([.G127];[.$C$1:.$D$250];2;0)" office:value-type="float" office:value="208" calcext:value-type="float">
            <text:p>208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Mozambique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Seychelles</text:p>
          </table:table-cell>
          <table:table-cell table:formula="of:=VLOOKUP([.G128];[.$C$1:.$D$250];2;0)" office:value-type="float" office:value="209" calcext:value-type="float">
            <text:p>209</text:p>
          </table:table-cell>
        </table:table-row>
        <table:table-row table:style-name="ro2">
          <table:table-cell/>
          <table:table-cell table:number-columns-repeated="2" table:style-name="ce10" office:value-type="string" calcext:value-type="string">
            <text:p>Myanmar</text:p>
          </table:table-cell>
          <table:table-cell table:style-name="ce10"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Singapore</text:p>
          </table:table-cell>
          <table:table-cell table:formula="of:=VLOOKUP([.G129];[.$C$1:.$D$250];2;0)" office:value-type="float" office:value="211" calcext:value-type="float">
            <text:p>211</text:p>
          </table:table-cell>
        </table:table-row>
        <table:table-row table:style-name="ro2">
          <table:table-cell/>
          <table:table-cell office:value-type="string" calcext:value-type="string">
            <text:p>Namibie</text:p>
          </table:table-cell>
          <table:table-cell office:value-type="string" calcext:value-type="string">
            <text:p>Namibia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Slovakia</text:p>
          </table:table-cell>
          <table:table-cell table:formula="of:=VLOOKUP([.G130];[.$C$1:.$D$250];2;0)" office:value-type="float" office:value="212" calcext:value-type="float">
            <text:p>212</text:p>
          </table:table-cell>
        </table:table-row>
        <table:table-row table:style-name="ro2">
          <table:table-cell/>
          <table:table-cell table:number-columns-repeated="2" table:style-name="ce10" office:value-type="string" calcext:value-type="string">
            <text:p>Nauru</text:p>
          </table:table-cell>
          <table:table-cell table:style-name="ce10"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Slovenia</text:p>
          </table:table-cell>
          <table:table-cell table:formula="of:=VLOOKUP([.G131];[.$C$1:.$D$250];2;0)" office:value-type="float" office:value="213" calcext:value-type="float">
            <text:p>213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Nepal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Solomon Islands</text:p>
          </table:table-cell>
          <table:table-cell table:formula="of:=VLOOKUP([.G132];[.$C$1:.$D$250];2;0)" office:value-type="float" office:value="203" calcext:value-type="float">
            <text:p>203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Nicaragua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Somalia</text:p>
          </table:table-cell>
          <table:table-cell table:formula="of:=VLOOKUP([.G133];[.$C$1:.$D$250];2;0)" office:value-type="float" office:value="214" calcext:value-type="float">
            <text:p>214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Niger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South Africa</text:p>
          </table:table-cell>
          <table:table-cell table:formula="of:=VLOOKUP([.G134];[.$C$1:.$D$250];2;0)" office:value-type="float" office:value="2" calcext:value-type="float">
            <text:p>2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Nigeria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string" calcext:value-type="string">
            <text:p>Spain</text:p>
          </table:table-cell>
          <table:table-cell table:formula="of:=VLOOKUP([.G135];[.$C$1:.$D$250];2;0)" office:value-type="float" office:value="70" calcext:value-type="float">
            <text:p>70</text:p>
          </table:table-cell>
        </table:table-row>
        <table:table-row table:style-name="ro2">
          <table:table-cell/>
          <table:table-cell table:number-columns-repeated="2" table:style-name="ce10" office:value-type="string" calcext:value-type="string">
            <text:p>Niue</text:p>
          </table:table-cell>
          <table:table-cell table:style-name="ce10"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Sri Lanka</text:p>
          </table:table-cell>
          <table:table-cell table:formula="of:=VLOOKUP([.G136];[.$C$1:.$D$250];2;0)" office:value-type="float" office:value="217" calcext:value-type="float">
            <text:p>217</text:p>
          </table:table-cell>
        </table:table-row>
        <table:table-row table:style-name="ro2">
          <table:table-cell/>
          <table:table-cell office:value-type="string" calcext:value-type="string">
            <text:p>Norvege</text:p>
          </table:table-cell>
          <table:table-cell office:value-type="string" calcext:value-type="string">
            <text:p>Norway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Sudan</text:p>
          </table:table-cell>
          <table:table-cell table:formula="of:=VLOOKUP([.G137];[.$C$1:.$D$250];2;0)" office:value-type="float" office:value="215" calcext:value-type="float">
            <text:p>215</text:p>
          </table:table-cell>
        </table:table-row>
        <table:table-row table:style-name="ro2">
          <table:table-cell/>
          <table:table-cell office:value-type="string" calcext:value-type="string">
            <text:p>Nouvelle-Zelande</text:p>
          </table:table-cell>
          <table:table-cell office:value-type="string" calcext:value-type="string">
            <text:p>New Zealand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Suriname</text:p>
          </table:table-cell>
          <table:table-cell table:formula="of:=VLOOKUP([.G138];[.$C$1:.$D$250];2;0)" office:value-type="float" office:value="220" calcext:value-type="float">
            <text:p>220</text:p>
          </table:table-cell>
        </table:table-row>
        <table:table-row table:style-name="ro2">
          <table:table-cell/>
          <table:table-cell table:number-columns-repeated="2" table:style-name="ce10" office:value-type="string" calcext:value-type="string">
            <text:p>Oman</text:p>
          </table:table-cell>
          <table:table-cell table:style-name="ce10"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Sweden</text:p>
          </table:table-cell>
          <table:table-cell table:formula="of:=VLOOKUP([.G139];[.$C$1:.$D$250];2;0)" office:value-type="float" office:value="218" calcext:value-type="float">
            <text:p>218</text:p>
          </table:table-cell>
        </table:table-row>
        <table:table-row table:style-name="ro2">
          <table:table-cell/>
          <table:table-cell office:value-type="string" calcext:value-type="string">
            <text:p>Ouganda</text:p>
          </table:table-cell>
          <table:table-cell office:value-type="string" calcext:value-type="string">
            <text:p>Uganda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Switzerland</text:p>
          </table:table-cell>
          <table:table-cell table:formula="of:=VLOOKUP([.G140];[.$C$1:.$D$250];2;0)" office:value-type="float" office:value="219" calcext:value-type="float">
            <text:p>219</text:p>
          </table:table-cell>
        </table:table-row>
        <table:table-row table:style-name="ro2">
          <table:table-cell/>
          <table:table-cell office:value-type="string" calcext:value-type="string">
            <text:p>Ouzbekistan</text:p>
          </table:table-cell>
          <table:table-cell office:value-type="string" calcext:value-type="string">
            <text:p>Uzbekistan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Syria</text:p>
          </table:table-cell>
          <table:table-cell table:formula="of:=VLOOKUP([.G141];[.$C$1:.$D$250];2;0)" office:value-type="float" office:value="185" calcext:value-type="float">
            <text:p>185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Pakistan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Tajikistan</text:p>
          </table:table-cell>
          <table:table-cell table:formula="of:=VLOOKUP([.G142];[.$C$1:.$D$250];2;0)" office:value-type="float" office:value="222" calcext:value-type="float">
            <text:p>222</text:p>
          </table:table-cell>
        </table:table-row>
        <table:table-row table:style-name="ro2">
          <table:table-cell/>
          <table:table-cell table:style-name="ce10" office:value-type="string" calcext:value-type="string">
            <text:p>Palaos</text:p>
          </table:table-cell>
          <table:table-cell table:style-name="ce10" office:value-type="string" calcext:value-type="string">
            <text:p>Palau</text:p>
          </table:table-cell>
          <table:table-cell table:style-name="ce10"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Thailand</text:p>
          </table:table-cell>
          <table:table-cell table:formula="of:=VLOOKUP([.G143];[.$C$1:.$D$250];2;0)" office:value-type="float" office:value="228" calcext:value-type="float">
            <text:p>228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Palestine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string" calcext:value-type="string">
            <text:p>Tonga</text:p>
          </table:table-cell>
          <table:table-cell table:formula="of:=VLOOKUP([.G144];[.$C$1:.$D$250];2;0)" office:value-type="float" office:value="232" calcext:value-type="float">
            <text:p>232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Panama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Trinidad and Tobago</text:p>
          </table:table-cell>
          <table:table-cell table:formula="of:=VLOOKUP([.G145];[.$C$1:.$D$250];2;0)" office:value-type="float" office:value="233" calcext:value-type="float">
            <text:p>233</text:p>
          </table:table-cell>
        </table:table-row>
        <table:table-row table:style-name="ro2">
          <table:table-cell/>
          <table:table-cell office:value-type="string" calcext:value-type="string">
            <text:p>Papouasie-Nouvelle-Guinee</text:p>
          </table:table-cell>
          <table:table-cell office:value-type="string" calcext:value-type="string">
            <text:p>Papua New Guinea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Tunisia</text:p>
          </table:table-cell>
          <table:table-cell table:formula="of:=VLOOKUP([.G146];[.$C$1:.$D$250];2;0)" office:value-type="float" office:value="234" calcext:value-type="float">
            <text:p>234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Paraguay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Turkey</text:p>
          </table:table-cell>
          <table:table-cell table:formula="of:=VLOOKUP([.G147];[.$C$1:.$D$250];2;0)" office:value-type="float" office:value="237" calcext:value-type="float">
            <text:p>237</text:p>
          </table:table-cell>
        </table:table-row>
        <table:table-row table:style-name="ro2">
          <table:table-cell/>
          <table:table-cell office:value-type="string" calcext:value-type="string">
            <text:p>Pays-Bas</text:p>
          </table:table-cell>
          <table:table-cell office:value-type="string" calcext:value-type="string">
            <text:p>Netherlands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Turkmenistan</text:p>
          </table:table-cell>
          <table:table-cell table:formula="of:=VLOOKUP([.G148];[.$C$1:.$D$250];2;0)" office:value-type="float" office:value="235" calcext:value-type="float">
            <text:p>235</text:p>
          </table:table-cell>
        </table:table-row>
        <table:table-row table:style-name="ro2">
          <table:table-cell/>
          <table:table-cell office:value-type="string" calcext:value-type="string">
            <text:p>Perou</text:p>
          </table:table-cell>
          <table:table-cell office:value-type="string" calcext:value-type="string">
            <text:p>Peru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Tuvalu</text:p>
          </table:table-cell>
          <table:table-cell table:formula="of:=VLOOKUP([.G149];[.$C$1:.$D$250];2;0)" office:value-type="float" office:value="238" calcext:value-type="float">
            <text:p>238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Philippines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Uganda</text:p>
          </table:table-cell>
          <table:table-cell table:formula="of:=VLOOKUP([.G150];[.$C$1:.$D$250];2;0)" office:value-type="float" office:value="168" calcext:value-type="float">
            <text:p>168</text:p>
          </table:table-cell>
        </table:table-row>
        <table:table-row table:style-name="ro2">
          <table:table-cell/>
          <table:table-cell office:value-type="string" calcext:value-type="string">
            <text:p>Pologne</text:p>
          </table:table-cell>
          <table:table-cell office:value-type="string" calcext:value-type="string">
            <text:p>Poland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Ukraine</text:p>
          </table:table-cell>
          <table:table-cell table:formula="of:=VLOOKUP([.G151];[.$C$1:.$D$250];2;0)" office:value-type="float" office:value="239" calcext:value-type="float">
            <text:p>239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Portugal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United Arab Emirates</text:p>
          </table:table-cell>
          <table:table-cell table:formula="of:=VLOOKUP([.G152];[.$C$1:.$D$250];2;0)" office:value-type="float" office:value="67" calcext:value-type="float">
            <text:p>67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Qatar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nited Kingdom</text:p>
          </table:table-cell>
          <table:table-cell table:formula="of:=VLOOKUP([.G153];[.$C$1:.$D$250];2;0)" office:value-type="float" office:value="189" calcext:value-type="float">
            <text:p>189</text:p>
          </table:table-cell>
        </table:table-row>
        <table:table-row table:style-name="ro2">
          <table:table-cell/>
          <table:table-cell office:value-type="string" calcext:value-type="string">
            <text:p>Syrie</text:p>
          </table:table-cell>
          <table:table-cell office:value-type="string" calcext:value-type="string">
            <text:p>Syria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United States</text:p>
          </table:table-cell>
          <table:table-cell table:formula="of:=VLOOKUP([.G154];[.$C$1:.$D$250];2;0)" office:value-type="float" office:value="73" calcext:value-type="float">
            <text:p>73</text:p>
          </table:table-cell>
        </table:table-row>
        <table:table-row table:style-name="ro2">
          <table:table-cell/>
          <table:table-cell office:value-type="string" calcext:value-type="string">
            <text:p>Republique centrafricaine</text:p>
          </table:table-cell>
          <table:table-cell office:value-type="string" calcext:value-type="string">
            <text:p>Central Afriquan Republic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ruguay</text:p>
          </table:table-cell>
          <table:table-cell table:formula="of:=VLOOKUP([.G155];[.$C$1:.$D$250];2;0)" office:value-type="float" office:value="240" calcext:value-type="float">
            <text:p>240</text:p>
          </table:table-cell>
        </table:table-row>
        <table:table-row table:style-name="ro2">
          <table:table-cell/>
          <table:table-cell office:value-type="string" calcext:value-type="string">
            <text:p>Roumanie</text:p>
          </table:table-cell>
          <table:table-cell office:value-type="string" calcext:value-type="string">
            <text:p>Romania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Uzbekistan</text:p>
          </table:table-cell>
          <table:table-cell table:formula="of:=VLOOKUP([.G156];[.$C$1:.$D$250];2;0)" office:value-type="float" office:value="169" calcext:value-type="float">
            <text:p>169</text:p>
          </table:table-cell>
        </table:table-row>
        <table:table-row table:style-name="ro2">
          <table:table-cell/>
          <table:table-cell office:value-type="string" calcext:value-type="string">
            <text:p>Royaume-Uni</text:p>
          </table:table-cell>
          <table:table-cell office:value-type="string" calcext:value-type="string">
            <text:p>United Kingdom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Venezuela</text:p>
          </table:table-cell>
          <table:table-cell table:formula="of:=VLOOKUP([.G157];[.$C$1:.$D$250];2;0)" office:value-type="float" office:value="242" calcext:value-type="float">
            <text:p>242</text:p>
          </table:table-cell>
        </table:table-row>
        <table:table-row table:style-name="ro2">
          <table:table-cell/>
          <table:table-cell office:value-type="string" calcext:value-type="string">
            <text:p>Russie</text:p>
          </table:table-cell>
          <table:table-cell office:value-type="string" calcext:value-type="string">
            <text:p>Russia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Viet Nam</text:p>
          </table:table-cell>
          <table:table-cell table:formula="of:=VLOOKUP([.G158];[.$C$1:.$D$250];2;0)" office:value-type="float" office:value="245" calcext:value-type="float">
            <text:p>245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Rwanda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Yemen</text:p>
          </table:table-cell>
          <table:table-cell table:formula="of:=VLOOKUP([.G159];[.$C$1:.$D$250];2;0)" office:value-type="float" office:value="247" calcext:value-type="float">
            <text:p>247</text:p>
          </table:table-cell>
        </table:table-row>
        <table:table-row table:style-name="ro2">
          <table:table-cell/>
          <table:table-cell table:style-name="ce10" office:value-type="string" calcext:value-type="string">
            <text:p>Sainte-Lucie</text:p>
          </table:table-cell>
          <table:table-cell table:style-name="ce10" office:value-type="string" calcext:value-type="string">
            <text:p>Saint Lucia</text:p>
          </table:table-cell>
          <table:table-cell table:style-name="ce10"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Zimbabwe</text:p>
          </table:table-cell>
          <table:table-cell table:formula="of:=VLOOKUP([.G160];[.$C$1:.$D$250];2;0)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10" office:value-type="string" calcext:value-type="string">
            <text:p>Saint-Kitts-et-Nevis</text:p>
          </table:table-cell>
          <table:table-cell table:style-name="ce10" office:value-type="string" calcext:value-type="string">
            <text:p>Saint Kitts and Nevis</text:p>
          </table:table-cell>
          <table:table-cell table:style-name="ce10" office:value-type="float" office:value="196" calcext:value-type="float">
            <text:p>196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style-name="ce10" office:value-type="string" calcext:value-type="string">
            <text:p>Saint-Marin</text:p>
          </table:table-cell>
          <table:table-cell table:style-name="ce10" office:value-type="string" calcext:value-type="string">
            <text:p>San Marino</text:p>
          </table:table-cell>
          <table:table-cell table:style-name="ce10" office:value-type="float" office:value="197" calcext:value-type="float">
            <text:p>197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style-name="ce10" office:value-type="string" calcext:value-type="string">
            <text:p>Vatican</text:p>
          </table:table-cell>
          <table:table-cell table:style-name="ce10" office:value-type="string" calcext:value-type="string">
            <text:p>Holy see</text:p>
          </table:table-cell>
          <table:table-cell table:style-name="ce10" office:value-type="float" office:value="201" calcext:value-type="float">
            <text:p>201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style-name="ce10" office:value-type="string" calcext:value-type="string">
            <text:p>Saint-Vincent-et-lesGrenadines</text:p>
          </table:table-cell>
          <table:table-cell table:style-name="ce10" office:value-type="string" calcext:value-type="string">
            <text:p>Saint Vincent and the Grenadines</text:p>
          </table:table-cell>
          <table:table-cell table:style-name="ce10" office:value-type="float" office:value="202" calcext:value-type="float">
            <text:p>202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style-name="ce10" office:value-type="string" calcext:value-type="string">
            <text:p>Iles Salomon</text:p>
          </table:table-cell>
          <table:table-cell table:style-name="ce10" office:value-type="string" calcext:value-type="string">
            <text:p>Solomon Islands</text:p>
          </table:table-cell>
          <table:table-cell table:style-name="ce10" office:value-type="float" office:value="203" calcext:value-type="float">
            <text:p>203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table:style-name="ce10" office:value-type="string" calcext:value-type="string">
            <text:p>Samoa</text:p>
          </table:table-cell>
          <table:table-cell table:style-name="ce10" office:value-type="float" office:value="204" calcext:value-type="float">
            <text:p>204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style-name="ce10" office:value-type="string" calcext:value-type="string">
            <text:p>Sao Tome-et-Principe</text:p>
          </table:table-cell>
          <table:table-cell table:style-name="ce10" office:value-type="string" calcext:value-type="string">
            <text:p>Sao Tome and Principe</text:p>
          </table:table-cell>
          <table:table-cell table:style-name="ce10" office:value-type="float" office:value="206" calcext:value-type="float">
            <text:p>206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office:value-type="string" calcext:value-type="string">
            <text:p>Senegal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Serbie</text:p>
          </table:table-cell>
          <table:table-cell office:value-type="string" calcext:value-type="string">
            <text:p>Serbia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table:style-name="ce10" office:value-type="string" calcext:value-type="string">
            <text:p>Seychelles</text:p>
          </table:table-cell>
          <table:table-cell table:style-name="ce10" office:value-type="float" office:value="209" calcext:value-type="float">
            <text:p>209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office:value-type="string" calcext:value-type="string">
            <text:p>Sierra Leone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Singapour</text:p>
          </table:table-cell>
          <table:table-cell office:value-type="string" calcext:value-type="string">
            <text:p>Singapore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Slovaquie</text:p>
          </table:table-cell>
          <table:table-cell office:value-type="string" calcext:value-type="string">
            <text:p>Slovakia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Slovenie</text:p>
          </table:table-cell>
          <table:table-cell office:value-type="string" calcext:value-type="string">
            <text:p>Slovenia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Somalie</text:p>
          </table:table-cell>
          <table:table-cell office:value-type="string" calcext:value-type="string">
            <text:p>Somalia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Soudan</text:p>
          </table:table-cell>
          <table:table-cell office:value-type="string" calcext:value-type="string">
            <text:p>Sudan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Soudan du Sud</text:p>
          </table:table-cell>
          <table:table-cell office:value-type="string" calcext:value-type="string">
            <text:p>South Sudan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office:value-type="string" calcext:value-type="string">
            <text:p>Sri Lanka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Suede</text:p>
          </table:table-cell>
          <table:table-cell office:value-type="string" calcext:value-type="string">
            <text:p>Sweden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Suisse</text:p>
          </table:table-cell>
          <table:table-cell office:value-type="string" calcext:value-type="string">
            <text:p>Switzerland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office:value-type="string" calcext:value-type="string">
            <text:p>Suriname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Tadjikistan</text:p>
          </table:table-cell>
          <table:table-cell office:value-type="string" calcext:value-type="string">
            <text:p>Tajikistan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office:value-type="string" calcext:value-type="string">
            <text:p>Taiwan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Tanzanie</text:p>
          </table:table-cell>
          <table:table-cell office:value-type="string" calcext:value-type="string">
            <text:p>Tanzania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Tchad</text:p>
          </table:table-cell>
          <table:table-cell office:value-type="string" calcext:value-type="string">
            <text:p>Chad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style-name="ce10" office:value-type="string" calcext:value-type="string">
            <text:p>Tchequie</text:p>
          </table:table-cell>
          <table:table-cell table:style-name="ce10" office:value-type="string" calcext:value-type="string">
            <text:p>Czechia</text:p>
          </table:table-cell>
          <table:table-cell table:style-name="ce10" office:value-type="float" office:value="226" calcext:value-type="float">
            <text:p>226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Thailande</text:p>
          </table:table-cell>
          <table:table-cell office:value-type="string" calcext:value-type="string">
            <text:p>Thailand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table:style-name="ce10" office:value-type="string" calcext:value-type="string">
            <text:p>Timor-Leste</text:p>
          </table:table-cell>
          <table:table-cell table:style-name="ce10" office:value-type="float" office:value="229" calcext:value-type="float">
            <text:p>229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office:value-type="string" calcext:value-type="string">
            <text:p>Togo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table:style-name="ce10" office:value-type="string" calcext:value-type="string">
            <text:p>Tonga</text:p>
          </table:table-cell>
          <table:table-cell table:style-name="ce10" office:value-type="float" office:value="232" calcext:value-type="float">
            <text:p>232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style-name="ce10" office:value-type="string" calcext:value-type="string">
            <text:p>Trinite-et-Tobago</text:p>
          </table:table-cell>
          <table:table-cell table:style-name="ce10" office:value-type="string" calcext:value-type="string">
            <text:p>Trinidad and Tobago</text:p>
          </table:table-cell>
          <table:table-cell table:style-name="ce10" office:value-type="float" office:value="233" calcext:value-type="float">
            <text:p>233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Tunisie</text:p>
          </table:table-cell>
          <table:table-cell office:value-type="string" calcext:value-type="string">
            <text:p>Tunisia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table:style-name="ce10" office:value-type="string" calcext:value-type="string">
            <text:p>Turkmenistan</text:p>
          </table:table-cell>
          <table:table-cell table:style-name="ce10" office:value-type="float" office:value="235" calcext:value-type="float">
            <text:p>235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Turquie</text:p>
          </table:table-cell>
          <table:table-cell office:value-type="string" calcext:value-type="string">
            <text:p>Turkey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table:style-name="ce10" office:value-type="string" calcext:value-type="string">
            <text:p>Tuvalu</text:p>
          </table:table-cell>
          <table:table-cell table:style-name="ce10" office:value-type="float" office:value="238" calcext:value-type="float">
            <text:p>238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office:value-type="string" calcext:value-type="string">
            <text:p>Ukraine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office:value-type="string" calcext:value-type="string">
            <text:p>Uruguay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office:value-type="string" calcext:value-type="string">
            <text:p>Vanuatu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office:value-type="string" calcext:value-type="string">
            <text:p>Venezuela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office:value-type="string" calcext:value-type="string">
            <text:p>Viet Nam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/>
          <table:table-cell table:number-columns-repeated="2" office:value-type="string" calcext:value-type="string">
            <text:p>Yemen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Zambie</text:p>
          </table:table-cell>
          <table:table-cell office:value-type="string" calcext:value-type="string">
            <text:p>Zambia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/>
          <table:table-cell table:number-columns-repeated="2" office:value-type="string" calcext:value-type="string">
            <text:p>Zimbabwe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table:style-name="Default"/>
          <table:table-cell/>
        </table:table-row>
      </table:table>
      <table:table table:name="IndLibMoralePropre" table:style-name="ta1">
        <table:table-column table:style-name="co3" table:default-cell-style-name="ce2"/>
        <table:table-column table:style-name="co4" table:default-cell-style-name="ce2"/>
        <table:table-column table:style-name="co3" table:number-columns-repeated="21" table:default-cell-style-name="ce2"/>
        <table:table-row table:style-name="ro2">
          <table:table-cell table:style-name="ce1" office:value-type="string" calcext:value-type="string">
            <text:p>idCountry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2020 scor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2018 score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2016 score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2014" calcext:value-type="float">
            <text:p>2014</text:p>
          </table:table-cell>
          <table:table-cell office:value-type="float" office:value="2013" calcext:value-type="float">
            <text:p>2013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2010" calcext:value-type="float">
            <text:p>2010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office:value-type="float" office:value="2005" calcext:value-type="float">
            <text:p>2005</text:p>
          </table:table-cell>
          <table:table-cell office:value-type="float" office:value="2004" calcext:value-type="float">
            <text:p>2004</text:p>
          </table:table-cell>
          <table:table-cell office:value-type="float" office:value="2003" calcext:value-type="float">
            <text:p>2003</text:p>
          </table:table-cell>
          <table:table-cell office:value-type="float" office:value="2002" calcext:value-type="float">
            <text:p>2002</text:p>
          </table:table-cell>
          <table:table-cell office:value-type="float" office:value="2001" calcext:value-type="float">
            <text:p>2001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fghanistan</text:p>
          </table:table-cell>
          <table:table-cell table:style-name="ce3" office:value-type="float" office:value="9.59" calcext:value-type="float">
            <text:p>9,59</text:p>
          </table:table-cell>
          <table:table-cell table:style-name="ce3"/>
          <table:table-cell table:style-name="ce3" office:value-type="float" office:value="16.5" calcext:value-type="float">
            <text:p>16,5</text:p>
          </table:table-cell>
          <table:table-cell table:style-name="ce3"/>
          <table:table-cell office:value-type="float" office:value="16.88" calcext:value-type="float">
            <text:p>16,8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outh Africa</text:p>
          </table:table-cell>
          <table:table-cell table:style-name="ce3" office:value-type="float" office:value="74.62" calcext:value-type="float">
            <text:p>74,62</text:p>
          </table:table-cell>
          <table:table-cell table:style-name="ce3"/>
          <table:table-cell table:style-name="ce3" office:value-type="float" office:value="61.33" calcext:value-type="float">
            <text:p>61,33</text:p>
          </table:table-cell>
          <table:table-cell table:style-name="ce3"/>
          <table:table-cell table:style-name="ce4" office:value-type="float" office:value="61.7" calcext:value-type="float">
            <text:p>61,7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lbania</text:p>
          </table:table-cell>
          <table:table-cell table:style-name="ce3" office:value-type="float" office:value="54.69" calcext:value-type="float">
            <text:p>54,69</text:p>
          </table:table-cell>
          <table:table-cell table:style-name="ce3"/>
          <table:table-cell table:style-name="ce3" office:value-type="float" office:value="53.13" calcext:value-type="float">
            <text:p>53,13</text:p>
          </table:table-cell>
          <table:table-cell table:style-name="ce3"/>
          <table:table-cell office:value-type="float" office:value="53.5" calcext:value-type="float">
            <text:p>53,5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geria</text:p>
          </table:table-cell>
          <table:table-cell table:style-name="ce3" office:value-type="float" office:value="34.35" calcext:value-type="float">
            <text:p>34,35</text:p>
          </table:table-cell>
          <table:table-cell table:style-name="ce3"/>
          <table:table-cell table:style-name="ce3" office:value-type="float" office:value="20.25" calcext:value-type="float">
            <text:p>20,25</text:p>
          </table:table-cell>
          <table:table-cell table:style-name="ce3"/>
          <table:table-cell office:value-type="float" office:value="20.63" calcext:value-type="float">
            <text:p>20,6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Germany</text:p>
          </table:table-cell>
          <table:table-cell table:style-name="ce3" office:value-type="float" office:value="84.53" calcext:value-type="float">
            <text:p>84,53</text:p>
          </table:table-cell>
          <table:table-cell table:style-name="ce3"/>
          <table:table-cell table:style-name="ce3" office:value-type="float" office:value="83.03" calcext:value-type="float">
            <text:p>83,03</text:p>
          </table:table-cell>
          <table:table-cell table:style-name="ce3"/>
          <table:table-cell table:style-name="ce4" office:value-type="float" office:value="78.03" calcext:value-type="float">
            <text:p>78,0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ndorra</text:p>
          </table:table-cell>
          <table:table-cell table:style-name="ce3" office:value-type="float" office:value="50.96" calcext:value-type="float">
            <text:p>50,96</text:p>
          </table:table-cell>
          <table:table-cell table:style-name="ce3"/>
          <table:table-cell table:style-name="ce3" office:value-type="float" office:value="45" calcext:value-type="float">
            <text:p>45</text:p>
          </table:table-cell>
          <table:table-cell table:style-name="ce3"/>
          <table:table-cell office:value-type="float" office:value="46.13" calcext:value-type="float">
            <text:p>46,1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ngola</text:p>
          </table:table-cell>
          <table:table-cell table:style-name="ce3" office:value-type="float" office:value="46.09" calcext:value-type="float">
            <text:p>46,09</text:p>
          </table:table-cell>
          <table:table-cell table:style-name="ce3"/>
          <table:table-cell table:style-name="ce3" office:value-type="float" office:value="36.13" calcext:value-type="float">
            <text:p>36,13</text:p>
          </table:table-cell>
          <table:table-cell table:style-name="ce3"/>
          <table:table-cell office:value-type="float" office:value="36.5" calcext:value-type="float">
            <text:p>36,5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Antigua and Barbuda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audi Arabia</text:p>
          </table:table-cell>
          <table:table-cell table:style-name="ce3" office:value-type="float" office:value="12.86" calcext:value-type="float">
            <text:p>12,86</text:p>
          </table:table-cell>
          <table:table-cell table:style-name="ce3"/>
          <table:table-cell table:style-name="ce3" office:value-type="float" office:value="10.13" calcext:value-type="float">
            <text:p>10,13</text:p>
          </table:table-cell>
          <table:table-cell table:style-name="ce3"/>
          <table:table-cell office:value-type="float" office:value="7.75" calcext:value-type="float">
            <text:p>7,75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rgentina</text:p>
          </table:table-cell>
          <table:table-cell table:style-name="ce3" office:value-type="float" office:value="77.82" calcext:value-type="float">
            <text:p>77,82</text:p>
          </table:table-cell>
          <table:table-cell table:style-name="ce3"/>
          <table:table-cell table:style-name="ce3" office:value-type="float" office:value="71.08" calcext:value-type="float">
            <text:p>71,08</text:p>
          </table:table-cell>
          <table:table-cell table:style-name="ce3"/>
          <table:table-cell table:style-name="ce4" office:value-type="float" office:value="64.45" calcext:value-type="float">
            <text:p>64,45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Armenia</text:p>
          </table:table-cell>
          <table:table-cell table:style-name="ce3" office:value-type="float" office:value="55.13" calcext:value-type="float">
            <text:p>55,13</text:p>
          </table:table-cell>
          <table:table-cell table:style-name="ce3"/>
          <table:table-cell table:style-name="ce3" office:value-type="float" office:value="49.95" calcext:value-type="float">
            <text:p>49,95</text:p>
          </table:table-cell>
          <table:table-cell table:style-name="ce3"/>
          <table:table-cell office:value-type="float" office:value="49.58" calcext:value-type="float">
            <text:p>49,5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float" office:value="82.8" calcext:value-type="float">
            <text:p>82,8</text:p>
          </table:table-cell>
          <table:table-cell table:style-name="ce3"/>
          <table:table-cell table:style-name="ce3" office:value-type="float" office:value="66.48" calcext:value-type="float">
            <text:p>66,48</text:p>
          </table:table-cell>
          <table:table-cell table:style-name="ce3"/>
          <table:table-cell table:style-name="ce4" office:value-type="float" office:value="61.35" calcext:value-type="float">
            <text:p>61,35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ustria</text:p>
          </table:table-cell>
          <table:table-cell table:style-name="ce3" office:value-type="float" office:value="86.06" calcext:value-type="float">
            <text:p>86,06</text:p>
          </table:table-cell>
          <table:table-cell table:style-name="ce3"/>
          <table:table-cell table:style-name="ce3" office:value-type="float" office:value="72.13" calcext:value-type="float">
            <text:p>72,13</text:p>
          </table:table-cell>
          <table:table-cell table:style-name="ce3"/>
          <table:table-cell table:style-name="ce4" office:value-type="float" office:value="71.13" calcext:value-type="float">
            <text:p>71,1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Azerbaijan</text:p>
          </table:table-cell>
          <table:table-cell table:style-name="ce3" office:value-type="float" office:value="42.47" calcext:value-type="float">
            <text:p>42,47</text:p>
          </table:table-cell>
          <table:table-cell table:style-name="ce3"/>
          <table:table-cell table:style-name="ce3" office:value-type="float" office:value="42.3" calcext:value-type="float">
            <text:p>42,3</text:p>
          </table:table-cell>
          <table:table-cell table:style-name="ce3"/>
          <table:table-cell office:value-type="float" office:value="42.68" calcext:value-type="float">
            <text:p>42,6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Bahamas</text:p>
          </table:table-cell>
          <table:table-cell table:style-name="ce3" office:value-type="float" office:value="47.52" calcext:value-type="float">
            <text:p>47,52</text:p>
          </table:table-cell>
          <table:table-cell table:style-name="ce3"/>
          <table:table-cell table:style-name="ce3" office:value-type="float" office:value="45.5" calcext:value-type="float">
            <text:p>45,5</text:p>
          </table:table-cell>
          <table:table-cell table:style-name="ce3"/>
          <table:table-cell office:value-type="float" office:value="45.88" calcext:value-type="float">
            <text:p>45,8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Bahrain</text:p>
          </table:table-cell>
          <table:table-cell table:style-name="ce3" office:value-type="float" office:value="21.55" calcext:value-type="float">
            <text:p>21,55</text:p>
          </table:table-cell>
          <table:table-cell table:style-name="ce3"/>
          <table:table-cell table:style-name="ce3" office:value-type="float" office:value="21.25" calcext:value-type="float">
            <text:p>21,25</text:p>
          </table:table-cell>
          <table:table-cell table:style-name="ce3"/>
          <table:table-cell office:value-type="float" office:value="21.63" calcext:value-type="float">
            <text:p>21,6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Bangladesh</text:p>
          </table:table-cell>
          <table:table-cell table:style-name="ce3" office:value-type="float" office:value="31.38" calcext:value-type="float">
            <text:p>31,38</text:p>
          </table:table-cell>
          <table:table-cell table:style-name="ce3"/>
          <table:table-cell table:style-name="ce3" office:value-type="float" office:value="28.53" calcext:value-type="float">
            <text:p>28,53</text:p>
          </table:table-cell>
          <table:table-cell table:style-name="ce3"/>
          <table:table-cell office:value-type="float" office:value="28.9" calcext:value-type="float">
            <text:p>28,9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Barbados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Belarus</text:p>
          </table:table-cell>
          <table:table-cell table:style-name="ce3" office:value-type="float" office:value="47.7" calcext:value-type="float">
            <text:p>47,7</text:p>
          </table:table-cell>
          <table:table-cell table:style-name="ce3"/>
          <table:table-cell table:style-name="ce3" office:value-type="float" office:value="45.7" calcext:value-type="float">
            <text:p>45,7</text:p>
          </table:table-cell>
          <table:table-cell table:style-name="ce3"/>
          <table:table-cell office:value-type="float" office:value="46.08" calcext:value-type="float">
            <text:p>46,0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elgium</text:p>
          </table:table-cell>
          <table:table-cell table:style-name="ce3" office:value-type="float" office:value="90.82" calcext:value-type="float">
            <text:p>90,82</text:p>
          </table:table-cell>
          <table:table-cell table:style-name="ce3"/>
          <table:table-cell table:style-name="ce3" office:value-type="float" office:value="78.98" calcext:value-type="float">
            <text:p>78,98</text:p>
          </table:table-cell>
          <table:table-cell table:style-name="ce3"/>
          <table:table-cell table:style-name="ce4" office:value-type="float" office:value="79.35" calcext:value-type="float">
            <text:p>79,35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Belize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Benin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Bermuda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Bhutan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Bolivia</text:p>
          </table:table-cell>
          <table:table-cell table:style-name="ce3" office:value-type="float" office:value="62.3" calcext:value-type="float">
            <text:p>62,3</text:p>
          </table:table-cell>
          <table:table-cell table:style-name="ce3"/>
          <table:table-cell table:style-name="ce3" office:value-type="float" office:value="65.3" calcext:value-type="float">
            <text:p>65,3</text:p>
          </table:table-cell>
          <table:table-cell table:style-name="ce3"/>
          <table:table-cell table:style-name="ce4" office:value-type="float" office:value="65.3" calcext:value-type="float">
            <text:p>65,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Bosnia and Herzegovina</text:p>
          </table:table-cell>
          <table:table-cell table:style-name="ce3" office:value-type="float" office:value="60.36" calcext:value-type="float">
            <text:p>60,36</text:p>
          </table:table-cell>
          <table:table-cell table:style-name="ce3"/>
          <table:table-cell table:style-name="ce3" office:value-type="float" office:value="55.25" calcext:value-type="float">
            <text:p>55,25</text:p>
          </table:table-cell>
          <table:table-cell table:style-name="ce3"/>
          <table:table-cell office:value-type="float" office:value="55.63" calcext:value-type="float">
            <text:p>55,6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Botswana</text:p>
          </table:table-cell>
          <table:table-cell table:style-name="ce3" office:value-type="float" office:value="49.53" calcext:value-type="float">
            <text:p>49,53</text:p>
          </table:table-cell>
          <table:table-cell table:style-name="ce3"/>
          <table:table-cell table:style-name="ce3" office:value-type="float" office:value="39.5" calcext:value-type="float">
            <text:p>39,5</text:p>
          </table:table-cell>
          <table:table-cell table:style-name="ce3"/>
          <table:table-cell office:value-type="float" office:value="39.88" calcext:value-type="float">
            <text:p>39,8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Brazil</text:p>
          </table:table-cell>
          <table:table-cell table:style-name="ce3" office:value-type="float" office:value="74.46" calcext:value-type="float">
            <text:p>74,46</text:p>
          </table:table-cell>
          <table:table-cell table:style-name="ce3"/>
          <table:table-cell table:style-name="ce3" office:value-type="float" office:value="68.93" calcext:value-type="float">
            <text:p>68,93</text:p>
          </table:table-cell>
          <table:table-cell table:style-name="ce3"/>
          <table:table-cell table:style-name="ce4" office:value-type="float" office:value="69.3" calcext:value-type="float">
            <text:p>69,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11" office:value-type="string" calcext:value-type="string">
            <text:p>Brunei Darussalam</text:p>
          </table:table-cell>
          <table:table-cell table:style-name="ce3" office:value-type="float" office:value="16.05" calcext:value-type="float">
            <text:p>16,05</text:p>
          </table:table-cell>
          <table:table-cell table:style-name="ce3"/>
          <table:table-cell table:style-name="ce3" office:value-type="float" office:value="19.88" calcext:value-type="float">
            <text:p>19,88</text:p>
          </table:table-cell>
          <table:table-cell table:style-name="ce3"/>
          <table:table-cell office:value-type="float" office:value="18.75" calcext:value-type="float">
            <text:p>18,75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ulgaria</text:p>
          </table:table-cell>
          <table:table-cell table:style-name="ce3" office:value-type="float" office:value="66.8" calcext:value-type="float">
            <text:p>66,8</text:p>
          </table:table-cell>
          <table:table-cell table:style-name="ce3"/>
          <table:table-cell table:style-name="ce3" office:value-type="float" office:value="52.45" calcext:value-type="float">
            <text:p>52,45</text:p>
          </table:table-cell>
          <table:table-cell table:style-name="ce3"/>
          <table:table-cell office:value-type="float" office:value="53.33" calcext:value-type="float">
            <text:p>53,3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Burkina Faso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32" calcext:value-type="float">
            <text:p>32</text:p>
          </table:table-cell>
          <table:table-cell table:style-name="ce11" office:value-type="string" calcext:value-type="string">
            <text:p>Burundi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33" calcext:value-type="float">
            <text:p>33</text:p>
          </table:table-cell>
          <table:table-cell table:style-name="ce11" office:value-type="string" calcext:value-type="string">
            <text:p>Cabo Verde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Cambodia</text:p>
          </table:table-cell>
          <table:table-cell table:style-name="ce3" office:value-type="float" office:value="45.38" calcext:value-type="float">
            <text:p>45,38</text:p>
          </table:table-cell>
          <table:table-cell table:style-name="ce3"/>
          <table:table-cell table:style-name="ce3" office:value-type="float" office:value="70.5" calcext:value-type="float">
            <text:p>70,5</text:p>
          </table:table-cell>
          <table:table-cell table:style-name="ce3"/>
          <table:table-cell table:style-name="ce4" office:value-type="float" office:value="70.5" calcext:value-type="float">
            <text:p>70,5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ameroon</text:p>
          </table:table-cell>
          <table:table-cell table:style-name="ce3" office:value-type="float" office:value="41.6" calcext:value-type="float">
            <text:p>41,6</text:p>
          </table:table-cell>
          <table:table-cell table:style-name="ce3"/>
          <table:table-cell table:style-name="ce3" office:value-type="float" office:value="45.88" calcext:value-type="float">
            <text:p>45,88</text:p>
          </table:table-cell>
          <table:table-cell table:style-name="ce3"/>
          <table:table-cell office:value-type="float" office:value="46.25" calcext:value-type="float">
            <text:p>46,25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Canada</text:p>
          </table:table-cell>
          <table:table-cell table:style-name="ce3" office:value-type="float" office:value="91.94" calcext:value-type="float">
            <text:p>91,94</text:p>
          </table:table-cell>
          <table:table-cell table:style-name="ce3"/>
          <table:table-cell table:style-name="ce3" office:value-type="float" office:value="86.58" calcext:value-type="float">
            <text:p>86,58</text:p>
          </table:table-cell>
          <table:table-cell table:style-name="ce3"/>
          <table:table-cell table:style-name="ce4" office:value-type="float" office:value="76.58" calcext:value-type="float">
            <text:p>76,5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Chile</text:p>
          </table:table-cell>
          <table:table-cell table:style-name="ce3" office:value-type="float" office:value="72.43" calcext:value-type="float">
            <text:p>72,43</text:p>
          </table:table-cell>
          <table:table-cell table:style-name="ce3"/>
          <table:table-cell table:style-name="ce3" office:value-type="float" office:value="63.28" calcext:value-type="float">
            <text:p>63,28</text:p>
          </table:table-cell>
          <table:table-cell table:style-name="ce3"/>
          <table:table-cell table:style-name="ce4" office:value-type="float" office:value="59.4" calcext:value-type="float">
            <text:p>59,4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China</text:p>
          </table:table-cell>
          <table:table-cell table:style-name="ce3" office:value-type="float" office:value="36.86" calcext:value-type="float">
            <text:p>36,86</text:p>
          </table:table-cell>
          <table:table-cell table:style-name="ce3"/>
          <table:table-cell table:style-name="ce3" office:value-type="float" office:value="39.3" calcext:value-type="float">
            <text:p>39,3</text:p>
          </table:table-cell>
          <table:table-cell table:style-name="ce3"/>
          <table:table-cell office:value-type="float" office:value="40" calcext:value-type="float">
            <text:p>40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Cyprus</text:p>
          </table:table-cell>
          <table:table-cell table:style-name="ce3" office:value-type="float" office:value="70.34" calcext:value-type="float">
            <text:p>70,34</text:p>
          </table:table-cell>
          <table:table-cell table:style-name="ce3"/>
          <table:table-cell table:style-name="ce3" office:value-type="float" office:value="53.35" calcext:value-type="float">
            <text:p>53,35</text:p>
          </table:table-cell>
          <table:table-cell table:style-name="ce3"/>
          <table:table-cell office:value-type="float" office:value="53.73" calcext:value-type="float">
            <text:p>53,7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Colombia</text:p>
          </table:table-cell>
          <table:table-cell table:style-name="ce3" office:value-type="float" office:value="81.15" calcext:value-type="float">
            <text:p>81,15</text:p>
          </table:table-cell>
          <table:table-cell table:style-name="ce3"/>
          <table:table-cell table:style-name="ce3" office:value-type="float" office:value="76.15" calcext:value-type="float">
            <text:p>76,15</text:p>
          </table:table-cell>
          <table:table-cell table:style-name="ce3"/>
          <table:table-cell table:style-name="ce4" office:value-type="float" office:value="74.98" calcext:value-type="float">
            <text:p>74,9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Comoros</text:p>
          </table:table-cell>
          <table:table-cell table:style-name="ce3" office:value-type="float" office:value="38.14" calcext:value-type="float">
            <text:p>38,14</text:p>
          </table:table-cell>
          <table:table-cell table:style-name="ce3"/>
          <table:table-cell table:style-name="ce3" office:value-type="float" office:value="29.25" calcext:value-type="float">
            <text:p>29,25</text:p>
          </table:table-cell>
          <table:table-cell table:style-name="ce3"/>
          <table:table-cell office:value-type="float" office:value="28.13" calcext:value-type="float">
            <text:p>28,1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42" calcext:value-type="float">
            <text:p>42</text:p>
          </table:table-cell>
          <table:table-cell table:style-name="ce11" office:value-type="string" calcext:value-type="string">
            <text:p>Congo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43" calcext:value-type="float">
            <text:p>43</text:p>
          </table:table-cell>
          <table:table-cell table:style-name="ce11" office:value-type="string" calcext:value-type="string">
            <text:p>Democratic Republic of the Congo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11" office:value-type="string" calcext:value-type="string">
            <text:p>South Korea</text:p>
          </table:table-cell>
          <table:table-cell table:style-name="ce3" office:value-type="float" office:value="54.38" calcext:value-type="float">
            <text:p>54,38</text:p>
          </table:table-cell>
          <table:table-cell table:style-name="ce3"/>
          <table:table-cell table:style-name="ce3" office:value-type="float" office:value="46.38" calcext:value-type="float">
            <text:p>46,38</text:p>
          </table:table-cell>
          <table:table-cell table:style-name="ce3"/>
          <table:table-cell office:value-type="float" office:value="44.88" calcext:value-type="float">
            <text:p>44,8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11" office:value-type="string" calcext:value-type="string">
            <text:p>North Korea</text:p>
          </table:table-cell>
          <table:table-cell table:style-name="ce3" office:value-type="float" office:value="35.75" calcext:value-type="float">
            <text:p>35,75</text:p>
          </table:table-cell>
          <table:table-cell table:style-name="ce3"/>
          <table:table-cell table:style-name="ce3" office:value-type="float" office:value="34.5" calcext:value-type="float">
            <text:p>34,5</text:p>
          </table:table-cell>
          <table:table-cell table:style-name="ce3"/>
          <table:table-cell office:value-type="float" office:value="34.5" calcext:value-type="float">
            <text:p>34,5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Costa Rica</text:p>
          </table:table-cell>
          <table:table-cell table:style-name="ce3" office:value-type="float" office:value="62.03" calcext:value-type="float">
            <text:p>62,03</text:p>
          </table:table-cell>
          <table:table-cell table:style-name="ce3"/>
          <table:table-cell table:style-name="ce3" office:value-type="float" office:value="53.45" calcext:value-type="float">
            <text:p>53,45</text:p>
          </table:table-cell>
          <table:table-cell table:style-name="ce3"/>
          <table:table-cell office:value-type="float" office:value="53.08" calcext:value-type="float">
            <text:p>53,0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11" office:value-type="string" calcext:value-type="string">
            <text:p>Cote d'Ivoire</text:p>
          </table:table-cell>
          <table:table-cell table:style-name="ce3" office:value-type="float" office:value="45.65" calcext:value-type="float">
            <text:p>45,65</text:p>
          </table:table-cell>
          <table:table-cell table:style-name="ce3"/>
          <table:table-cell table:style-name="ce3" office:value-type="float" office:value="46.7" calcext:value-type="float">
            <text:p>46,7</text:p>
          </table:table-cell>
          <table:table-cell table:style-name="ce3"/>
          <table:table-cell office:value-type="float" office:value="46.33" calcext:value-type="float">
            <text:p>46,3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Croatia</text:p>
          </table:table-cell>
          <table:table-cell table:style-name="ce3" office:value-type="float" office:value="73.04" calcext:value-type="float">
            <text:p>73,04</text:p>
          </table:table-cell>
          <table:table-cell table:style-name="ce3"/>
          <table:table-cell table:style-name="ce3" office:value-type="float" office:value="59.5" calcext:value-type="float">
            <text:p>59,5</text:p>
          </table:table-cell>
          <table:table-cell table:style-name="ce3"/>
          <table:table-cell office:value-type="float" office:value="59.13" calcext:value-type="float">
            <text:p>59,1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Cuba</text:p>
          </table:table-cell>
          <table:table-cell table:style-name="ce3" office:value-type="float" office:value="43.53" calcext:value-type="float">
            <text:p>43,53</text:p>
          </table:table-cell>
          <table:table-cell table:style-name="ce3"/>
          <table:table-cell table:style-name="ce3" office:value-type="float" office:value="49" calcext:value-type="float">
            <text:p>49</text:p>
          </table:table-cell>
          <table:table-cell table:style-name="ce3"/>
          <table:table-cell office:value-type="float" office:value="50.88" calcext:value-type="float">
            <text:p>50,8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Denmark</text:p>
          </table:table-cell>
          <table:table-cell table:style-name="ce3" office:value-type="float" office:value="83.39" calcext:value-type="float">
            <text:p>83,39</text:p>
          </table:table-cell>
          <table:table-cell table:style-name="ce3"/>
          <table:table-cell table:style-name="ce3" office:value-type="float" office:value="71.08" calcext:value-type="float">
            <text:p>71,08</text:p>
          </table:table-cell>
          <table:table-cell table:style-name="ce3"/>
          <table:table-cell table:style-name="ce4" office:value-type="float" office:value="66.33" calcext:value-type="float">
            <text:p>66,3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Djibouti</text:p>
          </table:table-cell>
          <table:table-cell table:style-name="ce3" office:value-type="float" office:value="26.73" calcext:value-type="float">
            <text:p>26,73</text:p>
          </table:table-cell>
          <table:table-cell table:style-name="ce3"/>
          <table:table-cell table:style-name="ce3" office:value-type="float" office:value="29.13" calcext:value-type="float">
            <text:p>29,13</text:p>
          </table:table-cell>
          <table:table-cell table:style-name="ce3"/>
          <table:table-cell office:value-type="float" office:value="29.5" calcext:value-type="float">
            <text:p>29,5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Dominican Republic</text:p>
          </table:table-cell>
          <table:table-cell table:style-name="ce3" office:value-type="float" office:value="38.31" calcext:value-type="float">
            <text:p>38,31</text:p>
          </table:table-cell>
          <table:table-cell table:style-name="ce3"/>
          <table:table-cell table:style-name="ce3" office:value-type="float" office:value="40.78" calcext:value-type="float">
            <text:p>40,78</text:p>
          </table:table-cell>
          <table:table-cell table:style-name="ce3"/>
          <table:table-cell office:value-type="float" office:value="38.9" calcext:value-type="float">
            <text:p>38,9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Dominica</text:p>
          </table:table-cell>
          <table:table-cell table:style-name="ce3" office:value-type="float" office:value="39.48" calcext:value-type="float">
            <text:p>39,48</text:p>
          </table:table-cell>
          <table:table-cell table:style-name="ce3"/>
          <table:table-cell table:style-name="ce3" office:value-type="float" office:value="42.75" calcext:value-type="float">
            <text:p>42,75</text:p>
          </table:table-cell>
          <table:table-cell table:style-name="ce3"/>
          <table:table-cell office:value-type="float" office:value="43.13" calcext:value-type="float">
            <text:p>43,1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Egypt</text:p>
          </table:table-cell>
          <table:table-cell table:style-name="ce3" office:value-type="float" office:value="24.42" calcext:value-type="float">
            <text:p>24,42</text:p>
          </table:table-cell>
          <table:table-cell table:style-name="ce3"/>
          <table:table-cell table:style-name="ce3" office:value-type="float" office:value="17.25" calcext:value-type="float">
            <text:p>17,25</text:p>
          </table:table-cell>
          <table:table-cell table:style-name="ce3"/>
          <table:table-cell office:value-type="float" office:value="16.88" calcext:value-type="float">
            <text:p>16,8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float" office:value="47.38" calcext:value-type="float">
            <text:p>47,38</text:p>
          </table:table-cell>
          <table:table-cell table:style-name="ce3"/>
          <table:table-cell table:style-name="ce3" office:value-type="float" office:value="39.2" calcext:value-type="float">
            <text:p>39,2</text:p>
          </table:table-cell>
          <table:table-cell table:style-name="ce3"/>
          <table:table-cell office:value-type="float" office:value="37.7" calcext:value-type="float">
            <text:p>37,7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United Arab Emirates</text:p>
          </table:table-cell>
          <table:table-cell table:style-name="ce3" office:value-type="float" office:value="12.14" calcext:value-type="float">
            <text:p>12,14</text:p>
          </table:table-cell>
          <table:table-cell table:style-name="ce3"/>
          <table:table-cell table:style-name="ce3" office:value-type="float" office:value="11.5" calcext:value-type="float">
            <text:p>11,5</text:p>
          </table:table-cell>
          <table:table-cell table:style-name="ce3"/>
          <table:table-cell office:value-type="float" office:value="15.38" calcext:value-type="float">
            <text:p>15,3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Ecuador</text:p>
          </table:table-cell>
          <table:table-cell table:style-name="ce3" office:value-type="float" office:value="72.37" calcext:value-type="float">
            <text:p>72,37</text:p>
          </table:table-cell>
          <table:table-cell table:style-name="ce3"/>
          <table:table-cell table:style-name="ce3" office:value-type="float" office:value="65.13" calcext:value-type="float">
            <text:p>65,13</text:p>
          </table:table-cell>
          <table:table-cell table:style-name="ce3"/>
          <table:table-cell table:style-name="ce4" office:value-type="float" office:value="64.75" calcext:value-type="float">
            <text:p>64,75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Eritrea</text:p>
          </table:table-cell>
          <table:table-cell table:style-name="ce3" office:value-type="float" office:value="27.03" calcext:value-type="float">
            <text:p>27,03</text:p>
          </table:table-cell>
          <table:table-cell table:style-name="ce3"/>
          <table:table-cell table:style-name="ce3" office:value-type="float" office:value="26.8" calcext:value-type="float">
            <text:p>26,8</text:p>
          </table:table-cell>
          <table:table-cell table:style-name="ce3"/>
          <table:table-cell office:value-type="float" office:value="26.8" calcext:value-type="float">
            <text:p>26,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Spain</text:p>
          </table:table-cell>
          <table:table-cell table:style-name="ce3" office:value-type="float" office:value="86.05" calcext:value-type="float">
            <text:p>86,05</text:p>
          </table:table-cell>
          <table:table-cell table:style-name="ce3"/>
          <table:table-cell table:style-name="ce3" office:value-type="float" office:value="81.6" calcext:value-type="float">
            <text:p>81,6</text:p>
          </table:table-cell>
          <table:table-cell table:style-name="ce3"/>
          <table:table-cell table:style-name="ce4" office:value-type="float" office:value="78.6" calcext:value-type="float">
            <text:p>78,6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Estonia</text:p>
          </table:table-cell>
          <table:table-cell table:style-name="ce3" office:value-type="float" office:value="72.02" calcext:value-type="float">
            <text:p>72,02</text:p>
          </table:table-cell>
          <table:table-cell table:style-name="ce3"/>
          <table:table-cell table:style-name="ce3" office:value-type="float" office:value="69.03" calcext:value-type="float">
            <text:p>69,03</text:p>
          </table:table-cell>
          <table:table-cell table:style-name="ce3"/>
          <table:table-cell table:style-name="ce4" office:value-type="float" office:value="69.4" calcext:value-type="float">
            <text:p>69,4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Eswatini</text:p>
          </table:table-cell>
          <table:table-cell table:style-name="ce3" office:value-type="float" office:value="37.63" calcext:value-type="float">
            <text:p>37,63</text:p>
          </table:table-cell>
          <table:table-cell table:style-name="ce3"/>
          <table:table-cell table:style-name="ce3" office:value-type="float" office:value="41.5" calcext:value-type="float">
            <text:p>41,5</text:p>
          </table:table-cell>
          <table:table-cell table:style-name="ce3"/>
          <table:table-cell office:value-type="float" office:value="41.88" calcext:value-type="float">
            <text:p>41,8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United States</text:p>
          </table:table-cell>
          <table:table-cell table:style-name="ce3" office:value-type="float" office:value="73.68" calcext:value-type="float">
            <text:p>73,68</text:p>
          </table:table-cell>
          <table:table-cell table:style-name="ce3"/>
          <table:table-cell table:style-name="ce3" office:value-type="float" office:value="79.15" calcext:value-type="float">
            <text:p>79,15</text:p>
          </table:table-cell>
          <table:table-cell table:style-name="ce3"/>
          <table:table-cell table:style-name="ce4" office:value-type="float" office:value="78.2" calcext:value-type="float">
            <text:p>78,2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Ethiopia</text:p>
          </table:table-cell>
          <table:table-cell table:style-name="ce3" office:value-type="float" office:value="44.57" calcext:value-type="float">
            <text:p>44,57</text:p>
          </table:table-cell>
          <table:table-cell table:style-name="ce3"/>
          <table:table-cell table:style-name="ce3" office:value-type="float" office:value="34.25" calcext:value-type="float">
            <text:p>34,25</text:p>
          </table:table-cell>
          <table:table-cell table:style-name="ce3"/>
          <table:table-cell office:value-type="float" office:value="34.63" calcext:value-type="float">
            <text:p>34,6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 table:style-name="ce11" office:value-type="string" calcext:value-type="string">
            <text:p>Faroe Islands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65" calcext:value-type="float">
            <text:p>65</text:p>
          </table:table-cell>
          <table:table-cell table:style-name="ce11" office:value-type="string" calcext:value-type="string">
            <text:p>Fiji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Finland</text:p>
          </table:table-cell>
          <table:table-cell table:style-name="ce3" office:value-type="float" office:value="75.57" calcext:value-type="float">
            <text:p>75,57</text:p>
          </table:table-cell>
          <table:table-cell table:style-name="ce3"/>
          <table:table-cell table:style-name="ce3" office:value-type="float" office:value="65.83" calcext:value-type="float">
            <text:p>65,83</text:p>
          </table:table-cell>
          <table:table-cell table:style-name="ce3"/>
          <table:table-cell table:style-name="ce4" office:value-type="float" office:value="60.58" calcext:value-type="float">
            <text:p>60,5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3" office:value-type="float" office:value="68.15" calcext:value-type="float">
            <text:p>68,15</text:p>
          </table:table-cell>
          <table:table-cell table:style-name="ce3"/>
          <table:table-cell table:style-name="ce4" office:value-type="float" office:value="69.93" calcext:value-type="float">
            <text:p>69,9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68" calcext:value-type="float">
            <text:p>68</text:p>
          </table:table-cell>
          <table:table-cell table:style-name="ce11" office:value-type="string" calcext:value-type="string">
            <text:p>Gabon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Gambia</text:p>
          </table:table-cell>
          <table:table-cell table:style-name="ce3" office:value-type="float" office:value="43.62" calcext:value-type="float">
            <text:p>43,62</text:p>
          </table:table-cell>
          <table:table-cell table:style-name="ce3"/>
          <table:table-cell table:style-name="ce3" office:value-type="float" office:value="45.43" calcext:value-type="float">
            <text:p>45,43</text:p>
          </table:table-cell>
          <table:table-cell table:style-name="ce3"/>
          <table:table-cell office:value-type="float" office:value="45.8" calcext:value-type="float">
            <text:p>45,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Georgia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3" office:value-type="float" office:value="49.25" calcext:value-type="float">
            <text:p>49,25</text:p>
          </table:table-cell>
          <table:table-cell table:style-name="ce3"/>
          <table:table-cell office:value-type="float" office:value="46.63" calcext:value-type="float">
            <text:p>46,6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Ghana</text:p>
          </table:table-cell>
          <table:table-cell table:style-name="ce3" office:value-type="float" office:value="50.62" calcext:value-type="float">
            <text:p>50,62</text:p>
          </table:table-cell>
          <table:table-cell table:style-name="ce3"/>
          <table:table-cell table:style-name="ce3" office:value-type="float" office:value="48.63" calcext:value-type="float">
            <text:p>48,63</text:p>
          </table:table-cell>
          <table:table-cell table:style-name="ce3"/>
          <table:table-cell office:value-type="float" office:value="49" calcext:value-type="float">
            <text:p>49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72" calcext:value-type="float">
            <text:p>72</text:p>
          </table:table-cell>
          <table:table-cell table:style-name="ce11" office:value-type="string" calcext:value-type="string">
            <text:p>Gibraltar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Greece</text:p>
          </table:table-cell>
          <table:table-cell table:style-name="ce3" office:value-type="float" office:value="74.42" calcext:value-type="float">
            <text:p>74,42</text:p>
          </table:table-cell>
          <table:table-cell table:style-name="ce3"/>
          <table:table-cell table:style-name="ce3" office:value-type="float" office:value="65.88" calcext:value-type="float">
            <text:p>65,88</text:p>
          </table:table-cell>
          <table:table-cell table:style-name="ce3"/>
          <table:table-cell table:style-name="ce4" office:value-type="float" office:value="61.38" calcext:value-type="float">
            <text:p>61,3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Grenada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Greenland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Guatemala</text:p>
          </table:table-cell>
          <table:table-cell table:style-name="ce3" office:value-type="float" office:value="48.6" calcext:value-type="float">
            <text:p>48,6</text:p>
          </table:table-cell>
          <table:table-cell table:style-name="ce3"/>
          <table:table-cell table:style-name="ce3" office:value-type="float" office:value="43.83" calcext:value-type="float">
            <text:p>43,83</text:p>
          </table:table-cell>
          <table:table-cell table:style-name="ce3"/>
          <table:table-cell office:value-type="float" office:value="43.45" calcext:value-type="float">
            <text:p>43,45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77" calcext:value-type="float">
            <text:p>77</text:p>
          </table:table-cell>
          <table:table-cell table:style-name="ce11" office:value-type="string" calcext:value-type="string">
            <text:p>Guernsey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Guinea</text:p>
          </table:table-cell>
          <table:table-cell table:style-name="ce3" office:value-type="float" office:value="47.69" calcext:value-type="float">
            <text:p>47,69</text:p>
          </table:table-cell>
          <table:table-cell table:style-name="ce3"/>
          <table:table-cell table:style-name="ce3" office:value-type="float" office:value="49" calcext:value-type="float">
            <text:p>49</text:p>
          </table:table-cell>
          <table:table-cell table:style-name="ce3"/>
          <table:table-cell office:value-type="float" office:value="49.38" calcext:value-type="float">
            <text:p>49,3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Equatorial Guinea</text:p>
          </table:table-cell>
          <table:table-cell table:style-name="ce3" office:value-type="float" office:value="35.96" calcext:value-type="float">
            <text:p>35,96</text:p>
          </table:table-cell>
          <table:table-cell table:style-name="ce3"/>
          <table:table-cell table:style-name="ce3" office:value-type="float" office:value="43.13" calcext:value-type="float">
            <text:p>43,13</text:p>
          </table:table-cell>
          <table:table-cell table:style-name="ce3"/>
          <table:table-cell office:value-type="float" office:value="43.88" calcext:value-type="float">
            <text:p>43,8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Guinea-Bissau</text:p>
          </table:table-cell>
          <table:table-cell table:style-name="ce3" office:value-type="float" office:value="51.12" calcext:value-type="float">
            <text:p>51,12</text:p>
          </table:table-cell>
          <table:table-cell table:style-name="ce3"/>
          <table:table-cell table:style-name="ce3" office:value-type="float" office:value="45.25" calcext:value-type="float">
            <text:p>45,25</text:p>
          </table:table-cell>
          <table:table-cell table:style-name="ce3"/>
          <table:table-cell office:value-type="float" office:value="45.63" calcext:value-type="float">
            <text:p>45,6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Guyana</text:p>
          </table:table-cell>
          <table:table-cell table:style-name="ce3" office:value-type="float" office:value="44.12" calcext:value-type="float">
            <text:p>44,12</text:p>
          </table:table-cell>
          <table:table-cell table:style-name="ce3"/>
          <table:table-cell table:style-name="ce3" office:value-type="float" office:value="51.45" calcext:value-type="float">
            <text:p>51,45</text:p>
          </table:table-cell>
          <table:table-cell table:style-name="ce3"/>
          <table:table-cell office:value-type="float" office:value="51.83" calcext:value-type="float">
            <text:p>51,8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Haiti</text:p>
          </table:table-cell>
          <table:table-cell table:style-name="ce3" office:value-type="float" office:value="41.11" calcext:value-type="float">
            <text:p>41,11</text:p>
          </table:table-cell>
          <table:table-cell table:style-name="ce3"/>
          <table:table-cell table:style-name="ce3" office:value-type="float" office:value="43.75" calcext:value-type="float">
            <text:p>43,75</text:p>
          </table:table-cell>
          <table:table-cell table:style-name="ce3"/>
          <table:table-cell office:value-type="float" office:value="44.13" calcext:value-type="float">
            <text:p>44,1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Honduras</text:p>
          </table:table-cell>
          <table:table-cell table:style-name="ce3" office:value-type="float" office:value="60.84" calcext:value-type="float">
            <text:p>60,84</text:p>
          </table:table-cell>
          <table:table-cell table:style-name="ce3"/>
          <table:table-cell table:style-name="ce3" office:value-type="float" office:value="42.45" calcext:value-type="float">
            <text:p>42,45</text:p>
          </table:table-cell>
          <table:table-cell table:style-name="ce3"/>
          <table:table-cell office:value-type="float" office:value="42.45" calcext:value-type="float">
            <text:p>42,45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84" calcext:value-type="float">
            <text:p>84</text:p>
          </table:table-cell>
          <table:table-cell table:style-name="ce11" office:value-type="string" calcext:value-type="string">
            <text:p>Hong Kong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Hungary</text:p>
          </table:table-cell>
          <table:table-cell table:style-name="ce3" office:value-type="float" office:value="69.27" calcext:value-type="float">
            <text:p>69,27</text:p>
          </table:table-cell>
          <table:table-cell table:style-name="ce3"/>
          <table:table-cell table:style-name="ce3" office:value-type="float" office:value="64.75" calcext:value-type="float">
            <text:p>64,75</text:p>
          </table:table-cell>
          <table:table-cell table:style-name="ce3"/>
          <table:table-cell table:style-name="ce4" office:value-type="float" office:value="59.88" calcext:value-type="float">
            <text:p>59,8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India</text:p>
          </table:table-cell>
          <table:table-cell table:style-name="ce3" office:value-type="float" office:value="51.39" calcext:value-type="float">
            <text:p>51,39</text:p>
          </table:table-cell>
          <table:table-cell table:style-name="ce3"/>
          <table:table-cell table:style-name="ce3" office:value-type="float" office:value="56.35" calcext:value-type="float">
            <text:p>56,35</text:p>
          </table:table-cell>
          <table:table-cell table:style-name="ce3"/>
          <table:table-cell office:value-type="float" office:value="57.03" calcext:value-type="float">
            <text:p>57,0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Indonesia</text:p>
          </table:table-cell>
          <table:table-cell table:style-name="ce3" office:value-type="float" office:value="30.61" calcext:value-type="float">
            <text:p>30,61</text:p>
          </table:table-cell>
          <table:table-cell table:style-name="ce3"/>
          <table:table-cell table:style-name="ce3" office:value-type="float" office:value="22.93" calcext:value-type="float">
            <text:p>22,93</text:p>
          </table:table-cell>
          <table:table-cell table:style-name="ce3"/>
          <table:table-cell office:value-type="float" office:value="21.43" calcext:value-type="float">
            <text:p>21,4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Iran</text:p>
          </table:table-cell>
          <table:table-cell table:style-name="ce3" office:value-type="float" office:value="15.51" calcext:value-type="float">
            <text:p>15,51</text:p>
          </table:table-cell>
          <table:table-cell table:style-name="ce3"/>
          <table:table-cell table:style-name="ce3" office:value-type="float" office:value="17.75" calcext:value-type="float">
            <text:p>17,75</text:p>
          </table:table-cell>
          <table:table-cell table:style-name="ce3"/>
          <table:table-cell office:value-type="float" office:value="16.63" calcext:value-type="float">
            <text:p>16,6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Iraq</text:p>
          </table:table-cell>
          <table:table-cell table:style-name="ce3" office:value-type="float" office:value="21.8" calcext:value-type="float">
            <text:p>21,8</text:p>
          </table:table-cell>
          <table:table-cell table:style-name="ce3"/>
          <table:table-cell table:style-name="ce3" office:value-type="float" office:value="12.63" calcext:value-type="float">
            <text:p>12,63</text:p>
          </table:table-cell>
          <table:table-cell table:style-name="ce3"/>
          <table:table-cell office:value-type="float" office:value="13" calcext:value-type="float">
            <text:p>1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Ireland</text:p>
          </table:table-cell>
          <table:table-cell table:style-name="ce3" office:value-type="float" office:value="74.39" calcext:value-type="float">
            <text:p>74,39</text:p>
          </table:table-cell>
          <table:table-cell table:style-name="ce3"/>
          <table:table-cell table:style-name="ce3" office:value-type="float" office:value="64.05" calcext:value-type="float">
            <text:p>64,05</text:p>
          </table:table-cell>
          <table:table-cell table:style-name="ce3"/>
          <table:table-cell office:value-type="float" office:value="57.33" calcext:value-type="float">
            <text:p>57,3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Iceland</text:p>
          </table:table-cell>
          <table:table-cell table:style-name="ce3" office:value-type="float" office:value="65.99" calcext:value-type="float">
            <text:p>65,99</text:p>
          </table:table-cell>
          <table:table-cell table:style-name="ce3"/>
          <table:table-cell table:style-name="ce3" office:value-type="float" office:value="54.08" calcext:value-type="float">
            <text:p>54,08</text:p>
          </table:table-cell>
          <table:table-cell table:style-name="ce3"/>
          <table:table-cell office:value-type="float" office:value="52.95" calcext:value-type="float">
            <text:p>52,95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Israel</text:p>
          </table:table-cell>
          <table:table-cell table:style-name="ce3" office:value-type="float" office:value="74.27" calcext:value-type="float">
            <text:p>74,27</text:p>
          </table:table-cell>
          <table:table-cell table:style-name="ce3"/>
          <table:table-cell table:style-name="ce3" office:value-type="float" office:value="50.53" calcext:value-type="float">
            <text:p>50,53</text:p>
          </table:table-cell>
          <table:table-cell table:style-name="ce3"/>
          <table:table-cell office:value-type="float" office:value="46.28" calcext:value-type="float">
            <text:p>46,2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Italy</text:p>
          </table:table-cell>
          <table:table-cell table:style-name="ce3" office:value-type="float" office:value="84.61" calcext:value-type="float">
            <text:p>84,61</text:p>
          </table:table-cell>
          <table:table-cell table:style-name="ce3"/>
          <table:table-cell table:style-name="ce3" office:value-type="float" office:value="66.38" calcext:value-type="float">
            <text:p>66,38</text:p>
          </table:table-cell>
          <table:table-cell table:style-name="ce3"/>
          <table:table-cell table:style-name="ce4" office:value-type="float" office:value="64.25" calcext:value-type="float">
            <text:p>64,25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Jamaica</text:p>
          </table:table-cell>
          <table:table-cell table:style-name="ce3" office:value-type="float" office:value="62.06" calcext:value-type="float">
            <text:p>62,06</text:p>
          </table:table-cell>
          <table:table-cell table:style-name="ce3"/>
          <table:table-cell table:style-name="ce3" office:value-type="float" office:value="53.5" calcext:value-type="float">
            <text:p>53,5</text:p>
          </table:table-cell>
          <table:table-cell table:style-name="ce3"/>
          <table:table-cell office:value-type="float" office:value="53.88" calcext:value-type="float">
            <text:p>53,8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Japan</text:p>
          </table:table-cell>
          <table:table-cell table:style-name="ce3" office:value-type="float" office:value="53.53" calcext:value-type="float">
            <text:p>53,53</text:p>
          </table:table-cell>
          <table:table-cell table:style-name="ce3"/>
          <table:table-cell table:style-name="ce3" office:value-type="float" office:value="50.85" calcext:value-type="float">
            <text:p>50,85</text:p>
          </table:table-cell>
          <table:table-cell table:style-name="ce3"/>
          <table:table-cell office:value-type="float" office:value="50.85" calcext:value-type="float">
            <text:p>50,85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Jordan</text:p>
          </table:table-cell>
          <table:table-cell table:style-name="ce3" office:value-type="float" office:value="29.58" calcext:value-type="float">
            <text:p>29,58</text:p>
          </table:table-cell>
          <table:table-cell table:style-name="ce3"/>
          <table:table-cell table:style-name="ce3" office:value-type="float" office:value="35.88" calcext:value-type="float">
            <text:p>35,88</text:p>
          </table:table-cell>
          <table:table-cell table:style-name="ce3"/>
          <table:table-cell office:value-type="float" office:value="35.88" calcext:value-type="float">
            <text:p>35,8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Kazakhstan</text:p>
          </table:table-cell>
          <table:table-cell table:style-name="ce3" office:value-type="float" office:value="49.22" calcext:value-type="float">
            <text:p>49,22</text:p>
          </table:table-cell>
          <table:table-cell table:style-name="ce3"/>
          <table:table-cell table:style-name="ce3" office:value-type="float" office:value="50.7" calcext:value-type="float">
            <text:p>50,7</text:p>
          </table:table-cell>
          <table:table-cell table:style-name="ce3"/>
          <table:table-cell office:value-type="float" office:value="51.08" calcext:value-type="float">
            <text:p>51,0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Kenya</text:p>
          </table:table-cell>
          <table:table-cell table:style-name="ce3" office:value-type="float" office:value="53.19" calcext:value-type="float">
            <text:p>53,19</text:p>
          </table:table-cell>
          <table:table-cell table:style-name="ce3"/>
          <table:table-cell table:style-name="ce3" office:value-type="float" office:value="36.95" calcext:value-type="float">
            <text:p>36,95</text:p>
          </table:table-cell>
          <table:table-cell table:style-name="ce3"/>
          <table:table-cell office:value-type="float" office:value="37.33" calcext:value-type="float">
            <text:p>37,3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Kyrgyzstan</text:p>
          </table:table-cell>
          <table:table-cell table:style-name="ce3" office:value-type="float" office:value="48.52" calcext:value-type="float">
            <text:p>48,52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style-name="ce3"/>
          <table:table-cell office:value-type="float" office:value="46.38" calcext:value-type="float">
            <text:p>46,3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Kiribati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Kuwait</text:p>
          </table:table-cell>
          <table:table-cell table:style-name="ce3" office:value-type="float" office:value="16.02" calcext:value-type="float">
            <text:p>16,02</text:p>
          </table:table-cell>
          <table:table-cell table:style-name="ce3"/>
          <table:table-cell table:style-name="ce3" office:value-type="float" office:value="15.93" calcext:value-type="float">
            <text:p>15,93</text:p>
          </table:table-cell>
          <table:table-cell table:style-name="ce3"/>
          <table:table-cell office:value-type="float" office:value="15.93" calcext:value-type="float">
            <text:p>15,9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Lao</text:p>
          </table:table-cell>
          <table:table-cell table:style-name="ce3" office:value-type="float" office:value="38.26" calcext:value-type="float">
            <text:p>38,26</text:p>
          </table:table-cell>
          <table:table-cell table:style-name="ce3"/>
          <table:table-cell table:style-name="ce3" office:value-type="float" office:value="44.25" calcext:value-type="float">
            <text:p>44,25</text:p>
          </table:table-cell>
          <table:table-cell table:style-name="ce3"/>
          <table:table-cell office:value-type="float" office:value="44.63" calcext:value-type="float">
            <text:p>44,6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103" calcext:value-type="float">
            <text:p>103</text:p>
          </table:table-cell>
          <table:table-cell table:style-name="ce11" office:value-type="string" calcext:value-type="string">
            <text:p>Lesotho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Latvia</text:p>
          </table:table-cell>
          <table:table-cell table:style-name="ce3" office:value-type="float" office:value="63.98" calcext:value-type="float">
            <text:p>63,98</text:p>
          </table:table-cell>
          <table:table-cell table:style-name="ce3"/>
          <table:table-cell table:style-name="ce3" office:value-type="float" office:value="59.25" calcext:value-type="float">
            <text:p>59,25</text:p>
          </table:table-cell>
          <table:table-cell table:style-name="ce3"/>
          <table:table-cell table:style-name="ce4" office:value-type="float" office:value="59.63" calcext:value-type="float">
            <text:p>59,6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Lebanon</text:p>
          </table:table-cell>
          <table:table-cell table:style-name="ce3" office:value-type="float" office:value="48.2" calcext:value-type="float">
            <text:p>48,2</text:p>
          </table:table-cell>
          <table:table-cell table:style-name="ce3"/>
          <table:table-cell table:style-name="ce3" office:value-type="float" office:value="33.9" calcext:value-type="float">
            <text:p>33,9</text:p>
          </table:table-cell>
          <table:table-cell table:style-name="ce3"/>
          <table:table-cell office:value-type="float" office:value="33.9" calcext:value-type="float">
            <text:p>33,9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Liberia</text:p>
          </table:table-cell>
          <table:table-cell table:style-name="ce3" office:value-type="float" office:value="46.33" calcext:value-type="float">
            <text:p>46,33</text:p>
          </table:table-cell>
          <table:table-cell table:style-name="ce3"/>
          <table:table-cell table:style-name="ce3" office:value-type="float" office:value="45.5" calcext:value-type="float">
            <text:p>45,5</text:p>
          </table:table-cell>
          <table:table-cell table:style-name="ce3"/>
          <table:table-cell office:value-type="float" office:value="45.88" calcext:value-type="float">
            <text:p>45,8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Libya</text:p>
          </table:table-cell>
          <table:table-cell table:style-name="ce3" office:value-type="float" office:value="17.98" calcext:value-type="float">
            <text:p>17,98</text:p>
          </table:table-cell>
          <table:table-cell table:style-name="ce3"/>
          <table:table-cell table:style-name="ce3" office:value-type="float" office:value="21" calcext:value-type="float">
            <text:p>21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108" calcext:value-type="float">
            <text:p>108</text:p>
          </table:table-cell>
          <table:table-cell table:style-name="ce11" office:value-type="string" calcext:value-type="string">
            <text:p>Liechtenstein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Lithuania</text:p>
          </table:table-cell>
          <table:table-cell table:style-name="ce3" office:value-type="float" office:value="59.56" calcext:value-type="float">
            <text:p>59,56</text:p>
          </table:table-cell>
          <table:table-cell table:style-name="ce3"/>
          <table:table-cell table:style-name="ce3" office:value-type="float" office:value="52.25" calcext:value-type="float">
            <text:p>52,25</text:p>
          </table:table-cell>
          <table:table-cell table:style-name="ce3"/>
          <table:table-cell office:value-type="float" office:value="52.63" calcext:value-type="float">
            <text:p>52,6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Luxembourg</text:p>
          </table:table-cell>
          <table:table-cell table:style-name="ce3" office:value-type="float" office:value="87.61" calcext:value-type="float">
            <text:p>87,61</text:p>
          </table:table-cell>
          <table:table-cell table:style-name="ce3"/>
          <table:table-cell table:style-name="ce3" office:value-type="float" office:value="72.23" calcext:value-type="float">
            <text:p>72,23</text:p>
          </table:table-cell>
          <table:table-cell table:style-name="ce3"/>
          <table:table-cell table:style-name="ce4" office:value-type="float" office:value="72.6" calcext:value-type="float">
            <text:p>72,6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11" office:value-type="string" calcext:value-type="string">
            <text:p>Macao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table:style-name="ce11" office:value-type="string" calcext:value-type="string">
            <text:p>North Macedonia</text:p>
          </table:table-cell>
          <table:table-cell table:style-name="ce3" office:value-type="float" office:value="64.78" calcext:value-type="float">
            <text:p>64,78</text:p>
          </table:table-cell>
          <table:table-cell table:style-name="ce3"/>
          <table:table-cell table:style-name="ce3" office:value-type="float" office:value="53.75" calcext:value-type="float">
            <text:p>53,75</text:p>
          </table:table-cell>
          <table:table-cell table:style-name="ce3"/>
          <table:table-cell office:value-type="float" office:value="54.13" calcext:value-type="float">
            <text:p>54,1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Madagascar</text:p>
          </table:table-cell>
          <table:table-cell table:style-name="ce3" office:value-type="float" office:value="49.7" calcext:value-type="float">
            <text:p>49,7</text:p>
          </table:table-cell>
          <table:table-cell table:style-name="ce3"/>
          <table:table-cell table:style-name="ce3" office:value-type="float" office:value="46.33" calcext:value-type="float">
            <text:p>46,33</text:p>
          </table:table-cell>
          <table:table-cell table:style-name="ce3"/>
          <table:table-cell office:value-type="float" office:value="46.7" calcext:value-type="float">
            <text:p>46,7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3" office:value-type="string" calcext:value-type="string">
            <text:p>Malaysia</text:p>
          </table:table-cell>
          <table:table-cell table:style-name="ce3" office:value-type="float" office:value="34.53" calcext:value-type="float">
            <text:p>34,53</text:p>
          </table:table-cell>
          <table:table-cell table:style-name="ce3"/>
          <table:table-cell table:style-name="ce3" office:value-type="float" office:value="26.2" calcext:value-type="float">
            <text:p>26,2</text:p>
          </table:table-cell>
          <table:table-cell table:style-name="ce3"/>
          <table:table-cell office:value-type="float" office:value="25.08" calcext:value-type="float">
            <text:p>25,0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Malawi</text:p>
          </table:table-cell>
          <table:table-cell table:style-name="ce3" office:value-type="float" office:value="46.47" calcext:value-type="float">
            <text:p>46,47</text:p>
          </table:table-cell>
          <table:table-cell table:style-name="ce3"/>
          <table:table-cell table:style-name="ce3" office:value-type="float" office:value="48.45" calcext:value-type="float">
            <text:p>48,45</text:p>
          </table:table-cell>
          <table:table-cell table:style-name="ce3"/>
          <table:table-cell office:value-type="float" office:value="48.83" calcext:value-type="float">
            <text:p>48,8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Maldives</text:p>
          </table:table-cell>
          <table:table-cell table:style-name="ce3" office:value-type="float" office:value="20.28" calcext:value-type="float">
            <text:p>20,28</text:p>
          </table:table-cell>
          <table:table-cell table:style-name="ce3"/>
          <table:table-cell table:style-name="ce3" office:value-type="float" office:value="25.75" calcext:value-type="float">
            <text:p>25,75</text:p>
          </table:table-cell>
          <table:table-cell table:style-name="ce3"/>
          <table:table-cell office:value-type="float" office:value="25.75" calcext:value-type="float">
            <text:p>25,75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Mali</text:p>
          </table:table-cell>
          <table:table-cell table:style-name="ce3" office:value-type="float" office:value="50.3" calcext:value-type="float">
            <text:p>50,3</text:p>
          </table:table-cell>
          <table:table-cell table:style-name="ce3"/>
          <table:table-cell table:style-name="ce3" office:value-type="float" office:value="39.3" calcext:value-type="float">
            <text:p>39,3</text:p>
          </table:table-cell>
          <table:table-cell table:style-name="ce3"/>
          <table:table-cell office:value-type="float" office:value="41.55" calcext:value-type="float">
            <text:p>41,55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3" office:value-type="string" calcext:value-type="string">
            <text:p>Malta</text:p>
          </table:table-cell>
          <table:table-cell table:style-name="ce3" office:value-type="float" office:value="70.73" calcext:value-type="float">
            <text:p>70,73</text:p>
          </table:table-cell>
          <table:table-cell table:style-name="ce3"/>
          <table:table-cell table:style-name="ce3" office:value-type="float" office:value="55.33" calcext:value-type="float">
            <text:p>55,33</text:p>
          </table:table-cell>
          <table:table-cell table:style-name="ce3"/>
          <table:table-cell office:value-type="float" office:value="45.2" calcext:value-type="float">
            <text:p>45,2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Morocco</text:p>
          </table:table-cell>
          <table:table-cell table:style-name="ce3" office:value-type="float" office:value="32.06" calcext:value-type="float">
            <text:p>32,06</text:p>
          </table:table-cell>
          <table:table-cell table:style-name="ce3"/>
          <table:table-cell table:style-name="ce3" office:value-type="float" office:value="26.2" calcext:value-type="float">
            <text:p>26,2</text:p>
          </table:table-cell>
          <table:table-cell table:style-name="ce3"/>
          <table:table-cell office:value-type="float" office:value="27.08" calcext:value-type="float">
            <text:p>27,0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Mauritius</text:p>
          </table:table-cell>
          <table:table-cell table:style-name="ce3" office:value-type="float" office:value="40.74" calcext:value-type="float">
            <text:p>40,74</text:p>
          </table:table-cell>
          <table:table-cell table:style-name="ce3"/>
          <table:table-cell table:style-name="ce3" office:value-type="float" office:value="45.38" calcext:value-type="float">
            <text:p>45,38</text:p>
          </table:table-cell>
          <table:table-cell table:style-name="ce3"/>
          <table:table-cell office:value-type="float" office:value="45.75" calcext:value-type="float">
            <text:p>45,75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Mauritania</text:p>
          </table:table-cell>
          <table:table-cell table:style-name="ce3" office:value-type="float" office:value="24.44" calcext:value-type="float">
            <text:p>24,44</text:p>
          </table:table-cell>
          <table:table-cell table:style-name="ce3"/>
          <table:table-cell table:style-name="ce3" office:value-type="float" office:value="28.73" calcext:value-type="float">
            <text:p>28,73</text:p>
          </table:table-cell>
          <table:table-cell table:style-name="ce3"/>
          <table:table-cell office:value-type="float" office:value="28.73" calcext:value-type="float">
            <text:p>28,7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22" calcext:value-type="float">
            <text:p>122</text:p>
          </table:table-cell>
          <table:table-cell table:style-name="ce3" office:value-type="string" calcext:value-type="string">
            <text:p>Mexico</text:p>
          </table:table-cell>
          <table:table-cell table:style-name="ce3" office:value-type="float" office:value="85.14" calcext:value-type="float">
            <text:p>85,14</text:p>
          </table:table-cell>
          <table:table-cell table:style-name="ce3"/>
          <table:table-cell table:style-name="ce3" office:value-type="float" office:value="81.33" calcext:value-type="float">
            <text:p>81,33</text:p>
          </table:table-cell>
          <table:table-cell table:style-name="ce3"/>
          <table:table-cell table:style-name="ce4" office:value-type="float" office:value="75.53" calcext:value-type="float">
            <text:p>75,5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Micronesia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24" calcext:value-type="float">
            <text:p>124</text:p>
          </table:table-cell>
          <table:table-cell table:style-name="ce3" office:value-type="string" calcext:value-type="string">
            <text:p>Moldova</text:p>
          </table:table-cell>
          <table:table-cell table:style-name="ce3" office:value-type="float" office:value="57.74" calcext:value-type="float">
            <text:p>57,74</text:p>
          </table:table-cell>
          <table:table-cell table:style-name="ce3"/>
          <table:table-cell table:style-name="ce3" office:value-type="float" office:value="52.5" calcext:value-type="float">
            <text:p>52,5</text:p>
          </table:table-cell>
          <table:table-cell table:style-name="ce3"/>
          <table:table-cell office:value-type="float" office:value="52.88" calcext:value-type="float">
            <text:p>52,8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Monaco</text:p>
          </table:table-cell>
          <table:table-cell table:style-name="ce3" office:value-type="float" office:value="46.7" calcext:value-type="float">
            <text:p>46,7</text:p>
          </table:table-cell>
          <table:table-cell table:style-name="ce3"/>
          <table:table-cell table:style-name="ce3" office:value-type="float" office:value="48.95" calcext:value-type="float">
            <text:p>48,95</text:p>
          </table:table-cell>
          <table:table-cell table:style-name="ce3"/>
          <table:table-cell office:value-type="float" office:value="47.08" calcext:value-type="float">
            <text:p>47,0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Mongolia</text:p>
          </table:table-cell>
          <table:table-cell table:style-name="ce3" office:value-type="float" office:value="54.4" calcext:value-type="float">
            <text:p>54,4</text:p>
          </table:table-cell>
          <table:table-cell table:style-name="ce3"/>
          <table:table-cell table:style-name="ce3" office:value-type="float" office:value="47.7" calcext:value-type="float">
            <text:p>47,7</text:p>
          </table:table-cell>
          <table:table-cell table:style-name="ce3"/>
          <table:table-cell office:value-type="float" office:value="48.08" calcext:value-type="float">
            <text:p>48,0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Montenegro</text:p>
          </table:table-cell>
          <table:table-cell table:style-name="ce3" office:value-type="float" office:value="56.28" calcext:value-type="float">
            <text:p>56,28</text:p>
          </table:table-cell>
          <table:table-cell table:style-name="ce3"/>
          <table:table-cell table:style-name="ce3" office:value-type="float" office:value="59.65" calcext:value-type="float">
            <text:p>59,65</text:p>
          </table:table-cell>
          <table:table-cell table:style-name="ce3"/>
          <table:table-cell table:style-name="ce4" office:value-type="float" office:value="60.03" calcext:value-type="float">
            <text:p>60,0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Mozambique</text:p>
          </table:table-cell>
          <table:table-cell table:style-name="ce3" office:value-type="float" office:value="53.41" calcext:value-type="float">
            <text:p>53,41</text:p>
          </table:table-cell>
          <table:table-cell table:style-name="ce3"/>
          <table:table-cell table:style-name="ce3" office:value-type="float" office:value="49.7" calcext:value-type="float">
            <text:p>49,7</text:p>
          </table:table-cell>
          <table:table-cell table:style-name="ce3"/>
          <table:table-cell office:value-type="float" office:value="50.08" calcext:value-type="float">
            <text:p>50,0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29" calcext:value-type="float">
            <text:p>129</text:p>
          </table:table-cell>
          <table:table-cell table:style-name="ce3" office:value-type="string" calcext:value-type="string">
            <text:p>Myanmar</text:p>
          </table:table-cell>
          <table:table-cell table:style-name="ce3" office:value-type="float" office:value="29.79" calcext:value-type="float">
            <text:p>29,79</text:p>
          </table:table-cell>
          <table:table-cell table:style-name="ce3"/>
          <table:table-cell table:style-name="ce3" office:value-type="float" office:value="26.13" calcext:value-type="float">
            <text:p>26,13</text:p>
          </table:table-cell>
          <table:table-cell table:style-name="ce3"/>
          <table:table-cell office:value-type="float" office:value="27.63" calcext:value-type="float">
            <text:p>27,6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130" calcext:value-type="float">
            <text:p>130</text:p>
          </table:table-cell>
          <table:table-cell table:style-name="ce11" office:value-type="string" calcext:value-type="string">
            <text:p>Namibia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131" calcext:value-type="float">
            <text:p>131</text:p>
          </table:table-cell>
          <table:table-cell table:style-name="ce11" office:value-type="string" calcext:value-type="string">
            <text:p>Nauru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Nepal</text:p>
          </table:table-cell>
          <table:table-cell table:style-name="ce3" office:value-type="float" office:value="47.59" calcext:value-type="float">
            <text:p>47,59</text:p>
          </table:table-cell>
          <table:table-cell table:style-name="ce3"/>
          <table:table-cell table:style-name="ce3" office:value-type="float" office:value="48.83" calcext:value-type="float">
            <text:p>48,83</text:p>
          </table:table-cell>
          <table:table-cell table:style-name="ce3"/>
          <table:table-cell office:value-type="float" office:value="49.58" calcext:value-type="float">
            <text:p>49,5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Nicaragua</text:p>
          </table:table-cell>
          <table:table-cell table:style-name="ce3" office:value-type="float" office:value="46.15" calcext:value-type="float">
            <text:p>46,15</text:p>
          </table:table-cell>
          <table:table-cell table:style-name="ce3"/>
          <table:table-cell table:style-name="ce3" office:value-type="float" office:value="36.33" calcext:value-type="float">
            <text:p>36,33</text:p>
          </table:table-cell>
          <table:table-cell table:style-name="ce3"/>
          <table:table-cell office:value-type="float" office:value="36.33" calcext:value-type="float">
            <text:p>36,3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134" calcext:value-type="float">
            <text:p>134</text:p>
          </table:table-cell>
          <table:table-cell table:style-name="ce11" office:value-type="string" calcext:value-type="string">
            <text:p>Niger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Nigeria</text:p>
          </table:table-cell>
          <table:table-cell table:style-name="ce3" office:value-type="float" office:value="35.5" calcext:value-type="float">
            <text:p>35,5</text:p>
          </table:table-cell>
          <table:table-cell table:style-name="ce3"/>
          <table:table-cell table:style-name="ce3" office:value-type="float" office:value="27.28" calcext:value-type="float">
            <text:p>27,28</text:p>
          </table:table-cell>
          <table:table-cell table:style-name="ce3"/>
          <table:table-cell office:value-type="float" office:value="28.03" calcext:value-type="float">
            <text:p>28,0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136" calcext:value-type="float">
            <text:p>136</text:p>
          </table:table-cell>
          <table:table-cell table:style-name="ce11" office:value-type="string" calcext:value-type="string">
            <text:p>Niue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37" calcext:value-type="float">
            <text:p>137</text:p>
          </table:table-cell>
          <table:table-cell table:style-name="ce3" office:value-type="string" calcext:value-type="string">
            <text:p>Norway</text:p>
          </table:table-cell>
          <table:table-cell table:style-name="ce3" office:value-type="float" office:value="76.15" calcext:value-type="float">
            <text:p>76,15</text:p>
          </table:table-cell>
          <table:table-cell table:style-name="ce3"/>
          <table:table-cell table:style-name="ce3" office:value-type="float" office:value="62.5" calcext:value-type="float">
            <text:p>62,5</text:p>
          </table:table-cell>
          <table:table-cell table:style-name="ce3"/>
          <table:table-cell table:style-name="ce4" office:value-type="float" office:value="59.63" calcext:value-type="float">
            <text:p>59,63</text:p>
          </table:table-cell>
          <table:table-cell table:style-name="ce3"/>
          <table:table-cell table:style-name="ce5"/>
          <table:table-cell table:number-columns-repeated="14"/>
        </table:table-row>
        <table:table-row table:style-name="ro2"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New Zealand</text:p>
          </table:table-cell>
          <table:table-cell table:style-name="ce3" office:value-type="float" office:value="76.45" calcext:value-type="float">
            <text:p>76,45</text:p>
          </table:table-cell>
          <table:table-cell table:style-name="ce3"/>
          <table:table-cell table:style-name="ce3" office:value-type="float" office:value="66.38" calcext:value-type="float">
            <text:p>66,38</text:p>
          </table:table-cell>
          <table:table-cell table:style-name="ce3"/>
          <table:table-cell table:style-name="ce4" office:value-type="float" office:value="65.25" calcext:value-type="float">
            <text:p>65,25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Oman</text:p>
          </table:table-cell>
          <table:table-cell table:style-name="ce3" office:value-type="float" office:value="15.77" calcext:value-type="float">
            <text:p>15,77</text:p>
          </table:table-cell>
          <table:table-cell table:style-name="ce3"/>
          <table:table-cell table:style-name="ce3" office:value-type="float" office:value="20.63" calcext:value-type="float">
            <text:p>20,63</text:p>
          </table:table-cell>
          <table:table-cell table:style-name="ce3"/>
          <table:table-cell office:value-type="float" office:value="20.63" calcext:value-type="float">
            <text:p>20,6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Uganda</text:p>
          </table:table-cell>
          <table:table-cell table:style-name="ce3" office:value-type="float" office:value="32.34" calcext:value-type="float">
            <text:p>32,34</text:p>
          </table:table-cell>
          <table:table-cell table:style-name="ce3"/>
          <table:table-cell table:style-name="ce3" office:value-type="float" office:value="41.88" calcext:value-type="float">
            <text:p>41,88</text:p>
          </table:table-cell>
          <table:table-cell table:style-name="ce3"/>
          <table:table-cell office:value-type="float" office:value="41.88" calcext:value-type="float">
            <text:p>41,8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Uzbekistan</text:p>
          </table:table-cell>
          <table:table-cell table:style-name="ce3" office:value-type="float" office:value="36.73" calcext:value-type="float">
            <text:p>36,73</text:p>
          </table:table-cell>
          <table:table-cell table:style-name="ce3"/>
          <table:table-cell table:style-name="ce3" office:value-type="float" office:value="43.93" calcext:value-type="float">
            <text:p>43,93</text:p>
          </table:table-cell>
          <table:table-cell table:style-name="ce3"/>
          <table:table-cell office:value-type="float" office:value="43.93" calcext:value-type="float">
            <text:p>43,9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Pakistan</text:p>
          </table:table-cell>
          <table:table-cell table:style-name="ce3" office:value-type="float" office:value="22.2" calcext:value-type="float">
            <text:p>22,2</text:p>
          </table:table-cell>
          <table:table-cell table:style-name="ce3"/>
          <table:table-cell table:style-name="ce3" office:value-type="float" office:value="18.05" calcext:value-type="float">
            <text:p>18,05</text:p>
          </table:table-cell>
          <table:table-cell table:style-name="ce3"/>
          <table:table-cell office:value-type="float" office:value="18.05" calcext:value-type="float">
            <text:p>18,05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143" calcext:value-type="float">
            <text:p>143</text:p>
          </table:table-cell>
          <table:table-cell table:style-name="ce11" office:value-type="string" calcext:value-type="string">
            <text:p>Palau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11" office:value-type="float" office:value="144" calcext:value-type="float">
            <text:p>144</text:p>
          </table:table-cell>
          <table:table-cell table:style-name="ce11" office:value-type="string" calcext:value-type="string">
            <text:p>Palestine</text:p>
          </table:table-cell>
          <table:table-cell table:number-columns-repeated="5"/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Panama</text:p>
          </table:table-cell>
          <table:table-cell table:style-name="ce3" office:value-type="float" office:value="55.2" calcext:value-type="float">
            <text:p>55,2</text:p>
          </table:table-cell>
          <table:table-cell table:style-name="ce3"/>
          <table:table-cell table:style-name="ce3" office:value-type="float" office:value="51.75" calcext:value-type="float">
            <text:p>51,75</text:p>
          </table:table-cell>
          <table:table-cell table:style-name="ce3"/>
          <table:table-cell office:value-type="float" office:value="51.75" calcext:value-type="float">
            <text:p>51,75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Papua New Guinea</text:p>
          </table:table-cell>
          <table:table-cell table:style-name="ce3" office:value-type="float" office:value="35.41" calcext:value-type="float">
            <text:p>35,41</text:p>
          </table:table-cell>
          <table:table-cell table:style-name="ce3"/>
          <table:table-cell table:style-name="ce3" office:value-type="float" office:value="43.25" calcext:value-type="float">
            <text:p>43,25</text:p>
          </table:table-cell>
          <table:table-cell table:style-name="ce3"/>
          <table:table-cell office:value-type="float" office:value="43.63" calcext:value-type="float">
            <text:p>43,6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3" office:value-type="string" calcext:value-type="string">
            <text:p>Paraguay</text:p>
          </table:table-cell>
          <table:table-cell table:style-name="ce3" office:value-type="float" office:value="56.38" calcext:value-type="float">
            <text:p>56,38</text:p>
          </table:table-cell>
          <table:table-cell table:style-name="ce3"/>
          <table:table-cell table:style-name="ce3" office:value-type="float" office:value="55.63" calcext:value-type="float">
            <text:p>55,63</text:p>
          </table:table-cell>
          <table:table-cell table:style-name="ce3"/>
          <table:table-cell office:value-type="float" office:value="54.13" calcext:value-type="float">
            <text:p>54,1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Netherlands</text:p>
          </table:table-cell>
          <table:table-cell table:style-name="ce3" office:value-type="float" office:value="95.44" calcext:value-type="float">
            <text:p>95,44</text:p>
          </table:table-cell>
          <table:table-cell table:style-name="ce3"/>
          <table:table-cell table:style-name="ce3" office:value-type="float" office:value="91.33" calcext:value-type="float">
            <text:p>91,33</text:p>
          </table:table-cell>
          <table:table-cell table:style-name="ce3"/>
          <table:table-cell table:style-name="ce4" office:value-type="float" office:value="91.7" calcext:value-type="float">
            <text:p>91,7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49" calcext:value-type="float">
            <text:p>149</text:p>
          </table:table-cell>
          <table:table-cell table:style-name="ce3" office:value-type="string" calcext:value-type="string">
            <text:p>Peru</text:p>
          </table:table-cell>
          <table:table-cell table:style-name="ce3" office:value-type="float" office:value="67.47" calcext:value-type="float">
            <text:p>67,47</text:p>
          </table:table-cell>
          <table:table-cell table:style-name="ce3"/>
          <table:table-cell table:style-name="ce3" office:value-type="float" office:value="60.58" calcext:value-type="float">
            <text:p>60,58</text:p>
          </table:table-cell>
          <table:table-cell table:style-name="ce3"/>
          <table:table-cell office:value-type="float" office:value="59.08" calcext:value-type="float">
            <text:p>59,0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Philippines</text:p>
          </table:table-cell>
          <table:table-cell table:style-name="ce3" office:value-type="float" office:value="40.4" calcext:value-type="float">
            <text:p>40,4</text:p>
          </table:table-cell>
          <table:table-cell table:style-name="ce3"/>
          <table:table-cell table:style-name="ce3" office:value-type="float" office:value="39.63" calcext:value-type="float">
            <text:p>39,63</text:p>
          </table:table-cell>
          <table:table-cell table:style-name="ce3"/>
          <table:table-cell office:value-type="float" office:value="39.63" calcext:value-type="float">
            <text:p>39,6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Poland</text:p>
          </table:table-cell>
          <table:table-cell table:style-name="ce3" office:value-type="float" office:value="64.22" calcext:value-type="float">
            <text:p>64,22</text:p>
          </table:table-cell>
          <table:table-cell table:style-name="ce3"/>
          <table:table-cell table:style-name="ce3" office:value-type="float" office:value="52.7" calcext:value-type="float">
            <text:p>52,7</text:p>
          </table:table-cell>
          <table:table-cell table:style-name="ce3"/>
          <table:table-cell office:value-type="float" office:value="50.08" calcext:value-type="float">
            <text:p>50,0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52" calcext:value-type="float">
            <text:p>152</text:p>
          </table:table-cell>
          <table:table-cell table:style-name="ce3" office:value-type="string" calcext:value-type="string">
            <text:p>Portugal</text:p>
          </table:table-cell>
          <table:table-cell table:style-name="ce3" office:value-type="float" office:value="95.43" calcext:value-type="float">
            <text:p>95,43</text:p>
          </table:table-cell>
          <table:table-cell table:style-name="ce3"/>
          <table:table-cell table:style-name="ce3" office:value-type="float" office:value="86.93" calcext:value-type="float">
            <text:p>86,93</text:p>
          </table:table-cell>
          <table:table-cell table:style-name="ce3"/>
          <table:table-cell table:style-name="ce4" office:value-type="float" office:value="83.8" calcext:value-type="float">
            <text:p>83,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Qatar</text:p>
          </table:table-cell>
          <table:table-cell table:style-name="ce3" office:value-type="float" office:value="20.47" calcext:value-type="float">
            <text:p>20,47</text:p>
          </table:table-cell>
          <table:table-cell table:style-name="ce3"/>
          <table:table-cell table:style-name="ce3" office:value-type="float" office:value="15.63" calcext:value-type="float">
            <text:p>15,63</text:p>
          </table:table-cell>
          <table:table-cell table:style-name="ce3"/>
          <table:table-cell office:value-type="float" office:value="15.63" calcext:value-type="float">
            <text:p>15,6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54" calcext:value-type="float">
            <text:p>154</text:p>
          </table:table-cell>
          <table:table-cell table:style-name="ce3" office:value-type="string" calcext:value-type="string">
            <text:p>Syria</text:p>
          </table:table-cell>
          <table:table-cell table:style-name="ce3" office:value-type="float" office:value="19.78" calcext:value-type="float">
            <text:p>19,78</text:p>
          </table:table-cell>
          <table:table-cell table:style-name="ce3"/>
          <table:table-cell table:style-name="ce3" office:value-type="float" office:value="23.3" calcext:value-type="float">
            <text:p>23,3</text:p>
          </table:table-cell>
          <table:table-cell table:style-name="ce3"/>
          <table:table-cell office:value-type="float" office:value="23.3" calcext:value-type="float">
            <text:p>23,3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55" calcext:value-type="float">
            <text:p>155</text:p>
          </table:table-cell>
          <table:table-cell table:style-name="ce11" office:value-type="string" calcext:value-type="string">
            <text:p>Central Afriquan Republic</text:p>
          </table:table-cell>
          <table:table-cell table:style-name="ce3" office:value-type="float" office:value="33.5" calcext:value-type="float">
            <text:p>33,5</text:p>
          </table:table-cell>
          <table:table-cell table:style-name="ce3"/>
          <table:table-cell table:style-name="ce3" office:value-type="float" office:value="37.23" calcext:value-type="float">
            <text:p>37,23</text:p>
          </table:table-cell>
          <table:table-cell table:style-name="ce3"/>
          <table:table-cell office:value-type="float" office:value="37.6" calcext:value-type="float">
            <text:p>37,6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56" calcext:value-type="float">
            <text:p>156</text:p>
          </table:table-cell>
          <table:table-cell table:style-name="ce3" office:value-type="string" calcext:value-type="string">
            <text:p>Romania</text:p>
          </table:table-cell>
          <table:table-cell table:style-name="ce3" office:value-type="float" office:value="57.73" calcext:value-type="float">
            <text:p>57,73</text:p>
          </table:table-cell>
          <table:table-cell table:style-name="ce3"/>
          <table:table-cell table:style-name="ce3" office:value-type="float" office:value="56.5" calcext:value-type="float">
            <text:p>56,5</text:p>
          </table:table-cell>
          <table:table-cell table:style-name="ce3"/>
          <table:table-cell office:value-type="float" office:value="52" calcext:value-type="float">
            <text:p>52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United Kingdom</text:p>
          </table:table-cell>
          <table:table-cell table:style-name="ce3" office:value-type="float" office:value="69.2" calcext:value-type="float">
            <text:p>69,2</text:p>
          </table:table-cell>
          <table:table-cell table:style-name="ce3"/>
          <table:table-cell table:style-name="ce3" office:value-type="float" office:value="60.63" calcext:value-type="float">
            <text:p>60,63</text:p>
          </table:table-cell>
          <table:table-cell table:style-name="ce3"/>
          <table:table-cell office:value-type="float" office:value="58.05" calcext:value-type="float">
            <text:p>58,05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58" calcext:value-type="float">
            <text:p>158</text:p>
          </table:table-cell>
          <table:table-cell table:style-name="ce3" office:value-type="string" calcext:value-type="string">
            <text:p>Russia</text:p>
          </table:table-cell>
          <table:table-cell table:style-name="ce3" office:value-type="float" office:value="45.47" calcext:value-type="float">
            <text:p>45,47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style-name="ce3"/>
          <table:table-cell office:value-type="float" office:value="52.88" calcext:value-type="float">
            <text:p>52,8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Rwanda</text:p>
          </table:table-cell>
          <table:table-cell table:style-name="ce3" office:value-type="float" office:value="32.66" calcext:value-type="float">
            <text:p>32,66</text:p>
          </table:table-cell>
          <table:table-cell table:style-name="ce3"/>
          <table:table-cell table:style-name="ce3" office:value-type="float" office:value="36.2" calcext:value-type="float">
            <text:p>36,2</text:p>
          </table:table-cell>
          <table:table-cell table:style-name="ce3"/>
          <table:table-cell office:value-type="float" office:value="36.58" calcext:value-type="float">
            <text:p>36,58</text:p>
          </table:table-cell>
          <table:table-cell table:style-name="ce3"/>
          <table:table-cell table:number-columns-repeated="15"/>
        </table:table-row>
        <table:table-row table:style-name="ro2"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Saint Lucia</text:p>
          </table:table-cell>
          <table:table-cell table:style-name="ce3" office:value-type="float" office:value="46.64" calcext:value-type="float">
            <text:p>46,64</text:p>
          </table:table-cell>
          <table:table-cell table:style-name="ce3"/>
          <table:table-cell table:style-name="ce3" office:value-type="float" office:value="45.88" calcext:value-type="float">
            <text:p>45,88</text:p>
          </table:table-cell>
          <table:table-cell table:style-name="ce3"/>
          <table:table-cell office:value-type="float" office:value="46.25" calcext:value-type="float">
            <text:p>46,25</text:p>
          </table:table-cell>
          <table:table-cell table:number-columns-repeated="16"/>
        </table:table-row>
        <table:table-row table:style-name="ro2">
          <table:table-cell table:style-name="ce11" office:value-type="float" office:value="161" calcext:value-type="float">
            <text:p>161</text:p>
          </table:table-cell>
          <table:table-cell table:style-name="ce11" office:value-type="string" calcext:value-type="string">
            <text:p>Saint Kitts and Nevis</text:p>
          </table:table-cell>
          <table:table-cell table:number-columns-repeated="21"/>
        </table:table-row>
        <table:table-row table:style-name="ro2">
          <table:table-cell table:style-name="ce3" office:value-type="float" office:value="162" calcext:value-type="float">
            <text:p>162</text:p>
          </table:table-cell>
          <table:table-cell table:style-name="ce3" office:value-type="string" calcext:value-type="string">
            <text:p>San Marino</text:p>
          </table:table-cell>
          <table:table-cell table:style-name="ce3" office:value-type="float" office:value="53.43" calcext:value-type="float">
            <text:p>53,43</text:p>
          </table:table-cell>
          <table:table-cell table:style-name="ce3"/>
          <table:table-cell table:style-name="ce3" office:value-type="float" office:value="49.55" calcext:value-type="float">
            <text:p>49,55</text:p>
          </table:table-cell>
          <table:table-cell table:style-name="ce3"/>
          <table:table-cell office:value-type="float" office:value="48.43" calcext:value-type="float">
            <text:p>48,43</text:p>
          </table:table-cell>
          <table:table-cell table:number-columns-repeated="16"/>
        </table:table-row>
        <table:table-row table:style-name="ro2">
          <table:table-cell table:style-name="ce11" office:value-type="float" office:value="163" calcext:value-type="float">
            <text:p>163</text:p>
          </table:table-cell>
          <table:table-cell table:style-name="ce11" office:value-type="string" calcext:value-type="string">
            <text:p>Holy see</text:p>
          </table:table-cell>
          <table:table-cell table:number-columns-repeated="21"/>
        </table:table-row>
        <table:table-row table:style-name="ro2">
          <table:table-cell table:style-name="ce3" office:value-type="float" office:value="164" calcext:value-type="float">
            <text:p>164</text:p>
          </table:table-cell>
          <table:table-cell table:style-name="ce3" office:value-type="string" calcext:value-type="string">
            <text:p>Saint Vincent and the Grenadines</text:p>
          </table:table-cell>
          <table:table-cell table:style-name="ce3" office:value-type="float" office:value="57.2" calcext:value-type="float">
            <text:p>57,2</text:p>
          </table:table-cell>
          <table:table-cell table:style-name="ce3"/>
          <table:table-cell table:style-name="ce3" office:value-type="float" office:value="48.38" calcext:value-type="float">
            <text:p>48,38</text:p>
          </table:table-cell>
          <table:table-cell table:style-name="ce3"/>
          <table:table-cell office:value-type="float" office:value="48.75" calcext:value-type="float">
            <text:p>48,75</text:p>
          </table:table-cell>
          <table:table-cell table:number-columns-repeated="16"/>
        </table:table-row>
        <table:table-row table:style-name="ro2">
          <table:table-cell table:style-name="ce3" office:value-type="float" office:value="165" calcext:value-type="float">
            <text:p>165</text:p>
          </table:table-cell>
          <table:table-cell table:style-name="ce3" office:value-type="string" calcext:value-type="string">
            <text:p>Solomon Islands</text:p>
          </table:table-cell>
          <table:table-cell table:style-name="ce3" office:value-type="float" office:value="44.12" calcext:value-type="float">
            <text:p>44,12</text:p>
          </table:table-cell>
          <table:table-cell table:style-name="ce3"/>
          <table:table-cell table:style-name="ce3" office:value-type="float" office:value="45.75" calcext:value-type="float">
            <text:p>45,75</text:p>
          </table:table-cell>
          <table:table-cell table:style-name="ce3"/>
          <table:table-cell office:value-type="float" office:value="46.13" calcext:value-type="float">
            <text:p>46,13</text:p>
          </table:table-cell>
          <table:table-cell table:number-columns-repeated="16"/>
        </table:table-row>
        <table:table-row table:style-name="ro2">
          <table:table-cell table:style-name="ce11" office:value-type="float" office:value="166" calcext:value-type="float">
            <text:p>166</text:p>
          </table:table-cell>
          <table:table-cell table:style-name="ce11" office:value-type="string" calcext:value-type="string">
            <text:p>Samoa</text:p>
          </table:table-cell>
          <table:table-cell table:number-columns-repeated="21"/>
        </table:table-row>
        <table:table-row table:style-name="ro2">
          <table:table-cell table:style-name="ce11" office:value-type="float" office:value="167" calcext:value-type="float">
            <text:p>167</text:p>
          </table:table-cell>
          <table:table-cell table:style-name="ce11" office:value-type="string" calcext:value-type="string">
            <text:p>Sao Tome and Principe</text:p>
          </table:table-cell>
          <table:table-cell table:number-columns-repeated="21"/>
        </table:table-row>
        <table:table-row table:style-name="ro2"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Senegal</text:p>
          </table:table-cell>
          <table:table-cell table:style-name="ce3" office:value-type="float" office:value="51.15" calcext:value-type="float">
            <text:p>51,15</text:p>
          </table:table-cell>
          <table:table-cell table:style-name="ce3"/>
          <table:table-cell table:style-name="ce3" office:value-type="float" office:value="47.25" calcext:value-type="float">
            <text:p>47,25</text:p>
          </table:table-cell>
          <table:table-cell table:style-name="ce3"/>
          <table:table-cell office:value-type="float" office:value="47.63" calcext:value-type="float">
            <text:p>47,63</text:p>
          </table:table-cell>
          <table:table-cell table:number-columns-repeated="16"/>
        </table:table-row>
        <table:table-row table:style-name="ro2"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Serbia</text:p>
          </table:table-cell>
          <table:table-cell table:style-name="ce3" office:value-type="float" office:value="61.43" calcext:value-type="float">
            <text:p>61,43</text:p>
          </table:table-cell>
          <table:table-cell table:style-name="ce3"/>
          <table:table-cell table:style-name="ce3" office:value-type="float" office:value="53.13" calcext:value-type="float">
            <text:p>53,13</text:p>
          </table:table-cell>
          <table:table-cell table:style-name="ce3"/>
          <table:table-cell office:value-type="float" office:value="53.13" calcext:value-type="float">
            <text:p>53,13</text:p>
          </table:table-cell>
          <table:table-cell table:number-columns-repeated="16"/>
        </table:table-row>
        <table:table-row table:style-name="ro2">
          <table:table-cell table:style-name="ce3" office:value-type="float" office:value="170" calcext:value-type="float">
            <text:p>170</text:p>
          </table:table-cell>
          <table:table-cell table:style-name="ce3" office:value-type="string" calcext:value-type="string">
            <text:p>Seychelles</text:p>
          </table:table-cell>
          <table:table-cell table:style-name="ce3" office:value-type="float" office:value="46.36" calcext:value-type="float">
            <text:p>46,36</text:p>
          </table:table-cell>
          <table:table-cell table:style-name="ce3"/>
          <table:table-cell table:style-name="ce3" office:value-type="float" office:value="47.88" calcext:value-type="float">
            <text:p>47,88</text:p>
          </table:table-cell>
          <table:table-cell table:style-name="ce3"/>
          <table:table-cell office:value-type="float" office:value="48.25" calcext:value-type="float">
            <text:p>48,25</text:p>
          </table:table-cell>
          <table:table-cell table:number-columns-repeated="16"/>
        </table:table-row>
        <table:table-row table:style-name="ro2">
          <table:table-cell table:style-name="ce11" office:value-type="float" office:value="171" calcext:value-type="float">
            <text:p>171</text:p>
          </table:table-cell>
          <table:table-cell table:style-name="ce11" office:value-type="string" calcext:value-type="string">
            <text:p>Sierra Leone</text:p>
          </table:table-cell>
          <table:table-cell table:number-columns-repeated="21"/>
        </table:table-row>
        <table:table-row table:style-name="ro2">
          <table:table-cell table:style-name="ce3" office:value-type="float" office:value="172" calcext:value-type="float">
            <text:p>172</text:p>
          </table:table-cell>
          <table:table-cell table:style-name="ce3" office:value-type="string" calcext:value-type="string">
            <text:p>Singapore</text:p>
          </table:table-cell>
          <table:table-cell table:style-name="ce3" office:value-type="float" office:value="53.32" calcext:value-type="float">
            <text:p>53,32</text:p>
          </table:table-cell>
          <table:table-cell table:style-name="ce3"/>
          <table:table-cell table:style-name="ce3" office:value-type="float" office:value="45.7" calcext:value-type="float">
            <text:p>45,7</text:p>
          </table:table-cell>
          <table:table-cell table:style-name="ce3"/>
          <table:table-cell office:value-type="float" office:value="46.08" calcext:value-type="float">
            <text:p>46,08</text:p>
          </table:table-cell>
          <table:table-cell table:number-columns-repeated="16"/>
        </table:table-row>
        <table:table-row table:style-name="ro2">
          <table:table-cell table:style-name="ce3" office:value-type="float" office:value="173" calcext:value-type="float">
            <text:p>173</text:p>
          </table:table-cell>
          <table:table-cell table:style-name="ce3" office:value-type="string" calcext:value-type="string">
            <text:p>Slovakia</text:p>
          </table:table-cell>
          <table:table-cell table:style-name="ce3" office:value-type="float" office:value="64.24" calcext:value-type="float">
            <text:p>64,24</text:p>
          </table:table-cell>
          <table:table-cell table:style-name="ce3"/>
          <table:table-cell table:style-name="ce3" office:value-type="float" office:value="61.95" calcext:value-type="float">
            <text:p>61,95</text:p>
          </table:table-cell>
          <table:table-cell table:style-name="ce3"/>
          <table:table-cell table:style-name="ce4" office:value-type="float" office:value="62.33" calcext:value-type="float">
            <text:p>62,33</text:p>
          </table:table-cell>
          <table:table-cell table:number-columns-repeated="16"/>
        </table:table-row>
        <table:table-row table:style-name="ro2">
          <table:table-cell table:style-name="ce3" office:value-type="float" office:value="174" calcext:value-type="float">
            <text:p>174</text:p>
          </table:table-cell>
          <table:table-cell table:style-name="ce3" office:value-type="string" calcext:value-type="string">
            <text:p>Slovenia</text:p>
          </table:table-cell>
          <table:table-cell table:style-name="ce3" office:value-type="float" office:value="76.47" calcext:value-type="float">
            <text:p>76,47</text:p>
          </table:table-cell>
          <table:table-cell table:style-name="ce3"/>
          <table:table-cell table:style-name="ce3" office:value-type="float" office:value="69.63" calcext:value-type="float">
            <text:p>69,63</text:p>
          </table:table-cell>
          <table:table-cell table:style-name="ce3"/>
          <table:table-cell table:style-name="ce4" office:value-type="float" office:value="70" calcext:value-type="float">
            <text:p>70</text:p>
          </table:table-cell>
          <table:table-cell table:number-columns-repeated="16"/>
        </table:table-row>
        <table:table-row table:style-name="ro2">
          <table:table-cell table:style-name="ce3" office:value-type="float" office:value="175" calcext:value-type="float">
            <text:p>175</text:p>
          </table:table-cell>
          <table:table-cell table:style-name="ce3" office:value-type="string" calcext:value-type="string">
            <text:p>Somalia</text:p>
          </table:table-cell>
          <table:table-cell table:style-name="ce3" office:value-type="float" office:value="15.13" calcext:value-type="float">
            <text:p>15,13</text:p>
          </table:table-cell>
          <table:table-cell table:style-name="ce3"/>
          <table:table-cell table:style-name="ce3" office:value-type="float" office:value="22.25" calcext:value-type="float">
            <text:p>22,25</text:p>
          </table:table-cell>
          <table:table-cell table:style-name="ce3"/>
          <table:table-cell office:value-type="float" office:value="22.25" calcext:value-type="float">
            <text:p>22,25</text:p>
          </table:table-cell>
          <table:table-cell table:number-columns-repeated="16"/>
        </table:table-row>
        <table:table-row table:style-name="ro2">
          <table:table-cell table:style-name="ce3" office:value-type="float" office:value="176" calcext:value-type="float">
            <text:p>176</text:p>
          </table:table-cell>
          <table:table-cell table:style-name="ce3" office:value-type="string" calcext:value-type="string">
            <text:p>Sudan</text:p>
          </table:table-cell>
          <table:table-cell table:style-name="ce3" office:value-type="float" office:value="14.79" calcext:value-type="float">
            <text:p>14,79</text:p>
          </table:table-cell>
          <table:table-cell table:style-name="ce3"/>
          <table:table-cell table:style-name="ce3" office:value-type="float" office:value="21.43" calcext:value-type="float">
            <text:p>21,43</text:p>
          </table:table-cell>
          <table:table-cell table:style-name="ce3"/>
          <table:table-cell office:value-type="float" office:value="21.43" calcext:value-type="float">
            <text:p>21,43</text:p>
          </table:table-cell>
          <table:table-cell table:number-columns-repeated="16"/>
        </table:table-row>
        <table:table-row table:style-name="ro2">
          <table:table-cell table:style-name="ce11" office:value-type="float" office:value="177" calcext:value-type="float">
            <text:p>177</text:p>
          </table:table-cell>
          <table:table-cell table:style-name="ce11" office:value-type="string" calcext:value-type="string">
            <text:p>South Sudan</text:p>
          </table:table-cell>
          <table:table-cell table:number-columns-repeated="21"/>
        </table:table-row>
        <table:table-row table:style-name="ro2">
          <table:table-cell table:style-name="ce3" office:value-type="float" office:value="178" calcext:value-type="float">
            <text:p>178</text:p>
          </table:table-cell>
          <table:table-cell table:style-name="ce3" office:value-type="string" calcext:value-type="string">
            <text:p>Sri Lanka</text:p>
          </table:table-cell>
          <table:table-cell table:style-name="ce3" office:value-type="float" office:value="36.39" calcext:value-type="float">
            <text:p>36,39</text:p>
          </table:table-cell>
          <table:table-cell table:style-name="ce3"/>
          <table:table-cell table:style-name="ce3" office:value-type="float" office:value="21.9" calcext:value-type="float">
            <text:p>21,9</text:p>
          </table:table-cell>
          <table:table-cell table:style-name="ce3"/>
          <table:table-cell office:value-type="float" office:value="21.9" calcext:value-type="float">
            <text:p>21,9</text:p>
          </table:table-cell>
          <table:table-cell table:number-columns-repeated="16"/>
        </table:table-row>
        <table:table-row table:style-name="ro2">
          <table:table-cell table:style-name="ce3" office:value-type="float" office:value="179" calcext:value-type="float">
            <text:p>179</text:p>
          </table:table-cell>
          <table:table-cell table:style-name="ce3" office:value-type="string" calcext:value-type="string">
            <text:p>Sweden</text:p>
          </table:table-cell>
          <table:table-cell table:style-name="ce3" office:value-type="float" office:value="71.69" calcext:value-type="float">
            <text:p>71,69</text:p>
          </table:table-cell>
          <table:table-cell table:style-name="ce3"/>
          <table:table-cell table:style-name="ce3" office:value-type="float" office:value="65.95" calcext:value-type="float">
            <text:p>65,95</text:p>
          </table:table-cell>
          <table:table-cell table:style-name="ce3"/>
          <table:table-cell table:style-name="ce4" office:value-type="float" office:value="66.95" calcext:value-type="float">
            <text:p>66,95</text:p>
          </table:table-cell>
          <table:table-cell table:number-columns-repeated="16"/>
        </table:table-row>
        <table:table-row table:style-name="ro2">
          <table:table-cell table:style-name="ce3" office:value-type="float" office:value="180" calcext:value-type="float">
            <text:p>180</text:p>
          </table:table-cell>
          <table:table-cell table:style-name="ce3" office:value-type="string" calcext:value-type="string">
            <text:p>Switzerland</text:p>
          </table:table-cell>
          <table:table-cell table:style-name="ce3" office:value-type="float" office:value="83.28" calcext:value-type="float">
            <text:p>83,28</text:p>
          </table:table-cell>
          <table:table-cell table:style-name="ce3"/>
          <table:table-cell table:style-name="ce3" office:value-type="float" office:value="80.88" calcext:value-type="float">
            <text:p>80,88</text:p>
          </table:table-cell>
          <table:table-cell table:style-name="ce3"/>
          <table:table-cell table:style-name="ce4" office:value-type="float" office:value="72.38" calcext:value-type="float">
            <text:p>72,38</text:p>
          </table:table-cell>
          <table:table-cell table:number-columns-repeated="16"/>
        </table:table-row>
        <table:table-row table:style-name="ro2">
          <table:table-cell table:style-name="ce3" office:value-type="float" office:value="181" calcext:value-type="float">
            <text:p>181</text:p>
          </table:table-cell>
          <table:table-cell table:style-name="ce3" office:value-type="string" calcext:value-type="string">
            <text:p>Suriname</text:p>
          </table:table-cell>
          <table:table-cell table:style-name="ce3" office:value-type="float" office:value="44.8" calcext:value-type="float">
            <text:p>44,8</text:p>
          </table:table-cell>
          <table:table-cell table:style-name="ce3"/>
          <table:table-cell table:style-name="ce3" office:value-type="float" office:value="45" calcext:value-type="float">
            <text:p>45</text:p>
          </table:table-cell>
          <table:table-cell table:style-name="ce3"/>
          <table:table-cell office:value-type="float" office:value="45.38" calcext:value-type="float">
            <text:p>45,38</text:p>
          </table:table-cell>
          <table:table-cell table:number-columns-repeated="16"/>
        </table:table-row>
        <table:table-row table:style-name="ro2">
          <table:table-cell table:style-name="ce3" office:value-type="float" office:value="182" calcext:value-type="float">
            <text:p>182</text:p>
          </table:table-cell>
          <table:table-cell table:style-name="ce3" office:value-type="string" calcext:value-type="string">
            <text:p>Tajikistan</text:p>
          </table:table-cell>
          <table:table-cell table:style-name="ce3" office:value-type="float" office:value="50.29" calcext:value-type="float">
            <text:p>50,29</text:p>
          </table:table-cell>
          <table:table-cell table:style-name="ce3"/>
          <table:table-cell table:style-name="ce3" office:value-type="float" office:value="47.5" calcext:value-type="float">
            <text:p>47,5</text:p>
          </table:table-cell>
          <table:table-cell table:style-name="ce3"/>
          <table:table-cell office:value-type="float" office:value="48.38" calcext:value-type="float">
            <text:p>48,38</text:p>
          </table:table-cell>
          <table:table-cell table:number-columns-repeated="16"/>
        </table:table-row>
        <table:table-row table:style-name="ro2">
          <table:table-cell table:style-name="ce11" office:value-type="float" office:value="183" calcext:value-type="float">
            <text:p>183</text:p>
          </table:table-cell>
          <table:table-cell table:style-name="ce11" office:value-type="string" calcext:value-type="string">
            <text:p>Taiwan</text:p>
          </table:table-cell>
          <table:table-cell table:number-columns-repeated="21"/>
        </table:table-row>
        <table:table-row table:style-name="ro2">
          <table:table-cell table:style-name="ce11" office:value-type="float" office:value="184" calcext:value-type="float">
            <text:p>184</text:p>
          </table:table-cell>
          <table:table-cell table:style-name="ce11" office:value-type="string" calcext:value-type="string">
            <text:p>Tanzania</text:p>
          </table:table-cell>
          <table:table-cell table:number-columns-repeated="21"/>
        </table:table-row>
        <table:table-row table:style-name="ro2">
          <table:table-cell table:style-name="ce11" office:value-type="float" office:value="185" calcext:value-type="float">
            <text:p>185</text:p>
          </table:table-cell>
          <table:table-cell table:style-name="ce11" office:value-type="string" calcext:value-type="string">
            <text:p>Chad</text:p>
          </table:table-cell>
          <table:table-cell table:number-columns-repeated="21"/>
        </table:table-row>
        <table:table-row table:style-name="ro2">
          <table:table-cell table:style-name="ce3" office:value-type="float" office:value="186" calcext:value-type="float">
            <text:p>186</text:p>
          </table:table-cell>
          <table:table-cell table:style-name="ce11" office:value-type="string" calcext:value-type="string">
            <text:p>Czechia</text:p>
          </table:table-cell>
          <table:table-cell table:style-name="ce3" office:value-type="float" office:value="83.21" calcext:value-type="float">
            <text:p>83,21</text:p>
          </table:table-cell>
          <table:table-cell table:style-name="ce3"/>
          <table:table-cell table:style-name="ce3" office:value-type="float" office:value="83.63" calcext:value-type="float">
            <text:p>83,63</text:p>
          </table:table-cell>
          <table:table-cell table:style-name="ce3"/>
          <table:table-cell table:style-name="ce4" office:value-type="float" office:value="80.5" calcext:value-type="float">
            <text:p>80,5</text:p>
          </table:table-cell>
          <table:table-cell table:number-columns-repeated="16"/>
        </table:table-row>
        <table:table-row table:style-name="ro2">
          <table:table-cell table:style-name="ce3" office:value-type="float" office:value="187" calcext:value-type="float">
            <text:p>187</text:p>
          </table:table-cell>
          <table:table-cell table:style-name="ce3" office:value-type="string" calcext:value-type="string">
            <text:p>Thailand</text:p>
          </table:table-cell>
          <table:table-cell table:style-name="ce3" office:value-type="float" office:value="36.2" calcext:value-type="float">
            <text:p>36,2</text:p>
          </table:table-cell>
          <table:table-cell table:style-name="ce3"/>
          <table:table-cell table:style-name="ce3" office:value-type="float" office:value="29.38" calcext:value-type="float">
            <text:p>29,38</text:p>
          </table:table-cell>
          <table:table-cell table:style-name="ce3"/>
          <table:table-cell office:value-type="float" office:value="30.75" calcext:value-type="float">
            <text:p>30,75</text:p>
          </table:table-cell>
          <table:table-cell table:number-columns-repeated="16"/>
        </table:table-row>
        <table:table-row table:style-name="ro2">
          <table:table-cell table:style-name="ce11" office:value-type="float" office:value="188" calcext:value-type="float">
            <text:p>188</text:p>
          </table:table-cell>
          <table:table-cell table:style-name="ce11" office:value-type="string" calcext:value-type="string">
            <text:p>Timor-Leste</text:p>
          </table:table-cell>
          <table:table-cell table:number-columns-repeated="21"/>
        </table:table-row>
        <table:table-row table:style-name="ro2">
          <table:table-cell table:style-name="ce11" office:value-type="float" office:value="189" calcext:value-type="float">
            <text:p>189</text:p>
          </table:table-cell>
          <table:table-cell table:style-name="ce11" office:value-type="string" calcext:value-type="string">
            <text:p>Togo</text:p>
          </table:table-cell>
          <table:table-cell table:number-columns-repeated="21"/>
        </table:table-row>
        <table:table-row table:style-name="ro2">
          <table:table-cell table:style-name="ce3" office:value-type="float" office:value="190" calcext:value-type="float">
            <text:p>190</text:p>
          </table:table-cell>
          <table:table-cell table:style-name="ce3" office:value-type="string" calcext:value-type="string">
            <text:p>Tonga</text:p>
          </table:table-cell>
          <table:table-cell table:style-name="ce3" office:value-type="float" office:value="43.4" calcext:value-type="float">
            <text:p>43,4</text:p>
          </table:table-cell>
          <table:table-cell table:style-name="ce3"/>
          <table:table-cell table:style-name="ce3" office:value-type="float" office:value="40.38" calcext:value-type="float">
            <text:p>40,38</text:p>
          </table:table-cell>
          <table:table-cell table:style-name="ce3"/>
          <table:table-cell office:value-type="float" office:value="40.75" calcext:value-type="float">
            <text:p>40,75</text:p>
          </table:table-cell>
          <table:table-cell table:number-columns-repeated="16"/>
        </table:table-row>
        <table:table-row table:style-name="ro2"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Trinidad and Tobago</text:p>
          </table:table-cell>
          <table:table-cell table:style-name="ce3" office:value-type="float" office:value="57.6" calcext:value-type="float">
            <text:p>57,6</text:p>
          </table:table-cell>
          <table:table-cell table:style-name="ce3"/>
          <table:table-cell table:style-name="ce3" office:value-type="float" office:value="45.38" calcext:value-type="float">
            <text:p>45,38</text:p>
          </table:table-cell>
          <table:table-cell table:style-name="ce3"/>
          <table:table-cell office:value-type="float" office:value="45.75" calcext:value-type="float">
            <text:p>45,75</text:p>
          </table:table-cell>
          <table:table-cell table:number-columns-repeated="16"/>
        </table:table-row>
        <table:table-row table:style-name="ro2">
          <table:table-cell table:style-name="ce3" office:value-type="float" office:value="192" calcext:value-type="float">
            <text:p>192</text:p>
          </table:table-cell>
          <table:table-cell table:style-name="ce3" office:value-type="string" calcext:value-type="string">
            <text:p>Tunisia</text:p>
          </table:table-cell>
          <table:table-cell table:style-name="ce3" office:value-type="float" office:value="48.35" calcext:value-type="float">
            <text:p>48,35</text:p>
          </table:table-cell>
          <table:table-cell table:style-name="ce3"/>
          <table:table-cell table:style-name="ce3" office:value-type="float" office:value="42.58" calcext:value-type="float">
            <text:p>42,58</text:p>
          </table:table-cell>
          <table:table-cell table:style-name="ce3"/>
          <table:table-cell office:value-type="float" office:value="42.58" calcext:value-type="float">
            <text:p>42,58</text:p>
          </table:table-cell>
          <table:table-cell table:number-columns-repeated="16"/>
        </table:table-row>
        <table:table-row table:style-name="ro2">
          <table:table-cell table:style-name="ce3" office:value-type="float" office:value="193" calcext:value-type="float">
            <text:p>193</text:p>
          </table:table-cell>
          <table:table-cell table:style-name="ce3" office:value-type="string" calcext:value-type="string">
            <text:p>Turkmenistan</text:p>
          </table:table-cell>
          <table:table-cell table:style-name="ce3" office:value-type="float" office:value="26.89" calcext:value-type="float">
            <text:p>26,89</text:p>
          </table:table-cell>
          <table:table-cell table:style-name="ce3"/>
          <table:table-cell table:style-name="ce3" office:value-type="float" office:value="36.88" calcext:value-type="float">
            <text:p>36,88</text:p>
          </table:table-cell>
          <table:table-cell table:style-name="ce3"/>
          <table:table-cell office:value-type="float" office:value="36.88" calcext:value-type="float">
            <text:p>36,88</text:p>
          </table:table-cell>
          <table:table-cell table:number-columns-repeated="16"/>
        </table:table-row>
        <table:table-row table:style-name="ro2">
          <table:table-cell table:style-name="ce3" office:value-type="float" office:value="194" calcext:value-type="float">
            <text:p>194</text:p>
          </table:table-cell>
          <table:table-cell table:style-name="ce3" office:value-type="string" calcext:value-type="string">
            <text:p>Turkey</text:p>
          </table:table-cell>
          <table:table-cell table:style-name="ce3" office:value-type="float" office:value="42.14" calcext:value-type="float">
            <text:p>42,14</text:p>
          </table:table-cell>
          <table:table-cell table:style-name="ce3"/>
          <table:table-cell table:style-name="ce3" office:value-type="float" office:value="48.03" calcext:value-type="float">
            <text:p>48,03</text:p>
          </table:table-cell>
          <table:table-cell table:style-name="ce3"/>
          <table:table-cell office:value-type="float" office:value="50.78" calcext:value-type="float">
            <text:p>50,78</text:p>
          </table:table-cell>
          <table:table-cell table:number-columns-repeated="16"/>
        </table:table-row>
        <table:table-row table:style-name="ro2">
          <table:table-cell table:style-name="ce3" office:value-type="float" office:value="195" calcext:value-type="float">
            <text:p>195</text:p>
          </table:table-cell>
          <table:table-cell table:style-name="ce3" office:value-type="string" calcext:value-type="string">
            <text:p>Tuvalu</text:p>
          </table:table-cell>
          <table:table-cell table:style-name="ce3" office:value-type="float" office:value="38.77" calcext:value-type="float">
            <text:p>38,77</text:p>
          </table:table-cell>
          <table:table-cell table:style-name="ce3"/>
          <table:table-cell table:style-name="ce3" office:value-type="float" office:value="41.93" calcext:value-type="float">
            <text:p>41,93</text:p>
          </table:table-cell>
          <table:table-cell table:style-name="ce3"/>
          <table:table-cell office:value-type="float" office:value="40.05" calcext:value-type="float">
            <text:p>40,05</text:p>
          </table:table-cell>
          <table:table-cell table:number-columns-repeated="16"/>
        </table:table-row>
        <table:table-row table:style-name="ro2">
          <table:table-cell table:style-name="ce3" office:value-type="float" office:value="196" calcext:value-type="float">
            <text:p>196</text:p>
          </table:table-cell>
          <table:table-cell table:style-name="ce3" office:value-type="string" calcext:value-type="string">
            <text:p>Ukraine</text:p>
          </table:table-cell>
          <table:table-cell table:style-name="ce3" office:value-type="float" office:value="52.88" calcext:value-type="float">
            <text:p>52,88</text:p>
          </table:table-cell>
          <table:table-cell table:style-name="ce3"/>
          <table:table-cell table:style-name="ce3" office:value-type="float" office:value="47.58" calcext:value-type="float">
            <text:p>47,58</text:p>
          </table:table-cell>
          <table:table-cell table:style-name="ce3"/>
          <table:table-cell office:value-type="float" office:value="47.58" calcext:value-type="float">
            <text:p>47,58</text:p>
          </table:table-cell>
          <table:table-cell table:number-columns-repeated="16"/>
        </table:table-row>
        <table:table-row table:style-name="ro2">
          <table:table-cell table:style-name="ce3" office:value-type="float" office:value="197" calcext:value-type="float">
            <text:p>197</text:p>
          </table:table-cell>
          <table:table-cell table:style-name="ce3" office:value-type="string" calcext:value-type="string">
            <text:p>Uruguay</text:p>
          </table:table-cell>
          <table:table-cell table:style-name="ce3" office:value-type="float" office:value="89.99" calcext:value-type="float">
            <text:p>89,99</text:p>
          </table:table-cell>
          <table:table-cell table:style-name="ce3"/>
          <table:table-cell table:style-name="ce3" office:value-type="float" office:value="84.5" calcext:value-type="float">
            <text:p>84,5</text:p>
          </table:table-cell>
          <table:table-cell table:style-name="ce3"/>
          <table:table-cell table:style-name="ce4" office:value-type="float" office:value="88.75" calcext:value-type="float">
            <text:p>88,75</text:p>
          </table:table-cell>
          <table:table-cell table:number-columns-repeated="16"/>
        </table:table-row>
        <table:table-row table:style-name="ro2">
          <table:table-cell table:style-name="ce11" office:value-type="float" office:value="198" calcext:value-type="float">
            <text:p>198</text:p>
          </table:table-cell>
          <table:table-cell table:style-name="ce11" office:value-type="string" calcext:value-type="string">
            <text:p>Vanuatu</text:p>
          </table:table-cell>
          <table:table-cell table:number-columns-repeated="21"/>
        </table:table-row>
        <table:table-row table:style-name="ro2">
          <table:table-cell table:style-name="ce3" office:value-type="float" office:value="199" calcext:value-type="float">
            <text:p>199</text:p>
          </table:table-cell>
          <table:table-cell table:style-name="ce3" office:value-type="string" calcext:value-type="string">
            <text:p>Venezuela</text:p>
          </table:table-cell>
          <table:table-cell table:style-name="ce3" office:value-type="float" office:value="45.43" calcext:value-type="float">
            <text:p>45,43</text:p>
          </table:table-cell>
          <table:table-cell table:style-name="ce3"/>
          <table:table-cell table:style-name="ce3" office:value-type="float" office:value="50.38" calcext:value-type="float">
            <text:p>50,38</text:p>
          </table:table-cell>
          <table:table-cell table:style-name="ce3"/>
          <table:table-cell office:value-type="float" office:value="50.75" calcext:value-type="float">
            <text:p>50,75</text:p>
          </table:table-cell>
          <table:table-cell table:number-columns-repeated="16"/>
        </table:table-row>
        <table:table-row table:style-name="ro2"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Viet nam</text:p>
          </table:table-cell>
          <table:table-cell table:style-name="ce3" office:value-type="float" office:value="37.9" calcext:value-type="float">
            <text:p>37,9</text:p>
          </table:table-cell>
          <table:table-cell table:style-name="ce3"/>
          <table:table-cell table:style-name="ce3" office:value-type="float" office:value="35.38" calcext:value-type="float">
            <text:p>35,38</text:p>
          </table:table-cell>
          <table:table-cell table:style-name="ce3"/>
          <table:table-cell office:value-type="float" office:value="33.88" calcext:value-type="float">
            <text:p>33,88</text:p>
          </table:table-cell>
          <table:table-cell table:number-columns-repeated="16"/>
        </table:table-row>
        <table:table-row table:style-name="ro2"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Yemen</text:p>
          </table:table-cell>
          <table:table-cell table:style-name="ce3" office:value-type="float" office:value="10.19" calcext:value-type="float">
            <text:p>10,19</text:p>
          </table:table-cell>
          <table:table-cell table:style-name="ce3"/>
          <table:table-cell table:style-name="ce3" office:value-type="float" office:value="11.23" calcext:value-type="float">
            <text:p>11,23</text:p>
          </table:table-cell>
          <table:table-cell table:style-name="ce3"/>
          <table:table-cell office:value-type="float" office:value="11.23" calcext:value-type="float">
            <text:p>11,23</text:p>
          </table:table-cell>
          <table:table-cell table:number-columns-repeated="16"/>
        </table:table-row>
        <table:table-row table:style-name="ro2">
          <table:table-cell table:style-name="ce11" office:value-type="float" office:value="202" calcext:value-type="float">
            <text:p>202</text:p>
          </table:table-cell>
          <table:table-cell table:style-name="ce11" office:value-type="string" calcext:value-type="string">
            <text:p>Zambia</text:p>
          </table:table-cell>
          <table:table-cell table:number-columns-repeated="21"/>
        </table:table-row>
        <table:table-row table:style-name="ro2">
          <table:table-cell table:style-name="ce3" office:value-type="float" office:value="203" calcext:value-type="float">
            <text:p>203</text:p>
          </table:table-cell>
          <table:table-cell table:style-name="ce3" office:value-type="string" calcext:value-type="string">
            <text:p>Zimbabwe</text:p>
          </table:table-cell>
          <table:table-cell table:style-name="ce3" office:value-type="float" office:value="40.89" calcext:value-type="float">
            <text:p>40,89</text:p>
          </table:table-cell>
          <table:table-cell table:style-name="ce3"/>
          <table:table-cell table:style-name="ce3" office:value-type="float" office:value="43.7" calcext:value-type="float">
            <text:p>43,7</text:p>
          </table:table-cell>
          <table:table-cell table:style-name="ce3"/>
          <table:table-cell office:value-type="float" office:value="44.08" calcext:value-type="float">
            <text:p>44,08</text:p>
          </table:table-cell>
          <table:table-cell table:number-columns-repeated="16"/>
        </table:table-row>
        <table:table-row table:style-name="ro2" table:number-rows-repeated="1048371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IndLibMoralePourVersionSQL" table:style-name="ta1">
        <table:table-column table:style-name="co3" table:default-cell-style-name="Default"/>
        <table:table-column table:style-name="co3" table:default-cell-style-name="ce23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IdPays</text:p>
          </table:table-cell>
          <table:table-cell table:style-name="Default" office:value-type="string" calcext:value-type="string">
            <text:p>Valeur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IdParit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11" office:value-type="float" office:value="65" calcext:value-type="float">
            <text:p>6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style-name="ce11" office:value-type="float" office:value="72" calcext:value-type="float">
            <text:p>7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ce11" office:value-type="float" office:value="75" calcext:value-type="float">
            <text:p>7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ce11" office:value-type="float" office:value="77" calcext:value-type="float">
            <text:p>7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style-name="ce11" office:value-type="float" office:value="100" calcext:value-type="float">
            <text:p>10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table:style-name="ce11" office:value-type="float" office:value="108" calcext:value-type="float">
            <text:p>10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table:style-name="ce11" office:value-type="float" office:value="123" calcext:value-type="float">
            <text:p>12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table:style-name="ce11" office:value-type="float" office:value="125" calcext:value-type="float">
            <text:p>12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table:style-name="ce11" office:value-type="float" office:value="131" calcext:value-type="float">
            <text:p>13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table:style-name="ce11" office:value-type="float" office:value="136" calcext:value-type="float">
            <text:p>13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table:style-name="ce11" office:value-type="float" office:value="143" calcext:value-type="float">
            <text:p>14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table:style-name="ce11" office:value-type="float" office:value="144" calcext:value-type="float">
            <text:p>14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table:style-name="ce11" office:value-type="float" office:value="161" calcext:value-type="float">
            <text:p>16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 table:style-name="ce11" office:value-type="float" office:value="162" calcext:value-type="float">
            <text:p>16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table:style-name="ce11" office:value-type="float" office:value="163" calcext:value-type="float">
            <text:p>16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table:style-name="ce11" office:value-type="float" office:value="166" calcext:value-type="float">
            <text:p>16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style-name="ce11" office:value-type="float" office:value="190" calcext:value-type="float">
            <text:p>19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table:style-name="ce11" office:value-type="float" office:value="195" calcext:value-type="float">
            <text:p>19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9" calcext:value-type="float">
            <text:p>199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01" calcext:value-type="float">
            <text:p>201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7" calcext:value-type="float">
            <text:p>22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1" calcext:value-type="float">
            <text:p>24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7" calcext:value-type="float">
            <text:p>25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8" calcext:value-type="float">
            <text:p>25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9" calcext:value-type="float">
            <text:p>259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2" calcext:value-type="float">
            <text:p>26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3" calcext:value-type="float">
            <text:p>26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6" calcext:value-type="float">
            <text:p>266</text:p>
          </table:table-cell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 table:style-name="ce11" office:value-type="float" office:value="65" calcext:value-type="float">
            <text:p>6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8" calcext:value-type="float">
            <text:p>26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9" calcext:value-type="float">
            <text:p>269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3" calcext:value-type="float">
            <text:p>27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4" calcext:value-type="float">
            <text:p>274</text:p>
          </table:table-cell>
        </table:table-row>
        <table:table-row table:style-name="ro2">
          <table:table-cell table:style-name="ce11" office:value-type="float" office:value="72" calcext:value-type="float">
            <text:p>7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7" calcext:value-type="float">
            <text:p>277</text:p>
          </table:table-cell>
        </table:table-row>
        <table:table-row table:style-name="ro2">
          <table:table-cell table:style-name="ce11" office:value-type="float" office:value="75" calcext:value-type="float">
            <text:p>7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8" calcext:value-type="float">
            <text:p>278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table:style-name="ce11" office:value-type="float" office:value="77" calcext:value-type="float">
            <text:p>7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2" calcext:value-type="float">
            <text:p>28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3" calcext:value-type="float">
            <text:p>283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4" calcext:value-type="float">
            <text:p>284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6" calcext:value-type="float">
            <text:p>286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7" calcext:value-type="float">
            <text:p>287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9" calcext:value-type="float">
            <text:p>289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1" calcext:value-type="float">
            <text:p>29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3" calcext:value-type="float">
            <text:p>293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8" calcext:value-type="float">
            <text:p>298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1" calcext:value-type="float">
            <text:p>30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2" calcext:value-type="float">
            <text:p>302</text:p>
          </table:table-cell>
        </table:table-row>
        <table:table-row table:style-name="ro2">
          <table:table-cell table:style-name="ce11" office:value-type="float" office:value="100" calcext:value-type="float">
            <text:p>10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3" calcext:value-type="float">
            <text:p>303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4" calcext:value-type="float">
            <text:p>304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5" calcext:value-type="float">
            <text:p>305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6" calcext:value-type="float">
            <text:p>306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8" calcext:value-type="float">
            <text:p>308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9" calcext:value-type="float">
            <text:p>309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0" calcext:value-type="float">
            <text:p>310</text:p>
          </table:table-cell>
        </table:table-row>
        <table:table-row table:style-name="ro2">
          <table:table-cell table:style-name="ce11" office:value-type="float" office:value="108" calcext:value-type="float">
            <text:p>10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1" calcext:value-type="float">
            <text:p>311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2" calcext:value-type="float">
            <text:p>31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3" calcext:value-type="float">
            <text:p>313</text:p>
          </table:table-cell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4" calcext:value-type="float">
            <text:p>314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5" calcext:value-type="float">
            <text:p>31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6" calcext:value-type="float">
            <text:p>316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7" calcext:value-type="float">
            <text:p>317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8" calcext:value-type="float">
            <text:p>318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1" calcext:value-type="float">
            <text:p>321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2" calcext:value-type="float">
            <text:p>322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3" calcext:value-type="float">
            <text:p>323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4" calcext:value-type="float">
            <text:p>324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5" calcext:value-type="float">
            <text:p>325</text:p>
          </table:table-cell>
        </table:table-row>
        <table:table-row table:style-name="ro2">
          <table:table-cell table:style-name="ce11" office:value-type="float" office:value="123" calcext:value-type="float">
            <text:p>12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6" calcext:value-type="float">
            <text:p>326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7" calcext:value-type="float">
            <text:p>327</text:p>
          </table:table-cell>
        </table:table-row>
        <table:table-row table:style-name="ro2">
          <table:table-cell table:style-name="ce11" office:value-type="float" office:value="125" calcext:value-type="float">
            <text:p>12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8" calcext:value-type="float">
            <text:p>328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9" calcext:value-type="float">
            <text:p>329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1" calcext:value-type="float">
            <text:p>331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2" calcext:value-type="float">
            <text:p>332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3" calcext:value-type="float">
            <text:p>333</text:p>
          </table:table-cell>
        </table:table-row>
        <table:table-row table:style-name="ro2">
          <table:table-cell table:style-name="ce11" office:value-type="float" office:value="131" calcext:value-type="float">
            <text:p>13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4" calcext:value-type="float">
            <text:p>334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5" calcext:value-type="float">
            <text:p>335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6" calcext:value-type="float">
            <text:p>336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7" calcext:value-type="float">
            <text:p>337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8" calcext:value-type="float">
            <text:p>338</text:p>
          </table:table-cell>
        </table:table-row>
        <table:table-row table:style-name="ro2">
          <table:table-cell table:style-name="ce11" office:value-type="float" office:value="136" calcext:value-type="float">
            <text:p>13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9" calcext:value-type="float">
            <text:p>339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1" calcext:value-type="float">
            <text:p>341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2" calcext:value-type="float">
            <text:p>34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3" calcext:value-type="float">
            <text:p>343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4" calcext:value-type="float">
            <text:p>344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table:style-name="ce11" office:value-type="float" office:value="143" calcext:value-type="float">
            <text:p>14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6" calcext:value-type="float">
            <text:p>346</text:p>
          </table:table-cell>
        </table:table-row>
        <table:table-row table:style-name="ro2">
          <table:table-cell table:style-name="ce11" office:value-type="float" office:value="144" calcext:value-type="float">
            <text:p>14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7" calcext:value-type="float">
            <text:p>347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8" calcext:value-type="float">
            <text:p>348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9" calcext:value-type="float">
            <text:p>349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1" calcext:value-type="float">
            <text:p>351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3" calcext:value-type="float">
            <text:p>353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4" calcext:value-type="float">
            <text:p>354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6" calcext:value-type="float">
            <text:p>356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7" calcext:value-type="float">
            <text:p>357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8" calcext:value-type="float">
            <text:p>358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9" calcext:value-type="float">
            <text:p>359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1" calcext:value-type="float">
            <text:p>361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2" calcext:value-type="float">
            <text:p>362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3" calcext:value-type="float">
            <text:p>363</text:p>
          </table:table-cell>
        </table:table-row>
        <table:table-row table:style-name="ro2">
          <table:table-cell table:style-name="ce11" office:value-type="float" office:value="161" calcext:value-type="float">
            <text:p>16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4" calcext:value-type="float">
            <text:p>364</text:p>
          </table:table-cell>
        </table:table-row>
        <table:table-row table:style-name="ro2">
          <table:table-cell table:style-name="ce11" office:value-type="float" office:value="162" calcext:value-type="float">
            <text:p>16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5" calcext:value-type="float">
            <text:p>365</text:p>
          </table:table-cell>
        </table:table-row>
        <table:table-row table:style-name="ro2">
          <table:table-cell table:style-name="ce11" office:value-type="float" office:value="163" calcext:value-type="float">
            <text:p>16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6" calcext:value-type="float">
            <text:p>366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7" calcext:value-type="float">
            <text:p>367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8" calcext:value-type="float">
            <text:p>368</text:p>
          </table:table-cell>
        </table:table-row>
        <table:table-row table:style-name="ro2">
          <table:table-cell table:style-name="ce11" office:value-type="float" office:value="166" calcext:value-type="float">
            <text:p>16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9" calcext:value-type="float">
            <text:p>369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1" calcext:value-type="float">
            <text:p>371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3" calcext:value-type="float">
            <text:p>373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4" calcext:value-type="float">
            <text:p>374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7" calcext:value-type="float">
            <text:p>377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8" calcext:value-type="float">
            <text:p>378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9" calcext:value-type="float">
            <text:p>379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1" calcext:value-type="float">
            <text:p>381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2" calcext:value-type="float">
            <text:p>382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3" calcext:value-type="float">
            <text:p>383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5" calcext:value-type="float">
            <text:p>385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6" calcext:value-type="float">
            <text:p>386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8" calcext:value-type="float">
            <text:p>388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9" calcext:value-type="float">
            <text:p>389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1" calcext:value-type="float">
            <text:p>391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table-cell table:style-name="ce11" office:value-type="float" office:value="190" calcext:value-type="float">
            <text:p>19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3" calcext:value-type="float">
            <text:p>393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4" calcext:value-type="float">
            <text:p>394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5" calcext:value-type="float">
            <text:p>395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6" calcext:value-type="float">
            <text:p>396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7" calcext:value-type="float">
            <text:p>397</text:p>
          </table:table-cell>
        </table:table-row>
        <table:table-row table:style-name="ro2">
          <table:table-cell table:style-name="ce11" office:value-type="float" office:value="195" calcext:value-type="float">
            <text:p>19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8" calcext:value-type="float">
            <text:p>398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9" calcext:value-type="float">
            <text:p>399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401" calcext:value-type="float">
            <text:p>401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403" calcext:value-type="float">
            <text:p>403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404" calcext:value-type="float">
            <text:p>404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405" calcext:value-type="float">
            <text:p>405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406" calcext:value-type="float">
            <text:p>4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07" calcext:value-type="float">
            <text:p>40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08" calcext:value-type="float">
            <text:p>40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09" calcext:value-type="float">
            <text:p>40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0" calcext:value-type="float">
            <text:p>41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1" calcext:value-type="float">
            <text:p>411</text:p>
          </table:table-cell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2" calcext:value-type="float">
            <text:p>4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3" calcext:value-type="float">
            <text:p>413</text:p>
          </table:table-cell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4" calcext:value-type="float">
            <text:p>41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5" calcext:value-type="float">
            <text:p>41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6" calcext:value-type="float">
            <text:p>41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7" calcext:value-type="float">
            <text:p>41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9" calcext:value-type="float">
            <text:p>41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1" calcext:value-type="float">
            <text:p>42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2" calcext:value-type="float">
            <text:p>42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3" calcext:value-type="float">
            <text:p>42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5" calcext:value-type="float">
            <text:p>42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6" calcext:value-type="float">
            <text:p>426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7" calcext:value-type="float">
            <text:p>42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8" calcext:value-type="float">
            <text:p>428</text:p>
          </table:table-cell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1" calcext:value-type="float">
            <text:p>43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2" calcext:value-type="float">
            <text:p>43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3" calcext:value-type="float">
            <text:p>43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4" calcext:value-type="float">
            <text:p>43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5" calcext:value-type="float">
            <text:p>43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7" calcext:value-type="float">
            <text:p>43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8" calcext:value-type="float">
            <text:p>43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1" calcext:value-type="float">
            <text:p>44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3" calcext:value-type="float">
            <text:p>44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4" calcext:value-type="float">
            <text:p>44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5" calcext:value-type="float">
            <text:p>44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8" calcext:value-type="float">
            <text:p>44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9" calcext:value-type="float">
            <text:p>449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1" calcext:value-type="float">
            <text:p>45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5" calcext:value-type="float">
            <text:p>45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6" calcext:value-type="float">
            <text:p>45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7" calcext:value-type="float">
            <text:p>45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8" calcext:value-type="float">
            <text:p>458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9" calcext:value-type="float">
            <text:p>459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0" calcext:value-type="float">
            <text:p>46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1" calcext:value-type="float">
            <text:p>46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3" calcext:value-type="float">
            <text:p>463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4" calcext:value-type="float">
            <text:p>464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5" calcext:value-type="float">
            <text:p>46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6" calcext:value-type="float">
            <text:p>46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7" calcext:value-type="float">
            <text:p>46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8" calcext:value-type="float">
            <text:p>46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9" calcext:value-type="float">
            <text:p>469</text:p>
          </table:table-cell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table:style-name="ce11" office:value-type="float" office:value="65" calcext:value-type="float">
            <text:p>6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1" calcext:value-type="float">
            <text:p>47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2" calcext:value-type="float">
            <text:p>47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3" calcext:value-type="float">
            <text:p>473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5" calcext:value-type="float">
            <text:p>47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6" calcext:value-type="float">
            <text:p>476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7" calcext:value-type="float">
            <text:p>477</text:p>
          </table:table-cell>
        </table:table-row>
        <table:table-row table:style-name="ro2">
          <table:table-cell table:style-name="ce11" office:value-type="float" office:value="72" calcext:value-type="float">
            <text:p>7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table:style-name="ce11" office:value-type="float" office:value="75" calcext:value-type="float">
            <text:p>7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1" calcext:value-type="float">
            <text:p>48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2" calcext:value-type="float">
            <text:p>482</text:p>
          </table:table-cell>
        </table:table-row>
        <table:table-row table:style-name="ro2">
          <table:table-cell table:style-name="ce11" office:value-type="float" office:value="77" calcext:value-type="float">
            <text:p>7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3" calcext:value-type="float">
            <text:p>483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4" calcext:value-type="float">
            <text:p>484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5" calcext:value-type="float">
            <text:p>48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7" calcext:value-type="float">
            <text:p>487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9" calcext:value-type="float">
            <text:p>489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3" calcext:value-type="float">
            <text:p>493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4" calcext:value-type="float">
            <text:p>494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5" calcext:value-type="float">
            <text:p>49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6" calcext:value-type="float">
            <text:p>496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7" calcext:value-type="float">
            <text:p>497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8" calcext:value-type="float">
            <text:p>498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1" calcext:value-type="float">
            <text:p>50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2" calcext:value-type="float">
            <text:p>502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3" calcext:value-type="float">
            <text:p>503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5" calcext:value-type="float">
            <text:p>505</text:p>
          </table:table-cell>
        </table:table-row>
        <table:table-row table:style-name="ro2">
          <table:table-cell table:style-name="ce11" office:value-type="float" office:value="100" calcext:value-type="float">
            <text:p>10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6" calcext:value-type="float">
            <text:p>506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7" calcext:value-type="float">
            <text:p>507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8" calcext:value-type="float">
            <text:p>508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9" calcext:value-type="float">
            <text:p>509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0" calcext:value-type="float">
            <text:p>51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1" calcext:value-type="float">
            <text:p>511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2" calcext:value-type="float">
            <text:p>51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3" calcext:value-type="float">
            <text:p>513</text:p>
          </table:table-cell>
        </table:table-row>
        <table:table-row table:style-name="ro2">
          <table:table-cell table:style-name="ce11" office:value-type="float" office:value="108" calcext:value-type="float">
            <text:p>10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4" calcext:value-type="float">
            <text:p>514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5" calcext:value-type="float">
            <text:p>515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6" calcext:value-type="float">
            <text:p>516</text:p>
          </table:table-cell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7" calcext:value-type="float">
            <text:p>517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8" calcext:value-type="float">
            <text:p>518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9" calcext:value-type="float">
            <text:p>519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1" calcext:value-type="float">
            <text:p>521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2" calcext:value-type="float">
            <text:p>522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3" calcext:value-type="float">
            <text:p>52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4" calcext:value-type="float">
            <text:p>524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5" calcext:value-type="float">
            <text:p>525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6" calcext:value-type="float">
            <text:p>526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7" calcext:value-type="float">
            <text:p>527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8" calcext:value-type="float">
            <text:p>528</text:p>
          </table:table-cell>
        </table:table-row>
        <table:table-row table:style-name="ro2">
          <table:table-cell table:style-name="ce11" office:value-type="float" office:value="123" calcext:value-type="float">
            <text:p>12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9" calcext:value-type="float">
            <text:p>529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table:style-name="ce11" office:value-type="float" office:value="125" calcext:value-type="float">
            <text:p>12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1" calcext:value-type="float">
            <text:p>531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2" calcext:value-type="float">
            <text:p>532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3" calcext:value-type="float">
            <text:p>53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4" calcext:value-type="float">
            <text:p>534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5" calcext:value-type="float">
            <text:p>535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6" calcext:value-type="float">
            <text:p>536</text:p>
          </table:table-cell>
        </table:table-row>
        <table:table-row table:style-name="ro2">
          <table:table-cell table:style-name="ce11" office:value-type="float" office:value="131" calcext:value-type="float">
            <text:p>13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7" calcext:value-type="float">
            <text:p>537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8" calcext:value-type="float">
            <text:p>538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9" calcext:value-type="float">
            <text:p>539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1" calcext:value-type="float">
            <text:p>541</text:p>
          </table:table-cell>
        </table:table-row>
        <table:table-row table:style-name="ro2">
          <table:table-cell table:style-name="ce11" office:value-type="float" office:value="136" calcext:value-type="float">
            <text:p>13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2" calcext:value-type="float">
            <text:p>542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4" calcext:value-type="float">
            <text:p>544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5" calcext:value-type="float">
            <text:p>545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7" calcext:value-type="float">
            <text:p>547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8" calcext:value-type="float">
            <text:p>548</text:p>
          </table:table-cell>
        </table:table-row>
        <table:table-row table:style-name="ro2">
          <table:table-cell table:style-name="ce11" office:value-type="float" office:value="143" calcext:value-type="float">
            <text:p>14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9" calcext:value-type="float">
            <text:p>549</text:p>
          </table:table-cell>
        </table:table-row>
        <table:table-row table:style-name="ro2">
          <table:table-cell table:style-name="ce11" office:value-type="float" office:value="144" calcext:value-type="float">
            <text:p>14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0" calcext:value-type="float">
            <text:p>550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1" calcext:value-type="float">
            <text:p>551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2" calcext:value-type="float">
            <text:p>552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3" calcext:value-type="float">
            <text:p>55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4" calcext:value-type="float">
            <text:p>554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5" calcext:value-type="float">
            <text:p>555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6" calcext:value-type="float">
            <text:p>556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7" calcext:value-type="float">
            <text:p>557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8" calcext:value-type="float">
            <text:p>558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9" calcext:value-type="float">
            <text:p>559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0" calcext:value-type="float">
            <text:p>560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1" calcext:value-type="float">
            <text:p>561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2" calcext:value-type="float">
            <text:p>562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3" calcext:value-type="float">
            <text:p>563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4" calcext:value-type="float">
            <text:p>564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5" calcext:value-type="float">
            <text:p>565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6" calcext:value-type="float">
            <text:p>566</text:p>
          </table:table-cell>
        </table:table-row>
        <table:table-row table:style-name="ro2">
          <table:table-cell table:style-name="ce11" office:value-type="float" office:value="161" calcext:value-type="float">
            <text:p>16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7" calcext:value-type="float">
            <text:p>567</text:p>
          </table:table-cell>
        </table:table-row>
        <table:table-row table:style-name="ro2">
          <table:table-cell table:style-name="ce11" office:value-type="float" office:value="162" calcext:value-type="float">
            <text:p>16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table:style-name="ce11" office:value-type="float" office:value="163" calcext:value-type="float">
            <text:p>16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9" calcext:value-type="float">
            <text:p>569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0" calcext:value-type="float">
            <text:p>570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1" calcext:value-type="float">
            <text:p>571</text:p>
          </table:table-cell>
        </table:table-row>
        <table:table-row table:style-name="ro2">
          <table:table-cell table:style-name="ce11" office:value-type="float" office:value="166" calcext:value-type="float">
            <text:p>16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2" calcext:value-type="float">
            <text:p>572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3" calcext:value-type="float">
            <text:p>573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4" calcext:value-type="float">
            <text:p>574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5" calcext:value-type="float">
            <text:p>575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6" calcext:value-type="float">
            <text:p>576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7" calcext:value-type="float">
            <text:p>577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8" calcext:value-type="float">
            <text:p>578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9" calcext:value-type="float">
            <text:p>579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0" calcext:value-type="float">
            <text:p>580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1" calcext:value-type="float">
            <text:p>581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2" calcext:value-type="float">
            <text:p>582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3" calcext:value-type="float">
            <text:p>583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4" calcext:value-type="float">
            <text:p>584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5" calcext:value-type="float">
            <text:p>585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6" calcext:value-type="float">
            <text:p>586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7" calcext:value-type="float">
            <text:p>587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8" calcext:value-type="float">
            <text:p>588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9" calcext:value-type="float">
            <text:p>589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0" calcext:value-type="float">
            <text:p>590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1" calcext:value-type="float">
            <text:p>591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2" calcext:value-type="float">
            <text:p>592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3" calcext:value-type="float">
            <text:p>593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4" calcext:value-type="float">
            <text:p>594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5" calcext:value-type="float">
            <text:p>595</text:p>
          </table:table-cell>
        </table:table-row>
        <table:table-row table:style-name="ro2">
          <table:table-cell table:style-name="ce11" office:value-type="float" office:value="190" calcext:value-type="float">
            <text:p>19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6" calcext:value-type="float">
            <text:p>596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7" calcext:value-type="float">
            <text:p>597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8" calcext:value-type="float">
            <text:p>598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9" calcext:value-type="float">
            <text:p>599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table:style-name="ce11" office:value-type="float" office:value="195" calcext:value-type="float">
            <text:p>19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2" calcext:value-type="float">
            <text:p>602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3" calcext:value-type="float">
            <text:p>603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4" calcext:value-type="float">
            <text:p>604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5" calcext:value-type="float">
            <text:p>605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6" calcext:value-type="float">
            <text:p>606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7" calcext:value-type="float">
            <text:p>607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8" calcext:value-type="float">
            <text:p>608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9" calcext:value-type="float">
            <text:p>60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0" calcext:value-type="float">
            <text:p>61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1" calcext:value-type="float">
            <text:p>61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2" calcext:value-type="float">
            <text:p>61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3" calcext:value-type="float">
            <text:p>61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4" calcext:value-type="float">
            <text:p>614</text:p>
          </table:table-cell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5" calcext:value-type="float">
            <text:p>61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7" calcext:value-type="float">
            <text:p>61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8" calcext:value-type="float">
            <text:p>61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9" calcext:value-type="float">
            <text:p>61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1" calcext:value-type="float">
            <text:p>62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2" calcext:value-type="float">
            <text:p>62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3" calcext:value-type="float">
            <text:p>62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4" calcext:value-type="float">
            <text:p>62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5" calcext:value-type="float">
            <text:p>62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6" calcext:value-type="float">
            <text:p>62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7" calcext:value-type="float">
            <text:p>62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8" calcext:value-type="float">
            <text:p>62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9" calcext:value-type="float">
            <text:p>629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0" calcext:value-type="float">
            <text:p>63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1" calcext:value-type="float">
            <text:p>631</text:p>
          </table:table-cell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2" calcext:value-type="float">
            <text:p>63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3" calcext:value-type="float">
            <text:p>63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4" calcext:value-type="float">
            <text:p>63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5" calcext:value-type="float">
            <text:p>63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6" calcext:value-type="float">
            <text:p>63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7" calcext:value-type="float">
            <text:p>63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8" calcext:value-type="float">
            <text:p>63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9" calcext:value-type="float">
            <text:p>63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1" calcext:value-type="float">
            <text:p>64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2" calcext:value-type="float">
            <text:p>64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3" calcext:value-type="float">
            <text:p>64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4" calcext:value-type="float">
            <text:p>64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5" calcext:value-type="float">
            <text:p>64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6" calcext:value-type="float">
            <text:p>64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8" calcext:value-type="float">
            <text:p>64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9" calcext:value-type="float">
            <text:p>64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0" calcext:value-type="float">
            <text:p>65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1" calcext:value-type="float">
            <text:p>65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2" calcext:value-type="float">
            <text:p>65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3" calcext:value-type="float">
            <text:p>65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4" calcext:value-type="float">
            <text:p>65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5" calcext:value-type="float">
            <text:p>65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6" calcext:value-type="float">
            <text:p>65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7" calcext:value-type="float">
            <text:p>65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8" calcext:value-type="float">
            <text:p>65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9" calcext:value-type="float">
            <text:p>65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0" calcext:value-type="float">
            <text:p>66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1" calcext:value-type="float">
            <text:p>66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2" calcext:value-type="float">
            <text:p>66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3" calcext:value-type="float">
            <text:p>66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4" calcext:value-type="float">
            <text:p>66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5" calcext:value-type="float">
            <text:p>66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6" calcext:value-type="float">
            <text:p>666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7" calcext:value-type="float">
            <text:p>667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8" calcext:value-type="float">
            <text:p>66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9" calcext:value-type="float">
            <text:p>669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1" calcext:value-type="float">
            <text:p>67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2" calcext:value-type="float">
            <text:p>672</text:p>
          </table:table-cell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3" calcext:value-type="float">
            <text:p>673</text:p>
          </table:table-cell>
        </table:table-row>
        <table:table-row table:style-name="ro2">
          <table:table-cell table:style-name="ce11" office:value-type="float" office:value="65" calcext:value-type="float">
            <text:p>6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4" calcext:value-type="float">
            <text:p>67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5" calcext:value-type="float">
            <text:p>67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6" calcext:value-type="float">
            <text:p>676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7" calcext:value-type="float">
            <text:p>677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8" calcext:value-type="float">
            <text:p>67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9" calcext:value-type="float">
            <text:p>67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0" calcext:value-type="float">
            <text:p>680</text:p>
          </table:table-cell>
        </table:table-row>
        <table:table-row table:style-name="ro2">
          <table:table-cell table:style-name="ce11" office:value-type="float" office:value="72" calcext:value-type="float">
            <text:p>7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1" calcext:value-type="float">
            <text:p>68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2" calcext:value-type="float">
            <text:p>682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3" calcext:value-type="float">
            <text:p>683</text:p>
          </table:table-cell>
        </table:table-row>
        <table:table-row table:style-name="ro2">
          <table:table-cell table:style-name="ce11" office:value-type="float" office:value="75" calcext:value-type="float">
            <text:p>7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4" calcext:value-type="float">
            <text:p>68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5" calcext:value-type="float">
            <text:p>685</text:p>
          </table:table-cell>
        </table:table-row>
        <table:table-row table:style-name="ro2">
          <table:table-cell table:style-name="ce11" office:value-type="float" office:value="77" calcext:value-type="float">
            <text:p>7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6" calcext:value-type="float">
            <text:p>686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7" calcext:value-type="float">
            <text:p>68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8" calcext:value-type="float">
            <text:p>688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9" calcext:value-type="float">
            <text:p>689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0" calcext:value-type="float">
            <text:p>69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1" calcext:value-type="float">
            <text:p>69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3" calcext:value-type="float">
            <text:p>693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4" calcext:value-type="float">
            <text:p>694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5" calcext:value-type="float">
            <text:p>695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6" calcext:value-type="float">
            <text:p>696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7" calcext:value-type="float">
            <text:p>697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8" calcext:value-type="float">
            <text:p>69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9" calcext:value-type="float">
            <text:p>69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0" calcext:value-type="float">
            <text:p>70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1" calcext:value-type="float">
            <text:p>70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2" calcext:value-type="float">
            <text:p>702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3" calcext:value-type="float">
            <text:p>703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4" calcext:value-type="float">
            <text:p>70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5" calcext:value-type="float">
            <text:p>705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6" calcext:value-type="float">
            <text:p>706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7" calcext:value-type="float">
            <text:p>707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8" calcext:value-type="float">
            <text:p>708</text:p>
          </table:table-cell>
        </table:table-row>
        <table:table-row table:style-name="ro2">
          <table:table-cell table:style-name="ce11" office:value-type="float" office:value="100" calcext:value-type="float">
            <text:p>10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9" calcext:value-type="float">
            <text:p>709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0" calcext:value-type="float">
            <text:p>710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1" calcext:value-type="float">
            <text:p>71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2" calcext:value-type="float">
            <text:p>71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3" calcext:value-type="float">
            <text:p>713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4" calcext:value-type="float">
            <text:p>714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5" calcext:value-type="float">
            <text:p>715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6" calcext:value-type="float">
            <text:p>716</text:p>
          </table:table-cell>
        </table:table-row>
        <table:table-row table:style-name="ro2">
          <table:table-cell table:style-name="ce11" office:value-type="float" office:value="108" calcext:value-type="float">
            <text:p>10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7" calcext:value-type="float">
            <text:p>717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8" calcext:value-type="float">
            <text:p>718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9" calcext:value-type="float">
            <text:p>719</text:p>
          </table:table-cell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0" calcext:value-type="float">
            <text:p>720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1" calcext:value-type="float">
            <text:p>721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2" calcext:value-type="float">
            <text:p>72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3" calcext:value-type="float">
            <text:p>723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4" calcext:value-type="float">
            <text:p>724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5" calcext:value-type="float">
            <text:p>725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6" calcext:value-type="float">
            <text:p>726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7" calcext:value-type="float">
            <text:p>727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8" calcext:value-type="float">
            <text:p>728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9" calcext:value-type="float">
            <text:p>729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0" calcext:value-type="float">
            <text:p>73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1" calcext:value-type="float">
            <text:p>731</text:p>
          </table:table-cell>
        </table:table-row>
        <table:table-row table:style-name="ro2">
          <table:table-cell table:style-name="ce11" office:value-type="float" office:value="123" calcext:value-type="float">
            <text:p>12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2" calcext:value-type="float">
            <text:p>732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3" calcext:value-type="float">
            <text:p>733</text:p>
          </table:table-cell>
        </table:table-row>
        <table:table-row table:style-name="ro2">
          <table:table-cell table:style-name="ce11" office:value-type="float" office:value="125" calcext:value-type="float">
            <text:p>12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4" calcext:value-type="float">
            <text:p>734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5" calcext:value-type="float">
            <text:p>735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6" calcext:value-type="float">
            <text:p>736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8" calcext:value-type="float">
            <text:p>738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9" calcext:value-type="float">
            <text:p>739</text:p>
          </table:table-cell>
        </table:table-row>
        <table:table-row table:style-name="ro2">
          <table:table-cell table:style-name="ce11" office:value-type="float" office:value="131" calcext:value-type="float">
            <text:p>13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0" calcext:value-type="float">
            <text:p>74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1" calcext:value-type="float">
            <text:p>741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2" calcext:value-type="float">
            <text:p>742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3" calcext:value-type="float">
            <text:p>743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4" calcext:value-type="float">
            <text:p>744</text:p>
          </table:table-cell>
        </table:table-row>
        <table:table-row table:style-name="ro2">
          <table:table-cell table:style-name="ce11" office:value-type="float" office:value="136" calcext:value-type="float">
            <text:p>13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5" calcext:value-type="float">
            <text:p>745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6" calcext:value-type="float">
            <text:p>746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7" calcext:value-type="float">
            <text:p>747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9" calcext:value-type="float">
            <text:p>749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0" calcext:value-type="float">
            <text:p>750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1" calcext:value-type="float">
            <text:p>751</text:p>
          </table:table-cell>
        </table:table-row>
        <table:table-row table:style-name="ro2">
          <table:table-cell table:style-name="ce11" office:value-type="float" office:value="143" calcext:value-type="float">
            <text:p>14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2" calcext:value-type="float">
            <text:p>752</text:p>
          </table:table-cell>
        </table:table-row>
        <table:table-row table:style-name="ro2">
          <table:table-cell table:style-name="ce11" office:value-type="float" office:value="144" calcext:value-type="float">
            <text:p>14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3" calcext:value-type="float">
            <text:p>753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4" calcext:value-type="float">
            <text:p>754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5" calcext:value-type="float">
            <text:p>755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6" calcext:value-type="float">
            <text:p>756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7" calcext:value-type="float">
            <text:p>757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8" calcext:value-type="float">
            <text:p>758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9" calcext:value-type="float">
            <text:p>759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0" calcext:value-type="float">
            <text:p>760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2" calcext:value-type="float">
            <text:p>762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3" calcext:value-type="float">
            <text:p>763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4" calcext:value-type="float">
            <text:p>764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5" calcext:value-type="float">
            <text:p>765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6" calcext:value-type="float">
            <text:p>766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8" calcext:value-type="float">
            <text:p>768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9" calcext:value-type="float">
            <text:p>769</text:p>
          </table:table-cell>
        </table:table-row>
        <table:table-row table:style-name="ro2">
          <table:table-cell table:style-name="ce11" office:value-type="float" office:value="161" calcext:value-type="float">
            <text:p>16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0" calcext:value-type="float">
            <text:p>770</text:p>
          </table:table-cell>
        </table:table-row>
        <table:table-row table:style-name="ro2">
          <table:table-cell table:style-name="ce11" office:value-type="float" office:value="162" calcext:value-type="float">
            <text:p>16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1" calcext:value-type="float">
            <text:p>771</text:p>
          </table:table-cell>
        </table:table-row>
        <table:table-row table:style-name="ro2">
          <table:table-cell table:style-name="ce11" office:value-type="float" office:value="163" calcext:value-type="float">
            <text:p>16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2" calcext:value-type="float">
            <text:p>772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3" calcext:value-type="float">
            <text:p>773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4" calcext:value-type="float">
            <text:p>774</text:p>
          </table:table-cell>
        </table:table-row>
        <table:table-row table:style-name="ro2">
          <table:table-cell table:style-name="ce11" office:value-type="float" office:value="166" calcext:value-type="float">
            <text:p>16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5" calcext:value-type="float">
            <text:p>775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6" calcext:value-type="float">
            <text:p>776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7" calcext:value-type="float">
            <text:p>777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8" calcext:value-type="float">
            <text:p>778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9" calcext:value-type="float">
            <text:p>779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1" calcext:value-type="float">
            <text:p>781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2" calcext:value-type="float">
            <text:p>782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3" calcext:value-type="float">
            <text:p>783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4" calcext:value-type="float">
            <text:p>784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5" calcext:value-type="float">
            <text:p>785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6" calcext:value-type="float">
            <text:p>786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7" calcext:value-type="float">
            <text:p>787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8" calcext:value-type="float">
            <text:p>788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9" calcext:value-type="float">
            <text:p>789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0" calcext:value-type="float">
            <text:p>790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1" calcext:value-type="float">
            <text:p>791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2" calcext:value-type="float">
            <text:p>792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3" calcext:value-type="float">
            <text:p>793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4" calcext:value-type="float">
            <text:p>794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5" calcext:value-type="float">
            <text:p>795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6" calcext:value-type="float">
            <text:p>796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7" calcext:value-type="float">
            <text:p>797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8" calcext:value-type="float">
            <text:p>798</text:p>
          </table:table-cell>
        </table:table-row>
        <table:table-row table:style-name="ro2">
          <table:table-cell table:style-name="ce11" office:value-type="float" office:value="190" calcext:value-type="float">
            <text:p>19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9" calcext:value-type="float">
            <text:p>799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1" calcext:value-type="float">
            <text:p>801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2" calcext:value-type="float">
            <text:p>802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3" calcext:value-type="float">
            <text:p>803</text:p>
          </table:table-cell>
        </table:table-row>
        <table:table-row table:style-name="ro2">
          <table:table-cell table:style-name="ce11" office:value-type="float" office:value="195" calcext:value-type="float">
            <text:p>19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4" calcext:value-type="float">
            <text:p>804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5" calcext:value-type="float">
            <text:p>805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6" calcext:value-type="float">
            <text:p>806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7" calcext:value-type="float">
            <text:p>807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8" calcext:value-type="float">
            <text:p>808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9" calcext:value-type="float">
            <text:p>809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10" calcext:value-type="float">
            <text:p>810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11" calcext:value-type="float">
            <text:p>811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12" calcext:value-type="float">
            <text:p>8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13" calcext:value-type="float">
            <text:p>81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14" calcext:value-type="float">
            <text:p>81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15" calcext:value-type="float">
            <text:p>81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16" calcext:value-type="float">
            <text:p>81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17" calcext:value-type="float">
            <text:p>817</text:p>
          </table:table-cell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18" calcext:value-type="float">
            <text:p>81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19" calcext:value-type="float">
            <text:p>819</text:p>
          </table:table-cell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0" calcext:value-type="float">
            <text:p>82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1" calcext:value-type="float">
            <text:p>82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2" calcext:value-type="float">
            <text:p>82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3" calcext:value-type="float">
            <text:p>82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4" calcext:value-type="float">
            <text:p>82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5" calcext:value-type="float">
            <text:p>82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6" calcext:value-type="float">
            <text:p>82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7" calcext:value-type="float">
            <text:p>82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8" calcext:value-type="float">
            <text:p>82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9" calcext:value-type="float">
            <text:p>82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0" calcext:value-type="float">
            <text:p>83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1" calcext:value-type="float">
            <text:p>83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2" calcext:value-type="float">
            <text:p>832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3" calcext:value-type="float">
            <text:p>83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4" calcext:value-type="float">
            <text:p>834</text:p>
          </table:table-cell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5" calcext:value-type="float">
            <text:p>83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6" calcext:value-type="float">
            <text:p>83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7" calcext:value-type="float">
            <text:p>83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8" calcext:value-type="float">
            <text:p>83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9" calcext:value-type="float">
            <text:p>83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1" calcext:value-type="float">
            <text:p>84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2" calcext:value-type="float">
            <text:p>84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3" calcext:value-type="float">
            <text:p>84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4" calcext:value-type="float">
            <text:p>84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5" calcext:value-type="float">
            <text:p>84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6" calcext:value-type="float">
            <text:p>84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7" calcext:value-type="float">
            <text:p>84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8" calcext:value-type="float">
            <text:p>848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9" calcext:value-type="float">
            <text:p>84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0" calcext:value-type="float">
            <text:p>85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1" calcext:value-type="float">
            <text:p>85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2" calcext:value-type="float">
            <text:p>85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3" calcext:value-type="float">
            <text:p>85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4" calcext:value-type="float">
            <text:p>85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5" calcext:value-type="float">
            <text:p>85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6" calcext:value-type="float">
            <text:p>85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7" calcext:value-type="float">
            <text:p>857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8" calcext:value-type="float">
            <text:p>85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9" calcext:value-type="float">
            <text:p>85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0" calcext:value-type="float">
            <text:p>86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1" calcext:value-type="float">
            <text:p>86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2" calcext:value-type="float">
            <text:p>862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3" calcext:value-type="float">
            <text:p>86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4" calcext:value-type="float">
            <text:p>86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5" calcext:value-type="float">
            <text:p>865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6" calcext:value-type="float">
            <text:p>866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7" calcext:value-type="float">
            <text:p>86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8" calcext:value-type="float">
            <text:p>868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9" calcext:value-type="float">
            <text:p>86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0" calcext:value-type="float">
            <text:p>87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1" calcext:value-type="float">
            <text:p>87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2" calcext:value-type="float">
            <text:p>87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3" calcext:value-type="float">
            <text:p>87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4" calcext:value-type="float">
            <text:p>87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5" calcext:value-type="float">
            <text:p>875</text:p>
          </table:table-cell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6" calcext:value-type="float">
            <text:p>876</text:p>
          </table:table-cell>
        </table:table-row>
        <table:table-row table:style-name="ro2">
          <table:table-cell table:style-name="ce11" office:value-type="float" office:value="65" calcext:value-type="float">
            <text:p>6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7" calcext:value-type="float">
            <text:p>87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8" calcext:value-type="float">
            <text:p>878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9" calcext:value-type="float">
            <text:p>87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0" calcext:value-type="float">
            <text:p>88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1" calcext:value-type="float">
            <text:p>88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2" calcext:value-type="float">
            <text:p>88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3" calcext:value-type="float">
            <text:p>883</text:p>
          </table:table-cell>
        </table:table-row>
        <table:table-row table:style-name="ro2">
          <table:table-cell table:style-name="ce11" office:value-type="float" office:value="72" calcext:value-type="float">
            <text:p>7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4" calcext:value-type="float">
            <text:p>884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5" calcext:value-type="float">
            <text:p>885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6" calcext:value-type="float">
            <text:p>886</text:p>
          </table:table-cell>
        </table:table-row>
        <table:table-row table:style-name="ro2">
          <table:table-cell table:style-name="ce11" office:value-type="float" office:value="75" calcext:value-type="float">
            <text:p>7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7" calcext:value-type="float">
            <text:p>887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8" calcext:value-type="float">
            <text:p>888</text:p>
          </table:table-cell>
        </table:table-row>
        <table:table-row table:style-name="ro2">
          <table:table-cell table:style-name="ce11" office:value-type="float" office:value="77" calcext:value-type="float">
            <text:p>7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9" calcext:value-type="float">
            <text:p>889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0" calcext:value-type="float">
            <text:p>89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1" calcext:value-type="float">
            <text:p>89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2" calcext:value-type="float">
            <text:p>89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3" calcext:value-type="float">
            <text:p>89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4" calcext:value-type="float">
            <text:p>894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6" calcext:value-type="float">
            <text:p>896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7" calcext:value-type="float">
            <text:p>897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8" calcext:value-type="float">
            <text:p>898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9" calcext:value-type="float">
            <text:p>899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1" calcext:value-type="float">
            <text:p>90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2" calcext:value-type="float">
            <text:p>902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3" calcext:value-type="float">
            <text:p>903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4" calcext:value-type="float">
            <text:p>90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5" calcext:value-type="float">
            <text:p>905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6" calcext:value-type="float">
            <text:p>906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7" calcext:value-type="float">
            <text:p>907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8" calcext:value-type="float">
            <text:p>908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9" calcext:value-type="float">
            <text:p>909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1" calcext:value-type="float">
            <text:p>911</text:p>
          </table:table-cell>
        </table:table-row>
        <table:table-row table:style-name="ro2">
          <table:table-cell table:style-name="ce11" office:value-type="float" office:value="100" calcext:value-type="float">
            <text:p>10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2" calcext:value-type="float">
            <text:p>912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3" calcext:value-type="float">
            <text:p>91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4" calcext:value-type="float">
            <text:p>914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5" calcext:value-type="float">
            <text:p>915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6" calcext:value-type="float">
            <text:p>916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7" calcext:value-type="float">
            <text:p>917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8" calcext:value-type="float">
            <text:p>918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9" calcext:value-type="float">
            <text:p>919</text:p>
          </table:table-cell>
        </table:table-row>
        <table:table-row table:style-name="ro2">
          <table:table-cell table:style-name="ce11" office:value-type="float" office:value="108" calcext:value-type="float">
            <text:p>10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0" calcext:value-type="float">
            <text:p>92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1" calcext:value-type="float">
            <text:p>92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2" calcext:value-type="float">
            <text:p>922</text:p>
          </table:table-cell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4" calcext:value-type="float">
            <text:p>924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5" calcext:value-type="float">
            <text:p>925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6" calcext:value-type="float">
            <text:p>926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7" calcext:value-type="float">
            <text:p>927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8" calcext:value-type="float">
            <text:p>928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9" calcext:value-type="float">
            <text:p>929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0" calcext:value-type="float">
            <text:p>930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1" calcext:value-type="float">
            <text:p>93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2" calcext:value-type="float">
            <text:p>932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3" calcext:value-type="float">
            <text:p>93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4" calcext:value-type="float">
            <text:p>934</text:p>
          </table:table-cell>
        </table:table-row>
        <table:table-row table:style-name="ro2">
          <table:table-cell table:style-name="ce11" office:value-type="float" office:value="123" calcext:value-type="float">
            <text:p>12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5" calcext:value-type="float">
            <text:p>935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6" calcext:value-type="float">
            <text:p>936</text:p>
          </table:table-cell>
        </table:table-row>
        <table:table-row table:style-name="ro2">
          <table:table-cell table:style-name="ce11" office:value-type="float" office:value="125" calcext:value-type="float">
            <text:p>12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7" calcext:value-type="float">
            <text:p>937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8" calcext:value-type="float">
            <text:p>938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9" calcext:value-type="float">
            <text:p>939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1" calcext:value-type="float">
            <text:p>941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2" calcext:value-type="float">
            <text:p>942</text:p>
          </table:table-cell>
        </table:table-row>
        <table:table-row table:style-name="ro2">
          <table:table-cell table:style-name="ce11" office:value-type="float" office:value="131" calcext:value-type="float">
            <text:p>13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3" calcext:value-type="float">
            <text:p>943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4" calcext:value-type="float">
            <text:p>944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5" calcext:value-type="float">
            <text:p>945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6" calcext:value-type="float">
            <text:p>946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7" calcext:value-type="float">
            <text:p>947</text:p>
          </table:table-cell>
        </table:table-row>
        <table:table-row table:style-name="ro2">
          <table:table-cell table:style-name="ce11" office:value-type="float" office:value="136" calcext:value-type="float">
            <text:p>13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8" calcext:value-type="float">
            <text:p>948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9" calcext:value-type="float">
            <text:p>949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0" calcext:value-type="float">
            <text:p>95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1" calcext:value-type="float">
            <text:p>951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2" calcext:value-type="float">
            <text:p>952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3" calcext:value-type="float">
            <text:p>953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4" calcext:value-type="float">
            <text:p>954</text:p>
          </table:table-cell>
        </table:table-row>
        <table:table-row table:style-name="ro2">
          <table:table-cell table:style-name="ce11" office:value-type="float" office:value="143" calcext:value-type="float">
            <text:p>14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5" calcext:value-type="float">
            <text:p>955</text:p>
          </table:table-cell>
        </table:table-row>
        <table:table-row table:style-name="ro2">
          <table:table-cell table:style-name="ce11" office:value-type="float" office:value="144" calcext:value-type="float">
            <text:p>14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6" calcext:value-type="float">
            <text:p>956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7" calcext:value-type="float">
            <text:p>957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8" calcext:value-type="float">
            <text:p>958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9" calcext:value-type="float">
            <text:p>959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0" calcext:value-type="float">
            <text:p>960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1" calcext:value-type="float">
            <text:p>961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2" calcext:value-type="float">
            <text:p>962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3" calcext:value-type="float">
            <text:p>963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4" calcext:value-type="float">
            <text:p>964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5" calcext:value-type="float">
            <text:p>965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6" calcext:value-type="float">
            <text:p>966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7" calcext:value-type="float">
            <text:p>967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8" calcext:value-type="float">
            <text:p>968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9" calcext:value-type="float">
            <text:p>969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1" calcext:value-type="float">
            <text:p>971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2" calcext:value-type="float">
            <text:p>972</text:p>
          </table:table-cell>
        </table:table-row>
        <table:table-row table:style-name="ro2">
          <table:table-cell table:style-name="ce11" office:value-type="float" office:value="161" calcext:value-type="float">
            <text:p>16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3" calcext:value-type="float">
            <text:p>973</text:p>
          </table:table-cell>
        </table:table-row>
        <table:table-row table:style-name="ro2">
          <table:table-cell table:style-name="ce11" office:value-type="float" office:value="162" calcext:value-type="float">
            <text:p>16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4" calcext:value-type="float">
            <text:p>974</text:p>
          </table:table-cell>
        </table:table-row>
        <table:table-row table:style-name="ro2">
          <table:table-cell table:style-name="ce11" office:value-type="float" office:value="163" calcext:value-type="float">
            <text:p>16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5" calcext:value-type="float">
            <text:p>975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6" calcext:value-type="float">
            <text:p>976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7" calcext:value-type="float">
            <text:p>977</text:p>
          </table:table-cell>
        </table:table-row>
        <table:table-row table:style-name="ro2">
          <table:table-cell table:style-name="ce11" office:value-type="float" office:value="166" calcext:value-type="float">
            <text:p>16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8" calcext:value-type="float">
            <text:p>978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9" calcext:value-type="float">
            <text:p>979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0" calcext:value-type="float">
            <text:p>980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1" calcext:value-type="float">
            <text:p>981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2" calcext:value-type="float">
            <text:p>982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3" calcext:value-type="float">
            <text:p>983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4" calcext:value-type="float">
            <text:p>984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5" calcext:value-type="float">
            <text:p>985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6" calcext:value-type="float">
            <text:p>986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7" calcext:value-type="float">
            <text:p>987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8" calcext:value-type="float">
            <text:p>988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9" calcext:value-type="float">
            <text:p>989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0" calcext:value-type="float">
            <text:p>990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1" calcext:value-type="float">
            <text:p>991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2" calcext:value-type="float">
            <text:p>992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3" calcext:value-type="float">
            <text:p>993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4" calcext:value-type="float">
            <text:p>994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5" calcext:value-type="float">
            <text:p>995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6" calcext:value-type="float">
            <text:p>996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7" calcext:value-type="float">
            <text:p>997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8" calcext:value-type="float">
            <text:p>998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9" calcext:value-type="float">
            <text:p>999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1" calcext:value-type="float">
            <text:p>1001</text:p>
          </table:table-cell>
        </table:table-row>
        <table:table-row table:style-name="ro2">
          <table:table-cell table:style-name="ce11" office:value-type="float" office:value="190" calcext:value-type="float">
            <text:p>19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2" calcext:value-type="float">
            <text:p>1002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5" calcext:value-type="float">
            <text:p>1005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6" calcext:value-type="float">
            <text:p>1006</text:p>
          </table:table-cell>
        </table:table-row>
        <table:table-row table:style-name="ro2">
          <table:table-cell table:style-name="ce11" office:value-type="float" office:value="195" calcext:value-type="float">
            <text:p>19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7" calcext:value-type="float">
            <text:p>1007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8" calcext:value-type="float">
            <text:p>1008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9" calcext:value-type="float">
            <text:p>1009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10" calcext:value-type="float">
            <text:p>1010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11" calcext:value-type="float">
            <text:p>101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12" calcext:value-type="float">
            <text:p>1012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13" calcext:value-type="float">
            <text:p>1013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14" calcext:value-type="float">
            <text:p>1014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15" calcext:value-type="float">
            <text:p>10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16" calcext:value-type="float">
            <text:p>101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17" calcext:value-type="float">
            <text:p>10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18" calcext:value-type="float">
            <text:p>101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19" calcext:value-type="float">
            <text:p>101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0" calcext:value-type="float">
            <text:p>1020</text:p>
          </table:table-cell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1" calcext:value-type="float">
            <text:p>102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2" calcext:value-type="float">
            <text:p>1022</text:p>
          </table:table-cell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3" calcext:value-type="float">
            <text:p>102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4" calcext:value-type="float">
            <text:p>102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5" calcext:value-type="float">
            <text:p>102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6" calcext:value-type="float">
            <text:p>102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7" calcext:value-type="float">
            <text:p>102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8" calcext:value-type="float">
            <text:p>102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9" calcext:value-type="float">
            <text:p>102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1" calcext:value-type="float">
            <text:p>103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2" calcext:value-type="float">
            <text:p>103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3" calcext:value-type="float">
            <text:p>103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4" calcext:value-type="float">
            <text:p>103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5" calcext:value-type="float">
            <text:p>1035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6" calcext:value-type="float">
            <text:p>103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7" calcext:value-type="float">
            <text:p>1037</text:p>
          </table:table-cell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8" calcext:value-type="float">
            <text:p>103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9" calcext:value-type="float">
            <text:p>103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0" calcext:value-type="float">
            <text:p>104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1" calcext:value-type="float">
            <text:p>104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2" calcext:value-type="float">
            <text:p>104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3" calcext:value-type="float">
            <text:p>104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5" calcext:value-type="float">
            <text:p>104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6" calcext:value-type="float">
            <text:p>104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7" calcext:value-type="float">
            <text:p>104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8" calcext:value-type="float">
            <text:p>104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9" calcext:value-type="float">
            <text:p>104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1" calcext:value-type="float">
            <text:p>105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2" calcext:value-type="float">
            <text:p>105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3" calcext:value-type="float">
            <text:p>105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4" calcext:value-type="float">
            <text:p>105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5" calcext:value-type="float">
            <text:p>105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6" calcext:value-type="float">
            <text:p>1056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7" calcext:value-type="float">
            <text:p>1057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8" calcext:value-type="float">
            <text:p>1058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9" calcext:value-type="float">
            <text:p>105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1" calcext:value-type="float">
            <text:p>106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2" calcext:value-type="float">
            <text:p>106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3" calcext:value-type="float">
            <text:p>106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4" calcext:value-type="float">
            <text:p>106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5" calcext:value-type="float">
            <text:p>106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6" calcext:value-type="float">
            <text:p>106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7" calcext:value-type="float">
            <text:p>1067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8" calcext:value-type="float">
            <text:p>106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9" calcext:value-type="float">
            <text:p>106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0" calcext:value-type="float">
            <text:p>107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1" calcext:value-type="float">
            <text:p>107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2" calcext:value-type="float">
            <text:p>107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3" calcext:value-type="float">
            <text:p>1073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4" calcext:value-type="float">
            <text:p>107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5" calcext:value-type="float">
            <text:p>107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6" calcext:value-type="float">
            <text:p>107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7" calcext:value-type="float">
            <text:p>107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8" calcext:value-type="float">
            <text:p>1078</text:p>
          </table:table-cell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9" calcext:value-type="float">
            <text:p>1079</text:p>
          </table:table-cell>
        </table:table-row>
        <table:table-row table:style-name="ro2">
          <table:table-cell table:style-name="ce11" office:value-type="float" office:value="65" calcext:value-type="float">
            <text:p>6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1" calcext:value-type="float">
            <text:p>1081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2" calcext:value-type="float">
            <text:p>108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3" calcext:value-type="float">
            <text:p>1083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5" calcext:value-type="float">
            <text:p>108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6" calcext:value-type="float">
            <text:p>1086</text:p>
          </table:table-cell>
        </table:table-row>
        <table:table-row table:style-name="ro2">
          <table:table-cell table:style-name="ce11" office:value-type="float" office:value="72" calcext:value-type="float">
            <text:p>7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7" calcext:value-type="float">
            <text:p>1087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8" calcext:value-type="float">
            <text:p>108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9" calcext:value-type="float">
            <text:p>1089</text:p>
          </table:table-cell>
        </table:table-row>
        <table:table-row table:style-name="ro2">
          <table:table-cell table:style-name="ce11" office:value-type="float" office:value="75" calcext:value-type="float">
            <text:p>7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1" calcext:value-type="float">
            <text:p>1091</text:p>
          </table:table-cell>
        </table:table-row>
        <table:table-row table:style-name="ro2">
          <table:table-cell table:style-name="ce11" office:value-type="float" office:value="77" calcext:value-type="float">
            <text:p>7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2" calcext:value-type="float">
            <text:p>109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3" calcext:value-type="float">
            <text:p>109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4" calcext:value-type="float">
            <text:p>109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5" calcext:value-type="float">
            <text:p>1095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6" calcext:value-type="float">
            <text:p>1096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7" calcext:value-type="float">
            <text:p>1097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8" calcext:value-type="float">
            <text:p>1098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9" calcext:value-type="float">
            <text:p>1099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0" calcext:value-type="float">
            <text:p>110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1" calcext:value-type="float">
            <text:p>110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2" calcext:value-type="float">
            <text:p>1102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3" calcext:value-type="float">
            <text:p>1103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4" calcext:value-type="float">
            <text:p>1104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5" calcext:value-type="float">
            <text:p>110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6" calcext:value-type="float">
            <text:p>1106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7" calcext:value-type="float">
            <text:p>1107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8" calcext:value-type="float">
            <text:p>1108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9" calcext:value-type="float">
            <text:p>1109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0" calcext:value-type="float">
            <text:p>111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1" calcext:value-type="float">
            <text:p>111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2" calcext:value-type="float">
            <text:p>1112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3" calcext:value-type="float">
            <text:p>1113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4" calcext:value-type="float">
            <text:p>1114</text:p>
          </table:table-cell>
        </table:table-row>
        <table:table-row table:style-name="ro2">
          <table:table-cell table:style-name="ce11" office:value-type="float" office:value="100" calcext:value-type="float">
            <text:p>10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5" calcext:value-type="float">
            <text:p>1115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6" calcext:value-type="float">
            <text:p>1116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7" calcext:value-type="float">
            <text:p>1117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8" calcext:value-type="float">
            <text:p>1118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9" calcext:value-type="float">
            <text:p>111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1" calcext:value-type="float">
            <text:p>1121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2" calcext:value-type="float">
            <text:p>1122</text:p>
          </table:table-cell>
        </table:table-row>
        <table:table-row table:style-name="ro2">
          <table:table-cell table:style-name="ce11" office:value-type="float" office:value="108" calcext:value-type="float">
            <text:p>10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3" calcext:value-type="float">
            <text:p>1123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4" calcext:value-type="float">
            <text:p>1124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5" calcext:value-type="float">
            <text:p>1125</text:p>
          </table:table-cell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6" calcext:value-type="float">
            <text:p>1126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8" calcext:value-type="float">
            <text:p>1128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9" calcext:value-type="float">
            <text:p>1129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1" calcext:value-type="float">
            <text:p>1131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2" calcext:value-type="float">
            <text:p>1132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3" calcext:value-type="float">
            <text:p>1133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4" calcext:value-type="float">
            <text:p>1134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5" calcext:value-type="float">
            <text:p>113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6" calcext:value-type="float">
            <text:p>1136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7" calcext:value-type="float">
            <text:p>1137</text:p>
          </table:table-cell>
        </table:table-row>
        <table:table-row table:style-name="ro2">
          <table:table-cell table:style-name="ce11" office:value-type="float" office:value="123" calcext:value-type="float">
            <text:p>12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8" calcext:value-type="float">
            <text:p>1138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9" calcext:value-type="float">
            <text:p>1139</text:p>
          </table:table-cell>
        </table:table-row>
        <table:table-row table:style-name="ro2">
          <table:table-cell table:style-name="ce11" office:value-type="float" office:value="125" calcext:value-type="float">
            <text:p>12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0" calcext:value-type="float">
            <text:p>114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1" calcext:value-type="float">
            <text:p>1141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2" calcext:value-type="float">
            <text:p>114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3" calcext:value-type="float">
            <text:p>1143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4" calcext:value-type="float">
            <text:p>1144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5" calcext:value-type="float">
            <text:p>1145</text:p>
          </table:table-cell>
        </table:table-row>
        <table:table-row table:style-name="ro2">
          <table:table-cell table:style-name="ce11" office:value-type="float" office:value="131" calcext:value-type="float">
            <text:p>13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6" calcext:value-type="float">
            <text:p>1146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7" calcext:value-type="float">
            <text:p>1147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8" calcext:value-type="float">
            <text:p>1148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9" calcext:value-type="float">
            <text:p>1149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table:style-name="ce11" office:value-type="float" office:value="136" calcext:value-type="float">
            <text:p>13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1" calcext:value-type="float">
            <text:p>115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2" calcext:value-type="float">
            <text:p>1152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3" calcext:value-type="float">
            <text:p>1153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4" calcext:value-type="float">
            <text:p>115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5" calcext:value-type="float">
            <text:p>1155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6" calcext:value-type="float">
            <text:p>1156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7" calcext:value-type="float">
            <text:p>1157</text:p>
          </table:table-cell>
        </table:table-row>
        <table:table-row table:style-name="ro2">
          <table:table-cell table:style-name="ce11" office:value-type="float" office:value="143" calcext:value-type="float">
            <text:p>14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8" calcext:value-type="float">
            <text:p>1158</text:p>
          </table:table-cell>
        </table:table-row>
        <table:table-row table:style-name="ro2">
          <table:table-cell table:style-name="ce11" office:value-type="float" office:value="144" calcext:value-type="float">
            <text:p>14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9" calcext:value-type="float">
            <text:p>1159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0" calcext:value-type="float">
            <text:p>116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1" calcext:value-type="float">
            <text:p>1161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2" calcext:value-type="float">
            <text:p>1162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3" calcext:value-type="float">
            <text:p>1163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4" calcext:value-type="float">
            <text:p>1164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5" calcext:value-type="float">
            <text:p>1165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6" calcext:value-type="float">
            <text:p>1166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7" calcext:value-type="float">
            <text:p>1167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8" calcext:value-type="float">
            <text:p>1168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9" calcext:value-type="float">
            <text:p>1169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0" calcext:value-type="float">
            <text:p>1170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1" calcext:value-type="float">
            <text:p>1171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2" calcext:value-type="float">
            <text:p>1172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3" calcext:value-type="float">
            <text:p>1173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4" calcext:value-type="float">
            <text:p>1174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5" calcext:value-type="float">
            <text:p>1175</text:p>
          </table:table-cell>
        </table:table-row>
        <table:table-row table:style-name="ro2">
          <table:table-cell table:style-name="ce11" office:value-type="float" office:value="161" calcext:value-type="float">
            <text:p>16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6" calcext:value-type="float">
            <text:p>1176</text:p>
          </table:table-cell>
        </table:table-row>
        <table:table-row table:style-name="ro2">
          <table:table-cell table:style-name="ce11" office:value-type="float" office:value="162" calcext:value-type="float">
            <text:p>16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7" calcext:value-type="float">
            <text:p>1177</text:p>
          </table:table-cell>
        </table:table-row>
        <table:table-row table:style-name="ro2">
          <table:table-cell table:style-name="ce11" office:value-type="float" office:value="163" calcext:value-type="float">
            <text:p>16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8" calcext:value-type="float">
            <text:p>1178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9" calcext:value-type="float">
            <text:p>1179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0" calcext:value-type="float">
            <text:p>1180</text:p>
          </table:table-cell>
        </table:table-row>
        <table:table-row table:style-name="ro2">
          <table:table-cell table:style-name="ce11" office:value-type="float" office:value="166" calcext:value-type="float">
            <text:p>16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1" calcext:value-type="float">
            <text:p>1181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2" calcext:value-type="float">
            <text:p>1182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3" calcext:value-type="float">
            <text:p>1183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4" calcext:value-type="float">
            <text:p>1184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5" calcext:value-type="float">
            <text:p>1185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6" calcext:value-type="float">
            <text:p>1186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7" calcext:value-type="float">
            <text:p>1187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8" calcext:value-type="float">
            <text:p>1188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9" calcext:value-type="float">
            <text:p>1189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0" calcext:value-type="float">
            <text:p>1190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1" calcext:value-type="float">
            <text:p>1191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2" calcext:value-type="float">
            <text:p>1192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3" calcext:value-type="float">
            <text:p>1193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4" calcext:value-type="float">
            <text:p>1194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5" calcext:value-type="float">
            <text:p>1195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6" calcext:value-type="float">
            <text:p>1196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7" calcext:value-type="float">
            <text:p>1197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8" calcext:value-type="float">
            <text:p>1198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9" calcext:value-type="float">
            <text:p>1199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1" calcext:value-type="float">
            <text:p>1201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2" calcext:value-type="float">
            <text:p>1202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3" calcext:value-type="float">
            <text:p>1203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4" calcext:value-type="float">
            <text:p>1204</text:p>
          </table:table-cell>
        </table:table-row>
        <table:table-row table:style-name="ro2">
          <table:table-cell table:style-name="ce11" office:value-type="float" office:value="190" calcext:value-type="float">
            <text:p>19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5" calcext:value-type="float">
            <text:p>1205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6" calcext:value-type="float">
            <text:p>1206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7" calcext:value-type="float">
            <text:p>1207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8" calcext:value-type="float">
            <text:p>1208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9" calcext:value-type="float">
            <text:p>1209</text:p>
          </table:table-cell>
        </table:table-row>
        <table:table-row table:style-name="ro2">
          <table:table-cell table:style-name="ce11" office:value-type="float" office:value="195" calcext:value-type="float">
            <text:p>19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0" calcext:value-type="float">
            <text:p>121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1" calcext:value-type="float">
            <text:p>1211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2" calcext:value-type="float">
            <text:p>1212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3" calcext:value-type="float">
            <text:p>1213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4" calcext:value-type="float">
            <text:p>1214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5" calcext:value-type="float">
            <text:p>1215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7" calcext:value-type="float">
            <text:p>1217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8" calcext:value-type="float">
            <text:p>12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19" calcext:value-type="float">
            <text:p>121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0" calcext:value-type="float">
            <text:p>122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1" calcext:value-type="float">
            <text:p>122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2" calcext:value-type="float">
            <text:p>122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3" calcext:value-type="float">
            <text:p>1223</text:p>
          </table:table-cell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4" calcext:value-type="float">
            <text:p>122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5" calcext:value-type="float">
            <text:p>1225</text:p>
          </table:table-cell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6" calcext:value-type="float">
            <text:p>122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7" calcext:value-type="float">
            <text:p>122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8" calcext:value-type="float">
            <text:p>122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9" calcext:value-type="float">
            <text:p>12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0" calcext:value-type="float">
            <text:p>123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1" calcext:value-type="float">
            <text:p>123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2" calcext:value-type="float">
            <text:p>123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3" calcext:value-type="float">
            <text:p>123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5" calcext:value-type="float">
            <text:p>123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6" calcext:value-type="float">
            <text:p>123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7" calcext:value-type="float">
            <text:p>123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8" calcext:value-type="float">
            <text:p>1238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9" calcext:value-type="float">
            <text:p>123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0" calcext:value-type="float">
            <text:p>1240</text:p>
          </table:table-cell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1" calcext:value-type="float">
            <text:p>124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2" calcext:value-type="float">
            <text:p>124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3" calcext:value-type="float">
            <text:p>124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5" calcext:value-type="float">
            <text:p>124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6" calcext:value-type="float">
            <text:p>124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8" calcext:value-type="float">
            <text:p>124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9" calcext:value-type="float">
            <text:p>124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0" calcext:value-type="float">
            <text:p>125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1" calcext:value-type="float">
            <text:p>125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2" calcext:value-type="float">
            <text:p>125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3" calcext:value-type="float">
            <text:p>125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4" calcext:value-type="float">
            <text:p>125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5" calcext:value-type="float">
            <text:p>125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6" calcext:value-type="float">
            <text:p>125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7" calcext:value-type="float">
            <text:p>125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8" calcext:value-type="float">
            <text:p>125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9" calcext:value-type="float">
            <text:p>125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0" calcext:value-type="float">
            <text:p>126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1" calcext:value-type="float">
            <text:p>126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2" calcext:value-type="float">
            <text:p>126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3" calcext:value-type="float">
            <text:p>126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4" calcext:value-type="float">
            <text:p>126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5" calcext:value-type="float">
            <text:p>126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6" calcext:value-type="float">
            <text:p>1266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8" calcext:value-type="float">
            <text:p>126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9" calcext:value-type="float">
            <text:p>126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0" calcext:value-type="float">
            <text:p>127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1" calcext:value-type="float">
            <text:p>127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2" calcext:value-type="float">
            <text:p>127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3" calcext:value-type="float">
            <text:p>127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4" calcext:value-type="float">
            <text:p>127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5" calcext:value-type="float">
            <text:p>1275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6" calcext:value-type="float">
            <text:p>127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7" calcext:value-type="float">
            <text:p>1277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8" calcext:value-type="float">
            <text:p>1278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9" calcext:value-type="float">
            <text:p>127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0" calcext:value-type="float">
            <text:p>128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1" calcext:value-type="float">
            <text:p>1281</text:p>
          </table:table-cell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2" calcext:value-type="float">
            <text:p>1282</text:p>
          </table:table-cell>
        </table:table-row>
        <table:table-row table:style-name="ro2">
          <table:table-cell table:style-name="ce11" office:value-type="float" office:value="65" calcext:value-type="float">
            <text:p>6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3" calcext:value-type="float">
            <text:p>128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4" calcext:value-type="float">
            <text:p>1284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5" calcext:value-type="float">
            <text:p>1285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6" calcext:value-type="float">
            <text:p>1286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7" calcext:value-type="float">
            <text:p>128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8" calcext:value-type="float">
            <text:p>1288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9" calcext:value-type="float">
            <text:p>1289</text:p>
          </table:table-cell>
        </table:table-row>
        <table:table-row table:style-name="ro2">
          <table:table-cell table:style-name="ce11" office:value-type="float" office:value="72" calcext:value-type="float">
            <text:p>7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0" calcext:value-type="float">
            <text:p>129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1" calcext:value-type="float">
            <text:p>129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2" calcext:value-type="float">
            <text:p>1292</text:p>
          </table:table-cell>
        </table:table-row>
        <table:table-row table:style-name="ro2">
          <table:table-cell table:style-name="ce11" office:value-type="float" office:value="75" calcext:value-type="float">
            <text:p>7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3" calcext:value-type="float">
            <text:p>129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4" calcext:value-type="float">
            <text:p>1294</text:p>
          </table:table-cell>
        </table:table-row>
        <table:table-row table:style-name="ro2">
          <table:table-cell table:style-name="ce11" office:value-type="float" office:value="77" calcext:value-type="float">
            <text:p>7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5" calcext:value-type="float">
            <text:p>129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6" calcext:value-type="float">
            <text:p>1296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7" calcext:value-type="float">
            <text:p>1297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8" calcext:value-type="float">
            <text:p>1298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9" calcext:value-type="float">
            <text:p>1299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0" calcext:value-type="float">
            <text:p>130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1" calcext:value-type="float">
            <text:p>130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2" calcext:value-type="float">
            <text:p>1302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3" calcext:value-type="float">
            <text:p>130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4" calcext:value-type="float">
            <text:p>130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5" calcext:value-type="float">
            <text:p>130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6" calcext:value-type="float">
            <text:p>1306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7" calcext:value-type="float">
            <text:p>130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8" calcext:value-type="float">
            <text:p>130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9" calcext:value-type="float">
            <text:p>1309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10" calcext:value-type="float">
            <text:p>131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11" calcext:value-type="float">
            <text:p>131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12" calcext:value-type="float">
            <text:p>1312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13" calcext:value-type="float">
            <text:p>131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14" calcext:value-type="float">
            <text:p>1314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15" calcext:value-type="float">
            <text:p>1315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16" calcext:value-type="float">
            <text:p>1316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17" calcext:value-type="float">
            <text:p>1317</text:p>
          </table:table-cell>
        </table:table-row>
        <table:table-row table:style-name="ro2">
          <table:table-cell table:style-name="ce11" office:value-type="float" office:value="100" calcext:value-type="float">
            <text:p>10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18" calcext:value-type="float">
            <text:p>1318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19" calcext:value-type="float">
            <text:p>1319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0" calcext:value-type="float">
            <text:p>132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1" calcext:value-type="float">
            <text:p>1321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2" calcext:value-type="float">
            <text:p>1322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3" calcext:value-type="float">
            <text:p>1323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4" calcext:value-type="float">
            <text:p>1324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5" calcext:value-type="float">
            <text:p>1325</text:p>
          </table:table-cell>
        </table:table-row>
        <table:table-row table:style-name="ro2">
          <table:table-cell table:style-name="ce11" office:value-type="float" office:value="108" calcext:value-type="float">
            <text:p>10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6" calcext:value-type="float">
            <text:p>1326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7" calcext:value-type="float">
            <text:p>1327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8" calcext:value-type="float">
            <text:p>1328</text:p>
          </table:table-cell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9" calcext:value-type="float">
            <text:p>1329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0" calcext:value-type="float">
            <text:p>1330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1" calcext:value-type="float">
            <text:p>1331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2" calcext:value-type="float">
            <text:p>1332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3" calcext:value-type="float">
            <text:p>1333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4" calcext:value-type="float">
            <text:p>1334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5" calcext:value-type="float">
            <text:p>1335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6" calcext:value-type="float">
            <text:p>1336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7" calcext:value-type="float">
            <text:p>133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8" calcext:value-type="float">
            <text:p>1338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9" calcext:value-type="float">
            <text:p>1339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0" calcext:value-type="float">
            <text:p>1340</text:p>
          </table:table-cell>
        </table:table-row>
        <table:table-row table:style-name="ro2">
          <table:table-cell table:style-name="ce11" office:value-type="float" office:value="123" calcext:value-type="float">
            <text:p>12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1" calcext:value-type="float">
            <text:p>1341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2" calcext:value-type="float">
            <text:p>1342</text:p>
          </table:table-cell>
        </table:table-row>
        <table:table-row table:style-name="ro2">
          <table:table-cell table:style-name="ce11" office:value-type="float" office:value="125" calcext:value-type="float">
            <text:p>12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3" calcext:value-type="float">
            <text:p>1343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4" calcext:value-type="float">
            <text:p>1344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5" calcext:value-type="float">
            <text:p>134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7" calcext:value-type="float">
            <text:p>1347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8" calcext:value-type="float">
            <text:p>1348</text:p>
          </table:table-cell>
        </table:table-row>
        <table:table-row table:style-name="ro2">
          <table:table-cell table:style-name="ce11" office:value-type="float" office:value="131" calcext:value-type="float">
            <text:p>13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9" calcext:value-type="float">
            <text:p>1349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50" calcext:value-type="float">
            <text:p>135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51" calcext:value-type="float">
            <text:p>1351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52" calcext:value-type="float">
            <text:p>135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53" calcext:value-type="float">
            <text:p>1353</text:p>
          </table:table-cell>
        </table:table-row>
        <table:table-row table:style-name="ro2">
          <table:table-cell table:style-name="ce11" office:value-type="float" office:value="136" calcext:value-type="float">
            <text:p>13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54" calcext:value-type="float">
            <text:p>1354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55" calcext:value-type="float">
            <text:p>1355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56" calcext:value-type="float">
            <text:p>1356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57" calcext:value-type="float">
            <text:p>1357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58" calcext:value-type="float">
            <text:p>1358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59" calcext:value-type="float">
            <text:p>1359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0" calcext:value-type="float">
            <text:p>1360</text:p>
          </table:table-cell>
        </table:table-row>
        <table:table-row table:style-name="ro2">
          <table:table-cell table:style-name="ce11" office:value-type="float" office:value="143" calcext:value-type="float">
            <text:p>14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1" calcext:value-type="float">
            <text:p>1361</text:p>
          </table:table-cell>
        </table:table-row>
        <table:table-row table:style-name="ro2">
          <table:table-cell table:style-name="ce11" office:value-type="float" office:value="144" calcext:value-type="float">
            <text:p>14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2" calcext:value-type="float">
            <text:p>1362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3" calcext:value-type="float">
            <text:p>1363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4" calcext:value-type="float">
            <text:p>1364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5" calcext:value-type="float">
            <text:p>1365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6" calcext:value-type="float">
            <text:p>1366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7" calcext:value-type="float">
            <text:p>1367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8" calcext:value-type="float">
            <text:p>1368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9" calcext:value-type="float">
            <text:p>1369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0" calcext:value-type="float">
            <text:p>1370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1" calcext:value-type="float">
            <text:p>1371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2" calcext:value-type="float">
            <text:p>1372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3" calcext:value-type="float">
            <text:p>1373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4" calcext:value-type="float">
            <text:p>1374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5" calcext:value-type="float">
            <text:p>1375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6" calcext:value-type="float">
            <text:p>1376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7" calcext:value-type="float">
            <text:p>1377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8" calcext:value-type="float">
            <text:p>1378</text:p>
          </table:table-cell>
        </table:table-row>
        <table:table-row table:style-name="ro2">
          <table:table-cell table:style-name="ce11" office:value-type="float" office:value="161" calcext:value-type="float">
            <text:p>16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9" calcext:value-type="float">
            <text:p>1379</text:p>
          </table:table-cell>
        </table:table-row>
        <table:table-row table:style-name="ro2">
          <table:table-cell table:style-name="ce11" office:value-type="float" office:value="162" calcext:value-type="float">
            <text:p>16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0" calcext:value-type="float">
            <text:p>1380</text:p>
          </table:table-cell>
        </table:table-row>
        <table:table-row table:style-name="ro2">
          <table:table-cell table:style-name="ce11" office:value-type="float" office:value="163" calcext:value-type="float">
            <text:p>16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1" calcext:value-type="float">
            <text:p>1381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2" calcext:value-type="float">
            <text:p>1382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3" calcext:value-type="float">
            <text:p>1383</text:p>
          </table:table-cell>
        </table:table-row>
        <table:table-row table:style-name="ro2">
          <table:table-cell table:style-name="ce11" office:value-type="float" office:value="166" calcext:value-type="float">
            <text:p>16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4" calcext:value-type="float">
            <text:p>1384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5" calcext:value-type="float">
            <text:p>1385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6" calcext:value-type="float">
            <text:p>1386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7" calcext:value-type="float">
            <text:p>1387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8" calcext:value-type="float">
            <text:p>1388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9" calcext:value-type="float">
            <text:p>1389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0" calcext:value-type="float">
            <text:p>1390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1" calcext:value-type="float">
            <text:p>1391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2" calcext:value-type="float">
            <text:p>1392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3" calcext:value-type="float">
            <text:p>1393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4" calcext:value-type="float">
            <text:p>1394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5" calcext:value-type="float">
            <text:p>1395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6" calcext:value-type="float">
            <text:p>1396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7" calcext:value-type="float">
            <text:p>1397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8" calcext:value-type="float">
            <text:p>1398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9" calcext:value-type="float">
            <text:p>1399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0" calcext:value-type="float">
            <text:p>1400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1" calcext:value-type="float">
            <text:p>1401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2" calcext:value-type="float">
            <text:p>1402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3" calcext:value-type="float">
            <text:p>1403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4" calcext:value-type="float">
            <text:p>1404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5" calcext:value-type="float">
            <text:p>1405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6" calcext:value-type="float">
            <text:p>1406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7" calcext:value-type="float">
            <text:p>1407</text:p>
          </table:table-cell>
        </table:table-row>
        <table:table-row table:style-name="ro2">
          <table:table-cell table:style-name="ce11" office:value-type="float" office:value="190" calcext:value-type="float">
            <text:p>19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8" calcext:value-type="float">
            <text:p>1408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9" calcext:value-type="float">
            <text:p>1409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0" calcext:value-type="float">
            <text:p>1410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1" calcext:value-type="float">
            <text:p>1411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2" calcext:value-type="float">
            <text:p>1412</text:p>
          </table:table-cell>
        </table:table-row>
        <table:table-row table:style-name="ro2">
          <table:table-cell table:style-name="ce11" office:value-type="float" office:value="195" calcext:value-type="float">
            <text:p>19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3" calcext:value-type="float">
            <text:p>1413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4" calcext:value-type="float">
            <text:p>1414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5" calcext:value-type="float">
            <text:p>1415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6" calcext:value-type="float">
            <text:p>1416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7" calcext:value-type="float">
            <text:p>1417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8" calcext:value-type="float">
            <text:p>1418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9" calcext:value-type="float">
            <text:p>1419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20" calcext:value-type="float">
            <text:p>1420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21" calcext:value-type="float">
            <text:p>14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22" calcext:value-type="float">
            <text:p>142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23" calcext:value-type="float">
            <text:p>142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24" calcext:value-type="float">
            <text:p>142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26" calcext:value-type="float">
            <text:p>1426</text:p>
          </table:table-cell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27" calcext:value-type="float">
            <text:p>142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28" calcext:value-type="float">
            <text:p>1428</text:p>
          </table:table-cell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29" calcext:value-type="float">
            <text:p>142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0" calcext:value-type="float">
            <text:p>143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1" calcext:value-type="float">
            <text:p>143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2" calcext:value-type="float">
            <text:p>143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3" calcext:value-type="float">
            <text:p>143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4" calcext:value-type="float">
            <text:p>143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5" calcext:value-type="float">
            <text:p>143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6" calcext:value-type="float">
            <text:p>143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7" calcext:value-type="float">
            <text:p>143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8" calcext:value-type="float">
            <text:p>143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0" calcext:value-type="float">
            <text:p>144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1" calcext:value-type="float">
            <text:p>1441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2" calcext:value-type="float">
            <text:p>14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3" calcext:value-type="float">
            <text:p>1443</text:p>
          </table:table-cell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4" calcext:value-type="float">
            <text:p>144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5" calcext:value-type="float">
            <text:p>144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6" calcext:value-type="float">
            <text:p>144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7" calcext:value-type="float">
            <text:p>144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8" calcext:value-type="float">
            <text:p>144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9" calcext:value-type="float">
            <text:p>144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0" calcext:value-type="float">
            <text:p>145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1" calcext:value-type="float">
            <text:p>145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2" calcext:value-type="float">
            <text:p>145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3" calcext:value-type="float">
            <text:p>145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4" calcext:value-type="float">
            <text:p>145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5" calcext:value-type="float">
            <text:p>14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6" calcext:value-type="float">
            <text:p>145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7" calcext:value-type="float">
            <text:p>145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8" calcext:value-type="float">
            <text:p>1458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9" calcext:value-type="float">
            <text:p>145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1" calcext:value-type="float">
            <text:p>146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2" calcext:value-type="float">
            <text:p>146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3" calcext:value-type="float">
            <text:p>1463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4" calcext:value-type="float">
            <text:p>146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5" calcext:value-type="float">
            <text:p>146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6" calcext:value-type="float">
            <text:p>1466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7" calcext:value-type="float">
            <text:p>1467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8" calcext:value-type="float">
            <text:p>1468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9" calcext:value-type="float">
            <text:p>146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0" calcext:value-type="float">
            <text:p>147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1" calcext:value-type="float">
            <text:p>147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2" calcext:value-type="float">
            <text:p>147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3" calcext:value-type="float">
            <text:p>1473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4" calcext:value-type="float">
            <text:p>147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5" calcext:value-type="float">
            <text:p>147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6" calcext:value-type="float">
            <text:p>147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7" calcext:value-type="float">
            <text:p>147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8" calcext:value-type="float">
            <text:p>147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9" calcext:value-type="float">
            <text:p>147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0" calcext:value-type="float">
            <text:p>148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1" calcext:value-type="float">
            <text:p>148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2" calcext:value-type="float">
            <text:p>148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3" calcext:value-type="float">
            <text:p>148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4" calcext:value-type="float">
            <text:p>1484</text:p>
          </table:table-cell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5" calcext:value-type="float">
            <text:p>1485</text:p>
          </table:table-cell>
        </table:table-row>
        <table:table-row table:style-name="ro2">
          <table:table-cell table:style-name="ce11" office:value-type="float" office:value="65" calcext:value-type="float">
            <text:p>6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6" calcext:value-type="float">
            <text:p>148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7" calcext:value-type="float">
            <text:p>1487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8" calcext:value-type="float">
            <text:p>1488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9" calcext:value-type="float">
            <text:p>1489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0" calcext:value-type="float">
            <text:p>149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1" calcext:value-type="float">
            <text:p>1491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2" calcext:value-type="float">
            <text:p>1492</text:p>
          </table:table-cell>
        </table:table-row>
        <table:table-row table:style-name="ro2">
          <table:table-cell table:style-name="ce11" office:value-type="float" office:value="72" calcext:value-type="float">
            <text:p>7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3" calcext:value-type="float">
            <text:p>149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4" calcext:value-type="float">
            <text:p>149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5" calcext:value-type="float">
            <text:p>1495</text:p>
          </table:table-cell>
        </table:table-row>
        <table:table-row table:style-name="ro2">
          <table:table-cell table:style-name="ce11" office:value-type="float" office:value="75" calcext:value-type="float">
            <text:p>7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6" calcext:value-type="float">
            <text:p>1496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7" calcext:value-type="float">
            <text:p>1497</text:p>
          </table:table-cell>
        </table:table-row>
        <table:table-row table:style-name="ro2">
          <table:table-cell table:style-name="ce11" office:value-type="float" office:value="77" calcext:value-type="float">
            <text:p>7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8" calcext:value-type="float">
            <text:p>1498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9" calcext:value-type="float">
            <text:p>1499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0" calcext:value-type="float">
            <text:p>150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1" calcext:value-type="float">
            <text:p>150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2" calcext:value-type="float">
            <text:p>150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3" calcext:value-type="float">
            <text:p>150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4" calcext:value-type="float">
            <text:p>1504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5" calcext:value-type="float">
            <text:p>150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6" calcext:value-type="float">
            <text:p>1506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7" calcext:value-type="float">
            <text:p>1507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8" calcext:value-type="float">
            <text:p>150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9" calcext:value-type="float">
            <text:p>150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10" calcext:value-type="float">
            <text:p>151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11" calcext:value-type="float">
            <text:p>151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12" calcext:value-type="float">
            <text:p>1512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13" calcext:value-type="float">
            <text:p>1513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14" calcext:value-type="float">
            <text:p>151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15" calcext:value-type="float">
            <text:p>1515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16" calcext:value-type="float">
            <text:p>1516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17" calcext:value-type="float">
            <text:p>1517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18" calcext:value-type="float">
            <text:p>1518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19" calcext:value-type="float">
            <text:p>1519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0" calcext:value-type="float">
            <text:p>1520</text:p>
          </table:table-cell>
        </table:table-row>
        <table:table-row table:style-name="ro2">
          <table:table-cell table:style-name="ce11" office:value-type="float" office:value="100" calcext:value-type="float">
            <text:p>10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1" calcext:value-type="float">
            <text:p>152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2" calcext:value-type="float">
            <text:p>1522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3" calcext:value-type="float">
            <text:p>1523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4" calcext:value-type="float">
            <text:p>152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5" calcext:value-type="float">
            <text:p>1525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6" calcext:value-type="float">
            <text:p>1526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7" calcext:value-type="float">
            <text:p>1527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8" calcext:value-type="float">
            <text:p>1528</text:p>
          </table:table-cell>
        </table:table-row>
        <table:table-row table:style-name="ro2">
          <table:table-cell table:style-name="ce11" office:value-type="float" office:value="108" calcext:value-type="float">
            <text:p>10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9" calcext:value-type="float">
            <text:p>1529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1" calcext:value-type="float">
            <text:p>1531</text:p>
          </table:table-cell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2" calcext:value-type="float">
            <text:p>153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3" calcext:value-type="float">
            <text:p>1533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4" calcext:value-type="float">
            <text:p>1534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5" calcext:value-type="float">
            <text:p>1535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6" calcext:value-type="float">
            <text:p>1536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7" calcext:value-type="float">
            <text:p>153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8" calcext:value-type="float">
            <text:p>1538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9" calcext:value-type="float">
            <text:p>1539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0" calcext:value-type="float">
            <text:p>1540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1" calcext:value-type="float">
            <text:p>1541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2" calcext:value-type="float">
            <text:p>1542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3" calcext:value-type="float">
            <text:p>1543</text:p>
          </table:table-cell>
        </table:table-row>
        <table:table-row table:style-name="ro2">
          <table:table-cell table:style-name="ce11" office:value-type="float" office:value="123" calcext:value-type="float">
            <text:p>12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4" calcext:value-type="float">
            <text:p>1544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5" calcext:value-type="float">
            <text:p>1545</text:p>
          </table:table-cell>
        </table:table-row>
        <table:table-row table:style-name="ro2">
          <table:table-cell table:style-name="ce11" office:value-type="float" office:value="125" calcext:value-type="float">
            <text:p>12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6" calcext:value-type="float">
            <text:p>1546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7" calcext:value-type="float">
            <text:p>1547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8" calcext:value-type="float">
            <text:p>1548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9" calcext:value-type="float">
            <text:p>1549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0" calcext:value-type="float">
            <text:p>155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1" calcext:value-type="float">
            <text:p>1551</text:p>
          </table:table-cell>
        </table:table-row>
        <table:table-row table:style-name="ro2">
          <table:table-cell table:style-name="ce11" office:value-type="float" office:value="131" calcext:value-type="float">
            <text:p>13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2" calcext:value-type="float">
            <text:p>155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3" calcext:value-type="float">
            <text:p>1553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4" calcext:value-type="float">
            <text:p>1554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5" calcext:value-type="float">
            <text:p>1555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6" calcext:value-type="float">
            <text:p>1556</text:p>
          </table:table-cell>
        </table:table-row>
        <table:table-row table:style-name="ro2">
          <table:table-cell table:style-name="ce11" office:value-type="float" office:value="136" calcext:value-type="float">
            <text:p>13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7" calcext:value-type="float">
            <text:p>1557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8" calcext:value-type="float">
            <text:p>1558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9" calcext:value-type="float">
            <text:p>1559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0" calcext:value-type="float">
            <text:p>156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1" calcext:value-type="float">
            <text:p>156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2" calcext:value-type="float">
            <text:p>1562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3" calcext:value-type="float">
            <text:p>1563</text:p>
          </table:table-cell>
        </table:table-row>
        <table:table-row table:style-name="ro2">
          <table:table-cell table:style-name="ce11" office:value-type="float" office:value="143" calcext:value-type="float">
            <text:p>14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4" calcext:value-type="float">
            <text:p>1564</text:p>
          </table:table-cell>
        </table:table-row>
        <table:table-row table:style-name="ro2">
          <table:table-cell table:style-name="ce11" office:value-type="float" office:value="144" calcext:value-type="float">
            <text:p>14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5" calcext:value-type="float">
            <text:p>156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6" calcext:value-type="float">
            <text:p>1566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7" calcext:value-type="float">
            <text:p>1567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8" calcext:value-type="float">
            <text:p>1568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9" calcext:value-type="float">
            <text:p>1569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70" calcext:value-type="float">
            <text:p>157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71" calcext:value-type="float">
            <text:p>1571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72" calcext:value-type="float">
            <text:p>1572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73" calcext:value-type="float">
            <text:p>1573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74" calcext:value-type="float">
            <text:p>1574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75" calcext:value-type="float">
            <text:p>1575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76" calcext:value-type="float">
            <text:p>1576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77" calcext:value-type="float">
            <text:p>1577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78" calcext:value-type="float">
            <text:p>1578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79" calcext:value-type="float">
            <text:p>1579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0" calcext:value-type="float">
            <text:p>1580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1" calcext:value-type="float">
            <text:p>1581</text:p>
          </table:table-cell>
        </table:table-row>
        <table:table-row table:style-name="ro2">
          <table:table-cell table:style-name="ce11" office:value-type="float" office:value="161" calcext:value-type="float">
            <text:p>16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2" calcext:value-type="float">
            <text:p>1582</text:p>
          </table:table-cell>
        </table:table-row>
        <table:table-row table:style-name="ro2">
          <table:table-cell table:style-name="ce11" office:value-type="float" office:value="162" calcext:value-type="float">
            <text:p>16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3" calcext:value-type="float">
            <text:p>1583</text:p>
          </table:table-cell>
        </table:table-row>
        <table:table-row table:style-name="ro2">
          <table:table-cell table:style-name="ce11" office:value-type="float" office:value="163" calcext:value-type="float">
            <text:p>16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4" calcext:value-type="float">
            <text:p>1584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5" calcext:value-type="float">
            <text:p>1585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6" calcext:value-type="float">
            <text:p>1586</text:p>
          </table:table-cell>
        </table:table-row>
        <table:table-row table:style-name="ro2">
          <table:table-cell table:style-name="ce11" office:value-type="float" office:value="166" calcext:value-type="float">
            <text:p>16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7" calcext:value-type="float">
            <text:p>1587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8" calcext:value-type="float">
            <text:p>1588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9" calcext:value-type="float">
            <text:p>1589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0" calcext:value-type="float">
            <text:p>1590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1" calcext:value-type="float">
            <text:p>1591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2" calcext:value-type="float">
            <text:p>1592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3" calcext:value-type="float">
            <text:p>1593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4" calcext:value-type="float">
            <text:p>1594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5" calcext:value-type="float">
            <text:p>1595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6" calcext:value-type="float">
            <text:p>1596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7" calcext:value-type="float">
            <text:p>1597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8" calcext:value-type="float">
            <text:p>1598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9" calcext:value-type="float">
            <text:p>1599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0" calcext:value-type="float">
            <text:p>1600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1" calcext:value-type="float">
            <text:p>1601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2" calcext:value-type="float">
            <text:p>1602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3" calcext:value-type="float">
            <text:p>1603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4" calcext:value-type="float">
            <text:p>1604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5" calcext:value-type="float">
            <text:p>1605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6" calcext:value-type="float">
            <text:p>1606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7" calcext:value-type="float">
            <text:p>1607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8" calcext:value-type="float">
            <text:p>1608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9" calcext:value-type="float">
            <text:p>1609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0" calcext:value-type="float">
            <text:p>1610</text:p>
          </table:table-cell>
        </table:table-row>
        <table:table-row table:style-name="ro2">
          <table:table-cell table:style-name="ce11" office:value-type="float" office:value="190" calcext:value-type="float">
            <text:p>19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1" calcext:value-type="float">
            <text:p>1611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2" calcext:value-type="float">
            <text:p>1612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3" calcext:value-type="float">
            <text:p>1613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4" calcext:value-type="float">
            <text:p>1614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5" calcext:value-type="float">
            <text:p>1615</text:p>
          </table:table-cell>
        </table:table-row>
        <table:table-row table:style-name="ro2">
          <table:table-cell table:style-name="ce11" office:value-type="float" office:value="195" calcext:value-type="float">
            <text:p>19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6" calcext:value-type="float">
            <text:p>1616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7" calcext:value-type="float">
            <text:p>1617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8" calcext:value-type="float">
            <text:p>1618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9" calcext:value-type="float">
            <text:p>1619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20" calcext:value-type="float">
            <text:p>162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21" calcext:value-type="float">
            <text:p>1621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22" calcext:value-type="float">
            <text:p>1622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23" calcext:value-type="float">
            <text:p>1623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24" calcext:value-type="float">
            <text:p>16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25" calcext:value-type="float">
            <text:p>16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26" calcext:value-type="float">
            <text:p>162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27" calcext:value-type="float">
            <text:p>162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28" calcext:value-type="float">
            <text:p>162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29" calcext:value-type="float">
            <text:p>1629</text:p>
          </table:table-cell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0" calcext:value-type="float">
            <text:p>163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1" calcext:value-type="float">
            <text:p>1631</text:p>
          </table:table-cell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2" calcext:value-type="float">
            <text:p>163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3" calcext:value-type="float">
            <text:p>163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4" calcext:value-type="float">
            <text:p>163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5" calcext:value-type="float">
            <text:p>163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6" calcext:value-type="float">
            <text:p>163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7" calcext:value-type="float">
            <text:p>163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8" calcext:value-type="float">
            <text:p>163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9" calcext:value-type="float">
            <text:p>163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0" calcext:value-type="float">
            <text:p>164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1" calcext:value-type="float">
            <text:p>164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2" calcext:value-type="float">
            <text:p>164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3" calcext:value-type="float">
            <text:p>164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4" calcext:value-type="float">
            <text:p>1644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5" calcext:value-type="float">
            <text:p>164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6" calcext:value-type="float">
            <text:p>1646</text:p>
          </table:table-cell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7" calcext:value-type="float">
            <text:p>164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8" calcext:value-type="float">
            <text:p>164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9" calcext:value-type="float">
            <text:p>164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0" calcext:value-type="float">
            <text:p>165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1" calcext:value-type="float">
            <text:p>165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2" calcext:value-type="float">
            <text:p>16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3" calcext:value-type="float">
            <text:p>16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4" calcext:value-type="float">
            <text:p>165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5" calcext:value-type="float">
            <text:p>165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6" calcext:value-type="float">
            <text:p>165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7" calcext:value-type="float">
            <text:p>165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8" calcext:value-type="float">
            <text:p>165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9" calcext:value-type="float">
            <text:p>165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0" calcext:value-type="float">
            <text:p>166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1" calcext:value-type="float">
            <text:p>166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2" calcext:value-type="float">
            <text:p>166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3" calcext:value-type="float">
            <text:p>166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4" calcext:value-type="float">
            <text:p>1664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5" calcext:value-type="float">
            <text:p>166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6" calcext:value-type="float">
            <text:p>1666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7" calcext:value-type="float">
            <text:p>166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8" calcext:value-type="float">
            <text:p>166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9" calcext:value-type="float">
            <text:p>166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70" calcext:value-type="float">
            <text:p>167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71" calcext:value-type="float">
            <text:p>167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72" calcext:value-type="float">
            <text:p>167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73" calcext:value-type="float">
            <text:p>167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74" calcext:value-type="float">
            <text:p>167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75" calcext:value-type="float">
            <text:p>167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76" calcext:value-type="float">
            <text:p>1676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77" calcext:value-type="float">
            <text:p>1677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78" calcext:value-type="float">
            <text:p>1678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79" calcext:value-type="float">
            <text:p>1679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0" calcext:value-type="float">
            <text:p>168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1" calcext:value-type="float">
            <text:p>168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2" calcext:value-type="float">
            <text:p>168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3" calcext:value-type="float">
            <text:p>168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4" calcext:value-type="float">
            <text:p>168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5" calcext:value-type="float">
            <text:p>168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6" calcext:value-type="float">
            <text:p>168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7" calcext:value-type="float">
            <text:p>1687</text:p>
          </table:table-cell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8" calcext:value-type="float">
            <text:p>1688</text:p>
          </table:table-cell>
        </table:table-row>
        <table:table-row table:style-name="ro2">
          <table:table-cell table:style-name="ce11" office:value-type="float" office:value="65" calcext:value-type="float">
            <text:p>6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9" calcext:value-type="float">
            <text:p>168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0" calcext:value-type="float">
            <text:p>169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1" calcext:value-type="float">
            <text:p>169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2" calcext:value-type="float">
            <text:p>169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3" calcext:value-type="float">
            <text:p>169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4" calcext:value-type="float">
            <text:p>1694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5" calcext:value-type="float">
            <text:p>1695</text:p>
          </table:table-cell>
        </table:table-row>
        <table:table-row table:style-name="ro2">
          <table:table-cell table:style-name="ce11" office:value-type="float" office:value="72" calcext:value-type="float">
            <text:p>7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6" calcext:value-type="float">
            <text:p>1696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7" calcext:value-type="float">
            <text:p>1697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8" calcext:value-type="float">
            <text:p>1698</text:p>
          </table:table-cell>
        </table:table-row>
        <table:table-row table:style-name="ro2">
          <table:table-cell table:style-name="ce11" office:value-type="float" office:value="75" calcext:value-type="float">
            <text:p>7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9" calcext:value-type="float">
            <text:p>169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0" calcext:value-type="float">
            <text:p>1700</text:p>
          </table:table-cell>
        </table:table-row>
        <table:table-row table:style-name="ro2">
          <table:table-cell table:style-name="ce11" office:value-type="float" office:value="77" calcext:value-type="float">
            <text:p>7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1" calcext:value-type="float">
            <text:p>170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2" calcext:value-type="float">
            <text:p>170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3" calcext:value-type="float">
            <text:p>170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4" calcext:value-type="float">
            <text:p>1704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5" calcext:value-type="float">
            <text:p>1705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6" calcext:value-type="float">
            <text:p>1706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7" calcext:value-type="float">
            <text:p>1707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8" calcext:value-type="float">
            <text:p>1708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9" calcext:value-type="float">
            <text:p>1709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10" calcext:value-type="float">
            <text:p>171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11" calcext:value-type="float">
            <text:p>171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12" calcext:value-type="float">
            <text:p>1712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13" calcext:value-type="float">
            <text:p>171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14" calcext:value-type="float">
            <text:p>1714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15" calcext:value-type="float">
            <text:p>171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16" calcext:value-type="float">
            <text:p>1716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17" calcext:value-type="float">
            <text:p>1717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18" calcext:value-type="float">
            <text:p>171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19" calcext:value-type="float">
            <text:p>1719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20" calcext:value-type="float">
            <text:p>172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21" calcext:value-type="float">
            <text:p>172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22" calcext:value-type="float">
            <text:p>1722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23" calcext:value-type="float">
            <text:p>1723</text:p>
          </table:table-cell>
        </table:table-row>
        <table:table-row table:style-name="ro2">
          <table:table-cell table:style-name="ce11" office:value-type="float" office:value="100" calcext:value-type="float">
            <text:p>10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24" calcext:value-type="float">
            <text:p>1724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25" calcext:value-type="float">
            <text:p>1725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26" calcext:value-type="float">
            <text:p>1726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27" calcext:value-type="float">
            <text:p>1727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28" calcext:value-type="float">
            <text:p>1728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29" calcext:value-type="float">
            <text:p>172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0" calcext:value-type="float">
            <text:p>173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1" calcext:value-type="float">
            <text:p>1731</text:p>
          </table:table-cell>
        </table:table-row>
        <table:table-row table:style-name="ro2">
          <table:table-cell table:style-name="ce11" office:value-type="float" office:value="108" calcext:value-type="float">
            <text:p>10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2" calcext:value-type="float">
            <text:p>1732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3" calcext:value-type="float">
            <text:p>1733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4" calcext:value-type="float">
            <text:p>1734</text:p>
          </table:table-cell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5" calcext:value-type="float">
            <text:p>1735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6" calcext:value-type="float">
            <text:p>1736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7" calcext:value-type="float">
            <text:p>1737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8" calcext:value-type="float">
            <text:p>1738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9" calcext:value-type="float">
            <text:p>1739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0" calcext:value-type="float">
            <text:p>1740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1" calcext:value-type="float">
            <text:p>1741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2" calcext:value-type="float">
            <text:p>1742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3" calcext:value-type="float">
            <text:p>1743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4" calcext:value-type="float">
            <text:p>1744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5" calcext:value-type="float">
            <text:p>1745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6" calcext:value-type="float">
            <text:p>1746</text:p>
          </table:table-cell>
        </table:table-row>
        <table:table-row table:style-name="ro2">
          <table:table-cell table:style-name="ce11" office:value-type="float" office:value="123" calcext:value-type="float">
            <text:p>12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7" calcext:value-type="float">
            <text:p>1747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8" calcext:value-type="float">
            <text:p>1748</text:p>
          </table:table-cell>
        </table:table-row>
        <table:table-row table:style-name="ro2">
          <table:table-cell table:style-name="ce11" office:value-type="float" office:value="125" calcext:value-type="float">
            <text:p>12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9" calcext:value-type="float">
            <text:p>1749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50" calcext:value-type="float">
            <text:p>175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51" calcext:value-type="float">
            <text:p>1751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52" calcext:value-type="float">
            <text:p>1752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53" calcext:value-type="float">
            <text:p>1753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54" calcext:value-type="float">
            <text:p>1754</text:p>
          </table:table-cell>
        </table:table-row>
        <table:table-row table:style-name="ro2">
          <table:table-cell table:style-name="ce11" office:value-type="float" office:value="131" calcext:value-type="float">
            <text:p>13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55" calcext:value-type="float">
            <text:p>1755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56" calcext:value-type="float">
            <text:p>1756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57" calcext:value-type="float">
            <text:p>1757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58" calcext:value-type="float">
            <text:p>1758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59" calcext:value-type="float">
            <text:p>1759</text:p>
          </table:table-cell>
        </table:table-row>
        <table:table-row table:style-name="ro2">
          <table:table-cell table:style-name="ce11" office:value-type="float" office:value="136" calcext:value-type="float">
            <text:p>13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0" calcext:value-type="float">
            <text:p>176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1" calcext:value-type="float">
            <text:p>1761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2" calcext:value-type="float">
            <text:p>1762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3" calcext:value-type="float">
            <text:p>1763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4" calcext:value-type="float">
            <text:p>1764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5" calcext:value-type="float">
            <text:p>176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6" calcext:value-type="float">
            <text:p>1766</text:p>
          </table:table-cell>
        </table:table-row>
        <table:table-row table:style-name="ro2">
          <table:table-cell table:style-name="ce11" office:value-type="float" office:value="143" calcext:value-type="float">
            <text:p>14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7" calcext:value-type="float">
            <text:p>1767</text:p>
          </table:table-cell>
        </table:table-row>
        <table:table-row table:style-name="ro2">
          <table:table-cell table:style-name="ce11" office:value-type="float" office:value="144" calcext:value-type="float">
            <text:p>14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8" calcext:value-type="float">
            <text:p>1768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9" calcext:value-type="float">
            <text:p>1769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0" calcext:value-type="float">
            <text:p>177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1" calcext:value-type="float">
            <text:p>1771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2" calcext:value-type="float">
            <text:p>1772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3" calcext:value-type="float">
            <text:p>1773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4" calcext:value-type="float">
            <text:p>1774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5" calcext:value-type="float">
            <text:p>1775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6" calcext:value-type="float">
            <text:p>1776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7" calcext:value-type="float">
            <text:p>1777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8" calcext:value-type="float">
            <text:p>1778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9" calcext:value-type="float">
            <text:p>1779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0" calcext:value-type="float">
            <text:p>178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1" calcext:value-type="float">
            <text:p>1781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2" calcext:value-type="float">
            <text:p>1782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3" calcext:value-type="float">
            <text:p>1783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4" calcext:value-type="float">
            <text:p>1784</text:p>
          </table:table-cell>
        </table:table-row>
        <table:table-row table:style-name="ro2">
          <table:table-cell table:style-name="ce11" office:value-type="float" office:value="161" calcext:value-type="float">
            <text:p>16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5" calcext:value-type="float">
            <text:p>1785</text:p>
          </table:table-cell>
        </table:table-row>
        <table:table-row table:style-name="ro2">
          <table:table-cell table:style-name="ce11" office:value-type="float" office:value="162" calcext:value-type="float">
            <text:p>16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6" calcext:value-type="float">
            <text:p>1786</text:p>
          </table:table-cell>
        </table:table-row>
        <table:table-row table:style-name="ro2">
          <table:table-cell table:style-name="ce11" office:value-type="float" office:value="163" calcext:value-type="float">
            <text:p>16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7" calcext:value-type="float">
            <text:p>1787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8" calcext:value-type="float">
            <text:p>1788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9" calcext:value-type="float">
            <text:p>1789</text:p>
          </table:table-cell>
        </table:table-row>
        <table:table-row table:style-name="ro2">
          <table:table-cell table:style-name="ce11" office:value-type="float" office:value="166" calcext:value-type="float">
            <text:p>16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0" calcext:value-type="float">
            <text:p>1790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1" calcext:value-type="float">
            <text:p>1791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2" calcext:value-type="float">
            <text:p>1792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3" calcext:value-type="float">
            <text:p>1793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4" calcext:value-type="float">
            <text:p>1794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5" calcext:value-type="float">
            <text:p>1795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6" calcext:value-type="float">
            <text:p>1796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7" calcext:value-type="float">
            <text:p>1797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8" calcext:value-type="float">
            <text:p>1798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9" calcext:value-type="float">
            <text:p>1799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0" calcext:value-type="float">
            <text:p>1800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1" calcext:value-type="float">
            <text:p>1801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2" calcext:value-type="float">
            <text:p>1802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3" calcext:value-type="float">
            <text:p>1803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4" calcext:value-type="float">
            <text:p>1804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5" calcext:value-type="float">
            <text:p>1805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6" calcext:value-type="float">
            <text:p>1806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7" calcext:value-type="float">
            <text:p>1807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8" calcext:value-type="float">
            <text:p>1808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0" calcext:value-type="float">
            <text:p>1810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1" calcext:value-type="float">
            <text:p>1811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2" calcext:value-type="float">
            <text:p>1812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3" calcext:value-type="float">
            <text:p>1813</text:p>
          </table:table-cell>
        </table:table-row>
        <table:table-row table:style-name="ro2">
          <table:table-cell table:style-name="ce11" office:value-type="float" office:value="190" calcext:value-type="float">
            <text:p>19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4" calcext:value-type="float">
            <text:p>1814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5" calcext:value-type="float">
            <text:p>181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6" calcext:value-type="float">
            <text:p>1816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7" calcext:value-type="float">
            <text:p>1817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8" calcext:value-type="float">
            <text:p>1818</text:p>
          </table:table-cell>
        </table:table-row>
        <table:table-row table:style-name="ro2">
          <table:table-cell table:style-name="ce11" office:value-type="float" office:value="195" calcext:value-type="float">
            <text:p>19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9" calcext:value-type="float">
            <text:p>1819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21" calcext:value-type="float">
            <text:p>1821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22" calcext:value-type="float">
            <text:p>1822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23" calcext:value-type="float">
            <text:p>1823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24" calcext:value-type="float">
            <text:p>182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25" calcext:value-type="float">
            <text:p>1825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26" calcext:value-type="float">
            <text:p>1826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27" calcext:value-type="float">
            <text:p>18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28" calcext:value-type="float">
            <text:p>182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29" calcext:value-type="float">
            <text:p>182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0" calcext:value-type="float">
            <text:p>183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1" calcext:value-type="float">
            <text:p>183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2" calcext:value-type="float">
            <text:p>1832</text:p>
          </table:table-cell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3" calcext:value-type="float">
            <text:p>183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4" calcext:value-type="float">
            <text:p>1834</text:p>
          </table:table-cell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5" calcext:value-type="float">
            <text:p>183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6" calcext:value-type="float">
            <text:p>183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7" calcext:value-type="float">
            <text:p>183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8" calcext:value-type="float">
            <text:p>183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9" calcext:value-type="float">
            <text:p>183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0" calcext:value-type="float">
            <text:p>184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1" calcext:value-type="float">
            <text:p>184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2" calcext:value-type="float">
            <text:p>184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3" calcext:value-type="float">
            <text:p>184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4" calcext:value-type="float">
            <text:p>184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5" calcext:value-type="float">
            <text:p>184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6" calcext:value-type="float">
            <text:p>184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7" calcext:value-type="float">
            <text:p>1847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8" calcext:value-type="float">
            <text:p>184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9" calcext:value-type="float">
            <text:p>1849</text:p>
          </table:table-cell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1" calcext:value-type="float">
            <text:p>185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2" calcext:value-type="float">
            <text:p>185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3" calcext:value-type="float">
            <text:p>185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4" calcext:value-type="float">
            <text:p>185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5" calcext:value-type="float">
            <text:p>185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6" calcext:value-type="float">
            <text:p>185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7" calcext:value-type="float">
            <text:p>185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8" calcext:value-type="float">
            <text:p>185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9" calcext:value-type="float">
            <text:p>185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60" calcext:value-type="float">
            <text:p>186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61" calcext:value-type="float">
            <text:p>186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62" calcext:value-type="float">
            <text:p>186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63" calcext:value-type="float">
            <text:p>186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64" calcext:value-type="float">
            <text:p>186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65" calcext:value-type="float">
            <text:p>186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66" calcext:value-type="float">
            <text:p>186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67" calcext:value-type="float">
            <text:p>186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68" calcext:value-type="float">
            <text:p>1868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69" calcext:value-type="float">
            <text:p>186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70" calcext:value-type="float">
            <text:p>187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71" calcext:value-type="float">
            <text:p>187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72" calcext:value-type="float">
            <text:p>187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73" calcext:value-type="float">
            <text:p>187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74" calcext:value-type="float">
            <text:p>187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75" calcext:value-type="float">
            <text:p>187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76" calcext:value-type="float">
            <text:p>187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77" calcext:value-type="float">
            <text:p>1877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78" calcext:value-type="float">
            <text:p>187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79" calcext:value-type="float">
            <text:p>187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81" calcext:value-type="float">
            <text:p>188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82" calcext:value-type="float">
            <text:p>188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83" calcext:value-type="float">
            <text:p>1883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84" calcext:value-type="float">
            <text:p>188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85" calcext:value-type="float">
            <text:p>188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86" calcext:value-type="float">
            <text:p>188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87" calcext:value-type="float">
            <text:p>1887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88" calcext:value-type="float">
            <text:p>188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89" calcext:value-type="float">
            <text:p>188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0" calcext:value-type="float">
            <text:p>1890</text:p>
          </table:table-cell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1" calcext:value-type="float">
            <text:p>1891</text:p>
          </table:table-cell>
        </table:table-row>
        <table:table-row table:style-name="ro2">
          <table:table-cell table:style-name="ce11" office:value-type="float" office:value="65" calcext:value-type="float">
            <text:p>6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2" calcext:value-type="float">
            <text:p>189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3" calcext:value-type="float">
            <text:p>1893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4" calcext:value-type="float">
            <text:p>1894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5" calcext:value-type="float">
            <text:p>1895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6" calcext:value-type="float">
            <text:p>1896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7" calcext:value-type="float">
            <text:p>1897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8" calcext:value-type="float">
            <text:p>1898</text:p>
          </table:table-cell>
        </table:table-row>
        <table:table-row table:style-name="ro2">
          <table:table-cell table:style-name="ce11" office:value-type="float" office:value="72" calcext:value-type="float">
            <text:p>7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9" calcext:value-type="float">
            <text:p>189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0" calcext:value-type="float">
            <text:p>190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1" calcext:value-type="float">
            <text:p>1901</text:p>
          </table:table-cell>
        </table:table-row>
        <table:table-row table:style-name="ro2">
          <table:table-cell table:style-name="ce11" office:value-type="float" office:value="75" calcext:value-type="float">
            <text:p>7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2" calcext:value-type="float">
            <text:p>190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3" calcext:value-type="float">
            <text:p>1903</text:p>
          </table:table-cell>
        </table:table-row>
        <table:table-row table:style-name="ro2">
          <table:table-cell table:style-name="ce11" office:value-type="float" office:value="77" calcext:value-type="float">
            <text:p>7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4" calcext:value-type="float">
            <text:p>1904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5" calcext:value-type="float">
            <text:p>1905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6" calcext:value-type="float">
            <text:p>1906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7" calcext:value-type="float">
            <text:p>1907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9" calcext:value-type="float">
            <text:p>190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10" calcext:value-type="float">
            <text:p>191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11" calcext:value-type="float">
            <text:p>191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12" calcext:value-type="float">
            <text:p>191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13" calcext:value-type="float">
            <text:p>191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14" calcext:value-type="float">
            <text:p>1914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15" calcext:value-type="float">
            <text:p>191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16" calcext:value-type="float">
            <text:p>1916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17" calcext:value-type="float">
            <text:p>1917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18" calcext:value-type="float">
            <text:p>1918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19" calcext:value-type="float">
            <text:p>1919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20" calcext:value-type="float">
            <text:p>192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21" calcext:value-type="float">
            <text:p>192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22" calcext:value-type="float">
            <text:p>192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23" calcext:value-type="float">
            <text:p>1923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24" calcext:value-type="float">
            <text:p>1924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25" calcext:value-type="float">
            <text:p>1925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26" calcext:value-type="float">
            <text:p>1926</text:p>
          </table:table-cell>
        </table:table-row>
        <table:table-row table:style-name="ro2">
          <table:table-cell table:style-name="ce11" office:value-type="float" office:value="100" calcext:value-type="float">
            <text:p>10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27" calcext:value-type="float">
            <text:p>192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28" calcext:value-type="float">
            <text:p>1928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29" calcext:value-type="float">
            <text:p>1929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0" calcext:value-type="float">
            <text:p>193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1" calcext:value-type="float">
            <text:p>1931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2" calcext:value-type="float">
            <text:p>1932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3" calcext:value-type="float">
            <text:p>1933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4" calcext:value-type="float">
            <text:p>1934</text:p>
          </table:table-cell>
        </table:table-row>
        <table:table-row table:style-name="ro2">
          <table:table-cell table:style-name="ce11" office:value-type="float" office:value="108" calcext:value-type="float">
            <text:p>10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5" calcext:value-type="float">
            <text:p>1935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6" calcext:value-type="float">
            <text:p>1936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7" calcext:value-type="float">
            <text:p>1937</text:p>
          </table:table-cell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8" calcext:value-type="float">
            <text:p>1938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9" calcext:value-type="float">
            <text:p>1939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40" calcext:value-type="float">
            <text:p>1940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41" calcext:value-type="float">
            <text:p>1941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42" calcext:value-type="float">
            <text:p>1942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43" calcext:value-type="float">
            <text:p>1943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44" calcext:value-type="float">
            <text:p>1944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45" calcext:value-type="float">
            <text:p>194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46" calcext:value-type="float">
            <text:p>1946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47" calcext:value-type="float">
            <text:p>1947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48" calcext:value-type="float">
            <text:p>1948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49" calcext:value-type="float">
            <text:p>1949</text:p>
          </table:table-cell>
        </table:table-row>
        <table:table-row table:style-name="ro2">
          <table:table-cell table:style-name="ce11" office:value-type="float" office:value="123" calcext:value-type="float">
            <text:p>12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0" calcext:value-type="float">
            <text:p>195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1" calcext:value-type="float">
            <text:p>1951</text:p>
          </table:table-cell>
        </table:table-row>
        <table:table-row table:style-name="ro2">
          <table:table-cell table:style-name="ce11" office:value-type="float" office:value="125" calcext:value-type="float">
            <text:p>12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2" calcext:value-type="float">
            <text:p>195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3" calcext:value-type="float">
            <text:p>1953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4" calcext:value-type="float">
            <text:p>195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5" calcext:value-type="float">
            <text:p>1955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6" calcext:value-type="float">
            <text:p>1956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7" calcext:value-type="float">
            <text:p>1957</text:p>
          </table:table-cell>
        </table:table-row>
        <table:table-row table:style-name="ro2">
          <table:table-cell table:style-name="ce11" office:value-type="float" office:value="131" calcext:value-type="float">
            <text:p>13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8" calcext:value-type="float">
            <text:p>1958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9" calcext:value-type="float">
            <text:p>1959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0" calcext:value-type="float">
            <text:p>196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1" calcext:value-type="float">
            <text:p>1961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2" calcext:value-type="float">
            <text:p>1962</text:p>
          </table:table-cell>
        </table:table-row>
        <table:table-row table:style-name="ro2">
          <table:table-cell table:style-name="ce11" office:value-type="float" office:value="136" calcext:value-type="float">
            <text:p>13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3" calcext:value-type="float">
            <text:p>1963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4" calcext:value-type="float">
            <text:p>1964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5" calcext:value-type="float">
            <text:p>1965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6" calcext:value-type="float">
            <text:p>1966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7" calcext:value-type="float">
            <text:p>1967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8" calcext:value-type="float">
            <text:p>1968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9" calcext:value-type="float">
            <text:p>1969</text:p>
          </table:table-cell>
        </table:table-row>
        <table:table-row table:style-name="ro2">
          <table:table-cell table:style-name="ce11" office:value-type="float" office:value="143" calcext:value-type="float">
            <text:p>14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0" calcext:value-type="float">
            <text:p>1970</text:p>
          </table:table-cell>
        </table:table-row>
        <table:table-row table:style-name="ro2">
          <table:table-cell table:style-name="ce11" office:value-type="float" office:value="144" calcext:value-type="float">
            <text:p>14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1" calcext:value-type="float">
            <text:p>1971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2" calcext:value-type="float">
            <text:p>1972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3" calcext:value-type="float">
            <text:p>1973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4" calcext:value-type="float">
            <text:p>1974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5" calcext:value-type="float">
            <text:p>1975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6" calcext:value-type="float">
            <text:p>1976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7" calcext:value-type="float">
            <text:p>1977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8" calcext:value-type="float">
            <text:p>1978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9" calcext:value-type="float">
            <text:p>1979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0" calcext:value-type="float">
            <text:p>1980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1" calcext:value-type="float">
            <text:p>1981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2" calcext:value-type="float">
            <text:p>1982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3" calcext:value-type="float">
            <text:p>1983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4" calcext:value-type="float">
            <text:p>1984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5" calcext:value-type="float">
            <text:p>1985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6" calcext:value-type="float">
            <text:p>1986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7" calcext:value-type="float">
            <text:p>1987</text:p>
          </table:table-cell>
        </table:table-row>
        <table:table-row table:style-name="ro2">
          <table:table-cell table:style-name="ce11" office:value-type="float" office:value="161" calcext:value-type="float">
            <text:p>16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table:style-name="ce11" office:value-type="float" office:value="162" calcext:value-type="float">
            <text:p>16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9" calcext:value-type="float">
            <text:p>1989</text:p>
          </table:table-cell>
        </table:table-row>
        <table:table-row table:style-name="ro2">
          <table:table-cell table:style-name="ce11" office:value-type="float" office:value="163" calcext:value-type="float">
            <text:p>16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0" calcext:value-type="float">
            <text:p>1990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1" calcext:value-type="float">
            <text:p>1991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2" calcext:value-type="float">
            <text:p>1992</text:p>
          </table:table-cell>
        </table:table-row>
        <table:table-row table:style-name="ro2">
          <table:table-cell table:style-name="ce11" office:value-type="float" office:value="166" calcext:value-type="float">
            <text:p>16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3" calcext:value-type="float">
            <text:p>1993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4" calcext:value-type="float">
            <text:p>1994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5" calcext:value-type="float">
            <text:p>1995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6" calcext:value-type="float">
            <text:p>1996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7" calcext:value-type="float">
            <text:p>1997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8" calcext:value-type="float">
            <text:p>1998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9" calcext:value-type="float">
            <text:p>1999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6" calcext:value-type="float">
            <text:p>2016</text:p>
          </table:table-cell>
        </table:table-row>
        <table:table-row table:style-name="ro2">
          <table:table-cell table:style-name="ce11" office:value-type="float" office:value="190" calcext:value-type="float">
            <text:p>19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8" calcext:value-type="float">
            <text:p>2018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9" calcext:value-type="float">
            <text:p>2019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20" calcext:value-type="float">
            <text:p>2020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table:style-name="ce11" office:value-type="float" office:value="195" calcext:value-type="float">
            <text:p>19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22" calcext:value-type="float">
            <text:p>2022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23" calcext:value-type="float">
            <text:p>2023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25" calcext:value-type="float">
            <text:p>2025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26" calcext:value-type="float">
            <text:p>2026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27" calcext:value-type="float">
            <text:p>2027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28" calcext:value-type="float">
            <text:p>2028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29" calcext:value-type="float">
            <text:p>2029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30" calcext:value-type="float">
            <text:p>203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31" calcext:value-type="float">
            <text:p>203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32" calcext:value-type="float">
            <text:p>203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33" calcext:value-type="float">
            <text:p>203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34" calcext:value-type="float">
            <text:p>203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35" calcext:value-type="float">
            <text:p>2035</text:p>
          </table:table-cell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36" calcext:value-type="float">
            <text:p>203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37" calcext:value-type="float">
            <text:p>2037</text:p>
          </table:table-cell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38" calcext:value-type="float">
            <text:p>203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39" calcext:value-type="float">
            <text:p>203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0" calcext:value-type="float">
            <text:p>204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1" calcext:value-type="float">
            <text:p>204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2" calcext:value-type="float">
            <text:p>204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3" calcext:value-type="float">
            <text:p>204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4" calcext:value-type="float">
            <text:p>204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5" calcext:value-type="float">
            <text:p>204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6" calcext:value-type="float">
            <text:p>204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7" calcext:value-type="float">
            <text:p>204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8" calcext:value-type="float">
            <text:p>204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9" calcext:value-type="float">
            <text:p>204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0" calcext:value-type="float">
            <text:p>2050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1" calcext:value-type="float">
            <text:p>205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2" calcext:value-type="float">
            <text:p>2052</text:p>
          </table:table-cell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3" calcext:value-type="float">
            <text:p>205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4" calcext:value-type="float">
            <text:p>205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5" calcext:value-type="float">
            <text:p>205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6" calcext:value-type="float">
            <text:p>205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7" calcext:value-type="float">
            <text:p>205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8" calcext:value-type="float">
            <text:p>205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9" calcext:value-type="float">
            <text:p>205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60" calcext:value-type="float">
            <text:p>206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61" calcext:value-type="float">
            <text:p>206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62" calcext:value-type="float">
            <text:p>206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63" calcext:value-type="float">
            <text:p>206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64" calcext:value-type="float">
            <text:p>206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65" calcext:value-type="float">
            <text:p>206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66" calcext:value-type="float">
            <text:p>206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67" calcext:value-type="float">
            <text:p>206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68" calcext:value-type="float">
            <text:p>206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69" calcext:value-type="float">
            <text:p>206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0" calcext:value-type="float">
            <text:p>207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1" calcext:value-type="float">
            <text:p>207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3" calcext:value-type="float">
            <text:p>207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4" calcext:value-type="float">
            <text:p>207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5" calcext:value-type="float">
            <text:p>207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6" calcext:value-type="float">
            <text:p>207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7" calcext:value-type="float">
            <text:p>207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8" calcext:value-type="float">
            <text:p>207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9" calcext:value-type="float">
            <text:p>207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80" calcext:value-type="float">
            <text:p>208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81" calcext:value-type="float">
            <text:p>208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82" calcext:value-type="float">
            <text:p>208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83" calcext:value-type="float">
            <text:p>2083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84" calcext:value-type="float">
            <text:p>208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85" calcext:value-type="float">
            <text:p>208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86" calcext:value-type="float">
            <text:p>208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87" calcext:value-type="float">
            <text:p>208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88" calcext:value-type="float">
            <text:p>208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89" calcext:value-type="float">
            <text:p>208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0" calcext:value-type="float">
            <text:p>209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1" calcext:value-type="float">
            <text:p>209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2" calcext:value-type="float">
            <text:p>209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3" calcext:value-type="float">
            <text:p>2093</text:p>
          </table:table-cell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4" calcext:value-type="float">
            <text:p>2094</text:p>
          </table:table-cell>
        </table:table-row>
        <table:table-row table:style-name="ro2">
          <table:table-cell table:style-name="ce11" office:value-type="float" office:value="65" calcext:value-type="float">
            <text:p>6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5" calcext:value-type="float">
            <text:p>209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6" calcext:value-type="float">
            <text:p>209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7" calcext:value-type="float">
            <text:p>209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8" calcext:value-type="float">
            <text:p>209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9" calcext:value-type="float">
            <text:p>2099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0" calcext:value-type="float">
            <text:p>210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1" calcext:value-type="float">
            <text:p>2101</text:p>
          </table:table-cell>
        </table:table-row>
        <table:table-row table:style-name="ro2">
          <table:table-cell table:style-name="ce11" office:value-type="float" office:value="72" calcext:value-type="float">
            <text:p>7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2" calcext:value-type="float">
            <text:p>210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3" calcext:value-type="float">
            <text:p>210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4" calcext:value-type="float">
            <text:p>2104</text:p>
          </table:table-cell>
        </table:table-row>
        <table:table-row table:style-name="ro2">
          <table:table-cell table:style-name="ce11" office:value-type="float" office:value="75" calcext:value-type="float">
            <text:p>7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5" calcext:value-type="float">
            <text:p>2105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6" calcext:value-type="float">
            <text:p>2106</text:p>
          </table:table-cell>
        </table:table-row>
        <table:table-row table:style-name="ro2">
          <table:table-cell table:style-name="ce11" office:value-type="float" office:value="77" calcext:value-type="float">
            <text:p>7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7" calcext:value-type="float">
            <text:p>210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8" calcext:value-type="float">
            <text:p>2108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9" calcext:value-type="float">
            <text:p>210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10" calcext:value-type="float">
            <text:p>211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11" calcext:value-type="float">
            <text:p>211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12" calcext:value-type="float">
            <text:p>211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13" calcext:value-type="float">
            <text:p>211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14" calcext:value-type="float">
            <text:p>2114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15" calcext:value-type="float">
            <text:p>211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16" calcext:value-type="float">
            <text:p>2116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17" calcext:value-type="float">
            <text:p>211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18" calcext:value-type="float">
            <text:p>2118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19" calcext:value-type="float">
            <text:p>211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20" calcext:value-type="float">
            <text:p>212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21" calcext:value-type="float">
            <text:p>212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22" calcext:value-type="float">
            <text:p>212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23" calcext:value-type="float">
            <text:p>2123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24" calcext:value-type="float">
            <text:p>2124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25" calcext:value-type="float">
            <text:p>2125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26" calcext:value-type="float">
            <text:p>212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27" calcext:value-type="float">
            <text:p>2127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28" calcext:value-type="float">
            <text:p>212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29" calcext:value-type="float">
            <text:p>2129</text:p>
          </table:table-cell>
        </table:table-row>
        <table:table-row table:style-name="ro2">
          <table:table-cell table:style-name="ce11" office:value-type="float" office:value="100" calcext:value-type="float">
            <text:p>10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0" calcext:value-type="float">
            <text:p>213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1" calcext:value-type="float">
            <text:p>213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2" calcext:value-type="float">
            <text:p>213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3" calcext:value-type="float">
            <text:p>2133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4" calcext:value-type="float">
            <text:p>213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5" calcext:value-type="float">
            <text:p>2135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6" calcext:value-type="float">
            <text:p>2136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7" calcext:value-type="float">
            <text:p>2137</text:p>
          </table:table-cell>
        </table:table-row>
        <table:table-row table:style-name="ro2">
          <table:table-cell table:style-name="ce11" office:value-type="float" office:value="108" calcext:value-type="float">
            <text:p>10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8" calcext:value-type="float">
            <text:p>213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9" calcext:value-type="float">
            <text:p>2139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0" calcext:value-type="float">
            <text:p>2140</text:p>
          </table:table-cell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1" calcext:value-type="float">
            <text:p>2141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2" calcext:value-type="float">
            <text:p>214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3" calcext:value-type="float">
            <text:p>214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4" calcext:value-type="float">
            <text:p>2144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5" calcext:value-type="float">
            <text:p>2145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6" calcext:value-type="float">
            <text:p>214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7" calcext:value-type="float">
            <text:p>2147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8" calcext:value-type="float">
            <text:p>2148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9" calcext:value-type="float">
            <text:p>2149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0" calcext:value-type="float">
            <text:p>215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1" calcext:value-type="float">
            <text:p>2151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2" calcext:value-type="float">
            <text:p>2152</text:p>
          </table:table-cell>
        </table:table-row>
        <table:table-row table:style-name="ro2">
          <table:table-cell table:style-name="ce11" office:value-type="float" office:value="123" calcext:value-type="float">
            <text:p>12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3" calcext:value-type="float">
            <text:p>215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4" calcext:value-type="float">
            <text:p>2154</text:p>
          </table:table-cell>
        </table:table-row>
        <table:table-row table:style-name="ro2">
          <table:table-cell table:style-name="ce11" office:value-type="float" office:value="125" calcext:value-type="float">
            <text:p>12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5" calcext:value-type="float">
            <text:p>2155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6" calcext:value-type="float">
            <text:p>2156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7" calcext:value-type="float">
            <text:p>215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8" calcext:value-type="float">
            <text:p>2158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9" calcext:value-type="float">
            <text:p>215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0" calcext:value-type="float">
            <text:p>2160</text:p>
          </table:table-cell>
        </table:table-row>
        <table:table-row table:style-name="ro2">
          <table:table-cell table:style-name="ce11" office:value-type="float" office:value="131" calcext:value-type="float">
            <text:p>13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1" calcext:value-type="float">
            <text:p>2161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2" calcext:value-type="float">
            <text:p>216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3" calcext:value-type="float">
            <text:p>2163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4" calcext:value-type="float">
            <text:p>2164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5" calcext:value-type="float">
            <text:p>2165</text:p>
          </table:table-cell>
        </table:table-row>
        <table:table-row table:style-name="ro2">
          <table:table-cell table:style-name="ce11" office:value-type="float" office:value="136" calcext:value-type="float">
            <text:p>13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6" calcext:value-type="float">
            <text:p>2166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7" calcext:value-type="float">
            <text:p>216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8" calcext:value-type="float">
            <text:p>2168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9" calcext:value-type="float">
            <text:p>2169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70" calcext:value-type="float">
            <text:p>217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71" calcext:value-type="float">
            <text:p>217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72" calcext:value-type="float">
            <text:p>2172</text:p>
          </table:table-cell>
        </table:table-row>
        <table:table-row table:style-name="ro2">
          <table:table-cell table:style-name="ce11" office:value-type="float" office:value="143" calcext:value-type="float">
            <text:p>14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73" calcext:value-type="float">
            <text:p>2173</text:p>
          </table:table-cell>
        </table:table-row>
        <table:table-row table:style-name="ro2">
          <table:table-cell table:style-name="ce11" office:value-type="float" office:value="144" calcext:value-type="float">
            <text:p>14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74" calcext:value-type="float">
            <text:p>2174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75" calcext:value-type="float">
            <text:p>2175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76" calcext:value-type="float">
            <text:p>2176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77" calcext:value-type="float">
            <text:p>2177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78" calcext:value-type="float">
            <text:p>2178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79" calcext:value-type="float">
            <text:p>2179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80" calcext:value-type="float">
            <text:p>218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81" calcext:value-type="float">
            <text:p>2181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82" calcext:value-type="float">
            <text:p>2182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83" calcext:value-type="float">
            <text:p>2183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84" calcext:value-type="float">
            <text:p>2184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85" calcext:value-type="float">
            <text:p>2185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86" calcext:value-type="float">
            <text:p>2186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87" calcext:value-type="float">
            <text:p>2187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88" calcext:value-type="float">
            <text:p>2188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89" calcext:value-type="float">
            <text:p>2189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0" calcext:value-type="float">
            <text:p>2190</text:p>
          </table:table-cell>
        </table:table-row>
        <table:table-row table:style-name="ro2">
          <table:table-cell table:style-name="ce11" office:value-type="float" office:value="161" calcext:value-type="float">
            <text:p>16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1" calcext:value-type="float">
            <text:p>2191</text:p>
          </table:table-cell>
        </table:table-row>
        <table:table-row table:style-name="ro2">
          <table:table-cell table:style-name="ce11" office:value-type="float" office:value="162" calcext:value-type="float">
            <text:p>16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2" calcext:value-type="float">
            <text:p>2192</text:p>
          </table:table-cell>
        </table:table-row>
        <table:table-row table:style-name="ro2">
          <table:table-cell table:style-name="ce11" office:value-type="float" office:value="163" calcext:value-type="float">
            <text:p>16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3" calcext:value-type="float">
            <text:p>2193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4" calcext:value-type="float">
            <text:p>2194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5" calcext:value-type="float">
            <text:p>2195</text:p>
          </table:table-cell>
        </table:table-row>
        <table:table-row table:style-name="ro2">
          <table:table-cell table:style-name="ce11" office:value-type="float" office:value="166" calcext:value-type="float">
            <text:p>16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6" calcext:value-type="float">
            <text:p>2196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7" calcext:value-type="float">
            <text:p>2197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8" calcext:value-type="float">
            <text:p>2198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9" calcext:value-type="float">
            <text:p>2199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00" calcext:value-type="float">
            <text:p>2200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01" calcext:value-type="float">
            <text:p>2201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02" calcext:value-type="float">
            <text:p>2202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03" calcext:value-type="float">
            <text:p>2203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04" calcext:value-type="float">
            <text:p>2204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05" calcext:value-type="float">
            <text:p>2205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06" calcext:value-type="float">
            <text:p>2206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07" calcext:value-type="float">
            <text:p>2207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08" calcext:value-type="float">
            <text:p>2208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09" calcext:value-type="float">
            <text:p>2209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0" calcext:value-type="float">
            <text:p>221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1" calcext:value-type="float">
            <text:p>2211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2" calcext:value-type="float">
            <text:p>2212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3" calcext:value-type="float">
            <text:p>2213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4" calcext:value-type="float">
            <text:p>2214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5" calcext:value-type="float">
            <text:p>2215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6" calcext:value-type="float">
            <text:p>2216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7" calcext:value-type="float">
            <text:p>2217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8" calcext:value-type="float">
            <text:p>2218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9" calcext:value-type="float">
            <text:p>2219</text:p>
          </table:table-cell>
        </table:table-row>
        <table:table-row table:style-name="ro2">
          <table:table-cell table:style-name="ce11" office:value-type="float" office:value="190" calcext:value-type="float">
            <text:p>19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0" calcext:value-type="float">
            <text:p>2220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1" calcext:value-type="float">
            <text:p>2221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2" calcext:value-type="float">
            <text:p>2222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3" calcext:value-type="float">
            <text:p>2223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4" calcext:value-type="float">
            <text:p>2224</text:p>
          </table:table-cell>
        </table:table-row>
        <table:table-row table:style-name="ro2">
          <table:table-cell table:style-name="ce11" office:value-type="float" office:value="195" calcext:value-type="float">
            <text:p>19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5" calcext:value-type="float">
            <text:p>2225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6" calcext:value-type="float">
            <text:p>2226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7" calcext:value-type="float">
            <text:p>2227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8" calcext:value-type="float">
            <text:p>2228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9" calcext:value-type="float">
            <text:p>2229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30" calcext:value-type="float">
            <text:p>2230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31" calcext:value-type="float">
            <text:p>2231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32" calcext:value-type="float">
            <text:p>2232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33" calcext:value-type="float">
            <text:p>22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34" calcext:value-type="float">
            <text:p>223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35" calcext:value-type="float">
            <text:p>223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36" calcext:value-type="float">
            <text:p>223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37" calcext:value-type="float">
            <text:p>223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38" calcext:value-type="float">
            <text:p>2238</text:p>
          </table:table-cell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39" calcext:value-type="float">
            <text:p>223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0" calcext:value-type="float">
            <text:p>2240</text:p>
          </table:table-cell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1" calcext:value-type="float">
            <text:p>224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2" calcext:value-type="float">
            <text:p>224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3" calcext:value-type="float">
            <text:p>224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4" calcext:value-type="float">
            <text:p>224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6" calcext:value-type="float">
            <text:p>224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7" calcext:value-type="float">
            <text:p>224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8" calcext:value-type="float">
            <text:p>224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9" calcext:value-type="float">
            <text:p>224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0" calcext:value-type="float">
            <text:p>225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1" calcext:value-type="float">
            <text:p>225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2" calcext:value-type="float">
            <text:p>225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3" calcext:value-type="float">
            <text:p>2253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4" calcext:value-type="float">
            <text:p>225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5" calcext:value-type="float">
            <text:p>2255</text:p>
          </table:table-cell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6" calcext:value-type="float">
            <text:p>225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7" calcext:value-type="float">
            <text:p>225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8" calcext:value-type="float">
            <text:p>225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9" calcext:value-type="float">
            <text:p>225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60" calcext:value-type="float">
            <text:p>226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61" calcext:value-type="float">
            <text:p>226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62" calcext:value-type="float">
            <text:p>226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63" calcext:value-type="float">
            <text:p>226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64" calcext:value-type="float">
            <text:p>226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65" calcext:value-type="float">
            <text:p>226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66" calcext:value-type="float">
            <text:p>226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67" calcext:value-type="float">
            <text:p>2267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68" calcext:value-type="float">
            <text:p>226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69" calcext:value-type="float">
            <text:p>2269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70" calcext:value-type="float">
            <text:p>227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71" calcext:value-type="float">
            <text:p>227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72" calcext:value-type="float">
            <text:p>227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73" calcext:value-type="float">
            <text:p>227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74" calcext:value-type="float">
            <text:p>227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75" calcext:value-type="float">
            <text:p>227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76" calcext:value-type="float">
            <text:p>227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77" calcext:value-type="float">
            <text:p>227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78" calcext:value-type="float">
            <text:p>227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79" calcext:value-type="float">
            <text:p>227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80" calcext:value-type="float">
            <text:p>228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81" calcext:value-type="float">
            <text:p>228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82" calcext:value-type="float">
            <text:p>228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83" calcext:value-type="float">
            <text:p>228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84" calcext:value-type="float">
            <text:p>228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85" calcext:value-type="float">
            <text:p>228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86" calcext:value-type="float">
            <text:p>2286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87" calcext:value-type="float">
            <text:p>228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88" calcext:value-type="float">
            <text:p>228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89" calcext:value-type="float">
            <text:p>2289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0" calcext:value-type="float">
            <text:p>229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1" calcext:value-type="float">
            <text:p>229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2" calcext:value-type="float">
            <text:p>229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3" calcext:value-type="float">
            <text:p>229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4" calcext:value-type="float">
            <text:p>229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5" calcext:value-type="float">
            <text:p>229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6" calcext:value-type="float">
            <text:p>2296</text:p>
          </table:table-cell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7" calcext:value-type="float">
            <text:p>2297</text:p>
          </table:table-cell>
        </table:table-row>
        <table:table-row table:style-name="ro2">
          <table:table-cell table:style-name="ce11" office:value-type="float" office:value="65" calcext:value-type="float">
            <text:p>6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8" calcext:value-type="float">
            <text:p>229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9" calcext:value-type="float">
            <text:p>2299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0" calcext:value-type="float">
            <text:p>230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1" calcext:value-type="float">
            <text:p>230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2" calcext:value-type="float">
            <text:p>230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3" calcext:value-type="float">
            <text:p>230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4" calcext:value-type="float">
            <text:p>2304</text:p>
          </table:table-cell>
        </table:table-row>
        <table:table-row table:style-name="ro2">
          <table:table-cell table:style-name="ce11" office:value-type="float" office:value="72" calcext:value-type="float">
            <text:p>7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5" calcext:value-type="float">
            <text:p>2305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6" calcext:value-type="float">
            <text:p>2306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7" calcext:value-type="float">
            <text:p>2307</text:p>
          </table:table-cell>
        </table:table-row>
        <table:table-row table:style-name="ro2">
          <table:table-cell table:style-name="ce11" office:value-type="float" office:value="75" calcext:value-type="float">
            <text:p>7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8" calcext:value-type="float">
            <text:p>2308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9" calcext:value-type="float">
            <text:p>2309</text:p>
          </table:table-cell>
        </table:table-row>
        <table:table-row table:style-name="ro2">
          <table:table-cell table:style-name="ce11" office:value-type="float" office:value="77" calcext:value-type="float">
            <text:p>7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0" calcext:value-type="float">
            <text:p>231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1" calcext:value-type="float">
            <text:p>231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2" calcext:value-type="float">
            <text:p>231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3" calcext:value-type="float">
            <text:p>2313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4" calcext:value-type="float">
            <text:p>2314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5" calcext:value-type="float">
            <text:p>2315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6" calcext:value-type="float">
            <text:p>2316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7" calcext:value-type="float">
            <text:p>2317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8" calcext:value-type="float">
            <text:p>2318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9" calcext:value-type="float">
            <text:p>2319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20" calcext:value-type="float">
            <text:p>232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21" calcext:value-type="float">
            <text:p>232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22" calcext:value-type="float">
            <text:p>232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23" calcext:value-type="float">
            <text:p>2323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24" calcext:value-type="float">
            <text:p>2324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25" calcext:value-type="float">
            <text:p>232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26" calcext:value-type="float">
            <text:p>2326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27" calcext:value-type="float">
            <text:p>2327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28" calcext:value-type="float">
            <text:p>2328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29" calcext:value-type="float">
            <text:p>2329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30" calcext:value-type="float">
            <text:p>233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31" calcext:value-type="float">
            <text:p>233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32" calcext:value-type="float">
            <text:p>2332</text:p>
          </table:table-cell>
        </table:table-row>
        <table:table-row table:style-name="ro2">
          <table:table-cell table:style-name="ce11" office:value-type="float" office:value="100" calcext:value-type="float">
            <text:p>10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33" calcext:value-type="float">
            <text:p>2333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34" calcext:value-type="float">
            <text:p>2334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35" calcext:value-type="float">
            <text:p>2335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36" calcext:value-type="float">
            <text:p>2336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37" calcext:value-type="float">
            <text:p>2337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38" calcext:value-type="float">
            <text:p>2338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39" calcext:value-type="float">
            <text:p>2339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0" calcext:value-type="float">
            <text:p>2340</text:p>
          </table:table-cell>
        </table:table-row>
        <table:table-row table:style-name="ro2">
          <table:table-cell table:style-name="ce11" office:value-type="float" office:value="108" calcext:value-type="float">
            <text:p>10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1" calcext:value-type="float">
            <text:p>2341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2" calcext:value-type="float">
            <text:p>234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3" calcext:value-type="float">
            <text:p>2343</text:p>
          </table:table-cell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4" calcext:value-type="float">
            <text:p>2344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5" calcext:value-type="float">
            <text:p>234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6" calcext:value-type="float">
            <text:p>2346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7" calcext:value-type="float">
            <text:p>2347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8" calcext:value-type="float">
            <text:p>2348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9" calcext:value-type="float">
            <text:p>2349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50" calcext:value-type="float">
            <text:p>2350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51" calcext:value-type="float">
            <text:p>2351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52" calcext:value-type="float">
            <text:p>2352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53" calcext:value-type="float">
            <text:p>2353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54" calcext:value-type="float">
            <text:p>2354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55" calcext:value-type="float">
            <text:p>2355</text:p>
          </table:table-cell>
        </table:table-row>
        <table:table-row table:style-name="ro2">
          <table:table-cell table:style-name="ce11" office:value-type="float" office:value="123" calcext:value-type="float">
            <text:p>12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56" calcext:value-type="float">
            <text:p>2356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57" calcext:value-type="float">
            <text:p>2357</text:p>
          </table:table-cell>
        </table:table-row>
        <table:table-row table:style-name="ro2">
          <table:table-cell table:style-name="ce11" office:value-type="float" office:value="125" calcext:value-type="float">
            <text:p>12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58" calcext:value-type="float">
            <text:p>2358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59" calcext:value-type="float">
            <text:p>2359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0" calcext:value-type="float">
            <text:p>236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1" calcext:value-type="float">
            <text:p>2361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2" calcext:value-type="float">
            <text:p>2362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3" calcext:value-type="float">
            <text:p>2363</text:p>
          </table:table-cell>
        </table:table-row>
        <table:table-row table:style-name="ro2">
          <table:table-cell table:style-name="ce11" office:value-type="float" office:value="131" calcext:value-type="float">
            <text:p>13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4" calcext:value-type="float">
            <text:p>2364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5" calcext:value-type="float">
            <text:p>2365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6" calcext:value-type="float">
            <text:p>2366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7" calcext:value-type="float">
            <text:p>2367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8" calcext:value-type="float">
            <text:p>2368</text:p>
          </table:table-cell>
        </table:table-row>
        <table:table-row table:style-name="ro2">
          <table:table-cell table:style-name="ce11" office:value-type="float" office:value="136" calcext:value-type="float">
            <text:p>13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9" calcext:value-type="float">
            <text:p>2369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0" calcext:value-type="float">
            <text:p>237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1" calcext:value-type="float">
            <text:p>2371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2" calcext:value-type="float">
            <text:p>237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3" calcext:value-type="float">
            <text:p>2373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4" calcext:value-type="float">
            <text:p>2374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5" calcext:value-type="float">
            <text:p>2375</text:p>
          </table:table-cell>
        </table:table-row>
        <table:table-row table:style-name="ro2">
          <table:table-cell table:style-name="ce11" office:value-type="float" office:value="143" calcext:value-type="float">
            <text:p>14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6" calcext:value-type="float">
            <text:p>2376</text:p>
          </table:table-cell>
        </table:table-row>
        <table:table-row table:style-name="ro2">
          <table:table-cell table:style-name="ce11" office:value-type="float" office:value="144" calcext:value-type="float">
            <text:p>14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7" calcext:value-type="float">
            <text:p>2377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8" calcext:value-type="float">
            <text:p>2378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9" calcext:value-type="float">
            <text:p>2379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80" calcext:value-type="float">
            <text:p>2380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81" calcext:value-type="float">
            <text:p>2381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82" calcext:value-type="float">
            <text:p>2382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83" calcext:value-type="float">
            <text:p>2383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84" calcext:value-type="float">
            <text:p>2384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85" calcext:value-type="float">
            <text:p>2385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86" calcext:value-type="float">
            <text:p>2386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87" calcext:value-type="float">
            <text:p>2387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88" calcext:value-type="float">
            <text:p>2388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89" calcext:value-type="float">
            <text:p>2389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0" calcext:value-type="float">
            <text:p>239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1" calcext:value-type="float">
            <text:p>2391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2" calcext:value-type="float">
            <text:p>2392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3" calcext:value-type="float">
            <text:p>2393</text:p>
          </table:table-cell>
        </table:table-row>
        <table:table-row table:style-name="ro2">
          <table:table-cell table:style-name="ce11" office:value-type="float" office:value="161" calcext:value-type="float">
            <text:p>16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4" calcext:value-type="float">
            <text:p>2394</text:p>
          </table:table-cell>
        </table:table-row>
        <table:table-row table:style-name="ro2">
          <table:table-cell table:style-name="ce11" office:value-type="float" office:value="162" calcext:value-type="float">
            <text:p>16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5" calcext:value-type="float">
            <text:p>2395</text:p>
          </table:table-cell>
        </table:table-row>
        <table:table-row table:style-name="ro2">
          <table:table-cell table:style-name="ce11" office:value-type="float" office:value="163" calcext:value-type="float">
            <text:p>16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6" calcext:value-type="float">
            <text:p>2396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7" calcext:value-type="float">
            <text:p>2397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8" calcext:value-type="float">
            <text:p>2398</text:p>
          </table:table-cell>
        </table:table-row>
        <table:table-row table:style-name="ro2">
          <table:table-cell table:style-name="ce11" office:value-type="float" office:value="166" calcext:value-type="float">
            <text:p>16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9" calcext:value-type="float">
            <text:p>2399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00" calcext:value-type="float">
            <text:p>2400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01" calcext:value-type="float">
            <text:p>2401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02" calcext:value-type="float">
            <text:p>2402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03" calcext:value-type="float">
            <text:p>2403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04" calcext:value-type="float">
            <text:p>2404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05" calcext:value-type="float">
            <text:p>2405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06" calcext:value-type="float">
            <text:p>2406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07" calcext:value-type="float">
            <text:p>2407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08" calcext:value-type="float">
            <text:p>2408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09" calcext:value-type="float">
            <text:p>2409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0" calcext:value-type="float">
            <text:p>2410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1" calcext:value-type="float">
            <text:p>2411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2" calcext:value-type="float">
            <text:p>2412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3" calcext:value-type="float">
            <text:p>2413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4" calcext:value-type="float">
            <text:p>2414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5" calcext:value-type="float">
            <text:p>2415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6" calcext:value-type="float">
            <text:p>2416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7" calcext:value-type="float">
            <text:p>2417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8" calcext:value-type="float">
            <text:p>2418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9" calcext:value-type="float">
            <text:p>2419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20" calcext:value-type="float">
            <text:p>2420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21" calcext:value-type="float">
            <text:p>2421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22" calcext:value-type="float">
            <text:p>2422</text:p>
          </table:table-cell>
        </table:table-row>
        <table:table-row table:style-name="ro2">
          <table:table-cell table:style-name="ce11" office:value-type="float" office:value="190" calcext:value-type="float">
            <text:p>19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23" calcext:value-type="float">
            <text:p>2423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24" calcext:value-type="float">
            <text:p>2424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25" calcext:value-type="float">
            <text:p>2425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26" calcext:value-type="float">
            <text:p>2426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27" calcext:value-type="float">
            <text:p>2427</text:p>
          </table:table-cell>
        </table:table-row>
        <table:table-row table:style-name="ro2">
          <table:table-cell table:style-name="ce11" office:value-type="float" office:value="195" calcext:value-type="float">
            <text:p>19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28" calcext:value-type="float">
            <text:p>2428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29" calcext:value-type="float">
            <text:p>2429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30" calcext:value-type="float">
            <text:p>2430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31" calcext:value-type="float">
            <text:p>2431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32" calcext:value-type="float">
            <text:p>2432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33" calcext:value-type="float">
            <text:p>2433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34" calcext:value-type="float">
            <text:p>2434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35" calcext:value-type="float">
            <text:p>2435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36" calcext:value-type="float">
            <text:p>24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37" calcext:value-type="float">
            <text:p>243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38" calcext:value-type="float">
            <text:p>243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39" calcext:value-type="float">
            <text:p>243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40" calcext:value-type="float">
            <text:p>244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41" calcext:value-type="float">
            <text:p>2441</text:p>
          </table:table-cell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42" calcext:value-type="float">
            <text:p>244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43" calcext:value-type="float">
            <text:p>2443</text:p>
          </table:table-cell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44" calcext:value-type="float">
            <text:p>244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45" calcext:value-type="float">
            <text:p>244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46" calcext:value-type="float">
            <text:p>244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47" calcext:value-type="float">
            <text:p>244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48" calcext:value-type="float">
            <text:p>244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49" calcext:value-type="float">
            <text:p>244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50" calcext:value-type="float">
            <text:p>24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51" calcext:value-type="float">
            <text:p>245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52" calcext:value-type="float">
            <text:p>245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53" calcext:value-type="float">
            <text:p>245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54" calcext:value-type="float">
            <text:p>245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55" calcext:value-type="float">
            <text:p>245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56" calcext:value-type="float">
            <text:p>2456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57" calcext:value-type="float">
            <text:p>245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58" calcext:value-type="float">
            <text:p>2458</text:p>
          </table:table-cell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59" calcext:value-type="float">
            <text:p>245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60" calcext:value-type="float">
            <text:p>246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61" calcext:value-type="float">
            <text:p>246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62" calcext:value-type="float">
            <text:p>246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63" calcext:value-type="float">
            <text:p>246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64" calcext:value-type="float">
            <text:p>246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65" calcext:value-type="float">
            <text:p>246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66" calcext:value-type="float">
            <text:p>246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67" calcext:value-type="float">
            <text:p>246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68" calcext:value-type="float">
            <text:p>246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69" calcext:value-type="float">
            <text:p>246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70" calcext:value-type="float">
            <text:p>247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71" calcext:value-type="float">
            <text:p>247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72" calcext:value-type="float">
            <text:p>247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73" calcext:value-type="float">
            <text:p>247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74" calcext:value-type="float">
            <text:p>247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75" calcext:value-type="float">
            <text:p>247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76" calcext:value-type="float">
            <text:p>247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77" calcext:value-type="float">
            <text:p>247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78" calcext:value-type="float">
            <text:p>247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79" calcext:value-type="float">
            <text:p>2479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80" calcext:value-type="float">
            <text:p>248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81" calcext:value-type="float">
            <text:p>248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82" calcext:value-type="float">
            <text:p>248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83" calcext:value-type="float">
            <text:p>248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84" calcext:value-type="float">
            <text:p>2484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85" calcext:value-type="float">
            <text:p>248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86" calcext:value-type="float">
            <text:p>248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87" calcext:value-type="float">
            <text:p>248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88" calcext:value-type="float">
            <text:p>2488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89" calcext:value-type="float">
            <text:p>2489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90" calcext:value-type="float">
            <text:p>249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91" calcext:value-type="float">
            <text:p>249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92" calcext:value-type="float">
            <text:p>249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93" calcext:value-type="float">
            <text:p>2493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94" calcext:value-type="float">
            <text:p>2494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95" calcext:value-type="float">
            <text:p>249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96" calcext:value-type="float">
            <text:p>249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97" calcext:value-type="float">
            <text:p>249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98" calcext:value-type="float">
            <text:p>249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99" calcext:value-type="float">
            <text:p>2499</text:p>
          </table:table-cell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00" calcext:value-type="float">
            <text:p>2500</text:p>
          </table:table-cell>
        </table:table-row>
        <table:table-row table:style-name="ro2">
          <table:table-cell table:style-name="ce11" office:value-type="float" office:value="65" calcext:value-type="float">
            <text:p>6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01" calcext:value-type="float">
            <text:p>250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02" calcext:value-type="float">
            <text:p>250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03" calcext:value-type="float">
            <text:p>2503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04" calcext:value-type="float">
            <text:p>2504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05" calcext:value-type="float">
            <text:p>250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06" calcext:value-type="float">
            <text:p>2506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07" calcext:value-type="float">
            <text:p>2507</text:p>
          </table:table-cell>
        </table:table-row>
        <table:table-row table:style-name="ro2">
          <table:table-cell table:style-name="ce11" office:value-type="float" office:value="72" calcext:value-type="float">
            <text:p>7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08" calcext:value-type="float">
            <text:p>250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09" calcext:value-type="float">
            <text:p>2509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10" calcext:value-type="float">
            <text:p>2510</text:p>
          </table:table-cell>
        </table:table-row>
        <table:table-row table:style-name="ro2">
          <table:table-cell table:style-name="ce11" office:value-type="float" office:value="75" calcext:value-type="float">
            <text:p>7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11" calcext:value-type="float">
            <text:p>251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12" calcext:value-type="float">
            <text:p>2512</text:p>
          </table:table-cell>
        </table:table-row>
        <table:table-row table:style-name="ro2">
          <table:table-cell table:style-name="ce11" office:value-type="float" office:value="77" calcext:value-type="float">
            <text:p>7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13" calcext:value-type="float">
            <text:p>2513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14" calcext:value-type="float">
            <text:p>2514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15" calcext:value-type="float">
            <text:p>251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16" calcext:value-type="float">
            <text:p>251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17" calcext:value-type="float">
            <text:p>2517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18" calcext:value-type="float">
            <text:p>2518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19" calcext:value-type="float">
            <text:p>2519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20" calcext:value-type="float">
            <text:p>252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21" calcext:value-type="float">
            <text:p>252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22" calcext:value-type="float">
            <text:p>2522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23" calcext:value-type="float">
            <text:p>2523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24" calcext:value-type="float">
            <text:p>2524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25" calcext:value-type="float">
            <text:p>252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26" calcext:value-type="float">
            <text:p>2526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27" calcext:value-type="float">
            <text:p>2527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28" calcext:value-type="float">
            <text:p>2528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29" calcext:value-type="float">
            <text:p>2529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30" calcext:value-type="float">
            <text:p>253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31" calcext:value-type="float">
            <text:p>253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32" calcext:value-type="float">
            <text:p>2532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33" calcext:value-type="float">
            <text:p>2533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34" calcext:value-type="float">
            <text:p>253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35" calcext:value-type="float">
            <text:p>2535</text:p>
          </table:table-cell>
        </table:table-row>
        <table:table-row table:style-name="ro2">
          <table:table-cell table:style-name="ce11" office:value-type="float" office:value="100" calcext:value-type="float">
            <text:p>10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36" calcext:value-type="float">
            <text:p>2536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37" calcext:value-type="float">
            <text:p>2537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38" calcext:value-type="float">
            <text:p>2538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39" calcext:value-type="float">
            <text:p>2539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40" calcext:value-type="float">
            <text:p>254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41" calcext:value-type="float">
            <text:p>2541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42" calcext:value-type="float">
            <text:p>254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43" calcext:value-type="float">
            <text:p>2543</text:p>
          </table:table-cell>
        </table:table-row>
        <table:table-row table:style-name="ro2">
          <table:table-cell table:style-name="ce11" office:value-type="float" office:value="108" calcext:value-type="float">
            <text:p>10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44" calcext:value-type="float">
            <text:p>2544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45" calcext:value-type="float">
            <text:p>2545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46" calcext:value-type="float">
            <text:p>2546</text:p>
          </table:table-cell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47" calcext:value-type="float">
            <text:p>2547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48" calcext:value-type="float">
            <text:p>2548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49" calcext:value-type="float">
            <text:p>2549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50" calcext:value-type="float">
            <text:p>2550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51" calcext:value-type="float">
            <text:p>2551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52" calcext:value-type="float">
            <text:p>2552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53" calcext:value-type="float">
            <text:p>255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54" calcext:value-type="float">
            <text:p>2554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55" calcext:value-type="float">
            <text:p>2555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56" calcext:value-type="float">
            <text:p>2556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57" calcext:value-type="float">
            <text:p>2557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58" calcext:value-type="float">
            <text:p>2558</text:p>
          </table:table-cell>
        </table:table-row>
        <table:table-row table:style-name="ro2">
          <table:table-cell table:style-name="ce11" office:value-type="float" office:value="123" calcext:value-type="float">
            <text:p>12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59" calcext:value-type="float">
            <text:p>2559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60" calcext:value-type="float">
            <text:p>2560</text:p>
          </table:table-cell>
        </table:table-row>
        <table:table-row table:style-name="ro2">
          <table:table-cell table:style-name="ce11" office:value-type="float" office:value="125" calcext:value-type="float">
            <text:p>12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61" calcext:value-type="float">
            <text:p>2561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62" calcext:value-type="float">
            <text:p>2562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63" calcext:value-type="float">
            <text:p>256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64" calcext:value-type="float">
            <text:p>2564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65" calcext:value-type="float">
            <text:p>2565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66" calcext:value-type="float">
            <text:p>2566</text:p>
          </table:table-cell>
        </table:table-row>
        <table:table-row table:style-name="ro2">
          <table:table-cell table:style-name="ce11" office:value-type="float" office:value="131" calcext:value-type="float">
            <text:p>13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67" calcext:value-type="float">
            <text:p>2567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68" calcext:value-type="float">
            <text:p>2568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69" calcext:value-type="float">
            <text:p>2569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70" calcext:value-type="float">
            <text:p>2570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71" calcext:value-type="float">
            <text:p>2571</text:p>
          </table:table-cell>
        </table:table-row>
        <table:table-row table:style-name="ro2">
          <table:table-cell table:style-name="ce11" office:value-type="float" office:value="136" calcext:value-type="float">
            <text:p>13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72" calcext:value-type="float">
            <text:p>2572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73" calcext:value-type="float">
            <text:p>2573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74" calcext:value-type="float">
            <text:p>2574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75" calcext:value-type="float">
            <text:p>2575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76" calcext:value-type="float">
            <text:p>2576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77" calcext:value-type="float">
            <text:p>2577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78" calcext:value-type="float">
            <text:p>2578</text:p>
          </table:table-cell>
        </table:table-row>
        <table:table-row table:style-name="ro2">
          <table:table-cell table:style-name="ce11" office:value-type="float" office:value="143" calcext:value-type="float">
            <text:p>14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79" calcext:value-type="float">
            <text:p>2579</text:p>
          </table:table-cell>
        </table:table-row>
        <table:table-row table:style-name="ro2">
          <table:table-cell table:style-name="ce11" office:value-type="float" office:value="144" calcext:value-type="float">
            <text:p>14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80" calcext:value-type="float">
            <text:p>2580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81" calcext:value-type="float">
            <text:p>2581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82" calcext:value-type="float">
            <text:p>2582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83" calcext:value-type="float">
            <text:p>258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84" calcext:value-type="float">
            <text:p>2584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85" calcext:value-type="float">
            <text:p>2585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86" calcext:value-type="float">
            <text:p>2586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87" calcext:value-type="float">
            <text:p>2587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88" calcext:value-type="float">
            <text:p>2588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89" calcext:value-type="float">
            <text:p>2589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90" calcext:value-type="float">
            <text:p>2590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91" calcext:value-type="float">
            <text:p>2591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92" calcext:value-type="float">
            <text:p>2592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93" calcext:value-type="float">
            <text:p>2593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94" calcext:value-type="float">
            <text:p>2594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95" calcext:value-type="float">
            <text:p>2595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96" calcext:value-type="float">
            <text:p>2596</text:p>
          </table:table-cell>
        </table:table-row>
        <table:table-row table:style-name="ro2">
          <table:table-cell table:style-name="ce11" office:value-type="float" office:value="161" calcext:value-type="float">
            <text:p>16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97" calcext:value-type="float">
            <text:p>2597</text:p>
          </table:table-cell>
        </table:table-row>
        <table:table-row table:style-name="ro2">
          <table:table-cell table:style-name="ce11" office:value-type="float" office:value="162" calcext:value-type="float">
            <text:p>16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98" calcext:value-type="float">
            <text:p>2598</text:p>
          </table:table-cell>
        </table:table-row>
        <table:table-row table:style-name="ro2">
          <table:table-cell table:style-name="ce11" office:value-type="float" office:value="163" calcext:value-type="float">
            <text:p>16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99" calcext:value-type="float">
            <text:p>2599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00" calcext:value-type="float">
            <text:p>2600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01" calcext:value-type="float">
            <text:p>2601</text:p>
          </table:table-cell>
        </table:table-row>
        <table:table-row table:style-name="ro2">
          <table:table-cell table:style-name="ce11" office:value-type="float" office:value="166" calcext:value-type="float">
            <text:p>16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02" calcext:value-type="float">
            <text:p>2602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03" calcext:value-type="float">
            <text:p>2603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04" calcext:value-type="float">
            <text:p>2604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05" calcext:value-type="float">
            <text:p>2605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06" calcext:value-type="float">
            <text:p>2606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07" calcext:value-type="float">
            <text:p>2607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08" calcext:value-type="float">
            <text:p>2608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09" calcext:value-type="float">
            <text:p>2609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10" calcext:value-type="float">
            <text:p>2610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11" calcext:value-type="float">
            <text:p>2611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12" calcext:value-type="float">
            <text:p>2612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13" calcext:value-type="float">
            <text:p>2613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14" calcext:value-type="float">
            <text:p>2614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15" calcext:value-type="float">
            <text:p>2615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16" calcext:value-type="float">
            <text:p>2616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17" calcext:value-type="float">
            <text:p>2617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18" calcext:value-type="float">
            <text:p>2618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19" calcext:value-type="float">
            <text:p>2619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20" calcext:value-type="float">
            <text:p>2620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21" calcext:value-type="float">
            <text:p>2621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22" calcext:value-type="float">
            <text:p>2622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23" calcext:value-type="float">
            <text:p>2623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24" calcext:value-type="float">
            <text:p>2624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25" calcext:value-type="float">
            <text:p>2625</text:p>
          </table:table-cell>
        </table:table-row>
        <table:table-row table:style-name="ro2">
          <table:table-cell table:style-name="ce11" office:value-type="float" office:value="190" calcext:value-type="float">
            <text:p>19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26" calcext:value-type="float">
            <text:p>2626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27" calcext:value-type="float">
            <text:p>2627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28" calcext:value-type="float">
            <text:p>2628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29" calcext:value-type="float">
            <text:p>2629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30" calcext:value-type="float">
            <text:p>2630</text:p>
          </table:table-cell>
        </table:table-row>
        <table:table-row table:style-name="ro2">
          <table:table-cell table:style-name="ce11" office:value-type="float" office:value="195" calcext:value-type="float">
            <text:p>19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31" calcext:value-type="float">
            <text:p>2631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32" calcext:value-type="float">
            <text:p>2632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33" calcext:value-type="float">
            <text:p>2633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34" calcext:value-type="float">
            <text:p>2634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35" calcext:value-type="float">
            <text:p>2635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36" calcext:value-type="float">
            <text:p>2636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37" calcext:value-type="float">
            <text:p>2637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38" calcext:value-type="float">
            <text:p>2638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39" calcext:value-type="float">
            <text:p>263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40" calcext:value-type="float">
            <text:p>264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41" calcext:value-type="float">
            <text:p>264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42" calcext:value-type="float">
            <text:p>264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43" calcext:value-type="float">
            <text:p>264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44" calcext:value-type="float">
            <text:p>2644</text:p>
          </table:table-cell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45" calcext:value-type="float">
            <text:p>264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46" calcext:value-type="float">
            <text:p>2646</text:p>
          </table:table-cell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47" calcext:value-type="float">
            <text:p>264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48" calcext:value-type="float">
            <text:p>264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49" calcext:value-type="float">
            <text:p>264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50" calcext:value-type="float">
            <text:p>265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51" calcext:value-type="float">
            <text:p>265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52" calcext:value-type="float">
            <text:p>265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53" calcext:value-type="float">
            <text:p>265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54" calcext:value-type="float">
            <text:p>265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55" calcext:value-type="float">
            <text:p>265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56" calcext:value-type="float">
            <text:p>265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57" calcext:value-type="float">
            <text:p>265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58" calcext:value-type="float">
            <text:p>265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59" calcext:value-type="float">
            <text:p>2659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60" calcext:value-type="float">
            <text:p>266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61" calcext:value-type="float">
            <text:p>2661</text:p>
          </table:table-cell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62" calcext:value-type="float">
            <text:p>266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63" calcext:value-type="float">
            <text:p>266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64" calcext:value-type="float">
            <text:p>266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65" calcext:value-type="float">
            <text:p>266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66" calcext:value-type="float">
            <text:p>266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67" calcext:value-type="float">
            <text:p>266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68" calcext:value-type="float">
            <text:p>266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69" calcext:value-type="float">
            <text:p>266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70" calcext:value-type="float">
            <text:p>267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71" calcext:value-type="float">
            <text:p>267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72" calcext:value-type="float">
            <text:p>267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73" calcext:value-type="float">
            <text:p>267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74" calcext:value-type="float">
            <text:p>267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75" calcext:value-type="float">
            <text:p>267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76" calcext:value-type="float">
            <text:p>267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77" calcext:value-type="float">
            <text:p>267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78" calcext:value-type="float">
            <text:p>267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79" calcext:value-type="float">
            <text:p>267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80" calcext:value-type="float">
            <text:p>268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81" calcext:value-type="float">
            <text:p>268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82" calcext:value-type="float">
            <text:p>268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83" calcext:value-type="float">
            <text:p>268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84" calcext:value-type="float">
            <text:p>268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85" calcext:value-type="float">
            <text:p>268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86" calcext:value-type="float">
            <text:p>268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87" calcext:value-type="float">
            <text:p>268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88" calcext:value-type="float">
            <text:p>268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89" calcext:value-type="float">
            <text:p>268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90" calcext:value-type="float">
            <text:p>269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91" calcext:value-type="float">
            <text:p>269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92" calcext:value-type="float">
            <text:p>269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93" calcext:value-type="float">
            <text:p>269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94" calcext:value-type="float">
            <text:p>269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95" calcext:value-type="float">
            <text:p>269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96" calcext:value-type="float">
            <text:p>2696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97" calcext:value-type="float">
            <text:p>2697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98" calcext:value-type="float">
            <text:p>269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99" calcext:value-type="float">
            <text:p>2699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00" calcext:value-type="float">
            <text:p>270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01" calcext:value-type="float">
            <text:p>270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02" calcext:value-type="float">
            <text:p>2702</text:p>
          </table:table-cell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03" calcext:value-type="float">
            <text:p>2703</text:p>
          </table:table-cell>
        </table:table-row>
        <table:table-row table:style-name="ro2">
          <table:table-cell table:style-name="ce11" office:value-type="float" office:value="65" calcext:value-type="float">
            <text:p>6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04" calcext:value-type="float">
            <text:p>270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05" calcext:value-type="float">
            <text:p>270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06" calcext:value-type="float">
            <text:p>2706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07" calcext:value-type="float">
            <text:p>2707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08" calcext:value-type="float">
            <text:p>270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09" calcext:value-type="float">
            <text:p>270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10" calcext:value-type="float">
            <text:p>2710</text:p>
          </table:table-cell>
        </table:table-row>
        <table:table-row table:style-name="ro2">
          <table:table-cell table:style-name="ce11" office:value-type="float" office:value="72" calcext:value-type="float">
            <text:p>7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11" calcext:value-type="float">
            <text:p>271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12" calcext:value-type="float">
            <text:p>2712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13" calcext:value-type="float">
            <text:p>2713</text:p>
          </table:table-cell>
        </table:table-row>
        <table:table-row table:style-name="ro2">
          <table:table-cell table:style-name="ce11" office:value-type="float" office:value="75" calcext:value-type="float">
            <text:p>7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14" calcext:value-type="float">
            <text:p>271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15" calcext:value-type="float">
            <text:p>2715</text:p>
          </table:table-cell>
        </table:table-row>
        <table:table-row table:style-name="ro2">
          <table:table-cell table:style-name="ce11" office:value-type="float" office:value="77" calcext:value-type="float">
            <text:p>7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16" calcext:value-type="float">
            <text:p>2716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17" calcext:value-type="float">
            <text:p>271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18" calcext:value-type="float">
            <text:p>2718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19" calcext:value-type="float">
            <text:p>2719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20" calcext:value-type="float">
            <text:p>272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21" calcext:value-type="float">
            <text:p>272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22" calcext:value-type="float">
            <text:p>2722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23" calcext:value-type="float">
            <text:p>2723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24" calcext:value-type="float">
            <text:p>2724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25" calcext:value-type="float">
            <text:p>2725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26" calcext:value-type="float">
            <text:p>2726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27" calcext:value-type="float">
            <text:p>2727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28" calcext:value-type="float">
            <text:p>272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29" calcext:value-type="float">
            <text:p>272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30" calcext:value-type="float">
            <text:p>273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31" calcext:value-type="float">
            <text:p>273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32" calcext:value-type="float">
            <text:p>2732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33" calcext:value-type="float">
            <text:p>2733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34" calcext:value-type="float">
            <text:p>273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35" calcext:value-type="float">
            <text:p>2735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36" calcext:value-type="float">
            <text:p>2736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37" calcext:value-type="float">
            <text:p>2737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38" calcext:value-type="float">
            <text:p>2738</text:p>
          </table:table-cell>
        </table:table-row>
        <table:table-row table:style-name="ro2">
          <table:table-cell table:style-name="ce11" office:value-type="float" office:value="100" calcext:value-type="float">
            <text:p>10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40" calcext:value-type="float">
            <text:p>2740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41" calcext:value-type="float">
            <text:p>274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42" calcext:value-type="float">
            <text:p>274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43" calcext:value-type="float">
            <text:p>2743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44" calcext:value-type="float">
            <text:p>2744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45" calcext:value-type="float">
            <text:p>2745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46" calcext:value-type="float">
            <text:p>2746</text:p>
          </table:table-cell>
        </table:table-row>
        <table:table-row table:style-name="ro2">
          <table:table-cell table:style-name="ce11" office:value-type="float" office:value="108" calcext:value-type="float">
            <text:p>10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47" calcext:value-type="float">
            <text:p>2747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48" calcext:value-type="float">
            <text:p>2748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49" calcext:value-type="float">
            <text:p>2749</text:p>
          </table:table-cell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50" calcext:value-type="float">
            <text:p>2750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51" calcext:value-type="float">
            <text:p>2751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52" calcext:value-type="float">
            <text:p>275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53" calcext:value-type="float">
            <text:p>2753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54" calcext:value-type="float">
            <text:p>2754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55" calcext:value-type="float">
            <text:p>2755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56" calcext:value-type="float">
            <text:p>2756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57" calcext:value-type="float">
            <text:p>2757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58" calcext:value-type="float">
            <text:p>2758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59" calcext:value-type="float">
            <text:p>2759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60" calcext:value-type="float">
            <text:p>276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61" calcext:value-type="float">
            <text:p>2761</text:p>
          </table:table-cell>
        </table:table-row>
        <table:table-row table:style-name="ro2">
          <table:table-cell table:style-name="ce11" office:value-type="float" office:value="123" calcext:value-type="float">
            <text:p>12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62" calcext:value-type="float">
            <text:p>2762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63" calcext:value-type="float">
            <text:p>2763</text:p>
          </table:table-cell>
        </table:table-row>
        <table:table-row table:style-name="ro2">
          <table:table-cell table:style-name="ce11" office:value-type="float" office:value="125" calcext:value-type="float">
            <text:p>12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64" calcext:value-type="float">
            <text:p>2764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65" calcext:value-type="float">
            <text:p>2765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66" calcext:value-type="float">
            <text:p>2766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67" calcext:value-type="float">
            <text:p>2767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68" calcext:value-type="float">
            <text:p>2768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69" calcext:value-type="float">
            <text:p>2769</text:p>
          </table:table-cell>
        </table:table-row>
        <table:table-row table:style-name="ro2">
          <table:table-cell table:style-name="ce11" office:value-type="float" office:value="131" calcext:value-type="float">
            <text:p>13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70" calcext:value-type="float">
            <text:p>277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71" calcext:value-type="float">
            <text:p>2771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72" calcext:value-type="float">
            <text:p>2772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73" calcext:value-type="float">
            <text:p>2773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74" calcext:value-type="float">
            <text:p>2774</text:p>
          </table:table-cell>
        </table:table-row>
        <table:table-row table:style-name="ro2">
          <table:table-cell table:style-name="ce11" office:value-type="float" office:value="136" calcext:value-type="float">
            <text:p>13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75" calcext:value-type="float">
            <text:p>2775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76" calcext:value-type="float">
            <text:p>2776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77" calcext:value-type="float">
            <text:p>2777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78" calcext:value-type="float">
            <text:p>2778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79" calcext:value-type="float">
            <text:p>2779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80" calcext:value-type="float">
            <text:p>2780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81" calcext:value-type="float">
            <text:p>2781</text:p>
          </table:table-cell>
        </table:table-row>
        <table:table-row table:style-name="ro2">
          <table:table-cell table:style-name="ce11" office:value-type="float" office:value="143" calcext:value-type="float">
            <text:p>14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82" calcext:value-type="float">
            <text:p>2782</text:p>
          </table:table-cell>
        </table:table-row>
        <table:table-row table:style-name="ro2">
          <table:table-cell table:style-name="ce11" office:value-type="float" office:value="144" calcext:value-type="float">
            <text:p>14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83" calcext:value-type="float">
            <text:p>2783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84" calcext:value-type="float">
            <text:p>2784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85" calcext:value-type="float">
            <text:p>2785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86" calcext:value-type="float">
            <text:p>2786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87" calcext:value-type="float">
            <text:p>2787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88" calcext:value-type="float">
            <text:p>2788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89" calcext:value-type="float">
            <text:p>2789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90" calcext:value-type="float">
            <text:p>2790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91" calcext:value-type="float">
            <text:p>2791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92" calcext:value-type="float">
            <text:p>2792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93" calcext:value-type="float">
            <text:p>2793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94" calcext:value-type="float">
            <text:p>2794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95" calcext:value-type="float">
            <text:p>2795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96" calcext:value-type="float">
            <text:p>2796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97" calcext:value-type="float">
            <text:p>2797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98" calcext:value-type="float">
            <text:p>2798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99" calcext:value-type="float">
            <text:p>2799</text:p>
          </table:table-cell>
        </table:table-row>
        <table:table-row table:style-name="ro2">
          <table:table-cell table:style-name="ce11" office:value-type="float" office:value="161" calcext:value-type="float">
            <text:p>16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00" calcext:value-type="float">
            <text:p>2800</text:p>
          </table:table-cell>
        </table:table-row>
        <table:table-row table:style-name="ro2">
          <table:table-cell table:style-name="ce11" office:value-type="float" office:value="162" calcext:value-type="float">
            <text:p>16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01" calcext:value-type="float">
            <text:p>2801</text:p>
          </table:table-cell>
        </table:table-row>
        <table:table-row table:style-name="ro2">
          <table:table-cell table:style-name="ce11" office:value-type="float" office:value="163" calcext:value-type="float">
            <text:p>16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02" calcext:value-type="float">
            <text:p>2802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03" calcext:value-type="float">
            <text:p>2803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04" calcext:value-type="float">
            <text:p>2804</text:p>
          </table:table-cell>
        </table:table-row>
        <table:table-row table:style-name="ro2">
          <table:table-cell table:style-name="ce11" office:value-type="float" office:value="166" calcext:value-type="float">
            <text:p>16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05" calcext:value-type="float">
            <text:p>2805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06" calcext:value-type="float">
            <text:p>2806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07" calcext:value-type="float">
            <text:p>2807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08" calcext:value-type="float">
            <text:p>2808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09" calcext:value-type="float">
            <text:p>2809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10" calcext:value-type="float">
            <text:p>2810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11" calcext:value-type="float">
            <text:p>2811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12" calcext:value-type="float">
            <text:p>2812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13" calcext:value-type="float">
            <text:p>2813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14" calcext:value-type="float">
            <text:p>2814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15" calcext:value-type="float">
            <text:p>2815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16" calcext:value-type="float">
            <text:p>2816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17" calcext:value-type="float">
            <text:p>2817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18" calcext:value-type="float">
            <text:p>2818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19" calcext:value-type="float">
            <text:p>2819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20" calcext:value-type="float">
            <text:p>2820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21" calcext:value-type="float">
            <text:p>2821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22" calcext:value-type="float">
            <text:p>2822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23" calcext:value-type="float">
            <text:p>2823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24" calcext:value-type="float">
            <text:p>2824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25" calcext:value-type="float">
            <text:p>2825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26" calcext:value-type="float">
            <text:p>2826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27" calcext:value-type="float">
            <text:p>2827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28" calcext:value-type="float">
            <text:p>2828</text:p>
          </table:table-cell>
        </table:table-row>
        <table:table-row table:style-name="ro2">
          <table:table-cell table:style-name="ce11" office:value-type="float" office:value="190" calcext:value-type="float">
            <text:p>19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29" calcext:value-type="float">
            <text:p>2829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30" calcext:value-type="float">
            <text:p>283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31" calcext:value-type="float">
            <text:p>2831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32" calcext:value-type="float">
            <text:p>2832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33" calcext:value-type="float">
            <text:p>2833</text:p>
          </table:table-cell>
        </table:table-row>
        <table:table-row table:style-name="ro2">
          <table:table-cell table:style-name="ce11" office:value-type="float" office:value="195" calcext:value-type="float">
            <text:p>19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34" calcext:value-type="float">
            <text:p>2834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35" calcext:value-type="float">
            <text:p>2835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36" calcext:value-type="float">
            <text:p>2836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37" calcext:value-type="float">
            <text:p>2837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38" calcext:value-type="float">
            <text:p>2838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39" calcext:value-type="float">
            <text:p>2839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40" calcext:value-type="float">
            <text:p>2840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41" calcext:value-type="float">
            <text:p>2841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42" calcext:value-type="float">
            <text:p>28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43" calcext:value-type="float">
            <text:p>284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44" calcext:value-type="float">
            <text:p>284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45" calcext:value-type="float">
            <text:p>284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46" calcext:value-type="float">
            <text:p>284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47" calcext:value-type="float">
            <text:p>2847</text:p>
          </table:table-cell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48" calcext:value-type="float">
            <text:p>284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49" calcext:value-type="float">
            <text:p>2849</text:p>
          </table:table-cell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50" calcext:value-type="float">
            <text:p>285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51" calcext:value-type="float">
            <text:p>285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52" calcext:value-type="float">
            <text:p>285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53" calcext:value-type="float">
            <text:p>285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54" calcext:value-type="float">
            <text:p>285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55" calcext:value-type="float">
            <text:p>285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56" calcext:value-type="float">
            <text:p>285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57" calcext:value-type="float">
            <text:p>285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58" calcext:value-type="float">
            <text:p>285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59" calcext:value-type="float">
            <text:p>285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60" calcext:value-type="float">
            <text:p>286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61" calcext:value-type="float">
            <text:p>286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62" calcext:value-type="float">
            <text:p>2862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63" calcext:value-type="float">
            <text:p>286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64" calcext:value-type="float">
            <text:p>2864</text:p>
          </table:table-cell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65" calcext:value-type="float">
            <text:p>286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66" calcext:value-type="float">
            <text:p>286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67" calcext:value-type="float">
            <text:p>286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68" calcext:value-type="float">
            <text:p>286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69" calcext:value-type="float">
            <text:p>286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70" calcext:value-type="float">
            <text:p>287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71" calcext:value-type="float">
            <text:p>287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72" calcext:value-type="float">
            <text:p>287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73" calcext:value-type="float">
            <text:p>287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74" calcext:value-type="float">
            <text:p>287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75" calcext:value-type="float">
            <text:p>287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76" calcext:value-type="float">
            <text:p>287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77" calcext:value-type="float">
            <text:p>287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78" calcext:value-type="float">
            <text:p>2878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79" calcext:value-type="float">
            <text:p>287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80" calcext:value-type="float">
            <text:p>288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81" calcext:value-type="float">
            <text:p>288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82" calcext:value-type="float">
            <text:p>288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83" calcext:value-type="float">
            <text:p>288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84" calcext:value-type="float">
            <text:p>288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85" calcext:value-type="float">
            <text:p>288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86" calcext:value-type="float">
            <text:p>288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87" calcext:value-type="float">
            <text:p>2887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88" calcext:value-type="float">
            <text:p>288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89" calcext:value-type="float">
            <text:p>288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90" calcext:value-type="float">
            <text:p>289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91" calcext:value-type="float">
            <text:p>289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92" calcext:value-type="float">
            <text:p>2892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93" calcext:value-type="float">
            <text:p>289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94" calcext:value-type="float">
            <text:p>289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95" calcext:value-type="float">
            <text:p>2895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96" calcext:value-type="float">
            <text:p>2896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97" calcext:value-type="float">
            <text:p>289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98" calcext:value-type="float">
            <text:p>2898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99" calcext:value-type="float">
            <text:p>289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00" calcext:value-type="float">
            <text:p>290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01" calcext:value-type="float">
            <text:p>290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02" calcext:value-type="float">
            <text:p>290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03" calcext:value-type="float">
            <text:p>290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04" calcext:value-type="float">
            <text:p>290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05" calcext:value-type="float">
            <text:p>2905</text:p>
          </table:table-cell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06" calcext:value-type="float">
            <text:p>2906</text:p>
          </table:table-cell>
        </table:table-row>
        <table:table-row table:style-name="ro2">
          <table:table-cell table:style-name="ce11" office:value-type="float" office:value="65" calcext:value-type="float">
            <text:p>6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07" calcext:value-type="float">
            <text:p>290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08" calcext:value-type="float">
            <text:p>2908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09" calcext:value-type="float">
            <text:p>290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10" calcext:value-type="float">
            <text:p>291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11" calcext:value-type="float">
            <text:p>291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12" calcext:value-type="float">
            <text:p>291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13" calcext:value-type="float">
            <text:p>2913</text:p>
          </table:table-cell>
        </table:table-row>
        <table:table-row table:style-name="ro2">
          <table:table-cell table:style-name="ce11" office:value-type="float" office:value="72" calcext:value-type="float">
            <text:p>7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14" calcext:value-type="float">
            <text:p>2914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15" calcext:value-type="float">
            <text:p>2915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16" calcext:value-type="float">
            <text:p>2916</text:p>
          </table:table-cell>
        </table:table-row>
        <table:table-row table:style-name="ro2">
          <table:table-cell table:style-name="ce11" office:value-type="float" office:value="75" calcext:value-type="float">
            <text:p>7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17" calcext:value-type="float">
            <text:p>2917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18" calcext:value-type="float">
            <text:p>2918</text:p>
          </table:table-cell>
        </table:table-row>
        <table:table-row table:style-name="ro2">
          <table:table-cell table:style-name="ce11" office:value-type="float" office:value="77" calcext:value-type="float">
            <text:p>7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19" calcext:value-type="float">
            <text:p>2919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20" calcext:value-type="float">
            <text:p>292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21" calcext:value-type="float">
            <text:p>292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22" calcext:value-type="float">
            <text:p>292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23" calcext:value-type="float">
            <text:p>292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24" calcext:value-type="float">
            <text:p>2924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25" calcext:value-type="float">
            <text:p>292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26" calcext:value-type="float">
            <text:p>2926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27" calcext:value-type="float">
            <text:p>2927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28" calcext:value-type="float">
            <text:p>2928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29" calcext:value-type="float">
            <text:p>2929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30" calcext:value-type="float">
            <text:p>293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31" calcext:value-type="float">
            <text:p>293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32" calcext:value-type="float">
            <text:p>2932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33" calcext:value-type="float">
            <text:p>2933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34" calcext:value-type="float">
            <text:p>293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35" calcext:value-type="float">
            <text:p>2935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36" calcext:value-type="float">
            <text:p>2936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37" calcext:value-type="float">
            <text:p>2937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38" calcext:value-type="float">
            <text:p>2938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39" calcext:value-type="float">
            <text:p>2939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40" calcext:value-type="float">
            <text:p>294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41" calcext:value-type="float">
            <text:p>2941</text:p>
          </table:table-cell>
        </table:table-row>
        <table:table-row table:style-name="ro2">
          <table:table-cell table:style-name="ce11" office:value-type="float" office:value="100" calcext:value-type="float">
            <text:p>10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42" calcext:value-type="float">
            <text:p>2942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43" calcext:value-type="float">
            <text:p>294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44" calcext:value-type="float">
            <text:p>2944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45" calcext:value-type="float">
            <text:p>2945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46" calcext:value-type="float">
            <text:p>2946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47" calcext:value-type="float">
            <text:p>2947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48" calcext:value-type="float">
            <text:p>2948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49" calcext:value-type="float">
            <text:p>2949</text:p>
          </table:table-cell>
        </table:table-row>
        <table:table-row table:style-name="ro2">
          <table:table-cell table:style-name="ce11" office:value-type="float" office:value="108" calcext:value-type="float">
            <text:p>10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50" calcext:value-type="float">
            <text:p>295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51" calcext:value-type="float">
            <text:p>295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52" calcext:value-type="float">
            <text:p>2952</text:p>
          </table:table-cell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53" calcext:value-type="float">
            <text:p>295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54" calcext:value-type="float">
            <text:p>2954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55" calcext:value-type="float">
            <text:p>2955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56" calcext:value-type="float">
            <text:p>2956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57" calcext:value-type="float">
            <text:p>2957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58" calcext:value-type="float">
            <text:p>2958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59" calcext:value-type="float">
            <text:p>2959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60" calcext:value-type="float">
            <text:p>2960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61" calcext:value-type="float">
            <text:p>296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62" calcext:value-type="float">
            <text:p>2962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63" calcext:value-type="float">
            <text:p>296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64" calcext:value-type="float">
            <text:p>2964</text:p>
          </table:table-cell>
        </table:table-row>
        <table:table-row table:style-name="ro2">
          <table:table-cell table:style-name="ce11" office:value-type="float" office:value="123" calcext:value-type="float">
            <text:p>12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65" calcext:value-type="float">
            <text:p>2965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66" calcext:value-type="float">
            <text:p>2966</text:p>
          </table:table-cell>
        </table:table-row>
        <table:table-row table:style-name="ro2">
          <table:table-cell table:style-name="ce11" office:value-type="float" office:value="125" calcext:value-type="float">
            <text:p>12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67" calcext:value-type="float">
            <text:p>2967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68" calcext:value-type="float">
            <text:p>2968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69" calcext:value-type="float">
            <text:p>2969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70" calcext:value-type="float">
            <text:p>297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71" calcext:value-type="float">
            <text:p>2971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72" calcext:value-type="float">
            <text:p>2972</text:p>
          </table:table-cell>
        </table:table-row>
        <table:table-row table:style-name="ro2">
          <table:table-cell table:style-name="ce11" office:value-type="float" office:value="131" calcext:value-type="float">
            <text:p>13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73" calcext:value-type="float">
            <text:p>2973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74" calcext:value-type="float">
            <text:p>2974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75" calcext:value-type="float">
            <text:p>2975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76" calcext:value-type="float">
            <text:p>2976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77" calcext:value-type="float">
            <text:p>2977</text:p>
          </table:table-cell>
        </table:table-row>
        <table:table-row table:style-name="ro2">
          <table:table-cell table:style-name="ce11" office:value-type="float" office:value="136" calcext:value-type="float">
            <text:p>13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78" calcext:value-type="float">
            <text:p>2978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79" calcext:value-type="float">
            <text:p>2979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80" calcext:value-type="float">
            <text:p>298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81" calcext:value-type="float">
            <text:p>2981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82" calcext:value-type="float">
            <text:p>2982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83" calcext:value-type="float">
            <text:p>2983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84" calcext:value-type="float">
            <text:p>2984</text:p>
          </table:table-cell>
        </table:table-row>
        <table:table-row table:style-name="ro2">
          <table:table-cell table:style-name="ce11" office:value-type="float" office:value="143" calcext:value-type="float">
            <text:p>14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85" calcext:value-type="float">
            <text:p>2985</text:p>
          </table:table-cell>
        </table:table-row>
        <table:table-row table:style-name="ro2">
          <table:table-cell table:style-name="ce11" office:value-type="float" office:value="144" calcext:value-type="float">
            <text:p>14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86" calcext:value-type="float">
            <text:p>2986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87" calcext:value-type="float">
            <text:p>2987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88" calcext:value-type="float">
            <text:p>2988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89" calcext:value-type="float">
            <text:p>2989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90" calcext:value-type="float">
            <text:p>2990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91" calcext:value-type="float">
            <text:p>2991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92" calcext:value-type="float">
            <text:p>2992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93" calcext:value-type="float">
            <text:p>2993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94" calcext:value-type="float">
            <text:p>2994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95" calcext:value-type="float">
            <text:p>2995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96" calcext:value-type="float">
            <text:p>2996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97" calcext:value-type="float">
            <text:p>2997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98" calcext:value-type="float">
            <text:p>2998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99" calcext:value-type="float">
            <text:p>2999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00" calcext:value-type="float">
            <text:p>3000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01" calcext:value-type="float">
            <text:p>3001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02" calcext:value-type="float">
            <text:p>3002</text:p>
          </table:table-cell>
        </table:table-row>
        <table:table-row table:style-name="ro2">
          <table:table-cell table:style-name="ce11" office:value-type="float" office:value="161" calcext:value-type="float">
            <text:p>16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03" calcext:value-type="float">
            <text:p>3003</text:p>
          </table:table-cell>
        </table:table-row>
        <table:table-row table:style-name="ro2">
          <table:table-cell table:style-name="ce11" office:value-type="float" office:value="162" calcext:value-type="float">
            <text:p>16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04" calcext:value-type="float">
            <text:p>3004</text:p>
          </table:table-cell>
        </table:table-row>
        <table:table-row table:style-name="ro2">
          <table:table-cell table:style-name="ce11" office:value-type="float" office:value="163" calcext:value-type="float">
            <text:p>16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05" calcext:value-type="float">
            <text:p>3005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06" calcext:value-type="float">
            <text:p>3006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07" calcext:value-type="float">
            <text:p>3007</text:p>
          </table:table-cell>
        </table:table-row>
        <table:table-row table:style-name="ro2">
          <table:table-cell table:style-name="ce11" office:value-type="float" office:value="166" calcext:value-type="float">
            <text:p>16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08" calcext:value-type="float">
            <text:p>3008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09" calcext:value-type="float">
            <text:p>3009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10" calcext:value-type="float">
            <text:p>3010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11" calcext:value-type="float">
            <text:p>3011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12" calcext:value-type="float">
            <text:p>3012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13" calcext:value-type="float">
            <text:p>3013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14" calcext:value-type="float">
            <text:p>3014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15" calcext:value-type="float">
            <text:p>3015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16" calcext:value-type="float">
            <text:p>3016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17" calcext:value-type="float">
            <text:p>3017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18" calcext:value-type="float">
            <text:p>3018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19" calcext:value-type="float">
            <text:p>3019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20" calcext:value-type="float">
            <text:p>3020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21" calcext:value-type="float">
            <text:p>3021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22" calcext:value-type="float">
            <text:p>3022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23" calcext:value-type="float">
            <text:p>3023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24" calcext:value-type="float">
            <text:p>3024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25" calcext:value-type="float">
            <text:p>3025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26" calcext:value-type="float">
            <text:p>3026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27" calcext:value-type="float">
            <text:p>3027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28" calcext:value-type="float">
            <text:p>3028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29" calcext:value-type="float">
            <text:p>3029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30" calcext:value-type="float">
            <text:p>3030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31" calcext:value-type="float">
            <text:p>3031</text:p>
          </table:table-cell>
        </table:table-row>
        <table:table-row table:style-name="ro2">
          <table:table-cell table:style-name="ce11" office:value-type="float" office:value="190" calcext:value-type="float">
            <text:p>19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32" calcext:value-type="float">
            <text:p>3032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33" calcext:value-type="float">
            <text:p>3033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34" calcext:value-type="float">
            <text:p>3034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35" calcext:value-type="float">
            <text:p>3035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36" calcext:value-type="float">
            <text:p>3036</text:p>
          </table:table-cell>
        </table:table-row>
        <table:table-row table:style-name="ro2">
          <table:table-cell table:style-name="ce11" office:value-type="float" office:value="195" calcext:value-type="float">
            <text:p>19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37" calcext:value-type="float">
            <text:p>3037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38" calcext:value-type="float">
            <text:p>3038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39" calcext:value-type="float">
            <text:p>3039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40" calcext:value-type="float">
            <text:p>3040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41" calcext:value-type="float">
            <text:p>304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42" calcext:value-type="float">
            <text:p>3042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43" calcext:value-type="float">
            <text:p>3043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44" calcext:value-type="float">
            <text:p>3044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45" calcext:value-type="float">
            <text:p>30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46" calcext:value-type="float">
            <text:p>30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47" calcext:value-type="float">
            <text:p>30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48" calcext:value-type="float">
            <text:p>304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49" calcext:value-type="float">
            <text:p>304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50" calcext:value-type="float">
            <text:p>3050</text:p>
          </table:table-cell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51" calcext:value-type="float">
            <text:p>305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52" calcext:value-type="float">
            <text:p>3052</text:p>
          </table:table-cell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53" calcext:value-type="float">
            <text:p>305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54" calcext:value-type="float">
            <text:p>305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55" calcext:value-type="float">
            <text:p>305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56" calcext:value-type="float">
            <text:p>305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57" calcext:value-type="float">
            <text:p>305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58" calcext:value-type="float">
            <text:p>305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59" calcext:value-type="float">
            <text:p>305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60" calcext:value-type="float">
            <text:p>306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61" calcext:value-type="float">
            <text:p>306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62" calcext:value-type="float">
            <text:p>306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63" calcext:value-type="float">
            <text:p>306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64" calcext:value-type="float">
            <text:p>306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65" calcext:value-type="float">
            <text:p>3065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66" calcext:value-type="float">
            <text:p>306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67" calcext:value-type="float">
            <text:p>3067</text:p>
          </table:table-cell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68" calcext:value-type="float">
            <text:p>306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69" calcext:value-type="float">
            <text:p>306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70" calcext:value-type="float">
            <text:p>307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71" calcext:value-type="float">
            <text:p>307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72" calcext:value-type="float">
            <text:p>307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73" calcext:value-type="float">
            <text:p>307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74" calcext:value-type="float">
            <text:p>307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75" calcext:value-type="float">
            <text:p>307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76" calcext:value-type="float">
            <text:p>307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77" calcext:value-type="float">
            <text:p>307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78" calcext:value-type="float">
            <text:p>307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79" calcext:value-type="float">
            <text:p>307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80" calcext:value-type="float">
            <text:p>308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81" calcext:value-type="float">
            <text:p>308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82" calcext:value-type="float">
            <text:p>308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83" calcext:value-type="float">
            <text:p>308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84" calcext:value-type="float">
            <text:p>308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85" calcext:value-type="float">
            <text:p>308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86" calcext:value-type="float">
            <text:p>3086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87" calcext:value-type="float">
            <text:p>3087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88" calcext:value-type="float">
            <text:p>3088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89" calcext:value-type="float">
            <text:p>308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90" calcext:value-type="float">
            <text:p>309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91" calcext:value-type="float">
            <text:p>309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92" calcext:value-type="float">
            <text:p>309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93" calcext:value-type="float">
            <text:p>309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94" calcext:value-type="float">
            <text:p>309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95" calcext:value-type="float">
            <text:p>309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96" calcext:value-type="float">
            <text:p>309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97" calcext:value-type="float">
            <text:p>3097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98" calcext:value-type="float">
            <text:p>309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99" calcext:value-type="float">
            <text:p>309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00" calcext:value-type="float">
            <text:p>310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01" calcext:value-type="float">
            <text:p>310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02" calcext:value-type="float">
            <text:p>310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03" calcext:value-type="float">
            <text:p>3103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04" calcext:value-type="float">
            <text:p>310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05" calcext:value-type="float">
            <text:p>310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06" calcext:value-type="float">
            <text:p>310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07" calcext:value-type="float">
            <text:p>310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08" calcext:value-type="float">
            <text:p>3108</text:p>
          </table:table-cell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09" calcext:value-type="float">
            <text:p>3109</text:p>
          </table:table-cell>
        </table:table-row>
        <table:table-row table:style-name="ro2">
          <table:table-cell table:style-name="ce11" office:value-type="float" office:value="65" calcext:value-type="float">
            <text:p>6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10" calcext:value-type="float">
            <text:p>311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12" calcext:value-type="float">
            <text:p>311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14" calcext:value-type="float">
            <text:p>311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15" calcext:value-type="float">
            <text:p>311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16" calcext:value-type="float">
            <text:p>3116</text:p>
          </table:table-cell>
        </table:table-row>
        <table:table-row table:style-name="ro2">
          <table:table-cell table:style-name="ce11" office:value-type="float" office:value="72" calcext:value-type="float">
            <text:p>7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17" calcext:value-type="float">
            <text:p>3117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18" calcext:value-type="float">
            <text:p>311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19" calcext:value-type="float">
            <text:p>3119</text:p>
          </table:table-cell>
        </table:table-row>
        <table:table-row table:style-name="ro2">
          <table:table-cell table:style-name="ce11" office:value-type="float" office:value="75" calcext:value-type="float">
            <text:p>7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20" calcext:value-type="float">
            <text:p>312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21" calcext:value-type="float">
            <text:p>3121</text:p>
          </table:table-cell>
        </table:table-row>
        <table:table-row table:style-name="ro2">
          <table:table-cell table:style-name="ce11" office:value-type="float" office:value="77" calcext:value-type="float">
            <text:p>7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22" calcext:value-type="float">
            <text:p>312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23" calcext:value-type="float">
            <text:p>312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24" calcext:value-type="float">
            <text:p>312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25" calcext:value-type="float">
            <text:p>3125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26" calcext:value-type="float">
            <text:p>3126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27" calcext:value-type="float">
            <text:p>3127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28" calcext:value-type="float">
            <text:p>3128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29" calcext:value-type="float">
            <text:p>3129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30" calcext:value-type="float">
            <text:p>313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31" calcext:value-type="float">
            <text:p>313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32" calcext:value-type="float">
            <text:p>3132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33" calcext:value-type="float">
            <text:p>3133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34" calcext:value-type="float">
            <text:p>3134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35" calcext:value-type="float">
            <text:p>313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36" calcext:value-type="float">
            <text:p>3136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37" calcext:value-type="float">
            <text:p>3137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38" calcext:value-type="float">
            <text:p>3138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39" calcext:value-type="float">
            <text:p>3139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40" calcext:value-type="float">
            <text:p>314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41" calcext:value-type="float">
            <text:p>314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42" calcext:value-type="float">
            <text:p>3142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43" calcext:value-type="float">
            <text:p>3143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44" calcext:value-type="float">
            <text:p>3144</text:p>
          </table:table-cell>
        </table:table-row>
        <table:table-row table:style-name="ro2">
          <table:table-cell table:style-name="ce11" office:value-type="float" office:value="100" calcext:value-type="float">
            <text:p>10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45" calcext:value-type="float">
            <text:p>3145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46" calcext:value-type="float">
            <text:p>3146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47" calcext:value-type="float">
            <text:p>3147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48" calcext:value-type="float">
            <text:p>3148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49" calcext:value-type="float">
            <text:p>314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50" calcext:value-type="float">
            <text:p>315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51" calcext:value-type="float">
            <text:p>3151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52" calcext:value-type="float">
            <text:p>3152</text:p>
          </table:table-cell>
        </table:table-row>
        <table:table-row table:style-name="ro2">
          <table:table-cell table:style-name="ce11" office:value-type="float" office:value="108" calcext:value-type="float">
            <text:p>10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53" calcext:value-type="float">
            <text:p>3153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54" calcext:value-type="float">
            <text:p>3154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55" calcext:value-type="float">
            <text:p>3155</text:p>
          </table:table-cell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56" calcext:value-type="float">
            <text:p>3156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57" calcext:value-type="float">
            <text:p>3157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58" calcext:value-type="float">
            <text:p>3158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59" calcext:value-type="float">
            <text:p>3159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60" calcext:value-type="float">
            <text:p>3160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61" calcext:value-type="float">
            <text:p>3161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62" calcext:value-type="float">
            <text:p>3162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63" calcext:value-type="float">
            <text:p>3163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64" calcext:value-type="float">
            <text:p>3164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65" calcext:value-type="float">
            <text:p>316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66" calcext:value-type="float">
            <text:p>3166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67" calcext:value-type="float">
            <text:p>3167</text:p>
          </table:table-cell>
        </table:table-row>
        <table:table-row table:style-name="ro2">
          <table:table-cell table:style-name="ce11" office:value-type="float" office:value="123" calcext:value-type="float">
            <text:p>12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68" calcext:value-type="float">
            <text:p>3168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69" calcext:value-type="float">
            <text:p>3169</text:p>
          </table:table-cell>
        </table:table-row>
        <table:table-row table:style-name="ro2">
          <table:table-cell table:style-name="ce11" office:value-type="float" office:value="125" calcext:value-type="float">
            <text:p>12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70" calcext:value-type="float">
            <text:p>317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71" calcext:value-type="float">
            <text:p>3171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72" calcext:value-type="float">
            <text:p>317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73" calcext:value-type="float">
            <text:p>3173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74" calcext:value-type="float">
            <text:p>3174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75" calcext:value-type="float">
            <text:p>3175</text:p>
          </table:table-cell>
        </table:table-row>
        <table:table-row table:style-name="ro2">
          <table:table-cell table:style-name="ce11" office:value-type="float" office:value="131" calcext:value-type="float">
            <text:p>13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76" calcext:value-type="float">
            <text:p>3176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77" calcext:value-type="float">
            <text:p>3177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78" calcext:value-type="float">
            <text:p>3178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79" calcext:value-type="float">
            <text:p>3179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80" calcext:value-type="float">
            <text:p>3180</text:p>
          </table:table-cell>
        </table:table-row>
        <table:table-row table:style-name="ro2">
          <table:table-cell table:style-name="ce11" office:value-type="float" office:value="136" calcext:value-type="float">
            <text:p>13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81" calcext:value-type="float">
            <text:p>318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82" calcext:value-type="float">
            <text:p>3182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83" calcext:value-type="float">
            <text:p>3183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84" calcext:value-type="float">
            <text:p>318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85" calcext:value-type="float">
            <text:p>3185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86" calcext:value-type="float">
            <text:p>3186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87" calcext:value-type="float">
            <text:p>3187</text:p>
          </table:table-cell>
        </table:table-row>
        <table:table-row table:style-name="ro2">
          <table:table-cell table:style-name="ce11" office:value-type="float" office:value="143" calcext:value-type="float">
            <text:p>14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88" calcext:value-type="float">
            <text:p>3188</text:p>
          </table:table-cell>
        </table:table-row>
        <table:table-row table:style-name="ro2">
          <table:table-cell table:style-name="ce11" office:value-type="float" office:value="144" calcext:value-type="float">
            <text:p>14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89" calcext:value-type="float">
            <text:p>3189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90" calcext:value-type="float">
            <text:p>319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91" calcext:value-type="float">
            <text:p>3191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92" calcext:value-type="float">
            <text:p>3192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93" calcext:value-type="float">
            <text:p>3193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94" calcext:value-type="float">
            <text:p>3194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95" calcext:value-type="float">
            <text:p>3195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96" calcext:value-type="float">
            <text:p>3196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97" calcext:value-type="float">
            <text:p>3197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98" calcext:value-type="float">
            <text:p>3198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99" calcext:value-type="float">
            <text:p>3199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00" calcext:value-type="float">
            <text:p>3200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01" calcext:value-type="float">
            <text:p>3201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02" calcext:value-type="float">
            <text:p>3202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03" calcext:value-type="float">
            <text:p>3203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04" calcext:value-type="float">
            <text:p>3204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05" calcext:value-type="float">
            <text:p>3205</text:p>
          </table:table-cell>
        </table:table-row>
        <table:table-row table:style-name="ro2">
          <table:table-cell table:style-name="ce11" office:value-type="float" office:value="161" calcext:value-type="float">
            <text:p>16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06" calcext:value-type="float">
            <text:p>3206</text:p>
          </table:table-cell>
        </table:table-row>
        <table:table-row table:style-name="ro2">
          <table:table-cell table:style-name="ce11" office:value-type="float" office:value="162" calcext:value-type="float">
            <text:p>16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07" calcext:value-type="float">
            <text:p>3207</text:p>
          </table:table-cell>
        </table:table-row>
        <table:table-row table:style-name="ro2">
          <table:table-cell table:style-name="ce11" office:value-type="float" office:value="163" calcext:value-type="float">
            <text:p>16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08" calcext:value-type="float">
            <text:p>3208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09" calcext:value-type="float">
            <text:p>3209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10" calcext:value-type="float">
            <text:p>3210</text:p>
          </table:table-cell>
        </table:table-row>
        <table:table-row table:style-name="ro2">
          <table:table-cell table:style-name="ce11" office:value-type="float" office:value="166" calcext:value-type="float">
            <text:p>16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11" calcext:value-type="float">
            <text:p>3211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12" calcext:value-type="float">
            <text:p>3212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13" calcext:value-type="float">
            <text:p>3213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14" calcext:value-type="float">
            <text:p>3214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15" calcext:value-type="float">
            <text:p>3215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16" calcext:value-type="float">
            <text:p>3216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17" calcext:value-type="float">
            <text:p>3217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18" calcext:value-type="float">
            <text:p>3218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19" calcext:value-type="float">
            <text:p>3219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20" calcext:value-type="float">
            <text:p>3220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21" calcext:value-type="float">
            <text:p>3221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22" calcext:value-type="float">
            <text:p>3222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23" calcext:value-type="float">
            <text:p>3223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24" calcext:value-type="float">
            <text:p>3224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25" calcext:value-type="float">
            <text:p>3225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26" calcext:value-type="float">
            <text:p>3226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27" calcext:value-type="float">
            <text:p>3227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28" calcext:value-type="float">
            <text:p>3228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29" calcext:value-type="float">
            <text:p>3229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30" calcext:value-type="float">
            <text:p>3230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31" calcext:value-type="float">
            <text:p>3231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32" calcext:value-type="float">
            <text:p>3232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33" calcext:value-type="float">
            <text:p>3233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34" calcext:value-type="float">
            <text:p>3234</text:p>
          </table:table-cell>
        </table:table-row>
        <table:table-row table:style-name="ro2">
          <table:table-cell table:style-name="ce11" office:value-type="float" office:value="190" calcext:value-type="float">
            <text:p>19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35" calcext:value-type="float">
            <text:p>3235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36" calcext:value-type="float">
            <text:p>3236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37" calcext:value-type="float">
            <text:p>3237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38" calcext:value-type="float">
            <text:p>3238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39" calcext:value-type="float">
            <text:p>3239</text:p>
          </table:table-cell>
        </table:table-row>
        <table:table-row table:style-name="ro2">
          <table:table-cell table:style-name="ce11" office:value-type="float" office:value="195" calcext:value-type="float">
            <text:p>19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40" calcext:value-type="float">
            <text:p>324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41" calcext:value-type="float">
            <text:p>3241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42" calcext:value-type="float">
            <text:p>3242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43" calcext:value-type="float">
            <text:p>3243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44" calcext:value-type="float">
            <text:p>3244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45" calcext:value-type="float">
            <text:p>3245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46" calcext:value-type="float">
            <text:p>3246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47" calcext:value-type="float">
            <text:p>3247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48" calcext:value-type="float">
            <text:p>32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16.88" calcext:value-type="float">
            <text:p>16,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49" calcext:value-type="float">
            <text:p>324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61.7" calcext:value-type="float">
            <text:p>61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0" calcext:value-type="float">
            <text:p>325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53.5" calcext:value-type="float">
            <text:p>53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1" calcext:value-type="float">
            <text:p>325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20.63" calcext:value-type="float">
            <text:p>20,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2" calcext:value-type="float">
            <text:p>325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float" office:value="78.03" calcext:value-type="float">
            <text:p>78,0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3" calcext:value-type="float">
            <text:p>3253</text:p>
          </table:table-cell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2" office:value-type="float" office:value="46.13" calcext:value-type="float">
            <text:p>46,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4" calcext:value-type="float">
            <text:p>325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36.5" calcext:value-type="float">
            <text:p>36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5" calcext:value-type="float">
            <text:p>3255</text:p>
          </table:table-cell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256" calcext:value-type="float">
            <text:p>325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7.75" calcext:value-type="float">
            <text:p>7,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7" calcext:value-type="float">
            <text:p>325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float" office:value="64.45" calcext:value-type="float">
            <text:p>64,4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8" calcext:value-type="float">
            <text:p>325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float" office:value="49.58" calcext:value-type="float">
            <text:p>49,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9" calcext:value-type="float">
            <text:p>325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float" office:value="61.35" calcext:value-type="float">
            <text:p>61,3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0" calcext:value-type="float">
            <text:p>326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float" office:value="71.13" calcext:value-type="float">
            <text:p>71,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1" calcext:value-type="float">
            <text:p>326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float" office:value="42.68" calcext:value-type="float">
            <text:p>42,6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2" calcext:value-type="float">
            <text:p>326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float" office:value="45.88" calcext:value-type="float">
            <text:p>45,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3" calcext:value-type="float">
            <text:p>326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float" office:value="21.63" calcext:value-type="float">
            <text:p>21,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4" calcext:value-type="float">
            <text:p>326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float" office:value="28.9" calcext:value-type="float">
            <text:p>28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5" calcext:value-type="float">
            <text:p>326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266" calcext:value-type="float">
            <text:p>326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float" office:value="46.08" calcext:value-type="float">
            <text:p>46,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7" calcext:value-type="float">
            <text:p>326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 office:value-type="float" office:value="79.35" calcext:value-type="float">
            <text:p>79,3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8" calcext:value-type="float">
            <text:p>3268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269" calcext:value-type="float">
            <text:p>326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270" calcext:value-type="float">
            <text:p>3270</text:p>
          </table:table-cell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271" calcext:value-type="float">
            <text:p>327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272" calcext:value-type="float">
            <text:p>327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 office:value-type="float" office:value="65.3" calcext:value-type="float">
            <text:p>65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3" calcext:value-type="float">
            <text:p>327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float" office:value="55.63" calcext:value-type="float">
            <text:p>55,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4" calcext:value-type="float">
            <text:p>327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float" office:value="39.88" calcext:value-type="float">
            <text:p>39,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5" calcext:value-type="float">
            <text:p>327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" office:value-type="float" office:value="69.3" calcext:value-type="float">
            <text:p>69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6" calcext:value-type="float">
            <text:p>327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float" office:value="18.75" calcext:value-type="float">
            <text:p>18,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7" calcext:value-type="float">
            <text:p>327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float" office:value="53.33" calcext:value-type="float">
            <text:p>53,3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8" calcext:value-type="float">
            <text:p>327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279" calcext:value-type="float">
            <text:p>327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280" calcext:value-type="float">
            <text:p>328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281" calcext:value-type="float">
            <text:p>328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" office:value-type="float" office:value="70.5" calcext:value-type="float">
            <text:p>70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2" calcext:value-type="float">
            <text:p>328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float" office:value="46.25" calcext:value-type="float">
            <text:p>46,2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3" calcext:value-type="float">
            <text:p>328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4" office:value-type="float" office:value="76.58" calcext:value-type="float">
            <text:p>76,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4" calcext:value-type="float">
            <text:p>328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4" office:value-type="float" office:value="59.4" calcext:value-type="float">
            <text:p>59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5" calcext:value-type="float">
            <text:p>328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float" office:value="40" calcext:value-type="float">
            <text:p>4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6" calcext:value-type="float">
            <text:p>328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float" office:value="53.73" calcext:value-type="float">
            <text:p>53,7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7" calcext:value-type="float">
            <text:p>328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4" office:value-type="float" office:value="74.98" calcext:value-type="float">
            <text:p>74,9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8" calcext:value-type="float">
            <text:p>328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float" office:value="28.13" calcext:value-type="float">
            <text:p>28,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9" calcext:value-type="float">
            <text:p>328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290" calcext:value-type="float">
            <text:p>329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291" calcext:value-type="float">
            <text:p>329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float" office:value="44.88" calcext:value-type="float">
            <text:p>44,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2" calcext:value-type="float">
            <text:p>329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float" office:value="34.5" calcext:value-type="float">
            <text:p>34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3" calcext:value-type="float">
            <text:p>329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float" office:value="53.08" calcext:value-type="float">
            <text:p>53,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4" calcext:value-type="float">
            <text:p>329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float" office:value="46.33" calcext:value-type="float">
            <text:p>46,3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5" calcext:value-type="float">
            <text:p>329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float" office:value="59.13" calcext:value-type="float">
            <text:p>59,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6" calcext:value-type="float">
            <text:p>3296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float" office:value="50.88" calcext:value-type="float">
            <text:p>50,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7" calcext:value-type="float">
            <text:p>329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4" office:value-type="float" office:value="66.33" calcext:value-type="float">
            <text:p>66,3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8" calcext:value-type="float">
            <text:p>329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float" office:value="29.5" calcext:value-type="float">
            <text:p>29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9" calcext:value-type="float">
            <text:p>329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float" office:value="38.9" calcext:value-type="float">
            <text:p>38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0" calcext:value-type="float">
            <text:p>330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float" office:value="43.13" calcext:value-type="float">
            <text:p>43,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1" calcext:value-type="float">
            <text:p>330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float" office:value="16.88" calcext:value-type="float">
            <text:p>16,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2" calcext:value-type="float">
            <text:p>330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float" office:value="37.7" calcext:value-type="float">
            <text:p>37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3" calcext:value-type="float">
            <text:p>330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float" office:value="15.38" calcext:value-type="float">
            <text:p>15,3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4" calcext:value-type="float">
            <text:p>330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4" office:value-type="float" office:value="64.75" calcext:value-type="float">
            <text:p>64,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5" calcext:value-type="float">
            <text:p>3305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float" office:value="26.8" calcext:value-type="float">
            <text:p>26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6" calcext:value-type="float">
            <text:p>330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4" office:value-type="float" office:value="78.6" calcext:value-type="float">
            <text:p>78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7" calcext:value-type="float">
            <text:p>3307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4" office:value-type="float" office:value="69.4" calcext:value-type="float">
            <text:p>69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8" calcext:value-type="float">
            <text:p>3308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float" office:value="41.88" calcext:value-type="float">
            <text:p>41,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9" calcext:value-type="float">
            <text:p>330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4" office:value-type="float" office:value="78.2" calcext:value-type="float">
            <text:p>78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0" calcext:value-type="float">
            <text:p>331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float" office:value="34.63" calcext:value-type="float">
            <text:p>34,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312" calcext:value-type="float">
            <text:p>3312</text:p>
          </table:table-cell>
        </table:table-row>
        <table:table-row table:style-name="ro2">
          <table:table-cell table:style-name="ce11" office:value-type="float" office:value="65" calcext:value-type="float">
            <text:p>65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313" calcext:value-type="float">
            <text:p>331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4" office:value-type="float" office:value="60.58" calcext:value-type="float">
            <text:p>60,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4" calcext:value-type="float">
            <text:p>3314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4" office:value-type="float" office:value="69.93" calcext:value-type="float">
            <text:p>69,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5" calcext:value-type="float">
            <text:p>3315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316" calcext:value-type="float">
            <text:p>3316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float" office:value="45.8" calcext:value-type="float">
            <text:p>45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7" calcext:value-type="float">
            <text:p>331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float" office:value="46.63" calcext:value-type="float">
            <text:p>46,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8" calcext:value-type="float">
            <text:p>3318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float" office:value="49" calcext:value-type="float">
            <text:p>4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</table:table-row>
        <table:table-row table:style-name="ro2">
          <table:table-cell table:style-name="ce11" office:value-type="float" office:value="72" calcext:value-type="float">
            <text:p>72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320" calcext:value-type="float">
            <text:p>332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4" office:value-type="float" office:value="61.38" calcext:value-type="float">
            <text:p>61,3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1" calcext:value-type="float">
            <text:p>332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322" calcext:value-type="float">
            <text:p>3322</text:p>
          </table:table-cell>
        </table:table-row>
        <table:table-row table:style-name="ro2">
          <table:table-cell table:style-name="ce11" office:value-type="float" office:value="75" calcext:value-type="float">
            <text:p>75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323" calcext:value-type="float">
            <text:p>332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float" office:value="43.45" calcext:value-type="float">
            <text:p>43,4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4" calcext:value-type="float">
            <text:p>3324</text:p>
          </table:table-cell>
        </table:table-row>
        <table:table-row table:style-name="ro2">
          <table:table-cell table:style-name="ce11" office:value-type="float" office:value="77" calcext:value-type="float">
            <text:p>77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325" calcext:value-type="float">
            <text:p>332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float" office:value="49.38" calcext:value-type="float">
            <text:p>49,3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6" calcext:value-type="float">
            <text:p>3326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float" office:value="43.88" calcext:value-type="float">
            <text:p>43,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7" calcext:value-type="float">
            <text:p>3327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float" office:value="45.63" calcext:value-type="float">
            <text:p>45,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8" calcext:value-type="float">
            <text:p>3328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float" office:value="51.83" calcext:value-type="float">
            <text:p>51,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9" calcext:value-type="float">
            <text:p>3329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float" office:value="44.13" calcext:value-type="float">
            <text:p>44,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0" calcext:value-type="float">
            <text:p>333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float" office:value="42.45" calcext:value-type="float">
            <text:p>42,4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1" calcext:value-type="float">
            <text:p>333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332" calcext:value-type="float">
            <text:p>3332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4" office:value-type="float" office:value="59.88" calcext:value-type="float">
            <text:p>59,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3" calcext:value-type="float">
            <text:p>333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float" office:value="57.03" calcext:value-type="float">
            <text:p>57,0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4" calcext:value-type="float">
            <text:p>333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float" office:value="21.43" calcext:value-type="float">
            <text:p>21,4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5" calcext:value-type="float">
            <text:p>333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float" office:value="16.63" calcext:value-type="float">
            <text:p>16,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6" calcext:value-type="float">
            <text:p>3336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float" office:value="13" calcext:value-type="float">
            <text:p>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7" calcext:value-type="float">
            <text:p>333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float" office:value="57.33" calcext:value-type="float">
            <text:p>57,3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8" calcext:value-type="float">
            <text:p>333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float" office:value="52.95" calcext:value-type="float">
            <text:p>52,9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9" calcext:value-type="float">
            <text:p>3339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float" office:value="46.28" calcext:value-type="float">
            <text:p>46,2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0" calcext:value-type="float">
            <text:p>334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4" office:value-type="float" office:value="64.25" calcext:value-type="float">
            <text:p>64,2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1" calcext:value-type="float">
            <text:p>334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float" office:value="53.88" calcext:value-type="float">
            <text:p>53,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2" calcext:value-type="float">
            <text:p>3342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float" office:value="50.85" calcext:value-type="float">
            <text:p>50,8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3" calcext:value-type="float">
            <text:p>334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float" office:value="35.88" calcext:value-type="float">
            <text:p>35,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4" calcext:value-type="float">
            <text:p>3344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float" office:value="51.08" calcext:value-type="float">
            <text:p>51,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5" calcext:value-type="float">
            <text:p>3345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float" office:value="37.33" calcext:value-type="float">
            <text:p>37,3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6" calcext:value-type="float">
            <text:p>3346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float" office:value="46.38" calcext:value-type="float">
            <text:p>46,3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7" calcext:value-type="float">
            <text:p>3347</text:p>
          </table:table-cell>
        </table:table-row>
        <table:table-row table:style-name="ro2">
          <table:table-cell table:style-name="ce11" office:value-type="float" office:value="100" calcext:value-type="float">
            <text:p>100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348" calcext:value-type="float">
            <text:p>3348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float" office:value="15.93" calcext:value-type="float">
            <text:p>15,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9" calcext:value-type="float">
            <text:p>3349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float" office:value="44.63" calcext:value-type="float">
            <text:p>44,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0" calcext:value-type="float">
            <text:p>335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351" calcext:value-type="float">
            <text:p>3351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4" office:value-type="float" office:value="59.63" calcext:value-type="float">
            <text:p>59,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2" calcext:value-type="float">
            <text:p>3352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float" office:value="33.9" calcext:value-type="float">
            <text:p>33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3" calcext:value-type="float">
            <text:p>3353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float" office:value="45.88" calcext:value-type="float">
            <text:p>45,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4" calcext:value-type="float">
            <text:p>3354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float" office:value="22" calcext:value-type="float">
            <text:p>2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5" calcext:value-type="float">
            <text:p>3355</text:p>
          </table:table-cell>
        </table:table-row>
        <table:table-row table:style-name="ro2">
          <table:table-cell table:style-name="ce11" office:value-type="float" office:value="108" calcext:value-type="float">
            <text:p>108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356" calcext:value-type="float">
            <text:p>3356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float" office:value="52.63" calcext:value-type="float">
            <text:p>52,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7" calcext:value-type="float">
            <text:p>3357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4" office:value-type="float" office:value="72.6" calcext:value-type="float">
            <text:p>72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8" calcext:value-type="float">
            <text:p>3358</text:p>
          </table:table-cell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359" calcext:value-type="float">
            <text:p>3359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float" office:value="54.13" calcext:value-type="float">
            <text:p>54,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0" calcext:value-type="float">
            <text:p>3360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float" office:value="46.7" calcext:value-type="float">
            <text:p>46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1" calcext:value-type="float">
            <text:p>3361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float" office:value="25.08" calcext:value-type="float">
            <text:p>25,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2" calcext:value-type="float">
            <text:p>3362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float" office:value="48.83" calcext:value-type="float">
            <text:p>48,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3" calcext:value-type="float">
            <text:p>3363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float" office:value="25.75" calcext:value-type="float">
            <text:p>25,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4" calcext:value-type="float">
            <text:p>3364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float" office:value="41.55" calcext:value-type="float">
            <text:p>41,5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5" calcext:value-type="float">
            <text:p>3365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float" office:value="45.2" calcext:value-type="float">
            <text:p>45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6" calcext:value-type="float">
            <text:p>3366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float" office:value="27.08" calcext:value-type="float">
            <text:p>27,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7" calcext:value-type="float">
            <text:p>336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float" office:value="45.75" calcext:value-type="float">
            <text:p>45,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8" calcext:value-type="float">
            <text:p>3368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float" office:value="28.73" calcext:value-type="float">
            <text:p>28,7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9" calcext:value-type="float">
            <text:p>3369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4" office:value-type="float" office:value="75.53" calcext:value-type="float">
            <text:p>75,5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0" calcext:value-type="float">
            <text:p>3370</text:p>
          </table:table-cell>
        </table:table-row>
        <table:table-row table:style-name="ro2">
          <table:table-cell table:style-name="ce11" office:value-type="float" office:value="123" calcext:value-type="float">
            <text:p>123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371" calcext:value-type="float">
            <text:p>3371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float" office:value="52.88" calcext:value-type="float">
            <text:p>52,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2" calcext:value-type="float">
            <text:p>3372</text:p>
          </table:table-cell>
        </table:table-row>
        <table:table-row table:style-name="ro2">
          <table:table-cell table:style-name="ce11" office:value-type="float" office:value="125" calcext:value-type="float">
            <text:p>125</text:p>
          </table:table-cell>
          <table:table-cell table:style-name="ce2" office:value-type="float" office:value="47.08" calcext:value-type="float">
            <text:p>47,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3" calcext:value-type="float">
            <text:p>3373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float" office:value="48.08" calcext:value-type="float">
            <text:p>48,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4" calcext:value-type="float">
            <text:p>3374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4" office:value-type="float" office:value="60.03" calcext:value-type="float">
            <text:p>60,0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5" calcext:value-type="float">
            <text:p>337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float" office:value="50.08" calcext:value-type="float">
            <text:p>50,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6" calcext:value-type="float">
            <text:p>3376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float" office:value="27.63" calcext:value-type="float">
            <text:p>27,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7" calcext:value-type="float">
            <text:p>3377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378" calcext:value-type="float">
            <text:p>3378</text:p>
          </table:table-cell>
        </table:table-row>
        <table:table-row table:style-name="ro2">
          <table:table-cell table:style-name="ce11" office:value-type="float" office:value="131" calcext:value-type="float">
            <text:p>131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379" calcext:value-type="float">
            <text:p>3379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float" office:value="49.58" calcext:value-type="float">
            <text:p>49,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0" calcext:value-type="float">
            <text:p>338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float" office:value="36.33" calcext:value-type="float">
            <text:p>36,3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1" calcext:value-type="float">
            <text:p>3381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382" calcext:value-type="float">
            <text:p>338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float" office:value="28.03" calcext:value-type="float">
            <text:p>28,0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3" calcext:value-type="float">
            <text:p>3383</text:p>
          </table:table-cell>
        </table:table-row>
        <table:table-row table:style-name="ro2">
          <table:table-cell table:style-name="ce11" office:value-type="float" office:value="136" calcext:value-type="float">
            <text:p>136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384" calcext:value-type="float">
            <text:p>3384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4" office:value-type="float" office:value="59.63" calcext:value-type="float">
            <text:p>59,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5" calcext:value-type="float">
            <text:p>3385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4" office:value-type="float" office:value="65.25" calcext:value-type="float">
            <text:p>65,2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6" calcext:value-type="float">
            <text:p>3386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float" office:value="20.63" calcext:value-type="float">
            <text:p>20,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7" calcext:value-type="float">
            <text:p>3387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float" office:value="41.88" calcext:value-type="float">
            <text:p>41,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8" calcext:value-type="float">
            <text:p>3388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float" office:value="43.93" calcext:value-type="float">
            <text:p>43,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9" calcext:value-type="float">
            <text:p>3389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float" office:value="18.05" calcext:value-type="float">
            <text:p>18,0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0" calcext:value-type="float">
            <text:p>3390</text:p>
          </table:table-cell>
        </table:table-row>
        <table:table-row table:style-name="ro2">
          <table:table-cell table:style-name="ce11" office:value-type="float" office:value="143" calcext:value-type="float">
            <text:p>143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391" calcext:value-type="float">
            <text:p>3391</text:p>
          </table:table-cell>
        </table:table-row>
        <table:table-row table:style-name="ro2">
          <table:table-cell table:style-name="ce11" office:value-type="float" office:value="144" calcext:value-type="float">
            <text:p>144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392" calcext:value-type="float">
            <text:p>3392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float" office:value="51.75" calcext:value-type="float">
            <text:p>51,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3" calcext:value-type="float">
            <text:p>3393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float" office:value="43.63" calcext:value-type="float">
            <text:p>43,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4" calcext:value-type="float">
            <text:p>3394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float" office:value="54.13" calcext:value-type="float">
            <text:p>54,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5" calcext:value-type="float">
            <text:p>3395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4" office:value-type="float" office:value="91.7" calcext:value-type="float">
            <text:p>91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6" calcext:value-type="float">
            <text:p>3396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float" office:value="59.08" calcext:value-type="float">
            <text:p>59,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7" calcext:value-type="float">
            <text:p>3397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float" office:value="39.63" calcext:value-type="float">
            <text:p>39,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8" calcext:value-type="float">
            <text:p>3398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float" office:value="50.08" calcext:value-type="float">
            <text:p>50,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9" calcext:value-type="float">
            <text:p>3399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4" office:value-type="float" office:value="83.8" calcext:value-type="float">
            <text:p>83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0" calcext:value-type="float">
            <text:p>3400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float" office:value="15.63" calcext:value-type="float">
            <text:p>15,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1" calcext:value-type="float">
            <text:p>3401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float" office:value="23.3" calcext:value-type="float">
            <text:p>23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2" calcext:value-type="float">
            <text:p>3402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float" office:value="37.6" calcext:value-type="float">
            <text:p>37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3" calcext:value-type="float">
            <text:p>3403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float" office:value="52" calcext:value-type="float">
            <text:p>5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4" calcext:value-type="float">
            <text:p>3404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float" office:value="58.05" calcext:value-type="float">
            <text:p>58,0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5" calcext:value-type="float">
            <text:p>3405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float" office:value="52.88" calcext:value-type="float">
            <text:p>52,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6" calcext:value-type="float">
            <text:p>3406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float" office:value="36.58" calcext:value-type="float">
            <text:p>36,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7" calcext:value-type="float">
            <text:p>3407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float" office:value="46.25" calcext:value-type="float">
            <text:p>46,2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8" calcext:value-type="float">
            <text:p>3408</text:p>
          </table:table-cell>
        </table:table-row>
        <table:table-row table:style-name="ro2">
          <table:table-cell table:style-name="ce11" office:value-type="float" office:value="161" calcext:value-type="float">
            <text:p>161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409" calcext:value-type="float">
            <text:p>3409</text:p>
          </table:table-cell>
        </table:table-row>
        <table:table-row table:style-name="ro2">
          <table:table-cell table:style-name="ce11" office:value-type="float" office:value="162" calcext:value-type="float">
            <text:p>162</text:p>
          </table:table-cell>
          <table:table-cell table:style-name="ce2" office:value-type="float" office:value="48.43" calcext:value-type="float">
            <text:p>48,4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0" calcext:value-type="float">
            <text:p>3410</text:p>
          </table:table-cell>
        </table:table-row>
        <table:table-row table:style-name="ro2">
          <table:table-cell table:style-name="ce11" office:value-type="float" office:value="163" calcext:value-type="float">
            <text:p>163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411" calcext:value-type="float">
            <text:p>3411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float" office:value="48.75" calcext:value-type="float">
            <text:p>48,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2" calcext:value-type="float">
            <text:p>3412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float" office:value="46.13" calcext:value-type="float">
            <text:p>46,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3" calcext:value-type="float">
            <text:p>3413</text:p>
          </table:table-cell>
        </table:table-row>
        <table:table-row table:style-name="ro2">
          <table:table-cell table:style-name="ce11" office:value-type="float" office:value="166" calcext:value-type="float">
            <text:p>166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414" calcext:value-type="float">
            <text:p>3414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415" calcext:value-type="float">
            <text:p>3415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float" office:value="47.63" calcext:value-type="float">
            <text:p>47,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6" calcext:value-type="float">
            <text:p>3416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2" office:value-type="float" office:value="53.13" calcext:value-type="float">
            <text:p>53,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7" calcext:value-type="float">
            <text:p>3417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float" office:value="48.25" calcext:value-type="float">
            <text:p>48,2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8" calcext:value-type="float">
            <text:p>3418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419" calcext:value-type="float">
            <text:p>3419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float" office:value="46.08" calcext:value-type="float">
            <text:p>46,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0" calcext:value-type="float">
            <text:p>3420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4" office:value-type="float" office:value="62.33" calcext:value-type="float">
            <text:p>62,3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4" office:value-type="float" office:value="70" calcext:value-type="float">
            <text:p>7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2" calcext:value-type="float">
            <text:p>3422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float" office:value="22.25" calcext:value-type="float">
            <text:p>22,2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3" calcext:value-type="float">
            <text:p>3423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float" office:value="21.43" calcext:value-type="float">
            <text:p>21,4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4" calcext:value-type="float">
            <text:p>3424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425" calcext:value-type="float">
            <text:p>3425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2" office:value-type="float" office:value="21.9" calcext:value-type="float">
            <text:p>21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6" calcext:value-type="float">
            <text:p>3426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4" office:value-type="float" office:value="66.95" calcext:value-type="float">
            <text:p>66,9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7" calcext:value-type="float">
            <text:p>3427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4" office:value-type="float" office:value="72.38" calcext:value-type="float">
            <text:p>72,3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8" calcext:value-type="float">
            <text:p>3428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2" office:value-type="float" office:value="45.38" calcext:value-type="float">
            <text:p>45,3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9" calcext:value-type="float">
            <text:p>3429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2" office:value-type="float" office:value="48.38" calcext:value-type="float">
            <text:p>48,3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0" calcext:value-type="float">
            <text:p>3430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431" calcext:value-type="float">
            <text:p>3431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432" calcext:value-type="float">
            <text:p>3432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433" calcext:value-type="float">
            <text:p>3433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4" office:value-type="float" office:value="80.5" calcext:value-type="float">
            <text:p>80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4" calcext:value-type="float">
            <text:p>3434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2" office:value-type="float" office:value="30.75" calcext:value-type="float">
            <text:p>30,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5" calcext:value-type="float">
            <text:p>3435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436" calcext:value-type="float">
            <text:p>3436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437" calcext:value-type="float">
            <text:p>3437</text:p>
          </table:table-cell>
        </table:table-row>
        <table:table-row table:style-name="ro2">
          <table:table-cell table:style-name="ce11" office:value-type="float" office:value="190" calcext:value-type="float">
            <text:p>190</text:p>
          </table:table-cell>
          <table:table-cell table:style-name="ce2" office:value-type="float" office:value="40.75" calcext:value-type="float">
            <text:p>40,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8" calcext:value-type="float">
            <text:p>3438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2" office:value-type="float" office:value="45.75" calcext:value-type="float">
            <text:p>45,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9" calcext:value-type="float">
            <text:p>3439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2" office:value-type="float" office:value="42.58" calcext:value-type="float">
            <text:p>42,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0" calcext:value-type="float">
            <text:p>3440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2" office:value-type="float" office:value="36.88" calcext:value-type="float">
            <text:p>36,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1" calcext:value-type="float">
            <text:p>3441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2" office:value-type="float" office:value="50.78" calcext:value-type="float">
            <text:p>50,7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2" calcext:value-type="float">
            <text:p>3442</text:p>
          </table:table-cell>
        </table:table-row>
        <table:table-row table:style-name="ro2">
          <table:table-cell table:style-name="ce11" office:value-type="float" office:value="195" calcext:value-type="float">
            <text:p>195</text:p>
          </table:table-cell>
          <table:table-cell table:style-name="ce2" office:value-type="float" office:value="40.05" calcext:value-type="float">
            <text:p>40,0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3" calcext:value-type="float">
            <text:p>3443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2" office:value-type="float" office:value="47.58" calcext:value-type="float">
            <text:p>47,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4" calcext:value-type="float">
            <text:p>3444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4" office:value-type="float" office:value="88.75" calcext:value-type="float">
            <text:p>88,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5" calcext:value-type="float">
            <text:p>3445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446" calcext:value-type="float">
            <text:p>3446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2" office:value-type="float" office:value="50.75" calcext:value-type="float">
            <text:p>50,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7" calcext:value-type="float">
            <text:p>3447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2" office:value-type="float" office:value="33.88" calcext:value-type="float">
            <text:p>33,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8" calcext:value-type="float">
            <text:p>3448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2" office:value-type="float" office:value="11.23" calcext:value-type="float">
            <text:p>11,2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9" calcext:value-type="float">
            <text:p>3449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2"/>
          <table:table-cell table:formula="of:=2016" office:value-type="float" office:value="2016" calcext:value-type="float">
            <text:p>2016</text:p>
          </table:table-cell>
          <table:table-cell office:value-type="float" office:value="3450" calcext:value-type="float">
            <text:p>3450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2" office:value-type="float" office:value="44.08" calcext:value-type="float">
            <text:p>44,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51" calcext:value-type="float">
            <text:p>345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52" calcext:value-type="float">
            <text:p>345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53" calcext:value-type="float">
            <text:p>345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54" calcext:value-type="float">
            <text:p>345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55" calcext:value-type="float">
            <text:p>34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56" calcext:value-type="float">
            <text:p>3456</text:p>
          </table:table-cell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57" calcext:value-type="float">
            <text:p>345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58" calcext:value-type="float">
            <text:p>3458</text:p>
          </table:table-cell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59" calcext:value-type="float">
            <text:p>345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60" calcext:value-type="float">
            <text:p>346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61" calcext:value-type="float">
            <text:p>346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62" calcext:value-type="float">
            <text:p>346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63" calcext:value-type="float">
            <text:p>346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64" calcext:value-type="float">
            <text:p>346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65" calcext:value-type="float">
            <text:p>346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66" calcext:value-type="float">
            <text:p>346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67" calcext:value-type="float">
            <text:p>346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68" calcext:value-type="float">
            <text:p>346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69" calcext:value-type="float">
            <text:p>346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70" calcext:value-type="float">
            <text:p>347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71" calcext:value-type="float">
            <text:p>3471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72" calcext:value-type="float">
            <text:p>347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73" calcext:value-type="float">
            <text:p>3473</text:p>
          </table:table-cell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74" calcext:value-type="float">
            <text:p>347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75" calcext:value-type="float">
            <text:p>347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76" calcext:value-type="float">
            <text:p>347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77" calcext:value-type="float">
            <text:p>347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78" calcext:value-type="float">
            <text:p>347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79" calcext:value-type="float">
            <text:p>347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80" calcext:value-type="float">
            <text:p>348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81" calcext:value-type="float">
            <text:p>348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82" calcext:value-type="float">
            <text:p>348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83" calcext:value-type="float">
            <text:p>348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84" calcext:value-type="float">
            <text:p>348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85" calcext:value-type="float">
            <text:p>348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86" calcext:value-type="float">
            <text:p>348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87" calcext:value-type="float">
            <text:p>348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88" calcext:value-type="float">
            <text:p>3488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89" calcext:value-type="float">
            <text:p>348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90" calcext:value-type="float">
            <text:p>349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91" calcext:value-type="float">
            <text:p>349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92" calcext:value-type="float">
            <text:p>349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93" calcext:value-type="float">
            <text:p>3493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94" calcext:value-type="float">
            <text:p>349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95" calcext:value-type="float">
            <text:p>349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96" calcext:value-type="float">
            <text:p>3496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97" calcext:value-type="float">
            <text:p>3497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98" calcext:value-type="float">
            <text:p>3498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99" calcext:value-type="float">
            <text:p>349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01" calcext:value-type="float">
            <text:p>350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02" calcext:value-type="float">
            <text:p>350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03" calcext:value-type="float">
            <text:p>3503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04" calcext:value-type="float">
            <text:p>350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05" calcext:value-type="float">
            <text:p>350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06" calcext:value-type="float">
            <text:p>350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07" calcext:value-type="float">
            <text:p>350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08" calcext:value-type="float">
            <text:p>350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09" calcext:value-type="float">
            <text:p>350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10" calcext:value-type="float">
            <text:p>351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11" calcext:value-type="float">
            <text:p>351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12" calcext:value-type="float">
            <text:p>351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13" calcext:value-type="float">
            <text:p>351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14" calcext:value-type="float">
            <text:p>3514</text:p>
          </table:table-cell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15" calcext:value-type="float">
            <text:p>3515</text:p>
          </table:table-cell>
        </table:table-row>
        <table:table-row table:style-name="ro2">
          <table:table-cell table:style-name="ce11" office:value-type="float" office:value="65" calcext:value-type="float">
            <text:p>6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16" calcext:value-type="float">
            <text:p>351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17" calcext:value-type="float">
            <text:p>3517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18" calcext:value-type="float">
            <text:p>3518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19" calcext:value-type="float">
            <text:p>3519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20" calcext:value-type="float">
            <text:p>352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21" calcext:value-type="float">
            <text:p>3521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22" calcext:value-type="float">
            <text:p>3522</text:p>
          </table:table-cell>
        </table:table-row>
        <table:table-row table:style-name="ro2">
          <table:table-cell table:style-name="ce11" office:value-type="float" office:value="72" calcext:value-type="float">
            <text:p>7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23" calcext:value-type="float">
            <text:p>352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24" calcext:value-type="float">
            <text:p>352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25" calcext:value-type="float">
            <text:p>3525</text:p>
          </table:table-cell>
        </table:table-row>
        <table:table-row table:style-name="ro2">
          <table:table-cell table:style-name="ce11" office:value-type="float" office:value="75" calcext:value-type="float">
            <text:p>7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26" calcext:value-type="float">
            <text:p>3526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27" calcext:value-type="float">
            <text:p>3527</text:p>
          </table:table-cell>
        </table:table-row>
        <table:table-row table:style-name="ro2">
          <table:table-cell table:style-name="ce11" office:value-type="float" office:value="77" calcext:value-type="float">
            <text:p>7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28" calcext:value-type="float">
            <text:p>3528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29" calcext:value-type="float">
            <text:p>3529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30" calcext:value-type="float">
            <text:p>353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31" calcext:value-type="float">
            <text:p>353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32" calcext:value-type="float">
            <text:p>353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33" calcext:value-type="float">
            <text:p>353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34" calcext:value-type="float">
            <text:p>3534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35" calcext:value-type="float">
            <text:p>353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36" calcext:value-type="float">
            <text:p>3536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37" calcext:value-type="float">
            <text:p>3537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38" calcext:value-type="float">
            <text:p>353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39" calcext:value-type="float">
            <text:p>353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40" calcext:value-type="float">
            <text:p>354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41" calcext:value-type="float">
            <text:p>354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42" calcext:value-type="float">
            <text:p>3542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43" calcext:value-type="float">
            <text:p>3543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44" calcext:value-type="float">
            <text:p>354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45" calcext:value-type="float">
            <text:p>3545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46" calcext:value-type="float">
            <text:p>3546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47" calcext:value-type="float">
            <text:p>3547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48" calcext:value-type="float">
            <text:p>3548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49" calcext:value-type="float">
            <text:p>3549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50" calcext:value-type="float">
            <text:p>3550</text:p>
          </table:table-cell>
        </table:table-row>
        <table:table-row table:style-name="ro2">
          <table:table-cell table:style-name="ce11" office:value-type="float" office:value="100" calcext:value-type="float">
            <text:p>10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51" calcext:value-type="float">
            <text:p>355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52" calcext:value-type="float">
            <text:p>3552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53" calcext:value-type="float">
            <text:p>3553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54" calcext:value-type="float">
            <text:p>355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55" calcext:value-type="float">
            <text:p>3555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56" calcext:value-type="float">
            <text:p>3556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57" calcext:value-type="float">
            <text:p>3557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58" calcext:value-type="float">
            <text:p>3558</text:p>
          </table:table-cell>
        </table:table-row>
        <table:table-row table:style-name="ro2">
          <table:table-cell table:style-name="ce11" office:value-type="float" office:value="108" calcext:value-type="float">
            <text:p>10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59" calcext:value-type="float">
            <text:p>3559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60" calcext:value-type="float">
            <text:p>356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61" calcext:value-type="float">
            <text:p>3561</text:p>
          </table:table-cell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62" calcext:value-type="float">
            <text:p>356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63" calcext:value-type="float">
            <text:p>3563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64" calcext:value-type="float">
            <text:p>3564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65" calcext:value-type="float">
            <text:p>3565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66" calcext:value-type="float">
            <text:p>3566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67" calcext:value-type="float">
            <text:p>356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68" calcext:value-type="float">
            <text:p>3568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69" calcext:value-type="float">
            <text:p>3569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70" calcext:value-type="float">
            <text:p>3570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71" calcext:value-type="float">
            <text:p>3571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72" calcext:value-type="float">
            <text:p>3572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73" calcext:value-type="float">
            <text:p>3573</text:p>
          </table:table-cell>
        </table:table-row>
        <table:table-row table:style-name="ro2">
          <table:table-cell table:style-name="ce11" office:value-type="float" office:value="123" calcext:value-type="float">
            <text:p>12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74" calcext:value-type="float">
            <text:p>3574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75" calcext:value-type="float">
            <text:p>3575</text:p>
          </table:table-cell>
        </table:table-row>
        <table:table-row table:style-name="ro2">
          <table:table-cell table:style-name="ce11" office:value-type="float" office:value="125" calcext:value-type="float">
            <text:p>12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76" calcext:value-type="float">
            <text:p>3576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77" calcext:value-type="float">
            <text:p>3577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78" calcext:value-type="float">
            <text:p>3578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79" calcext:value-type="float">
            <text:p>3579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80" calcext:value-type="float">
            <text:p>358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81" calcext:value-type="float">
            <text:p>3581</text:p>
          </table:table-cell>
        </table:table-row>
        <table:table-row table:style-name="ro2">
          <table:table-cell table:style-name="ce11" office:value-type="float" office:value="131" calcext:value-type="float">
            <text:p>13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82" calcext:value-type="float">
            <text:p>358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83" calcext:value-type="float">
            <text:p>3583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84" calcext:value-type="float">
            <text:p>3584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85" calcext:value-type="float">
            <text:p>3585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86" calcext:value-type="float">
            <text:p>3586</text:p>
          </table:table-cell>
        </table:table-row>
        <table:table-row table:style-name="ro2">
          <table:table-cell table:style-name="ce11" office:value-type="float" office:value="136" calcext:value-type="float">
            <text:p>13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87" calcext:value-type="float">
            <text:p>3587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88" calcext:value-type="float">
            <text:p>3588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89" calcext:value-type="float">
            <text:p>3589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90" calcext:value-type="float">
            <text:p>359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91" calcext:value-type="float">
            <text:p>359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92" calcext:value-type="float">
            <text:p>3592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93" calcext:value-type="float">
            <text:p>3593</text:p>
          </table:table-cell>
        </table:table-row>
        <table:table-row table:style-name="ro2">
          <table:table-cell table:style-name="ce11" office:value-type="float" office:value="143" calcext:value-type="float">
            <text:p>14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94" calcext:value-type="float">
            <text:p>3594</text:p>
          </table:table-cell>
        </table:table-row>
        <table:table-row table:style-name="ro2">
          <table:table-cell table:style-name="ce11" office:value-type="float" office:value="144" calcext:value-type="float">
            <text:p>14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95" calcext:value-type="float">
            <text:p>359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96" calcext:value-type="float">
            <text:p>3596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97" calcext:value-type="float">
            <text:p>3597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98" calcext:value-type="float">
            <text:p>3598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99" calcext:value-type="float">
            <text:p>3599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00" calcext:value-type="float">
            <text:p>360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01" calcext:value-type="float">
            <text:p>3601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02" calcext:value-type="float">
            <text:p>3602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03" calcext:value-type="float">
            <text:p>3603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04" calcext:value-type="float">
            <text:p>3604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05" calcext:value-type="float">
            <text:p>3605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06" calcext:value-type="float">
            <text:p>3606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07" calcext:value-type="float">
            <text:p>3607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08" calcext:value-type="float">
            <text:p>3608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09" calcext:value-type="float">
            <text:p>3609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10" calcext:value-type="float">
            <text:p>3610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11" calcext:value-type="float">
            <text:p>3611</text:p>
          </table:table-cell>
        </table:table-row>
        <table:table-row table:style-name="ro2">
          <table:table-cell table:style-name="ce11" office:value-type="float" office:value="161" calcext:value-type="float">
            <text:p>16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12" calcext:value-type="float">
            <text:p>3612</text:p>
          </table:table-cell>
        </table:table-row>
        <table:table-row table:style-name="ro2">
          <table:table-cell table:style-name="ce11" office:value-type="float" office:value="162" calcext:value-type="float">
            <text:p>16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13" calcext:value-type="float">
            <text:p>3613</text:p>
          </table:table-cell>
        </table:table-row>
        <table:table-row table:style-name="ro2">
          <table:table-cell table:style-name="ce11" office:value-type="float" office:value="163" calcext:value-type="float">
            <text:p>16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14" calcext:value-type="float">
            <text:p>3614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15" calcext:value-type="float">
            <text:p>3615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16" calcext:value-type="float">
            <text:p>3616</text:p>
          </table:table-cell>
        </table:table-row>
        <table:table-row table:style-name="ro2">
          <table:table-cell table:style-name="ce11" office:value-type="float" office:value="166" calcext:value-type="float">
            <text:p>16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17" calcext:value-type="float">
            <text:p>3617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18" calcext:value-type="float">
            <text:p>3618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19" calcext:value-type="float">
            <text:p>3619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20" calcext:value-type="float">
            <text:p>3620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21" calcext:value-type="float">
            <text:p>3621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22" calcext:value-type="float">
            <text:p>3622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23" calcext:value-type="float">
            <text:p>3623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24" calcext:value-type="float">
            <text:p>3624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25" calcext:value-type="float">
            <text:p>3625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26" calcext:value-type="float">
            <text:p>3626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27" calcext:value-type="float">
            <text:p>3627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28" calcext:value-type="float">
            <text:p>3628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29" calcext:value-type="float">
            <text:p>3629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30" calcext:value-type="float">
            <text:p>3630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31" calcext:value-type="float">
            <text:p>3631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32" calcext:value-type="float">
            <text:p>3632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33" calcext:value-type="float">
            <text:p>3633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34" calcext:value-type="float">
            <text:p>3634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36" calcext:value-type="float">
            <text:p>3636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37" calcext:value-type="float">
            <text:p>3637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38" calcext:value-type="float">
            <text:p>3638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39" calcext:value-type="float">
            <text:p>3639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40" calcext:value-type="float">
            <text:p>3640</text:p>
          </table:table-cell>
        </table:table-row>
        <table:table-row table:style-name="ro2">
          <table:table-cell table:style-name="ce11" office:value-type="float" office:value="190" calcext:value-type="float">
            <text:p>19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41" calcext:value-type="float">
            <text:p>3641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42" calcext:value-type="float">
            <text:p>3642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43" calcext:value-type="float">
            <text:p>3643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44" calcext:value-type="float">
            <text:p>3644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45" calcext:value-type="float">
            <text:p>3645</text:p>
          </table:table-cell>
        </table:table-row>
        <table:table-row table:style-name="ro2">
          <table:table-cell table:style-name="ce11" office:value-type="float" office:value="195" calcext:value-type="float">
            <text:p>19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46" calcext:value-type="float">
            <text:p>3646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47" calcext:value-type="float">
            <text:p>3647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48" calcext:value-type="float">
            <text:p>3648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49" calcext:value-type="float">
            <text:p>3649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50" calcext:value-type="float">
            <text:p>365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51" calcext:value-type="float">
            <text:p>3651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52" calcext:value-type="float">
            <text:p>3652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53" calcext:value-type="float">
            <text:p>3653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54" calcext:value-type="float">
            <text:p>36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16.5" calcext:value-type="float">
            <text:p>16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5" calcext:value-type="float">
            <text:p>365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61.33" calcext:value-type="float">
            <text:p>61,3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6" calcext:value-type="float">
            <text:p>36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53.13" calcext:value-type="float">
            <text:p>53,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7" calcext:value-type="float">
            <text:p>365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20.25" calcext:value-type="float">
            <text:p>20,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8" calcext:value-type="float">
            <text:p>365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83.03" calcext:value-type="float">
            <text:p>83,0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9" calcext:value-type="float">
            <text:p>3659</text:p>
          </table:table-cell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3" office:value-type="float" office:value="45" calcext:value-type="float">
            <text:p>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0" calcext:value-type="float">
            <text:p>366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36.13" calcext:value-type="float">
            <text:p>36,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1" calcext:value-type="float">
            <text:p>3661</text:p>
          </table:table-cell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662" calcext:value-type="float">
            <text:p>366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10.13" calcext:value-type="float">
            <text:p>10,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3" calcext:value-type="float">
            <text:p>366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71.08" calcext:value-type="float">
            <text:p>71,0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4" calcext:value-type="float">
            <text:p>366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49.95" calcext:value-type="float">
            <text:p>49,9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5" calcext:value-type="float">
            <text:p>366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66.48" calcext:value-type="float">
            <text:p>66,4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6" calcext:value-type="float">
            <text:p>366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72.13" calcext:value-type="float">
            <text:p>72,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7" calcext:value-type="float">
            <text:p>366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42.3" calcext:value-type="float">
            <text:p>42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8" calcext:value-type="float">
            <text:p>366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45.5" calcext:value-type="float">
            <text:p>45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9" calcext:value-type="float">
            <text:p>366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21.25" calcext:value-type="float">
            <text:p>21,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0" calcext:value-type="float">
            <text:p>367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28.53" calcext:value-type="float">
            <text:p>28,5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1" calcext:value-type="float">
            <text:p>367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672" calcext:value-type="float">
            <text:p>367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office:value-type="float" office:value="45.7" calcext:value-type="float">
            <text:p>45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3" calcext:value-type="float">
            <text:p>367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78.98" calcext:value-type="float">
            <text:p>78,9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4" calcext:value-type="float">
            <text:p>3674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675" calcext:value-type="float">
            <text:p>367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676" calcext:value-type="float">
            <text:p>3676</text:p>
          </table:table-cell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677" calcext:value-type="float">
            <text:p>367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678" calcext:value-type="float">
            <text:p>367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float" office:value="65.3" calcext:value-type="float">
            <text:p>65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9" calcext:value-type="float">
            <text:p>367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float" office:value="55.25" calcext:value-type="float">
            <text:p>55,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0" calcext:value-type="float">
            <text:p>368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float" office:value="39.5" calcext:value-type="float">
            <text:p>39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1" calcext:value-type="float">
            <text:p>368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office:value-type="float" office:value="68.93" calcext:value-type="float">
            <text:p>68,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2" calcext:value-type="float">
            <text:p>368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3" office:value-type="float" office:value="19.88" calcext:value-type="float">
            <text:p>19,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3" calcext:value-type="float">
            <text:p>368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float" office:value="52.45" calcext:value-type="float">
            <text:p>52,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4" calcext:value-type="float">
            <text:p>368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685" calcext:value-type="float">
            <text:p>368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686" calcext:value-type="float">
            <text:p>368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687" calcext:value-type="float">
            <text:p>368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" office:value-type="float" office:value="70.5" calcext:value-type="float">
            <text:p>70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8" calcext:value-type="float">
            <text:p>368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" office:value-type="float" office:value="45.88" calcext:value-type="float">
            <text:p>45,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9" calcext:value-type="float">
            <text:p>368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" office:value-type="float" office:value="86.58" calcext:value-type="float">
            <text:p>86,5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0" calcext:value-type="float">
            <text:p>369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" office:value-type="float" office:value="63.28" calcext:value-type="float">
            <text:p>63,2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1" calcext:value-type="float">
            <text:p>369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" office:value-type="float" office:value="39.3" calcext:value-type="float">
            <text:p>39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2" calcext:value-type="float">
            <text:p>369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" office:value-type="float" office:value="53.35" calcext:value-type="float">
            <text:p>53,3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3" calcext:value-type="float">
            <text:p>369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" office:value-type="float" office:value="76.15" calcext:value-type="float">
            <text:p>76,1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4" calcext:value-type="float">
            <text:p>3694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" office:value-type="float" office:value="29.25" calcext:value-type="float">
            <text:p>29,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5" calcext:value-type="float">
            <text:p>369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696" calcext:value-type="float">
            <text:p>3696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697" calcext:value-type="float">
            <text:p>369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" office:value-type="float" office:value="46.38" calcext:value-type="float">
            <text:p>46,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8" calcext:value-type="float">
            <text:p>369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" office:value-type="float" office:value="34.5" calcext:value-type="float">
            <text:p>34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9" calcext:value-type="float">
            <text:p>369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office:value-type="float" office:value="53.45" calcext:value-type="float">
            <text:p>53,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0" calcext:value-type="float">
            <text:p>370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" office:value-type="float" office:value="46.7" calcext:value-type="float">
            <text:p>46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1" calcext:value-type="float">
            <text:p>370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" office:value-type="float" office:value="59.5" calcext:value-type="float">
            <text:p>59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2" calcext:value-type="float">
            <text:p>370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" office:value-type="float" office:value="49" calcext:value-type="float">
            <text:p>4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3" calcext:value-type="float">
            <text:p>370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office:value-type="float" office:value="71.08" calcext:value-type="float">
            <text:p>71,0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4" calcext:value-type="float">
            <text:p>370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3" office:value-type="float" office:value="29.13" calcext:value-type="float">
            <text:p>29,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5" calcext:value-type="float">
            <text:p>370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3" office:value-type="float" office:value="40.78" calcext:value-type="float">
            <text:p>40,7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6" calcext:value-type="float">
            <text:p>3706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office:value-type="float" office:value="42.75" calcext:value-type="float">
            <text:p>42,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7" calcext:value-type="float">
            <text:p>3707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" office:value-type="float" office:value="17.25" calcext:value-type="float">
            <text:p>17,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8" calcext:value-type="float">
            <text:p>3708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" office:value-type="float" office:value="39.2" calcext:value-type="float">
            <text:p>39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9" calcext:value-type="float">
            <text:p>3709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float" office:value="11.5" calcext:value-type="float">
            <text:p>11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0" calcext:value-type="float">
            <text:p>371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office:value-type="float" office:value="65.13" calcext:value-type="float">
            <text:p>65,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1" calcext:value-type="float">
            <text:p>371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office:value-type="float" office:value="26.8" calcext:value-type="float">
            <text:p>26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2" calcext:value-type="float">
            <text:p>371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office:value-type="float" office:value="81.6" calcext:value-type="float">
            <text:p>81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3" calcext:value-type="float">
            <text:p>371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office:value-type="float" office:value="69.03" calcext:value-type="float">
            <text:p>69,0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4" calcext:value-type="float">
            <text:p>371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3" office:value-type="float" office:value="41.5" calcext:value-type="float">
            <text:p>41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5" calcext:value-type="float">
            <text:p>371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3" office:value-type="float" office:value="79.15" calcext:value-type="float">
            <text:p>79,1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6" calcext:value-type="float">
            <text:p>371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3" office:value-type="float" office:value="34.25" calcext:value-type="float">
            <text:p>34,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7" calcext:value-type="float">
            <text:p>3717</text:p>
          </table:table-cell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718" calcext:value-type="float">
            <text:p>3718</text:p>
          </table:table-cell>
        </table:table-row>
        <table:table-row table:style-name="ro2">
          <table:table-cell table:style-name="ce11" office:value-type="float" office:value="65" calcext:value-type="float">
            <text:p>65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719" calcext:value-type="float">
            <text:p>371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3" office:value-type="float" office:value="65.83" calcext:value-type="float">
            <text:p>65,8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0" calcext:value-type="float">
            <text:p>372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3" office:value-type="float" office:value="68.15" calcext:value-type="float">
            <text:p>68,1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1" calcext:value-type="float">
            <text:p>372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722" calcext:value-type="float">
            <text:p>372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3" office:value-type="float" office:value="45.43" calcext:value-type="float">
            <text:p>45,4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3" calcext:value-type="float">
            <text:p>372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" office:value-type="float" office:value="49.25" calcext:value-type="float">
            <text:p>49,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4" calcext:value-type="float">
            <text:p>3724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3" office:value-type="float" office:value="48.63" calcext:value-type="float">
            <text:p>48,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5" calcext:value-type="float">
            <text:p>3725</text:p>
          </table:table-cell>
        </table:table-row>
        <table:table-row table:style-name="ro2">
          <table:table-cell table:style-name="ce11" office:value-type="float" office:value="72" calcext:value-type="float">
            <text:p>72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726" calcext:value-type="float">
            <text:p>3726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3" office:value-type="float" office:value="65.88" calcext:value-type="float">
            <text:p>65,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7" calcext:value-type="float">
            <text:p>3727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728" calcext:value-type="float">
            <text:p>3728</text:p>
          </table:table-cell>
        </table:table-row>
        <table:table-row table:style-name="ro2">
          <table:table-cell table:style-name="ce11" office:value-type="float" office:value="75" calcext:value-type="float">
            <text:p>75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729" calcext:value-type="float">
            <text:p>372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office:value-type="float" office:value="43.83" calcext:value-type="float">
            <text:p>43,8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0" calcext:value-type="float">
            <text:p>3730</text:p>
          </table:table-cell>
        </table:table-row>
        <table:table-row table:style-name="ro2">
          <table:table-cell table:style-name="ce11" office:value-type="float" office:value="77" calcext:value-type="float">
            <text:p>77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731" calcext:value-type="float">
            <text:p>373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3" office:value-type="float" office:value="49" calcext:value-type="float">
            <text:p>4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2" calcext:value-type="float">
            <text:p>373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3" office:value-type="float" office:value="43.13" calcext:value-type="float">
            <text:p>43,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3" calcext:value-type="float">
            <text:p>373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office:value-type="float" office:value="45.25" calcext:value-type="float">
            <text:p>45,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4" calcext:value-type="float">
            <text:p>3734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3" office:value-type="float" office:value="51.45" calcext:value-type="float">
            <text:p>51,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5" calcext:value-type="float">
            <text:p>3735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3" office:value-type="float" office:value="43.75" calcext:value-type="float">
            <text:p>43,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6" calcext:value-type="float">
            <text:p>3736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3" office:value-type="float" office:value="42.45" calcext:value-type="float">
            <text:p>42,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7" calcext:value-type="float">
            <text:p>3737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738" calcext:value-type="float">
            <text:p>3738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3" office:value-type="float" office:value="64.75" calcext:value-type="float">
            <text:p>64,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9" calcext:value-type="float">
            <text:p>3739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" office:value-type="float" office:value="56.35" calcext:value-type="float">
            <text:p>56,3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0" calcext:value-type="float">
            <text:p>374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3" office:value-type="float" office:value="22.93" calcext:value-type="float">
            <text:p>22,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1" calcext:value-type="float">
            <text:p>374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3" office:value-type="float" office:value="17.75" calcext:value-type="float">
            <text:p>17,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2" calcext:value-type="float">
            <text:p>3742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3" office:value-type="float" office:value="12.63" calcext:value-type="float">
            <text:p>12,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3" calcext:value-type="float">
            <text:p>374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3" office:value-type="float" office:value="64.05" calcext:value-type="float">
            <text:p>64,0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4" calcext:value-type="float">
            <text:p>3744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3" office:value-type="float" office:value="54.08" calcext:value-type="float">
            <text:p>54,0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3" office:value-type="float" office:value="50.53" calcext:value-type="float">
            <text:p>50,5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6" calcext:value-type="float">
            <text:p>3746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3" office:value-type="float" office:value="66.38" calcext:value-type="float">
            <text:p>66,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7" calcext:value-type="float">
            <text:p>3747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3" office:value-type="float" office:value="53.5" calcext:value-type="float">
            <text:p>53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8" calcext:value-type="float">
            <text:p>374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3" office:value-type="float" office:value="50.85" calcext:value-type="float">
            <text:p>50,8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9" calcext:value-type="float">
            <text:p>3749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3" office:value-type="float" office:value="35.88" calcext:value-type="float">
            <text:p>35,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0" calcext:value-type="float">
            <text:p>375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3" office:value-type="float" office:value="50.7" calcext:value-type="float">
            <text:p>50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1" calcext:value-type="float">
            <text:p>375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3" office:value-type="float" office:value="36.95" calcext:value-type="float">
            <text:p>36,9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2" calcext:value-type="float">
            <text:p>3752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3" office:value-type="float" office:value="46" calcext:value-type="float">
            <text:p>4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3" calcext:value-type="float">
            <text:p>3753</text:p>
          </table:table-cell>
        </table:table-row>
        <table:table-row table:style-name="ro2">
          <table:table-cell table:style-name="ce11" office:value-type="float" office:value="100" calcext:value-type="float">
            <text:p>100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754" calcext:value-type="float">
            <text:p>3754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3" office:value-type="float" office:value="15.93" calcext:value-type="float">
            <text:p>15,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5" calcext:value-type="float">
            <text:p>3755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3" office:value-type="float" office:value="44.25" calcext:value-type="float">
            <text:p>44,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6" calcext:value-type="float">
            <text:p>3756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757" calcext:value-type="float">
            <text:p>3757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3" office:value-type="float" office:value="59.25" calcext:value-type="float">
            <text:p>59,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8" calcext:value-type="float">
            <text:p>3758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3" office:value-type="float" office:value="33.9" calcext:value-type="float">
            <text:p>33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9" calcext:value-type="float">
            <text:p>375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3" office:value-type="float" office:value="45.5" calcext:value-type="float">
            <text:p>45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0" calcext:value-type="float">
            <text:p>376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3" office:value-type="float" office:value="21" calcext:value-type="float">
            <text:p>2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1" calcext:value-type="float">
            <text:p>3761</text:p>
          </table:table-cell>
        </table:table-row>
        <table:table-row table:style-name="ro2">
          <table:table-cell table:style-name="ce11" office:value-type="float" office:value="108" calcext:value-type="float">
            <text:p>108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762" calcext:value-type="float">
            <text:p>3762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3" office:value-type="float" office:value="52.25" calcext:value-type="float">
            <text:p>52,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3" calcext:value-type="float">
            <text:p>3763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3" office:value-type="float" office:value="72.23" calcext:value-type="float">
            <text:p>72,2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4" calcext:value-type="float">
            <text:p>3764</text:p>
          </table:table-cell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765" calcext:value-type="float">
            <text:p>3765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3" office:value-type="float" office:value="53.75" calcext:value-type="float">
            <text:p>53,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6" calcext:value-type="float">
            <text:p>3766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3" office:value-type="float" office:value="46.33" calcext:value-type="float">
            <text:p>46,3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7" calcext:value-type="float">
            <text:p>3767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3" office:value-type="float" office:value="26.2" calcext:value-type="float">
            <text:p>26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8" calcext:value-type="float">
            <text:p>3768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3" office:value-type="float" office:value="48.45" calcext:value-type="float">
            <text:p>48,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9" calcext:value-type="float">
            <text:p>3769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3" office:value-type="float" office:value="25.75" calcext:value-type="float">
            <text:p>25,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0" calcext:value-type="float">
            <text:p>3770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3" office:value-type="float" office:value="39.3" calcext:value-type="float">
            <text:p>39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1" calcext:value-type="float">
            <text:p>3771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3" office:value-type="float" office:value="55.33" calcext:value-type="float">
            <text:p>55,3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2" calcext:value-type="float">
            <text:p>3772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3" office:value-type="float" office:value="26.2" calcext:value-type="float">
            <text:p>26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3" calcext:value-type="float">
            <text:p>3773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3" office:value-type="float" office:value="45.38" calcext:value-type="float">
            <text:p>45,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4" calcext:value-type="float">
            <text:p>3774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3" office:value-type="float" office:value="28.73" calcext:value-type="float">
            <text:p>28,7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5" calcext:value-type="float">
            <text:p>3775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3" office:value-type="float" office:value="81.33" calcext:value-type="float">
            <text:p>81,3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6" calcext:value-type="float">
            <text:p>3776</text:p>
          </table:table-cell>
        </table:table-row>
        <table:table-row table:style-name="ro2">
          <table:table-cell table:style-name="ce11" office:value-type="float" office:value="123" calcext:value-type="float">
            <text:p>123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777" calcext:value-type="float">
            <text:p>3777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3" office:value-type="float" office:value="52.5" calcext:value-type="float">
            <text:p>52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8" calcext:value-type="float">
            <text:p>3778</text:p>
          </table:table-cell>
        </table:table-row>
        <table:table-row table:style-name="ro2">
          <table:table-cell table:style-name="ce11" office:value-type="float" office:value="125" calcext:value-type="float">
            <text:p>125</text:p>
          </table:table-cell>
          <table:table-cell table:style-name="ce3" office:value-type="float" office:value="48.95" calcext:value-type="float">
            <text:p>48,9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9" calcext:value-type="float">
            <text:p>3779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3" office:value-type="float" office:value="47.7" calcext:value-type="float">
            <text:p>47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0" calcext:value-type="float">
            <text:p>378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3" office:value-type="float" office:value="59.65" calcext:value-type="float">
            <text:p>59,6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1" calcext:value-type="float">
            <text:p>3781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3" office:value-type="float" office:value="49.7" calcext:value-type="float">
            <text:p>49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2" calcext:value-type="float">
            <text:p>3782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3" office:value-type="float" office:value="26.13" calcext:value-type="float">
            <text:p>26,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3" calcext:value-type="float">
            <text:p>3783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784" calcext:value-type="float">
            <text:p>3784</text:p>
          </table:table-cell>
        </table:table-row>
        <table:table-row table:style-name="ro2">
          <table:table-cell table:style-name="ce11" office:value-type="float" office:value="131" calcext:value-type="float">
            <text:p>131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785" calcext:value-type="float">
            <text:p>3785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3" office:value-type="float" office:value="48.83" calcext:value-type="float">
            <text:p>48,8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6" calcext:value-type="float">
            <text:p>3786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3" office:value-type="float" office:value="36.33" calcext:value-type="float">
            <text:p>36,3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7" calcext:value-type="float">
            <text:p>3787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788" calcext:value-type="float">
            <text:p>3788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3" office:value-type="float" office:value="27.28" calcext:value-type="float">
            <text:p>27,2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9" calcext:value-type="float">
            <text:p>3789</text:p>
          </table:table-cell>
        </table:table-row>
        <table:table-row table:style-name="ro2">
          <table:table-cell table:style-name="ce11" office:value-type="float" office:value="136" calcext:value-type="float">
            <text:p>136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790" calcext:value-type="float">
            <text:p>379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3" office:value-type="float" office:value="62.5" calcext:value-type="float">
            <text:p>62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1" calcext:value-type="float">
            <text:p>3791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3" office:value-type="float" office:value="66.38" calcext:value-type="float">
            <text:p>66,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2" calcext:value-type="float">
            <text:p>3792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3" office:value-type="float" office:value="20.63" calcext:value-type="float">
            <text:p>20,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3" calcext:value-type="float">
            <text:p>3793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 office:value-type="float" office:value="41.88" calcext:value-type="float">
            <text:p>41,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4" calcext:value-type="float">
            <text:p>3794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" office:value-type="float" office:value="43.93" calcext:value-type="float">
            <text:p>43,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5" calcext:value-type="float">
            <text:p>379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office:value-type="float" office:value="18.05" calcext:value-type="float">
            <text:p>18,0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6" calcext:value-type="float">
            <text:p>3796</text:p>
          </table:table-cell>
        </table:table-row>
        <table:table-row table:style-name="ro2">
          <table:table-cell table:style-name="ce11" office:value-type="float" office:value="143" calcext:value-type="float">
            <text:p>143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797" calcext:value-type="float">
            <text:p>3797</text:p>
          </table:table-cell>
        </table:table-row>
        <table:table-row table:style-name="ro2">
          <table:table-cell table:style-name="ce11" office:value-type="float" office:value="144" calcext:value-type="float">
            <text:p>144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798" calcext:value-type="float">
            <text:p>3798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3" office:value-type="float" office:value="51.75" calcext:value-type="float">
            <text:p>51,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9" calcext:value-type="float">
            <text:p>3799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office:value-type="float" office:value="43.25" calcext:value-type="float">
            <text:p>43,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0" calcext:value-type="float">
            <text:p>380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3" office:value-type="float" office:value="55.63" calcext:value-type="float">
            <text:p>55,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1" calcext:value-type="float">
            <text:p>3801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3" office:value-type="float" office:value="91.33" calcext:value-type="float">
            <text:p>91,3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2" calcext:value-type="float">
            <text:p>3802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3" office:value-type="float" office:value="60.58" calcext:value-type="float">
            <text:p>60,5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3" calcext:value-type="float">
            <text:p>3803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3" office:value-type="float" office:value="39.63" calcext:value-type="float">
            <text:p>39,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4" calcext:value-type="float">
            <text:p>3804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3" office:value-type="float" office:value="52.7" calcext:value-type="float">
            <text:p>52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5" calcext:value-type="float">
            <text:p>3805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3" office:value-type="float" office:value="86.93" calcext:value-type="float">
            <text:p>86,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6" calcext:value-type="float">
            <text:p>3806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3" office:value-type="float" office:value="15.63" calcext:value-type="float">
            <text:p>15,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7" calcext:value-type="float">
            <text:p>3807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3" office:value-type="float" office:value="23.3" calcext:value-type="float">
            <text:p>23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8" calcext:value-type="float">
            <text:p>3808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3" office:value-type="float" office:value="37.23" calcext:value-type="float">
            <text:p>37,2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9" calcext:value-type="float">
            <text:p>3809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3" office:value-type="float" office:value="56.5" calcext:value-type="float">
            <text:p>56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0" calcext:value-type="float">
            <text:p>381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3" office:value-type="float" office:value="60.63" calcext:value-type="float">
            <text:p>60,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1" calcext:value-type="float">
            <text:p>3811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3" office:value-type="float" office:value="54" calcext:value-type="float">
            <text:p>5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2" calcext:value-type="float">
            <text:p>3812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3" office:value-type="float" office:value="36.2" calcext:value-type="float">
            <text:p>36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3" calcext:value-type="float">
            <text:p>3813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3" office:value-type="float" office:value="45.88" calcext:value-type="float">
            <text:p>45,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4" calcext:value-type="float">
            <text:p>3814</text:p>
          </table:table-cell>
        </table:table-row>
        <table:table-row table:style-name="ro2">
          <table:table-cell table:style-name="ce11" office:value-type="float" office:value="161" calcext:value-type="float">
            <text:p>161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815" calcext:value-type="float">
            <text:p>3815</text:p>
          </table:table-cell>
        </table:table-row>
        <table:table-row table:style-name="ro2">
          <table:table-cell table:style-name="ce11" office:value-type="float" office:value="162" calcext:value-type="float">
            <text:p>162</text:p>
          </table:table-cell>
          <table:table-cell table:style-name="ce3" office:value-type="float" office:value="49.55" calcext:value-type="float">
            <text:p>49,5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6" calcext:value-type="float">
            <text:p>3816</text:p>
          </table:table-cell>
        </table:table-row>
        <table:table-row table:style-name="ro2">
          <table:table-cell table:style-name="ce11" office:value-type="float" office:value="163" calcext:value-type="float">
            <text:p>163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817" calcext:value-type="float">
            <text:p>3817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3" office:value-type="float" office:value="48.38" calcext:value-type="float">
            <text:p>48,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8" calcext:value-type="float">
            <text:p>3818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3" office:value-type="float" office:value="45.75" calcext:value-type="float">
            <text:p>45,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9" calcext:value-type="float">
            <text:p>3819</text:p>
          </table:table-cell>
        </table:table-row>
        <table:table-row table:style-name="ro2">
          <table:table-cell table:style-name="ce11" office:value-type="float" office:value="166" calcext:value-type="float">
            <text:p>166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820" calcext:value-type="float">
            <text:p>3820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821" calcext:value-type="float">
            <text:p>3821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3" office:value-type="float" office:value="47.25" calcext:value-type="float">
            <text:p>47,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2" calcext:value-type="float">
            <text:p>3822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3" office:value-type="float" office:value="53.13" calcext:value-type="float">
            <text:p>53,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3" calcext:value-type="float">
            <text:p>3823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3" office:value-type="float" office:value="47.88" calcext:value-type="float">
            <text:p>47,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4" calcext:value-type="float">
            <text:p>3824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825" calcext:value-type="float">
            <text:p>3825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3" office:value-type="float" office:value="45.7" calcext:value-type="float">
            <text:p>45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6" calcext:value-type="float">
            <text:p>3826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3" office:value-type="float" office:value="61.95" calcext:value-type="float">
            <text:p>61,9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7" calcext:value-type="float">
            <text:p>3827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3" office:value-type="float" office:value="69.63" calcext:value-type="float">
            <text:p>69,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8" calcext:value-type="float">
            <text:p>3828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3" office:value-type="float" office:value="22.25" calcext:value-type="float">
            <text:p>22,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9" calcext:value-type="float">
            <text:p>3829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3" office:value-type="float" office:value="21.43" calcext:value-type="float">
            <text:p>21,4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0" calcext:value-type="float">
            <text:p>3830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831" calcext:value-type="float">
            <text:p>3831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3" office:value-type="float" office:value="21.9" calcext:value-type="float">
            <text:p>21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2" calcext:value-type="float">
            <text:p>3832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3" office:value-type="float" office:value="65.95" calcext:value-type="float">
            <text:p>65,9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3" calcext:value-type="float">
            <text:p>3833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3" office:value-type="float" office:value="80.88" calcext:value-type="float">
            <text:p>80,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4" calcext:value-type="float">
            <text:p>3834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3" office:value-type="float" office:value="45" calcext:value-type="float">
            <text:p>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5" calcext:value-type="float">
            <text:p>3835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3" office:value-type="float" office:value="47.5" calcext:value-type="float">
            <text:p>47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6" calcext:value-type="float">
            <text:p>3836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837" calcext:value-type="float">
            <text:p>3837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838" calcext:value-type="float">
            <text:p>3838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839" calcext:value-type="float">
            <text:p>3839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3" office:value-type="float" office:value="83.63" calcext:value-type="float">
            <text:p>83,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0" calcext:value-type="float">
            <text:p>3840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3" office:value-type="float" office:value="29.38" calcext:value-type="float">
            <text:p>29,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1" calcext:value-type="float">
            <text:p>3841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842" calcext:value-type="float">
            <text:p>3842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843" calcext:value-type="float">
            <text:p>3843</text:p>
          </table:table-cell>
        </table:table-row>
        <table:table-row table:style-name="ro2">
          <table:table-cell table:style-name="ce11" office:value-type="float" office:value="190" calcext:value-type="float">
            <text:p>190</text:p>
          </table:table-cell>
          <table:table-cell table:style-name="ce3" office:value-type="float" office:value="40.38" calcext:value-type="float">
            <text:p>40,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4" calcext:value-type="float">
            <text:p>3844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3" office:value-type="float" office:value="45.38" calcext:value-type="float">
            <text:p>45,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5" calcext:value-type="float">
            <text:p>384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3" office:value-type="float" office:value="42.58" calcext:value-type="float">
            <text:p>42,5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6" calcext:value-type="float">
            <text:p>3846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3" office:value-type="float" office:value="36.88" calcext:value-type="float">
            <text:p>36,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7" calcext:value-type="float">
            <text:p>3847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3" office:value-type="float" office:value="48.03" calcext:value-type="float">
            <text:p>48,0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8" calcext:value-type="float">
            <text:p>3848</text:p>
          </table:table-cell>
        </table:table-row>
        <table:table-row table:style-name="ro2">
          <table:table-cell table:style-name="ce11" office:value-type="float" office:value="195" calcext:value-type="float">
            <text:p>195</text:p>
          </table:table-cell>
          <table:table-cell table:style-name="ce3" office:value-type="float" office:value="41.93" calcext:value-type="float">
            <text:p>41,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9" calcext:value-type="float">
            <text:p>3849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3" office:value-type="float" office:value="47.58" calcext:value-type="float">
            <text:p>47,5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0" calcext:value-type="float">
            <text:p>3850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3" office:value-type="float" office:value="84.5" calcext:value-type="float">
            <text:p>84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1" calcext:value-type="float">
            <text:p>3851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852" calcext:value-type="float">
            <text:p>3852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3" office:value-type="float" office:value="50.38" calcext:value-type="float">
            <text:p>50,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3" calcext:value-type="float">
            <text:p>3853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office:value-type="float" office:value="35.38" calcext:value-type="float">
            <text:p>35,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4" calcext:value-type="float">
            <text:p>385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3" office:value-type="float" office:value="11.23" calcext:value-type="float">
            <text:p>11,2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5" calcext:value-type="float">
            <text:p>3855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2"/>
          <table:table-cell table:formula="of:=2018" office:value-type="float" office:value="2018" calcext:value-type="float">
            <text:p>2018</text:p>
          </table:table-cell>
          <table:table-cell office:value-type="float" office:value="3856" calcext:value-type="float">
            <text:p>3856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3" office:value-type="float" office:value="43.7" calcext:value-type="float">
            <text:p>43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7" calcext:value-type="float">
            <text:p>38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58" calcext:value-type="float">
            <text:p>385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59" calcext:value-type="float">
            <text:p>385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60" calcext:value-type="float">
            <text:p>386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61" calcext:value-type="float">
            <text:p>386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62" calcext:value-type="float">
            <text:p>3862</text:p>
          </table:table-cell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63" calcext:value-type="float">
            <text:p>386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64" calcext:value-type="float">
            <text:p>3864</text:p>
          </table:table-cell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65" calcext:value-type="float">
            <text:p>386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66" calcext:value-type="float">
            <text:p>386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67" calcext:value-type="float">
            <text:p>386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68" calcext:value-type="float">
            <text:p>386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69" calcext:value-type="float">
            <text:p>386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70" calcext:value-type="float">
            <text:p>387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71" calcext:value-type="float">
            <text:p>387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72" calcext:value-type="float">
            <text:p>387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73" calcext:value-type="float">
            <text:p>387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74" calcext:value-type="float">
            <text:p>387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75" calcext:value-type="float">
            <text:p>387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76" calcext:value-type="float">
            <text:p>387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77" calcext:value-type="float">
            <text:p>3877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78" calcext:value-type="float">
            <text:p>387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79" calcext:value-type="float">
            <text:p>3879</text:p>
          </table:table-cell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80" calcext:value-type="float">
            <text:p>388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81" calcext:value-type="float">
            <text:p>388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82" calcext:value-type="float">
            <text:p>388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83" calcext:value-type="float">
            <text:p>388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84" calcext:value-type="float">
            <text:p>388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85" calcext:value-type="float">
            <text:p>388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86" calcext:value-type="float">
            <text:p>388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87" calcext:value-type="float">
            <text:p>388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88" calcext:value-type="float">
            <text:p>388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89" calcext:value-type="float">
            <text:p>388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90" calcext:value-type="float">
            <text:p>389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91" calcext:value-type="float">
            <text:p>389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92" calcext:value-type="float">
            <text:p>389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93" calcext:value-type="float">
            <text:p>389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94" calcext:value-type="float">
            <text:p>389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95" calcext:value-type="float">
            <text:p>389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96" calcext:value-type="float">
            <text:p>389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97" calcext:value-type="float">
            <text:p>389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98" calcext:value-type="float">
            <text:p>3898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99" calcext:value-type="float">
            <text:p>389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00" calcext:value-type="float">
            <text:p>390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01" calcext:value-type="float">
            <text:p>390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02" calcext:value-type="float">
            <text:p>390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03" calcext:value-type="float">
            <text:p>390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04" calcext:value-type="float">
            <text:p>390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05" calcext:value-type="float">
            <text:p>390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06" calcext:value-type="float">
            <text:p>390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07" calcext:value-type="float">
            <text:p>3907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08" calcext:value-type="float">
            <text:p>390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09" calcext:value-type="float">
            <text:p>390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10" calcext:value-type="float">
            <text:p>391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11" calcext:value-type="float">
            <text:p>391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12" calcext:value-type="float">
            <text:p>391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13" calcext:value-type="float">
            <text:p>3913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14" calcext:value-type="float">
            <text:p>391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15" calcext:value-type="float">
            <text:p>391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16" calcext:value-type="float">
            <text:p>391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17" calcext:value-type="float">
            <text:p>3917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18" calcext:value-type="float">
            <text:p>391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19" calcext:value-type="float">
            <text:p>391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20" calcext:value-type="float">
            <text:p>3920</text:p>
          </table:table-cell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21" calcext:value-type="float">
            <text:p>3921</text:p>
          </table:table-cell>
        </table:table-row>
        <table:table-row table:style-name="ro2">
          <table:table-cell table:style-name="ce11" office:value-type="float" office:value="65" calcext:value-type="float">
            <text:p>6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22" calcext:value-type="float">
            <text:p>392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23" calcext:value-type="float">
            <text:p>3923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24" calcext:value-type="float">
            <text:p>3924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25" calcext:value-type="float">
            <text:p>3925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26" calcext:value-type="float">
            <text:p>3926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27" calcext:value-type="float">
            <text:p>3927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28" calcext:value-type="float">
            <text:p>3928</text:p>
          </table:table-cell>
        </table:table-row>
        <table:table-row table:style-name="ro2">
          <table:table-cell table:style-name="ce11" office:value-type="float" office:value="72" calcext:value-type="float">
            <text:p>72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29" calcext:value-type="float">
            <text:p>392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30" calcext:value-type="float">
            <text:p>393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31" calcext:value-type="float">
            <text:p>3931</text:p>
          </table:table-cell>
        </table:table-row>
        <table:table-row table:style-name="ro2">
          <table:table-cell table:style-name="ce11" office:value-type="float" office:value="75" calcext:value-type="float">
            <text:p>7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32" calcext:value-type="float">
            <text:p>393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33" calcext:value-type="float">
            <text:p>3933</text:p>
          </table:table-cell>
        </table:table-row>
        <table:table-row table:style-name="ro2">
          <table:table-cell table:style-name="ce11" office:value-type="float" office:value="77" calcext:value-type="float">
            <text:p>77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34" calcext:value-type="float">
            <text:p>3934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35" calcext:value-type="float">
            <text:p>3935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36" calcext:value-type="float">
            <text:p>3936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37" calcext:value-type="float">
            <text:p>3937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38" calcext:value-type="float">
            <text:p>393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39" calcext:value-type="float">
            <text:p>393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40" calcext:value-type="float">
            <text:p>394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41" calcext:value-type="float">
            <text:p>394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42" calcext:value-type="float">
            <text:p>394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43" calcext:value-type="float">
            <text:p>394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44" calcext:value-type="float">
            <text:p>3944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45" calcext:value-type="float">
            <text:p>394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46" calcext:value-type="float">
            <text:p>3946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47" calcext:value-type="float">
            <text:p>3947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48" calcext:value-type="float">
            <text:p>3948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49" calcext:value-type="float">
            <text:p>3949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50" calcext:value-type="float">
            <text:p>395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51" calcext:value-type="float">
            <text:p>395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52" calcext:value-type="float">
            <text:p>395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53" calcext:value-type="float">
            <text:p>3953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54" calcext:value-type="float">
            <text:p>3954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55" calcext:value-type="float">
            <text:p>3955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56" calcext:value-type="float">
            <text:p>3956</text:p>
          </table:table-cell>
        </table:table-row>
        <table:table-row table:style-name="ro2">
          <table:table-cell table:style-name="ce11" office:value-type="float" office:value="100" calcext:value-type="float">
            <text:p>10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57" calcext:value-type="float">
            <text:p>395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58" calcext:value-type="float">
            <text:p>3958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59" calcext:value-type="float">
            <text:p>3959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60" calcext:value-type="float">
            <text:p>396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61" calcext:value-type="float">
            <text:p>3961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62" calcext:value-type="float">
            <text:p>3962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63" calcext:value-type="float">
            <text:p>3963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64" calcext:value-type="float">
            <text:p>3964</text:p>
          </table:table-cell>
        </table:table-row>
        <table:table-row table:style-name="ro2">
          <table:table-cell table:style-name="ce11" office:value-type="float" office:value="108" calcext:value-type="float">
            <text:p>10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65" calcext:value-type="float">
            <text:p>3965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66" calcext:value-type="float">
            <text:p>3966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67" calcext:value-type="float">
            <text:p>3967</text:p>
          </table:table-cell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68" calcext:value-type="float">
            <text:p>3968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69" calcext:value-type="float">
            <text:p>3969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70" calcext:value-type="float">
            <text:p>3970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71" calcext:value-type="float">
            <text:p>3971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72" calcext:value-type="float">
            <text:p>3972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73" calcext:value-type="float">
            <text:p>3973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74" calcext:value-type="float">
            <text:p>3974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75" calcext:value-type="float">
            <text:p>397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76" calcext:value-type="float">
            <text:p>3976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77" calcext:value-type="float">
            <text:p>3977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78" calcext:value-type="float">
            <text:p>3978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79" calcext:value-type="float">
            <text:p>3979</text:p>
          </table:table-cell>
        </table:table-row>
        <table:table-row table:style-name="ro2">
          <table:table-cell table:style-name="ce11" office:value-type="float" office:value="123" calcext:value-type="float">
            <text:p>12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80" calcext:value-type="float">
            <text:p>398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81" calcext:value-type="float">
            <text:p>3981</text:p>
          </table:table-cell>
        </table:table-row>
        <table:table-row table:style-name="ro2">
          <table:table-cell table:style-name="ce11" office:value-type="float" office:value="125" calcext:value-type="float">
            <text:p>12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82" calcext:value-type="float">
            <text:p>398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83" calcext:value-type="float">
            <text:p>3983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84" calcext:value-type="float">
            <text:p>398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85" calcext:value-type="float">
            <text:p>3985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86" calcext:value-type="float">
            <text:p>3986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87" calcext:value-type="float">
            <text:p>3987</text:p>
          </table:table-cell>
        </table:table-row>
        <table:table-row table:style-name="ro2">
          <table:table-cell table:style-name="ce11" office:value-type="float" office:value="131" calcext:value-type="float">
            <text:p>13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88" calcext:value-type="float">
            <text:p>3988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89" calcext:value-type="float">
            <text:p>3989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90" calcext:value-type="float">
            <text:p>399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91" calcext:value-type="float">
            <text:p>3991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92" calcext:value-type="float">
            <text:p>3992</text:p>
          </table:table-cell>
        </table:table-row>
        <table:table-row table:style-name="ro2">
          <table:table-cell table:style-name="ce11" office:value-type="float" office:value="136" calcext:value-type="float">
            <text:p>13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93" calcext:value-type="float">
            <text:p>3993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94" calcext:value-type="float">
            <text:p>3994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95" calcext:value-type="float">
            <text:p>3995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96" calcext:value-type="float">
            <text:p>3996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97" calcext:value-type="float">
            <text:p>3997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98" calcext:value-type="float">
            <text:p>3998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99" calcext:value-type="float">
            <text:p>3999</text:p>
          </table:table-cell>
        </table:table-row>
        <table:table-row table:style-name="ro2">
          <table:table-cell table:style-name="ce11" office:value-type="float" office:value="143" calcext:value-type="float">
            <text:p>14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</table:table-row>
        <table:table-row table:style-name="ro2">
          <table:table-cell table:style-name="ce11" office:value-type="float" office:value="144" calcext:value-type="float">
            <text:p>14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01" calcext:value-type="float">
            <text:p>4001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02" calcext:value-type="float">
            <text:p>4002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03" calcext:value-type="float">
            <text:p>4003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04" calcext:value-type="float">
            <text:p>4004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05" calcext:value-type="float">
            <text:p>4005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06" calcext:value-type="float">
            <text:p>4006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07" calcext:value-type="float">
            <text:p>4007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08" calcext:value-type="float">
            <text:p>4008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09" calcext:value-type="float">
            <text:p>4009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10" calcext:value-type="float">
            <text:p>4010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11" calcext:value-type="float">
            <text:p>4011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12" calcext:value-type="float">
            <text:p>4012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13" calcext:value-type="float">
            <text:p>4013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14" calcext:value-type="float">
            <text:p>4014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15" calcext:value-type="float">
            <text:p>4015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16" calcext:value-type="float">
            <text:p>4016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17" calcext:value-type="float">
            <text:p>4017</text:p>
          </table:table-cell>
        </table:table-row>
        <table:table-row table:style-name="ro2">
          <table:table-cell table:style-name="ce11" office:value-type="float" office:value="161" calcext:value-type="float">
            <text:p>16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18" calcext:value-type="float">
            <text:p>4018</text:p>
          </table:table-cell>
        </table:table-row>
        <table:table-row table:style-name="ro2">
          <table:table-cell table:style-name="ce11" office:value-type="float" office:value="162" calcext:value-type="float">
            <text:p>162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19" calcext:value-type="float">
            <text:p>4019</text:p>
          </table:table-cell>
        </table:table-row>
        <table:table-row table:style-name="ro2">
          <table:table-cell table:style-name="ce11" office:value-type="float" office:value="163" calcext:value-type="float">
            <text:p>16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20" calcext:value-type="float">
            <text:p>4020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21" calcext:value-type="float">
            <text:p>4021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22" calcext:value-type="float">
            <text:p>4022</text:p>
          </table:table-cell>
        </table:table-row>
        <table:table-row table:style-name="ro2">
          <table:table-cell table:style-name="ce11" office:value-type="float" office:value="166" calcext:value-type="float">
            <text:p>16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23" calcext:value-type="float">
            <text:p>4023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24" calcext:value-type="float">
            <text:p>4024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25" calcext:value-type="float">
            <text:p>4025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26" calcext:value-type="float">
            <text:p>4026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27" calcext:value-type="float">
            <text:p>4027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28" calcext:value-type="float">
            <text:p>4028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29" calcext:value-type="float">
            <text:p>4029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30" calcext:value-type="float">
            <text:p>4030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31" calcext:value-type="float">
            <text:p>4031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32" calcext:value-type="float">
            <text:p>4032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33" calcext:value-type="float">
            <text:p>4033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34" calcext:value-type="float">
            <text:p>4034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35" calcext:value-type="float">
            <text:p>4035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36" calcext:value-type="float">
            <text:p>4036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37" calcext:value-type="float">
            <text:p>4037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38" calcext:value-type="float">
            <text:p>4038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39" calcext:value-type="float">
            <text:p>4039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40" calcext:value-type="float">
            <text:p>404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41" calcext:value-type="float">
            <text:p>4041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42" calcext:value-type="float">
            <text:p>4042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43" calcext:value-type="float">
            <text:p>4043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44" calcext:value-type="float">
            <text:p>4044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45" calcext:value-type="float">
            <text:p>4045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46" calcext:value-type="float">
            <text:p>4046</text:p>
          </table:table-cell>
        </table:table-row>
        <table:table-row table:style-name="ro2">
          <table:table-cell table:style-name="ce11" office:value-type="float" office:value="190" calcext:value-type="float">
            <text:p>19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47" calcext:value-type="float">
            <text:p>4047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48" calcext:value-type="float">
            <text:p>4048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49" calcext:value-type="float">
            <text:p>4049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50" calcext:value-type="float">
            <text:p>4050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51" calcext:value-type="float">
            <text:p>4051</text:p>
          </table:table-cell>
        </table:table-row>
        <table:table-row table:style-name="ro2">
          <table:table-cell table:style-name="ce11" office:value-type="float" office:value="195" calcext:value-type="float">
            <text:p>19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52" calcext:value-type="float">
            <text:p>4052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53" calcext:value-type="float">
            <text:p>4053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54" calcext:value-type="float">
            <text:p>4054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55" calcext:value-type="float">
            <text:p>4055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56" calcext:value-type="float">
            <text:p>4056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57" calcext:value-type="float">
            <text:p>4057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58" calcext:value-type="float">
            <text:p>4058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59" calcext:value-type="float">
            <text:p>4059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60" calcext:value-type="float">
            <text:p>406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9.59" calcext:value-type="float">
            <text:p>9,5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1" calcext:value-type="float">
            <text:p>406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74.62" calcext:value-type="float">
            <text:p>74,6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2" calcext:value-type="float">
            <text:p>406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54.69" calcext:value-type="float">
            <text:p>54,6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3" calcext:value-type="float">
            <text:p>406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34.35" calcext:value-type="float">
            <text:p>34,3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4" calcext:value-type="float">
            <text:p>406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84.53" calcext:value-type="float">
            <text:p>84,5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5" calcext:value-type="float">
            <text:p>4065</text:p>
          </table:table-cell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3" office:value-type="float" office:value="50.96" calcext:value-type="float">
            <text:p>50,9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6" calcext:value-type="float">
            <text:p>406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46.09" calcext:value-type="float">
            <text:p>46,0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7" calcext:value-type="float">
            <text:p>4067</text:p>
          </table:table-cell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068" calcext:value-type="float">
            <text:p>406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12.86" calcext:value-type="float">
            <text:p>12,8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9" calcext:value-type="float">
            <text:p>406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77.82" calcext:value-type="float">
            <text:p>77,8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0" calcext:value-type="float">
            <text:p>407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55.13" calcext:value-type="float">
            <text:p>55,1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1" calcext:value-type="float">
            <text:p>407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82.8" calcext:value-type="float">
            <text:p>82,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2" calcext:value-type="float">
            <text:p>407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86.06" calcext:value-type="float">
            <text:p>86,0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3" calcext:value-type="float">
            <text:p>407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42.47" calcext:value-type="float">
            <text:p>42,4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4" calcext:value-type="float">
            <text:p>407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47.52" calcext:value-type="float">
            <text:p>47,5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5" calcext:value-type="float">
            <text:p>407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21.55" calcext:value-type="float">
            <text:p>21,5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6" calcext:value-type="float">
            <text:p>407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31.38" calcext:value-type="float">
            <text:p>31,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7" calcext:value-type="float">
            <text:p>407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078" calcext:value-type="float">
            <text:p>407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office:value-type="float" office:value="47.7" calcext:value-type="float">
            <text:p>47,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9" calcext:value-type="float">
            <text:p>407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90.82" calcext:value-type="float">
            <text:p>90,8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0" calcext:value-type="float">
            <text:p>4080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081" calcext:value-type="float">
            <text:p>408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082" calcext:value-type="float">
            <text:p>4082</text:p>
          </table:table-cell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083" calcext:value-type="float">
            <text:p>408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084" calcext:value-type="float">
            <text:p>408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float" office:value="62.3" calcext:value-type="float">
            <text:p>62,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5" calcext:value-type="float">
            <text:p>408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float" office:value="60.36" calcext:value-type="float">
            <text:p>60,3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6" calcext:value-type="float">
            <text:p>408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float" office:value="49.53" calcext:value-type="float">
            <text:p>49,5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7" calcext:value-type="float">
            <text:p>408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office:value-type="float" office:value="74.46" calcext:value-type="float">
            <text:p>74,4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8" calcext:value-type="float">
            <text:p>408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3" office:value-type="float" office:value="16.05" calcext:value-type="float">
            <text:p>16,0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9" calcext:value-type="float">
            <text:p>408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float" office:value="66.8" calcext:value-type="float">
            <text:p>66,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0" calcext:value-type="float">
            <text:p>409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091" calcext:value-type="float">
            <text:p>409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092" calcext:value-type="float">
            <text:p>409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093" calcext:value-type="float">
            <text:p>409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" office:value-type="float" office:value="45.38" calcext:value-type="float">
            <text:p>45,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4" calcext:value-type="float">
            <text:p>409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" office:value-type="float" office:value="41.6" calcext:value-type="float">
            <text:p>41,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5" calcext:value-type="float">
            <text:p>409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" office:value-type="float" office:value="91.94" calcext:value-type="float">
            <text:p>91,9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6" calcext:value-type="float">
            <text:p>409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" office:value-type="float" office:value="72.43" calcext:value-type="float">
            <text:p>72,4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7" calcext:value-type="float">
            <text:p>409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" office:value-type="float" office:value="36.86" calcext:value-type="float">
            <text:p>36,8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8" calcext:value-type="float">
            <text:p>409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" office:value-type="float" office:value="70.34" calcext:value-type="float">
            <text:p>70,3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9" calcext:value-type="float">
            <text:p>409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" office:value-type="float" office:value="81.15" calcext:value-type="float">
            <text:p>81,1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0" calcext:value-type="float">
            <text:p>410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" office:value-type="float" office:value="38.14" calcext:value-type="float">
            <text:p>38,1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1" calcext:value-type="float">
            <text:p>410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102" calcext:value-type="float">
            <text:p>410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103" calcext:value-type="float">
            <text:p>410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" office:value-type="float" office:value="54.38" calcext:value-type="float">
            <text:p>54,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4" calcext:value-type="float">
            <text:p>410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" office:value-type="float" office:value="35.75" calcext:value-type="float">
            <text:p>35,7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5" calcext:value-type="float">
            <text:p>410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office:value-type="float" office:value="62.03" calcext:value-type="float">
            <text:p>62,0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6" calcext:value-type="float">
            <text:p>410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" office:value-type="float" office:value="45.65" calcext:value-type="float">
            <text:p>45,6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7" calcext:value-type="float">
            <text:p>410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" office:value-type="float" office:value="73.04" calcext:value-type="float">
            <text:p>73,0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8" calcext:value-type="float">
            <text:p>410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" office:value-type="float" office:value="43.53" calcext:value-type="float">
            <text:p>43,5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9" calcext:value-type="float">
            <text:p>410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office:value-type="float" office:value="83.39" calcext:value-type="float">
            <text:p>83,3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0" calcext:value-type="float">
            <text:p>411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3" office:value-type="float" office:value="26.73" calcext:value-type="float">
            <text:p>26,7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1" calcext:value-type="float">
            <text:p>411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3" office:value-type="float" office:value="38.31" calcext:value-type="float">
            <text:p>38,3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2" calcext:value-type="float">
            <text:p>411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office:value-type="float" office:value="39.48" calcext:value-type="float">
            <text:p>39,4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3" calcext:value-type="float">
            <text:p>4113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" office:value-type="float" office:value="24.42" calcext:value-type="float">
            <text:p>24,4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4" calcext:value-type="float">
            <text:p>411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" office:value-type="float" office:value="47.38" calcext:value-type="float">
            <text:p>47,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5" calcext:value-type="float">
            <text:p>411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float" office:value="12.14" calcext:value-type="float">
            <text:p>12,1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6" calcext:value-type="float">
            <text:p>411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office:value-type="float" office:value="72.37" calcext:value-type="float">
            <text:p>72,3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7" calcext:value-type="float">
            <text:p>411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office:value-type="float" office:value="27.03" calcext:value-type="float">
            <text:p>27,0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8" calcext:value-type="float">
            <text:p>411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office:value-type="float" office:value="86.05" calcext:value-type="float">
            <text:p>86,0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9" calcext:value-type="float">
            <text:p>411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office:value-type="float" office:value="72.02" calcext:value-type="float">
            <text:p>72,0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0" calcext:value-type="float">
            <text:p>412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3" office:value-type="float" office:value="37.63" calcext:value-type="float">
            <text:p>37,6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1" calcext:value-type="float">
            <text:p>412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3" office:value-type="float" office:value="73.68" calcext:value-type="float">
            <text:p>73,6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2" calcext:value-type="float">
            <text:p>412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3" office:value-type="float" office:value="44.57" calcext:value-type="float">
            <text:p>44,5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3" calcext:value-type="float">
            <text:p>4123</text:p>
          </table:table-cell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124" calcext:value-type="float">
            <text:p>4124</text:p>
          </table:table-cell>
        </table:table-row>
        <table:table-row table:style-name="ro2">
          <table:table-cell table:style-name="ce11" office:value-type="float" office:value="65" calcext:value-type="float">
            <text:p>65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125" calcext:value-type="float">
            <text:p>412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3" office:value-type="float" office:value="75.57" calcext:value-type="float">
            <text:p>75,5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6" calcext:value-type="float">
            <text:p>412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3" office:value-type="float" office:value="75" calcext:value-type="float">
            <text:p>7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7" calcext:value-type="float">
            <text:p>412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128" calcext:value-type="float">
            <text:p>412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3" office:value-type="float" office:value="43.62" calcext:value-type="float">
            <text:p>43,6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9" calcext:value-type="float">
            <text:p>4129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" office:value-type="float" office:value="70" calcext:value-type="float">
            <text:p>7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0" calcext:value-type="float">
            <text:p>413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3" office:value-type="float" office:value="50.62" calcext:value-type="float">
            <text:p>50,6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1" calcext:value-type="float">
            <text:p>4131</text:p>
          </table:table-cell>
        </table:table-row>
        <table:table-row table:style-name="ro2">
          <table:table-cell table:style-name="ce11" office:value-type="float" office:value="72" calcext:value-type="float">
            <text:p>72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132" calcext:value-type="float">
            <text:p>413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3" office:value-type="float" office:value="74.42" calcext:value-type="float">
            <text:p>74,4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3" calcext:value-type="float">
            <text:p>413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134" calcext:value-type="float">
            <text:p>4134</text:p>
          </table:table-cell>
        </table:table-row>
        <table:table-row table:style-name="ro2">
          <table:table-cell table:style-name="ce11" office:value-type="float" office:value="75" calcext:value-type="float">
            <text:p>75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135" calcext:value-type="float">
            <text:p>4135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office:value-type="float" office:value="48.6" calcext:value-type="float">
            <text:p>48,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6" calcext:value-type="float">
            <text:p>4136</text:p>
          </table:table-cell>
        </table:table-row>
        <table:table-row table:style-name="ro2">
          <table:table-cell table:style-name="ce11" office:value-type="float" office:value="77" calcext:value-type="float">
            <text:p>77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137" calcext:value-type="float">
            <text:p>413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3" office:value-type="float" office:value="47.69" calcext:value-type="float">
            <text:p>47,6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8" calcext:value-type="float">
            <text:p>4138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3" office:value-type="float" office:value="35.96" calcext:value-type="float">
            <text:p>35,9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9" calcext:value-type="float">
            <text:p>413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office:value-type="float" office:value="51.12" calcext:value-type="float">
            <text:p>51,1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0" calcext:value-type="float">
            <text:p>414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3" office:value-type="float" office:value="44.12" calcext:value-type="float">
            <text:p>44,1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1" calcext:value-type="float">
            <text:p>414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3" office:value-type="float" office:value="41.11" calcext:value-type="float">
            <text:p>41,1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2" calcext:value-type="float">
            <text:p>414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3" office:value-type="float" office:value="60.84" calcext:value-type="float">
            <text:p>60,8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3" calcext:value-type="float">
            <text:p>414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144" calcext:value-type="float">
            <text:p>4144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3" office:value-type="float" office:value="69.27" calcext:value-type="float">
            <text:p>69,2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5" calcext:value-type="float">
            <text:p>414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" office:value-type="float" office:value="51.39" calcext:value-type="float">
            <text:p>51,3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6" calcext:value-type="float">
            <text:p>4146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3" office:value-type="float" office:value="30.61" calcext:value-type="float">
            <text:p>30,6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7" calcext:value-type="float">
            <text:p>414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3" office:value-type="float" office:value="15.51" calcext:value-type="float">
            <text:p>15,5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8" calcext:value-type="float">
            <text:p>4148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3" office:value-type="float" office:value="21.8" calcext:value-type="float">
            <text:p>21,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9" calcext:value-type="float">
            <text:p>414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3" office:value-type="float" office:value="74.39" calcext:value-type="float">
            <text:p>74,3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0" calcext:value-type="float">
            <text:p>415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3" office:value-type="float" office:value="65.99" calcext:value-type="float">
            <text:p>65,9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1" calcext:value-type="float">
            <text:p>415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3" office:value-type="float" office:value="74.27" calcext:value-type="float">
            <text:p>74,2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2" calcext:value-type="float">
            <text:p>415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3" office:value-type="float" office:value="84.61" calcext:value-type="float">
            <text:p>84,6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3" calcext:value-type="float">
            <text:p>4153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3" office:value-type="float" office:value="62.06" calcext:value-type="float">
            <text:p>62,0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4" calcext:value-type="float">
            <text:p>4154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3" office:value-type="float" office:value="53.53" calcext:value-type="float">
            <text:p>53,5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5" calcext:value-type="float">
            <text:p>4155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3" office:value-type="float" office:value="29.58" calcext:value-type="float">
            <text:p>29,5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6" calcext:value-type="float">
            <text:p>415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3" office:value-type="float" office:value="49.22" calcext:value-type="float">
            <text:p>49,2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7" calcext:value-type="float">
            <text:p>4157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3" office:value-type="float" office:value="53.19" calcext:value-type="float">
            <text:p>53,1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8" calcext:value-type="float">
            <text:p>415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3" office:value-type="float" office:value="48.52" calcext:value-type="float">
            <text:p>48,5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9" calcext:value-type="float">
            <text:p>4159</text:p>
          </table:table-cell>
        </table:table-row>
        <table:table-row table:style-name="ro2">
          <table:table-cell table:style-name="ce11" office:value-type="float" office:value="100" calcext:value-type="float">
            <text:p>100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160" calcext:value-type="float">
            <text:p>416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3" office:value-type="float" office:value="16.02" calcext:value-type="float">
            <text:p>16,0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1" calcext:value-type="float">
            <text:p>416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3" office:value-type="float" office:value="38.26" calcext:value-type="float">
            <text:p>38,2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2" calcext:value-type="float">
            <text:p>416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163" calcext:value-type="float">
            <text:p>4163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3" office:value-type="float" office:value="63.98" calcext:value-type="float">
            <text:p>63,9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4" calcext:value-type="float">
            <text:p>416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3" office:value-type="float" office:value="48.2" calcext:value-type="float">
            <text:p>48,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5" calcext:value-type="float">
            <text:p>4165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3" office:value-type="float" office:value="46.33" calcext:value-type="float">
            <text:p>46,3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6" calcext:value-type="float">
            <text:p>4166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3" office:value-type="float" office:value="17.98" calcext:value-type="float">
            <text:p>17,9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7" calcext:value-type="float">
            <text:p>4167</text:p>
          </table:table-cell>
        </table:table-row>
        <table:table-row table:style-name="ro2">
          <table:table-cell table:style-name="ce11" office:value-type="float" office:value="108" calcext:value-type="float">
            <text:p>108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168" calcext:value-type="float">
            <text:p>416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3" office:value-type="float" office:value="59.56" calcext:value-type="float">
            <text:p>59,5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9" calcext:value-type="float">
            <text:p>4169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3" office:value-type="float" office:value="87.61" calcext:value-type="float">
            <text:p>87,6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0" calcext:value-type="float">
            <text:p>4170</text:p>
          </table:table-cell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171" calcext:value-type="float">
            <text:p>4171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3" office:value-type="float" office:value="64.78" calcext:value-type="float">
            <text:p>64,7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2" calcext:value-type="float">
            <text:p>417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3" office:value-type="float" office:value="49.7" calcext:value-type="float">
            <text:p>49,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3" calcext:value-type="float">
            <text:p>417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3" office:value-type="float" office:value="34.53" calcext:value-type="float">
            <text:p>34,5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4" calcext:value-type="float">
            <text:p>4174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3" office:value-type="float" office:value="46.47" calcext:value-type="float">
            <text:p>46,4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5" calcext:value-type="float">
            <text:p>4175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3" office:value-type="float" office:value="20.28" calcext:value-type="float">
            <text:p>20,2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6" calcext:value-type="float">
            <text:p>417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3" office:value-type="float" office:value="50.3" calcext:value-type="float">
            <text:p>50,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7" calcext:value-type="float">
            <text:p>4177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3" office:value-type="float" office:value="70.73" calcext:value-type="float">
            <text:p>70,7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8" calcext:value-type="float">
            <text:p>4178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3" office:value-type="float" office:value="32.06" calcext:value-type="float">
            <text:p>32,0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9" calcext:value-type="float">
            <text:p>4179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3" office:value-type="float" office:value="40.74" calcext:value-type="float">
            <text:p>40,7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0" calcext:value-type="float">
            <text:p>418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3" office:value-type="float" office:value="24.44" calcext:value-type="float">
            <text:p>24,4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1" calcext:value-type="float">
            <text:p>4181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3" office:value-type="float" office:value="85.14" calcext:value-type="float">
            <text:p>85,1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2" calcext:value-type="float">
            <text:p>4182</text:p>
          </table:table-cell>
        </table:table-row>
        <table:table-row table:style-name="ro2">
          <table:table-cell table:style-name="ce11" office:value-type="float" office:value="123" calcext:value-type="float">
            <text:p>123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183" calcext:value-type="float">
            <text:p>418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3" office:value-type="float" office:value="57.74" calcext:value-type="float">
            <text:p>57,7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4" calcext:value-type="float">
            <text:p>4184</text:p>
          </table:table-cell>
        </table:table-row>
        <table:table-row table:style-name="ro2">
          <table:table-cell table:style-name="ce11" office:value-type="float" office:value="125" calcext:value-type="float">
            <text:p>125</text:p>
          </table:table-cell>
          <table:table-cell table:style-name="ce3" office:value-type="float" office:value="46.7" calcext:value-type="float">
            <text:p>46,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5" calcext:value-type="float">
            <text:p>4185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3" office:value-type="float" office:value="54.4" calcext:value-type="float">
            <text:p>54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6" calcext:value-type="float">
            <text:p>4186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3" office:value-type="float" office:value="56.28" calcext:value-type="float">
            <text:p>56,2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7" calcext:value-type="float">
            <text:p>418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3" office:value-type="float" office:value="53.41" calcext:value-type="float">
            <text:p>53,4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8" calcext:value-type="float">
            <text:p>4188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3" office:value-type="float" office:value="29.79" calcext:value-type="float">
            <text:p>29,7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9" calcext:value-type="float">
            <text:p>418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190" calcext:value-type="float">
            <text:p>4190</text:p>
          </table:table-cell>
        </table:table-row>
        <table:table-row table:style-name="ro2">
          <table:table-cell table:style-name="ce11" office:value-type="float" office:value="131" calcext:value-type="float">
            <text:p>131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191" calcext:value-type="float">
            <text:p>4191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3" office:value-type="float" office:value="47.59" calcext:value-type="float">
            <text:p>47,5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2" calcext:value-type="float">
            <text:p>419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3" office:value-type="float" office:value="46.15" calcext:value-type="float">
            <text:p>46,1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3" calcext:value-type="float">
            <text:p>4193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194" calcext:value-type="float">
            <text:p>4194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3" office:value-type="float" office:value="35.5" calcext:value-type="float">
            <text:p>35,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5" calcext:value-type="float">
            <text:p>4195</text:p>
          </table:table-cell>
        </table:table-row>
        <table:table-row table:style-name="ro2">
          <table:table-cell table:style-name="ce11" office:value-type="float" office:value="136" calcext:value-type="float">
            <text:p>136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196" calcext:value-type="float">
            <text:p>4196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3" office:value-type="float" office:value="76.15" calcext:value-type="float">
            <text:p>76,1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7" calcext:value-type="float">
            <text:p>419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3" office:value-type="float" office:value="76.45" calcext:value-type="float">
            <text:p>76,4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8" calcext:value-type="float">
            <text:p>4198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3" office:value-type="float" office:value="15.77" calcext:value-type="float">
            <text:p>15,7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9" calcext:value-type="float">
            <text:p>4199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 office:value-type="float" office:value="32.34" calcext:value-type="float">
            <text:p>32,3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" office:value-type="float" office:value="36.73" calcext:value-type="float">
            <text:p>36,7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1" calcext:value-type="float">
            <text:p>420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office:value-type="float" office:value="22.2" calcext:value-type="float">
            <text:p>22,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2" calcext:value-type="float">
            <text:p>4202</text:p>
          </table:table-cell>
        </table:table-row>
        <table:table-row table:style-name="ro2">
          <table:table-cell table:style-name="ce11" office:value-type="float" office:value="143" calcext:value-type="float">
            <text:p>143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203" calcext:value-type="float">
            <text:p>4203</text:p>
          </table:table-cell>
        </table:table-row>
        <table:table-row table:style-name="ro2">
          <table:table-cell table:style-name="ce11" office:value-type="float" office:value="144" calcext:value-type="float">
            <text:p>144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204" calcext:value-type="float">
            <text:p>4204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3" office:value-type="float" office:value="55.2" calcext:value-type="float">
            <text:p>55,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5" calcext:value-type="float">
            <text:p>4205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office:value-type="float" office:value="35.41" calcext:value-type="float">
            <text:p>35,4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6" calcext:value-type="float">
            <text:p>4206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3" office:value-type="float" office:value="56.38" calcext:value-type="float">
            <text:p>56,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7" calcext:value-type="float">
            <text:p>4207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3" office:value-type="float" office:value="95.44" calcext:value-type="float">
            <text:p>95,4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8" calcext:value-type="float">
            <text:p>4208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3" office:value-type="float" office:value="67.47" calcext:value-type="float">
            <text:p>67,4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9" calcext:value-type="float">
            <text:p>4209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3" office:value-type="float" office:value="40.4" calcext:value-type="float">
            <text:p>40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0" calcext:value-type="float">
            <text:p>421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3" office:value-type="float" office:value="64.22" calcext:value-type="float">
            <text:p>64,2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1" calcext:value-type="float">
            <text:p>4211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3" office:value-type="float" office:value="95.43" calcext:value-type="float">
            <text:p>95,4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2" calcext:value-type="float">
            <text:p>4212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3" office:value-type="float" office:value="20.47" calcext:value-type="float">
            <text:p>20,4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3" calcext:value-type="float">
            <text:p>4213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3" office:value-type="float" office:value="19.78" calcext:value-type="float">
            <text:p>19,7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4" calcext:value-type="float">
            <text:p>4214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3" office:value-type="float" office:value="33.5" calcext:value-type="float">
            <text:p>33,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5" calcext:value-type="float">
            <text:p>4215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3" office:value-type="float" office:value="57.73" calcext:value-type="float">
            <text:p>57,7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6" calcext:value-type="float">
            <text:p>4216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3" office:value-type="float" office:value="69.2" calcext:value-type="float">
            <text:p>69,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7" calcext:value-type="float">
            <text:p>4217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3" office:value-type="float" office:value="45.47" calcext:value-type="float">
            <text:p>45,4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8" calcext:value-type="float">
            <text:p>4218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3" office:value-type="float" office:value="32.66" calcext:value-type="float">
            <text:p>32,6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9" calcext:value-type="float">
            <text:p>4219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3" office:value-type="float" office:value="46.64" calcext:value-type="float">
            <text:p>46,6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0" calcext:value-type="float">
            <text:p>4220</text:p>
          </table:table-cell>
        </table:table-row>
        <table:table-row table:style-name="ro2">
          <table:table-cell table:style-name="ce11" office:value-type="float" office:value="161" calcext:value-type="float">
            <text:p>161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221" calcext:value-type="float">
            <text:p>4221</text:p>
          </table:table-cell>
        </table:table-row>
        <table:table-row table:style-name="ro2">
          <table:table-cell table:style-name="ce11" office:value-type="float" office:value="162" calcext:value-type="float">
            <text:p>162</text:p>
          </table:table-cell>
          <table:table-cell table:style-name="ce3" office:value-type="float" office:value="53.43" calcext:value-type="float">
            <text:p>53,4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2" calcext:value-type="float">
            <text:p>4222</text:p>
          </table:table-cell>
        </table:table-row>
        <table:table-row table:style-name="ro2">
          <table:table-cell table:style-name="ce11" office:value-type="float" office:value="163" calcext:value-type="float">
            <text:p>163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223" calcext:value-type="float">
            <text:p>4223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3" office:value-type="float" office:value="57.2" calcext:value-type="float">
            <text:p>57,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4" calcext:value-type="float">
            <text:p>4224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3" office:value-type="float" office:value="44.12" calcext:value-type="float">
            <text:p>44,1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5" calcext:value-type="float">
            <text:p>4225</text:p>
          </table:table-cell>
        </table:table-row>
        <table:table-row table:style-name="ro2">
          <table:table-cell table:style-name="ce11" office:value-type="float" office:value="166" calcext:value-type="float">
            <text:p>166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226" calcext:value-type="float">
            <text:p>4226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227" calcext:value-type="float">
            <text:p>4227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3" office:value-type="float" office:value="51.15" calcext:value-type="float">
            <text:p>51,1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8" calcext:value-type="float">
            <text:p>4228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3" office:value-type="float" office:value="61.43" calcext:value-type="float">
            <text:p>61,4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9" calcext:value-type="float">
            <text:p>4229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3" office:value-type="float" office:value="46.36" calcext:value-type="float">
            <text:p>46,3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0" calcext:value-type="float">
            <text:p>4230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231" calcext:value-type="float">
            <text:p>4231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3" office:value-type="float" office:value="53.32" calcext:value-type="float">
            <text:p>53,3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2" calcext:value-type="float">
            <text:p>4232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3" office:value-type="float" office:value="64.24" calcext:value-type="float">
            <text:p>64,2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3" calcext:value-type="float">
            <text:p>4233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3" office:value-type="float" office:value="76.47" calcext:value-type="float">
            <text:p>76,4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4" calcext:value-type="float">
            <text:p>4234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3" office:value-type="float" office:value="15.13" calcext:value-type="float">
            <text:p>15,1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5" calcext:value-type="float">
            <text:p>4235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3" office:value-type="float" office:value="14.79" calcext:value-type="float">
            <text:p>14,7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6" calcext:value-type="float">
            <text:p>4236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237" calcext:value-type="float">
            <text:p>4237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3" office:value-type="float" office:value="36.39" calcext:value-type="float">
            <text:p>36,3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8" calcext:value-type="float">
            <text:p>4238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3" office:value-type="float" office:value="71.69" calcext:value-type="float">
            <text:p>71,6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9" calcext:value-type="float">
            <text:p>4239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3" office:value-type="float" office:value="83.28" calcext:value-type="float">
            <text:p>83,2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0" calcext:value-type="float">
            <text:p>424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3" office:value-type="float" office:value="44.8" calcext:value-type="float">
            <text:p>44,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1" calcext:value-type="float">
            <text:p>4241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3" office:value-type="float" office:value="50.29" calcext:value-type="float">
            <text:p>50,2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2" calcext:value-type="float">
            <text:p>4242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243" calcext:value-type="float">
            <text:p>4243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244" calcext:value-type="float">
            <text:p>4244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245" calcext:value-type="float">
            <text:p>4245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3" office:value-type="float" office:value="83.21" calcext:value-type="float">
            <text:p>83,2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6" calcext:value-type="float">
            <text:p>4246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3" office:value-type="float" office:value="36.2" calcext:value-type="float">
            <text:p>36,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7" calcext:value-type="float">
            <text:p>4247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248" calcext:value-type="float">
            <text:p>4248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249" calcext:value-type="float">
            <text:p>4249</text:p>
          </table:table-cell>
        </table:table-row>
        <table:table-row table:style-name="ro2">
          <table:table-cell table:style-name="ce11" office:value-type="float" office:value="190" calcext:value-type="float">
            <text:p>190</text:p>
          </table:table-cell>
          <table:table-cell table:style-name="ce3" office:value-type="float" office:value="43.4" calcext:value-type="float">
            <text:p>43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0" calcext:value-type="float">
            <text:p>4250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3" office:value-type="float" office:value="57.6" calcext:value-type="float">
            <text:p>57,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1" calcext:value-type="float">
            <text:p>4251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3" office:value-type="float" office:value="48.35" calcext:value-type="float">
            <text:p>48,3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3" office:value-type="float" office:value="26.89" calcext:value-type="float">
            <text:p>26,8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3" calcext:value-type="float">
            <text:p>4253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3" office:value-type="float" office:value="42.14" calcext:value-type="float">
            <text:p>42,1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4" calcext:value-type="float">
            <text:p>4254</text:p>
          </table:table-cell>
        </table:table-row>
        <table:table-row table:style-name="ro2">
          <table:table-cell table:style-name="ce11" office:value-type="float" office:value="195" calcext:value-type="float">
            <text:p>195</text:p>
          </table:table-cell>
          <table:table-cell table:style-name="ce3" office:value-type="float" office:value="38.77" calcext:value-type="float">
            <text:p>38,7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5" calcext:value-type="float">
            <text:p>4255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3" office:value-type="float" office:value="52.88" calcext:value-type="float">
            <text:p>52,8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6" calcext:value-type="float">
            <text:p>4256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3" office:value-type="float" office:value="89.99" calcext:value-type="float">
            <text:p>89,9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7" calcext:value-type="float">
            <text:p>4257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258" calcext:value-type="float">
            <text:p>4258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3" office:value-type="float" office:value="45.43" calcext:value-type="float">
            <text:p>45,4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9" calcext:value-type="float">
            <text:p>4259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office:value-type="float" office:value="37.9" calcext:value-type="float">
            <text:p>37,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60" calcext:value-type="float">
            <text:p>4260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3" office:value-type="float" office:value="10.19" calcext:value-type="float">
            <text:p>10,1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61" calcext:value-type="float">
            <text:p>4261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2"/>
          <table:table-cell table:formula="of:=2020" office:value-type="float" office:value="2020" calcext:value-type="float">
            <text:p>2020</text:p>
          </table:table-cell>
          <table:table-cell office:value-type="float" office:value="4262" calcext:value-type="float">
            <text:p>4262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3" office:value-type="float" office:value="40.89" calcext:value-type="float">
            <text:p>40,8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63" calcext:value-type="float">
            <text:p>4263</text:p>
          </table:table-cell>
        </table:table-row>
      </table:table>
      <table:named-expressions/>
      <table:database-ranges>
        <table:database-range table:name="__Anonymous_Sheet_DB__0" table:target-range-address="tri_IndLiberteMorale.A2:tri_IndLiberteMorale.C23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ndLibMoralePropre.A2:IndLibMoralePropre.H20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">
      <number:text>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">
      <number:text>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£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3" number:min-decimal-places="3" number:min-integer-digits="1"/>
    </number:number-style>
    <number:number-style style:name="N16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style:font-name-asian="Liberation Sans1" style:font-family-asian="'Liberation Sans'" style:font-name-complex="Liberation Sans1" style:font-family-complex="'Liberation Sans'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12:01:48.2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14:01:13.486000000</meta:creation-date>
    <dc:date>2022-03-14T12:06:30.732000000</dc:date>
    <meta:editing-duration>PT2H28M22S</meta:editing-duration>
    <meta:editing-cycles>20</meta:editing-cycles>
    <meta:generator>LibreOffice/7.2.5.2$Windows_X86_64 LibreOffice_project/499f9727c189e6ef3471021d6132d4c694f357e5</meta:generator>
    <meta:document-statistic meta:table-count="5" meta:cell-count="18353" meta:object-count="0"/>
  </office:meta>
</office:document-meta>
</file>